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3.64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118.86pt"/>
    </style:style>
    <style:style style:name="co5" style:family="table-column">
      <style:table-column-properties fo:break-before="auto" style:column-width="105.76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20.39pt"/>
    </style:style>
    <style:style style:name="co9" style:family="table-column">
      <style:table-column-properties fo:break-before="auto" style:column-width="119.65pt"/>
    </style:style>
    <style:style style:name="co10" style:family="table-column">
      <style:table-column-properties fo:break-before="auto" style:column-width="88.75pt"/>
    </style:style>
    <style:style style:name="co11" style:family="table-column">
      <style:table-column-properties fo:break-before="auto" style:column-width="97.2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28.89pt"/>
    </style:style>
    <style:style style:name="co14" style:family="table-column">
      <style:table-column-properties fo:break-before="auto" style:column-width="115.74pt"/>
    </style:style>
    <style:style style:name="co15" style:family="table-column">
      <style:table-column-properties fo:break-before="auto" style:column-width="96.46pt"/>
    </style:style>
    <style:style style:name="co16" style:family="table-column">
      <style:table-column-properties fo:break-before="auto" style:column-width="106.5pt"/>
    </style:style>
    <style:style style:name="co17" style:family="table-column">
      <style:table-column-properties fo:break-before="auto" style:column-width="129.66pt"/>
    </style:style>
    <style:style style:name="co18" style:family="table-column">
      <style:table-column-properties fo:break-before="auto" style:column-width="121.95pt"/>
    </style:style>
    <style:style style:name="co19" style:family="table-column">
      <style:table-column-properties fo:break-before="auto" style:column-width="87.99pt"/>
    </style:style>
    <style:style style:name="co20" style:family="table-column">
      <style:table-column-properties fo:break-before="auto" style:column-width="93.4pt"/>
    </style:style>
    <style:style style:name="co21" style:family="table-column">
      <style:table-column-properties fo:break-before="auto" style:column-width="160.55pt"/>
    </style:style>
    <style:style style:name="co22" style:family="table-column">
      <style:table-column-properties fo:break-before="auto" style:column-width="94.96pt"/>
    </style:style>
    <style:style style:name="co23" style:family="table-column">
      <style:table-column-properties fo:break-before="auto" style:column-width="104.94pt"/>
    </style:style>
    <style:style style:name="co24" style:family="table-column">
      <style:table-column-properties fo:break-before="auto" style:column-width="100.35pt"/>
    </style:style>
    <style:style style:name="co25" style:family="table-column">
      <style:table-column-properties fo:break-before="auto" style:column-width="127.36pt"/>
    </style:style>
    <style:style style:name="co26" style:family="table-column">
      <style:table-column-properties fo:break-before="auto" style:column-width="148.96pt"/>
    </style:style>
    <style:style style:name="co27" style:family="table-column">
      <style:table-column-properties fo:break-before="auto" style:column-width="85.66pt"/>
    </style:style>
    <style:style style:name="co28" style:family="table-column">
      <style:table-column-properties fo:break-before="auto" style:column-width="97.99pt"/>
    </style:style>
    <style:style style:name="co29" style:family="table-column">
      <style:table-column-properties fo:break-before="auto" style:column-width="121.15pt"/>
    </style:style>
    <style:style style:name="co30" style:family="table-column">
      <style:table-column-properties fo:break-before="auto" style:column-width="81.04pt"/>
    </style:style>
    <style:style style:name="co31" style:family="table-column">
      <style:table-column-properties fo:break-before="auto" style:column-width="111.91pt"/>
    </style:style>
    <style:style style:name="co32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 style:data-style-name="N12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61">
      <style:table-cell-properties style:rotation-align="none"/>
    </style:style>
    <style:style style:name="ce7" style:family="table-cell" style:parent-style-name="Default" style:data-style-name="N61">
      <style:table-cell-properties fo:background-color="transparent" style:rotation-align="non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ackground-color="transparent" style:rotation-align="none"/>
    </style: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ultipli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<text:s/>Clock frequency</text:p>
          </table:table-cell>
          <table:table-cell office:value-type="string" calcext:value-type="string">
            <text:p>Total cell area</text:p>
          </table:table-cell>
          <table:table-cell office:value-type="string" calcext:value-type="string">
            <text:p>Internal power</text:p>
          </table:table-cell>
          <table:table-cell office:value-type="string" calcext:value-type="string">
            <text:p><text:s/>Switching power</text:p>
          </table:table-cell>
          <table:table-cell office:value-type="string" calcext:value-type="string">
            <text:p><text:s/>Leakage power</text:p>
          </table:table-cell>
          <table:table-cell office:value-type="string" calcext:value-type="string">
            <text:p><text:s/>Total power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Active Energy</text:p>
          </table:table-cell>
          <table:table-cell table:style-name="ce1" office:value-type="string" calcext:value-type="string">
            <text:p>Idle Energ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otal bits(re+img)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2000" calcext:value-type="float">
            <text:p>2000.00</text:p>
          </table:table-cell>
          <table:table-cell office:value-type="float" office:value="1578.009635" calcext:value-type="float">
            <text:p>1578.01</text:p>
          </table:table-cell>
          <table:table-cell office:value-type="float" office:value="5.4797" calcext:value-type="float">
            <text:p>5.48</text:p>
          </table:table-cell>
          <table:table-cell office:value-type="float" office:value="0.6742" calcext:value-type="float">
            <text:p>0.67</text:p>
          </table:table-cell>
          <table:table-cell office:value-type="float" office:value="6271.6" calcext:value-type="float">
            <text:p>6271.60</text:p>
          </table:table-cell>
          <table:table-cell office:value-type="float" office:value="6.1601" calcext:value-type="float">
            <text:p>6.16</text:p>
          </table:table-cell>
          <table:table-cell office:value-type="float" office:value="0" calcext:value-type="float">
            <text:p>0.00</text:p>
          </table:table-cell>
          <table:table-cell table:formula="of:=[.F2]*((1000/[.A2])-[.G2])" office:value-type="float" office:value="3.08005" calcext:value-type="float">
            <text:p>3.08</text:p>
          </table:table-cell>
          <table:table-cell table:formula="of:=([.E2]/1000000)*(1000/[.A2])" office:value-type="float" office:value="0.0031358" calcext:value-type="float">
            <text:p>0.0031</text:p>
          </table:table-cell>
          <table:table-cell office:value-type="string" calcext:value-type="string">
            <text:p>ComplexNumb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0" calcext:value-type="float">
            <text:p>1800.00</text:p>
          </table:table-cell>
          <table:table-cell office:value-type="float" office:value="1411.136675" calcext:value-type="float">
            <text:p>1411.14</text:p>
          </table:table-cell>
          <table:table-cell office:value-type="float" office:value="4.2912" calcext:value-type="float">
            <text:p>4.29</text:p>
          </table:table-cell>
          <table:table-cell office:value-type="float" office:value="0.5215" calcext:value-type="float">
            <text:p>0.52</text:p>
          </table:table-cell>
          <table:table-cell office:value-type="float" office:value="4521.7" calcext:value-type="float">
            <text:p>4521.70</text:p>
          </table:table-cell>
          <table:table-cell office:value-type="float" office:value="4.8172" calcext:value-type="float">
            <text:p>4.82</text:p>
          </table:table-cell>
          <table:table-cell office:value-type="float" office:value="0" calcext:value-type="float">
            <text:p>0.00</text:p>
          </table:table-cell>
          <table:table-cell table:formula="of:=[.F3]*((1000/[.A3])-[.G3])" office:value-type="float" office:value="2.67622222222222" calcext:value-type="float">
            <text:p>2.68</text:p>
          </table:table-cell>
          <table:table-cell table:formula="of:=([.E3]/1000000)*(1000/[.A3])" office:value-type="float" office:value="0.00251205555555556" calcext:value-type="float">
            <text:p>0.0025</text:p>
          </table:table-cell>
          <table:table-cell office:value-type="string" calcext:value-type="string">
            <text:p>ComplexNumb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0" calcext:value-type="float">
            <text:p>1600.00</text:p>
          </table:table-cell>
          <table:table-cell office:value-type="float" office:value="1352.764834" calcext:value-type="float">
            <text:p>1352.76</text:p>
          </table:table-cell>
          <table:table-cell office:value-type="float" office:value="3.712" calcext:value-type="float">
            <text:p>3.71</text:p>
          </table:table-cell>
          <table:table-cell office:value-type="float" office:value="0.4497" calcext:value-type="float">
            <text:p>0.45</text:p>
          </table:table-cell>
          <table:table-cell office:value-type="float" office:value="4097.3" calcext:value-type="float">
            <text:p>4097.30</text:p>
          </table:table-cell>
          <table:table-cell office:value-type="float" office:value="4.1658" calcext:value-type="float">
            <text:p>4.17</text:p>
          </table:table-cell>
          <table:table-cell office:value-type="float" office:value="0" calcext:value-type="float">
            <text:p>0.00</text:p>
          </table:table-cell>
          <table:table-cell table:formula="of:=[.F4]*((1000/[.A4])-[.G4])" office:value-type="float" office:value="2.603625" calcext:value-type="float">
            <text:p>2.60</text:p>
          </table:table-cell>
          <table:table-cell table:formula="of:=([.E4]/1000000)*(1000/[.A4])" office:value-type="float" office:value="0.0025608125" calcext:value-type="float">
            <text:p>0.0026</text:p>
          </table:table-cell>
          <table:table-cell office:value-type="string" calcext:value-type="string">
            <text:p>ComplexNumb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0" calcext:value-type="float">
            <text:p>1400.00</text:p>
          </table:table-cell>
          <table:table-cell office:value-type="float" office:value="1322.438434" calcext:value-type="float">
            <text:p>1322.44</text:p>
          </table:table-cell>
          <table:table-cell office:value-type="float" office:value="3.1734" calcext:value-type="float">
            <text:p>3.17</text:p>
          </table:table-cell>
          <table:table-cell office:value-type="float" office:value="0.3772" calcext:value-type="float">
            <text:p>0.38</text:p>
          </table:table-cell>
          <table:table-cell office:value-type="float" office:value="3797.5" calcext:value-type="float">
            <text:p>3797.50</text:p>
          </table:table-cell>
          <table:table-cell office:value-type="float" office:value="3.5545" calcext:value-type="float">
            <text:p>3.55</text:p>
          </table:table-cell>
          <table:table-cell office:value-type="float" office:value="0" calcext:value-type="float">
            <text:p>0.00</text:p>
          </table:table-cell>
          <table:table-cell table:formula="of:=[.F5]*((1000/[.A5])-[.G5])" office:value-type="float" office:value="2.53892857142857" calcext:value-type="float">
            <text:p>2.54</text:p>
          </table:table-cell>
          <table:table-cell table:formula="of:=([.E5]/1000000)*(1000/[.A5])" office:value-type="float" office:value="0.0027125" calcext:value-type="float">
            <text:p>0.0027</text:p>
          </table:table-cell>
          <table:table-cell office:value-type="string" calcext:value-type="string">
            <text:p>ComplexNumb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0" calcext:value-type="float">
            <text:p>1200.00</text:p>
          </table:table-cell>
          <table:table-cell office:value-type="float" office:value="1306.368034" calcext:value-type="float">
            <text:p>1306.37</text:p>
          </table:table-cell>
          <table:table-cell office:value-type="float" office:value="2.601" calcext:value-type="float">
            <text:p>2.60</text:p>
          </table:table-cell>
          <table:table-cell office:value-type="float" office:value="0.3019" calcext:value-type="float">
            <text:p>0.30</text:p>
          </table:table-cell>
          <table:table-cell office:value-type="float" office:value="3438" calcext:value-type="float">
            <text:p>3438.00</text:p>
          </table:table-cell>
          <table:table-cell office:value-type="float" office:value="2.9063" calcext:value-type="float">
            <text:p>2.91</text:p>
          </table:table-cell>
          <table:table-cell office:value-type="float" office:value="0" calcext:value-type="float">
            <text:p>0.00</text:p>
          </table:table-cell>
          <table:table-cell table:formula="of:=[.F6]*((1000/[.A6])-[.G6])" office:value-type="float" office:value="2.42191666666667" calcext:value-type="float">
            <text:p>2.42</text:p>
          </table:table-cell>
          <table:table-cell table:formula="of:=([.E6]/1000000)*(1000/[.A6])" office:value-type="float" office:value="0.002865" calcext:value-type="float">
            <text:p>0.0029</text:p>
          </table:table-cell>
          <table:table-cell office:value-type="string" calcext:value-type="string">
            <text:p>ComplexNumb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000" calcext:value-type="float">
            <text:p>1000.00</text:p>
          </table:table-cell>
          <table:table-cell table:style-name="ce2" office:value-type="float" office:value="1267.799074" calcext:value-type="float">
            <text:p>1267.80</text:p>
          </table:table-cell>
          <table:table-cell table:style-name="ce2" office:value-type="float" office:value="2.0806" calcext:value-type="float">
            <text:p>2.08</text:p>
          </table:table-cell>
          <table:table-cell table:style-name="ce2" office:value-type="float" office:value="0.2342" calcext:value-type="float">
            <text:p>0.23</text:p>
          </table:table-cell>
          <table:table-cell table:style-name="ce2" office:value-type="float" office:value="3080.7" calcext:value-type="float">
            <text:p>3080.70</text:p>
          </table:table-cell>
          <table:table-cell table:style-name="ce2" office:value-type="float" office:value="2.3179" calcext:value-type="float">
            <text:p>2.3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table:formula="of:=[.F7]*((1000/[.A7])-[.G7])" office:value-type="float" office:value="2.248363" calcext:value-type="float">
            <text:p>2.25</text:p>
          </table:table-cell>
          <table:table-cell table:style-name="ce4" table:formula="of:=([.E7]/1000000)*(1000/[.A7])" office:value-type="float" office:value="0.0030807" calcext:value-type="float">
            <text:p>0.0031</text:p>
          </table:table-cell>
          <table:table-cell office:value-type="string" calcext:value-type="string">
            <text:p>ComplexNumb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" calcext:value-type="float">
            <text:p>800.00</text:p>
          </table:table-cell>
          <table:table-cell office:value-type="float" office:value="1248.670113" calcext:value-type="float">
            <text:p>1248.67</text:p>
          </table:table-cell>
          <table:table-cell office:value-type="float" office:value="1.6477" calcext:value-type="float">
            <text:p>1.65</text:p>
          </table:table-cell>
          <table:table-cell office:value-type="float" office:value="0.1846" calcext:value-type="float">
            <text:p>0.18</text:p>
          </table:table-cell>
          <table:table-cell office:value-type="float" office:value="2915.5" calcext:value-type="float">
            <text:p>2915.50</text:p>
          </table:table-cell>
          <table:table-cell office:value-type="float" office:value="1.8353" calcext:value-type="float">
            <text:p>1.84</text:p>
          </table:table-cell>
          <table:table-cell office:value-type="float" office:value="0.27" calcext:value-type="float">
            <text:p>0.27</text:p>
          </table:table-cell>
          <table:table-cell table:formula="of:=[.F8]*((1000/[.A8])-[.G8])" office:value-type="float" office:value="1.798594" calcext:value-type="float">
            <text:p>1.80</text:p>
          </table:table-cell>
          <table:table-cell table:formula="of:=([.E8]/1000000)*(1000/[.A8])" office:value-type="float" office:value="0.003644375" calcext:value-type="float">
            <text:p>0.0036</text:p>
          </table:table-cell>
          <table:table-cell office:value-type="string" calcext:value-type="string">
            <text:p>ComplexNumb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" calcext:value-type="float">
            <text:p>600.00</text:p>
          </table:table-cell>
          <table:table-cell office:value-type="float" office:value="1124.409633" calcext:value-type="float">
            <text:p>1124.41</text:p>
          </table:table-cell>
          <table:table-cell office:value-type="float" office:value="1.0348" calcext:value-type="float">
            <text:p>1.03</text:p>
          </table:table-cell>
          <table:table-cell office:value-type="float" office:value="0.1192" calcext:value-type="float">
            <text:p>0.12</text:p>
          </table:table-cell>
          <table:table-cell office:value-type="float" office:value="2097.2" calcext:value-type="float">
            <text:p>2097.20</text:p>
          </table:table-cell>
          <table:table-cell office:value-type="float" office:value="1.1561" calcext:value-type="float">
            <text:p>1.16</text:p>
          </table:table-cell>
          <table:table-cell office:value-type="float" office:value="0.59" calcext:value-type="float">
            <text:p>0.59</text:p>
          </table:table-cell>
          <table:table-cell table:formula="of:=[.F9]*((1000/[.A9])-[.G9])" office:value-type="float" office:value="1.24473433333333" calcext:value-type="float">
            <text:p>1.24</text:p>
          </table:table-cell>
          <table:table-cell table:formula="of:=([.E9]/1000000)*(1000/[.A9])" office:value-type="float" office:value="0.00349533333333333" calcext:value-type="float">
            <text:p>0.0035</text:p>
          </table:table-cell>
          <table:table-cell office:value-type="string" calcext:value-type="string">
            <text:p>ComplexNumb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" calcext:value-type="float">
            <text:p>400.00</text:p>
          </table:table-cell>
          <table:table-cell office:value-type="float" office:value="1089.884193" calcext:value-type="float">
            <text:p>1089.88</text:p>
          </table:table-cell>
          <table:table-cell office:value-type="float" office:value="0.6428" calcext:value-type="float">
            <text:p>0.64</text:p>
          </table:table-cell>
          <table:table-cell office:value-type="float" office:value="0.077081" calcext:value-type="float">
            <text:p>0.08</text:p>
          </table:table-cell>
          <table:table-cell office:value-type="float" office:value="1828.5" calcext:value-type="float">
            <text:p>1828.50</text:p>
          </table:table-cell>
          <table:table-cell office:value-type="float" office:value="0.7217" calcext:value-type="float">
            <text:p>0.72</text:p>
          </table:table-cell>
          <table:table-cell office:value-type="float" office:value="1.43" calcext:value-type="float">
            <text:p>1.43</text:p>
          </table:table-cell>
          <table:table-cell table:formula="of:=[.F10]*((1000/[.A10])-[.G10])" office:value-type="float" office:value="0.772219" calcext:value-type="float">
            <text:p>0.77</text:p>
          </table:table-cell>
          <table:table-cell table:formula="of:=([.E10]/1000000)*(1000/[.A10])" office:value-type="float" office:value="0.00457125" calcext:value-type="float">
            <text:p>0.0046</text:p>
          </table:table-cell>
          <table:table-cell office:value-type="string" calcext:value-type="string">
            <text:p>ComplexNumb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</table:table>
      <table:table table:name="Adder" table:style-name="ta1"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ce6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ce1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<text:s/>Clock frequency</text:p>
          </table:table-cell>
          <table:table-cell office:value-type="string" calcext:value-type="string">
            <text:p><text:s/>Total cell area</text:p>
          </table:table-cell>
          <table:table-cell office:value-type="string" calcext:value-type="string">
            <text:p>Internal power</text:p>
          </table:table-cell>
          <table:table-cell table:style-name="Default" office:value-type="string" calcext:value-type="string">
            <text:p><text:s/>Switching power</text:p>
          </table:table-cell>
          <table:table-cell office:value-type="string" calcext:value-type="string">
            <text:p><text:s/>Leakage power</text:p>
          </table:table-cell>
          <table:table-cell office:value-type="string" calcext:value-type="string">
            <text:p><text:s/>Total power</text:p>
          </table:table-cell>
          <table:table-cell office:value-type="string" calcext:value-type="string">
            <text:p><text:s/>Slack</text:p>
          </table:table-cell>
          <table:table-cell office:value-type="string" calcext:value-type="string">
            <text:p>Active Energy</text:p>
          </table:table-cell>
          <table:table-cell table:style-name="ce1" office:value-type="string" calcext:value-type="string">
            <text:p>Idle Energ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otalBits(re+img)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1.600645" calcext:value-type="float">
            <text:p>191.600645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02072" calcext:value-type="float">
            <text:p>2.07E-02</text:p>
          </table:table-cell>
          <table:table-cell office:value-type="float" office:value="429.805" calcext:value-type="float">
            <text:p>429.805</text:p>
          </table:table-cell>
          <table:table-cell office:value-type="float" office:value="0.836" calcext:value-type="float">
            <text:p>0.836</text:p>
          </table:table-cell>
          <table:table-cell office:value-type="float" office:value="0" calcext:value-type="float">
            <text:p>0</text:p>
          </table:table-cell>
          <table:table-cell table:formula="of:=[.F2]*((1000/[.A2])-[.G2])" office:value-type="float" office:value="0.418" calcext:value-type="float">
            <text:p>0.42</text:p>
          </table:table-cell>
          <table:table-cell table:formula="of:=([.E2]/1000000)*(1000/[.A2])" office:value-type="float" office:value="0.0002149025" calcext:value-type="float">
            <text:p>0.0002</text:p>
          </table:table-cell>
          <table:table-cell office:value-type="string" calcext:value-type="string">
            <text:p>ComplexNumbe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5.639045" calcext:value-type="float">
            <text:p>185.639045</text:p>
          </table:table-cell>
          <table:table-cell office:value-type="float" office:value="0.7355" calcext:value-type="float">
            <text:p>0.7355</text:p>
          </table:table-cell>
          <table:table-cell office:value-type="float" office:value="0.017937" calcext:value-type="float">
            <text:p>1.79E-02</text:p>
          </table:table-cell>
          <table:table-cell office:value-type="float" office:value="433.4101" calcext:value-type="float">
            <text:p>433.4101</text:p>
          </table:table-cell>
          <table:table-cell office:value-type="float" office:value="0.7539" calcext:value-type="float">
            <text:p>0.7539</text:p>
          </table:table-cell>
          <table:table-cell office:value-type="float" office:value="0" calcext:value-type="float">
            <text:p>0</text:p>
          </table:table-cell>
          <table:table-cell table:formula="of:=[.F3]*((1000/[.A3])-[.G3])" office:value-type="float" office:value="0.418833333333333" calcext:value-type="float">
            <text:p>0.42</text:p>
          </table:table-cell>
          <table:table-cell table:formula="of:=([.E3]/1000000)*(1000/[.A3])" office:value-type="float" office:value="0.000240783388888889" calcext:value-type="float">
            <text:p>0.0002</text:p>
          </table:table-cell>
          <table:table-cell office:value-type="string" calcext:value-type="string">
            <text:p>ComplexNumbe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2.165765" calcext:value-type="float">
            <text:p>182.165765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015641" calcext:value-type="float">
            <text:p>1.56E-02</text:p>
          </table:table-cell>
          <table:table-cell office:value-type="float" office:value="435.8275" calcext:value-type="float">
            <text:p>435.8275</text:p>
          </table:table-cell>
          <table:table-cell office:value-type="float" office:value="0.6694" calcext:value-type="float">
            <text:p>0.6694</text:p>
          </table:table-cell>
          <table:table-cell office:value-type="float" office:value="0" calcext:value-type="float">
            <text:p>0</text:p>
          </table:table-cell>
          <table:table-cell table:formula="of:=[.F4]*((1000/[.A4])-[.G4])" office:value-type="float" office:value="0.418375" calcext:value-type="float">
            <text:p>0.42</text:p>
          </table:table-cell>
          <table:table-cell table:formula="of:=([.E4]/1000000)*(1000/[.A4])" office:value-type="float" office:value="0.0002723921875" calcext:value-type="float">
            <text:p>0.0003</text:p>
          </table:table-cell>
          <table:table-cell office:value-type="string" calcext:value-type="string">
            <text:p>ComplexNumbe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8.848005" calcext:value-type="float">
            <text:p>178.848005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013229" calcext:value-type="float">
            <text:p>1.32E-02</text:p>
          </table:table-cell>
          <table:table-cell office:value-type="float" office:value="442.4412" calcext:value-type="float">
            <text:p>442.4412</text:p>
          </table:table-cell>
          <table:table-cell office:value-type="float" office:value="0.5849" calcext:value-type="float">
            <text:p>0.5849</text:p>
          </table:table-cell>
          <table:table-cell office:value-type="float" office:value="0" calcext:value-type="float">
            <text:p>0</text:p>
          </table:table-cell>
          <table:table-cell table:formula="of:=[.F5]*((1000/[.A5])-[.G5])" office:value-type="float" office:value="0.417785714285714" calcext:value-type="float">
            <text:p>0.42</text:p>
          </table:table-cell>
          <table:table-cell table:formula="of:=([.E5]/1000000)*(1000/[.A5])" office:value-type="float" office:value="0.000316029428571429" calcext:value-type="float">
            <text:p>0.0003</text:p>
          </table:table-cell>
          <table:table-cell office:value-type="string" calcext:value-type="string">
            <text:p>ComplexNumbe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2.834565" calcext:value-type="float">
            <text:p>172.834565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010802" calcext:value-type="float">
            <text:p>1.08E-02</text:p>
          </table:table-cell>
          <table:table-cell office:value-type="float" office:value="416.2382" calcext:value-type="float">
            <text:p>416.2382</text:p>
          </table:table-cell>
          <table:table-cell office:value-type="float" office:value="0.5016" calcext:value-type="float">
            <text:p>0.5016</text:p>
          </table:table-cell>
          <table:table-cell office:value-type="float" office:value="0" calcext:value-type="float">
            <text:p>0</text:p>
          </table:table-cell>
          <table:table-cell table:formula="of:=[.F6]*((1000/[.A6])-[.G6])" office:value-type="float" office:value="0.418" calcext:value-type="float">
            <text:p>0.42</text:p>
          </table:table-cell>
          <table:table-cell table:formula="of:=([.E6]/1000000)*(1000/[.A6])" office:value-type="float" office:value="0.000346865166666667" calcext:value-type="float">
            <text:p>0.0003</text:p>
          </table:table-cell>
          <table:table-cell office:value-type="string" calcext:value-type="string">
            <text:p>ComplexNumbe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66.043524" calcext:value-type="float">
            <text:p>166.043524</text:p>
          </table:table-cell>
          <table:table-cell table:style-name="ce5" office:value-type="float" office:value="0.4101" calcext:value-type="float">
            <text:p>0.4101</text:p>
          </table:table-cell>
          <table:table-cell table:style-name="ce7" office:value-type="float" office:value="0.0081837" calcext:value-type="float">
            <text:p>8.18E-03</text:p>
          </table:table-cell>
          <table:table-cell table:style-name="ce5" office:value-type="float" office:value="383.6872" calcext:value-type="float">
            <text:p>383.6872</text:p>
          </table:table-cell>
          <table:table-cell table:style-name="ce5" office:value-type="float" office:value="0.4187" calcext:value-type="float">
            <text:p>0.4187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formula="of:=[.F7]*((1000/[.A7])-[.G7])" office:value-type="float" office:value="0.4187" calcext:value-type="float">
            <text:p>0.42</text:p>
          </table:table-cell>
          <table:table-cell table:style-name="ce4" table:formula="of:=([.E7]/1000000)*(1000/[.A7])" office:value-type="float" office:value="0.0003836872" calcext:value-type="float">
            <text:p>0.0004</text:p>
          </table:table-cell>
          <table:table-cell office:value-type="string" calcext:value-type="string">
            <text:p>ComplexNumbe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1.113604" calcext:value-type="float">
            <text:p>151.113604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0055581" calcext:value-type="float">
            <text:p>5.56E-03</text:p>
          </table:table-cell>
          <table:table-cell office:value-type="float" office:value="369.5162" calcext:value-type="float">
            <text:p>369.5162</text:p>
          </table:table-cell>
          <table:table-cell office:value-type="float" office:value="0.3403" calcext:value-type="float">
            <text:p>0.3403</text:p>
          </table:table-cell>
          <table:table-cell office:value-type="float" office:value="0" calcext:value-type="float">
            <text:p>0</text:p>
          </table:table-cell>
          <table:table-cell table:formula="of:=[.F8]*((1000/[.A8])-[.G8])" office:value-type="float" office:value="0.425375" calcext:value-type="float">
            <text:p>0.43</text:p>
          </table:table-cell>
          <table:table-cell table:formula="of:=([.E8]/1000000)*(1000/[.A8])" office:value-type="float" office:value="0.00046189525" calcext:value-type="float">
            <text:p>0.0005</text:p>
          </table:table-cell>
          <table:table-cell office:value-type="string" calcext:value-type="string">
            <text:p>ComplexNumbe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7.018245" calcext:value-type="float">
            <text:p>147.01824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0042543" calcext:value-type="float">
            <text:p>4.25E-03</text:p>
          </table:table-cell>
          <table:table-cell office:value-type="float" office:value="371.1541" calcext:value-type="float">
            <text:p>371.1541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1" calcext:value-type="float">
            <text:p>0.21</text:p>
          </table:table-cell>
          <table:table-cell table:formula="of:=[.F9]*((1000/[.A9])-[.G9])" office:value-type="float" office:value="0.373489333333333" calcext:value-type="float">
            <text:p>0.37</text:p>
          </table:table-cell>
          <table:table-cell table:formula="of:=([.E9]/1000000)*(1000/[.A9])" office:value-type="float" office:value="0.000618590166666667" calcext:value-type="float">
            <text:p>0.0006</text:p>
          </table:table-cell>
          <table:table-cell office:value-type="string" calcext:value-type="string">
            <text:p>ComplexNumbe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7.018245" calcext:value-type="float">
            <text:p>147.018245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002561" calcext:value-type="float">
            <text:p>2.56E-03</text:p>
          </table:table-cell>
          <table:table-cell office:value-type="float" office:value="271.1796" calcext:value-type="float">
            <text:p>271.1796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63" calcext:value-type="float">
            <text:p>0.63</text:p>
          </table:table-cell>
          <table:table-cell table:formula="of:=[.F10]*((1000/[.A10])-[.G10])" office:value-type="float" office:value="0.304623" calcext:value-type="float">
            <text:p>0.30</text:p>
          </table:table-cell>
          <table:table-cell table:formula="of:=([.E10]/1000000)*(1000/[.A10])" office:value-type="float" office:value="0.000677949" calcext:value-type="float">
            <text:p>0.0007</text:p>
          </table:table-cell>
          <table:table-cell office:value-type="string" calcext:value-type="string">
            <text:p>ComplexNumbe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RegisterFile" table:style-name="ta1">
        <table:table-column table:style-name="co12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6"/>
        <table:table-column table:style-name="co24" table:default-cell-style-name="ce6"/>
        <table:table-column table:style-name="co15" table:default-cell-style-name="Default"/>
        <table:table-column table:style-name="co12" table:default-cell-style-name="Default"/>
        <table:table-column table:style-name="co25" table:default-cell-style-name="ce1"/>
        <table:table-column table:style-name="co24" table:default-cell-style-name="ce3"/>
        <table:table-column table:style-name="co26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<text:s/>Clock frequency</text:p>
          </table:table-cell>
          <table:table-cell office:value-type="string" calcext:value-type="string">
            <text:p><text:s/>Total cell area</text:p>
          </table:table-cell>
          <table:table-cell office:value-type="string" calcext:value-type="string">
            <text:p>Internal power</text:p>
          </table:table-cell>
          <table:table-cell table:style-name="Default" office:value-type="string" calcext:value-type="string">
            <text:p><text:s/>Switching power</text:p>
          </table:table-cell>
          <table:table-cell table:style-name="Default" office:value-type="string" calcext:value-type="string">
            <text:p><text:s/>Leakage power</text:p>
          </table:table-cell>
          <table:table-cell office:value-type="string" calcext:value-type="string">
            <text:p><text:s/>Total power</text:p>
          </table:table-cell>
          <table:table-cell office:value-type="string" calcext:value-type="string">
            <text:p><text:s/>Slack</text:p>
          </table:table-cell>
          <table:table-cell office:value-type="string" calcext:value-type="string">
            <text:p>Active Energy</text:p>
          </table:table-cell>
          <table:table-cell table:style-name="ce1" office:value-type="string" calcext:value-type="string">
            <text:p>Idle Energy</text:p>
          </table:table-cell>
          <table:table-cell office:value-type="string" calcext:value-type="string">
            <text:p>Area with double buffer</text:p>
          </table:table-cell>
          <table:table-cell office:value-type="string" calcext:value-type="string">
            <text:p>Bitwidth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16.743682" calcext:value-type="float">
            <text:p>116.743682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0078007" calcext:value-type="float">
            <text:p>7.80E-03</text:p>
          </table:table-cell>
          <table:table-cell table:style-name="Default" office:value-type="float" office:value="330.2991" calcext:value-type="float">
            <text:p>330.2991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43" calcext:value-type="float">
            <text:p>0.43</text:p>
          </table:table-cell>
          <table:table-cell table:formula="of:=[.G2]*((1000/[.B2])-[.H2])" office:value-type="float" office:value="0.031605" calcext:value-type="float">
            <text:p>0.03</text:p>
          </table:table-cell>
          <table:table-cell table:formula="of:=([.F2]/1000000)*(1000/[.B2])" office:value-type="float" office:value="0.00016514955" calcext:value-type="float">
            <text:p>0.0002</text:p>
          </table:table-cell>
          <table:table-cell table:formula="of:=[.C2]*2" office:value-type="float" office:value="233.487364" calcext:value-type="float">
            <text:p>233.4873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116.743682" calcext:value-type="float">
            <text:p>116.743682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0070206" calcext:value-type="float">
            <text:p>7.02E-03</text:p>
          </table:table-cell>
          <table:table-cell table:style-name="Default" office:value-type="float" office:value="330.2991" calcext:value-type="float">
            <text:p>330.2991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48" calcext:value-type="float">
            <text:p>0.48</text:p>
          </table:table-cell>
          <table:table-cell table:formula="of:=[.G3]*((1000/[.B3])-[.H3])" office:value-type="float" office:value="0.0307057777777778" calcext:value-type="float">
            <text:p>0.03</text:p>
          </table:table-cell>
          <table:table-cell table:formula="of:=([.F3]/1000000)*(1000/[.B3])" office:value-type="float" office:value="0.0001834995" calcext:value-type="float">
            <text:p>0.0002</text:p>
          </table:table-cell>
          <table:table-cell table:formula="of:=[.C3]*2" office:value-type="float" office:value="233.487364" calcext:value-type="float">
            <text:p>233.4873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16.743682" calcext:value-type="float">
            <text:p>116.743682</text:p>
          </table:table-cell>
          <table:table-cell office:value-type="float" office:value="0.3547" calcext:value-type="float">
            <text:p>0.3547</text:p>
          </table:table-cell>
          <table:table-cell office:value-type="float" office:value="0.0062405" calcext:value-type="float">
            <text:p>6.24E-03</text:p>
          </table:table-cell>
          <table:table-cell table:style-name="Default" office:value-type="float" office:value="330.2991" calcext:value-type="float">
            <text:p>330.2991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55" calcext:value-type="float">
            <text:p>0.55</text:p>
          </table:table-cell>
          <table:table-cell table:formula="of:=[.G4]*((1000/[.B4])-[.H4])" office:value-type="float" office:value="0.0270975" calcext:value-type="float">
            <text:p>0.03</text:p>
          </table:table-cell>
          <table:table-cell table:formula="of:=([.F4]/1000000)*(1000/[.B4])" office:value-type="float" office:value="0.0002064369375" calcext:value-type="float">
            <text:p>0.0002</text:p>
          </table:table-cell>
          <table:table-cell table:formula="of:=[.C4]*2" office:value-type="float" office:value="233.487364" calcext:value-type="float">
            <text:p>233.4873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  <table:table-cell office:value-type="float" office:value="116.743682" calcext:value-type="float">
            <text:p>116.743682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0054605" calcext:value-type="float">
            <text:p>5.46E-03</text:p>
          </table:table-cell>
          <table:table-cell table:style-name="Default" office:value-type="float" office:value="330.2991" calcext:value-type="float">
            <text:p>330.2991</text:p>
          </table:table-cell>
          <table:table-cell office:value-type="float" office:value="0.3162" calcext:value-type="float">
            <text:p>0.3162</text:p>
          </table:table-cell>
          <table:table-cell office:value-type="float" office:value="0.64" calcext:value-type="float">
            <text:p>0.64</text:p>
          </table:table-cell>
          <table:table-cell table:formula="of:=[.G5]*((1000/[.B5])-[.H5])" office:value-type="float" office:value="0.0234891428571429" calcext:value-type="float">
            <text:p>0.02</text:p>
          </table:table-cell>
          <table:table-cell table:formula="of:=([.F5]/1000000)*(1000/[.B5])" office:value-type="float" office:value="0.000235927928571429" calcext:value-type="float">
            <text:p>0.0002</text:p>
          </table:table-cell>
          <table:table-cell table:formula="of:=[.C5]*2" office:value-type="float" office:value="233.487364" calcext:value-type="float">
            <text:p>233.4873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116.743682" calcext:value-type="float">
            <text:p>116.743682</text:p>
          </table:table-cell>
          <table:table-cell office:value-type="float" office:value="0.266" calcext:value-type="float">
            <text:p>0.266</text:p>
          </table:table-cell>
          <table:table-cell office:value-type="float" office:value="0.0046804" calcext:value-type="float">
            <text:p>4.68E-03</text:p>
          </table:table-cell>
          <table:table-cell table:style-name="Default" office:value-type="float" office:value="330.2991" calcext:value-type="float">
            <text:p>330.2991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76" calcext:value-type="float">
            <text:p>0.76</text:p>
          </table:table-cell>
          <table:table-cell table:formula="of:=[.G6]*((1000/[.B6])-[.H6])" office:value-type="float" office:value="0.0198806666666667" calcext:value-type="float">
            <text:p>0.02</text:p>
          </table:table-cell>
          <table:table-cell table:formula="of:=([.F6]/1000000)*(1000/[.B6])" office:value-type="float" office:value="0.00027524925" calcext:value-type="float">
            <text:p>0.0003</text:p>
          </table:table-cell>
          <table:table-cell table:formula="of:=[.C6]*2" office:value-type="float" office:value="233.487364" calcext:value-type="float">
            <text:p>233.4873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16.743682" calcext:value-type="float">
            <text:p>116.74368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0039003" calcext:value-type="float">
            <text:p>3.90E-03</text:p>
          </table:table-cell>
          <table:table-cell table:style-name="Default" office:value-type="float" office:value="330.2991" calcext:value-type="float">
            <text:p>330.2991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93" calcext:value-type="float">
            <text:p>0.93</text:p>
          </table:table-cell>
          <table:table-cell table:formula="of:=[.G7]*((1000/[.B7])-[.H7])" office:value-type="float" office:value="0.015813" calcext:value-type="float">
            <text:p>0.02</text:p>
          </table:table-cell>
          <table:table-cell table:formula="of:=([.F7]/1000000)*(1000/[.B7])" office:value-type="float" office:value="0.0003302991" calcext:value-type="float">
            <text:p>0.0003</text:p>
          </table:table-cell>
          <table:table-cell table:formula="of:=[.C7]*2" office:value-type="float" office:value="233.487364" calcext:value-type="float">
            <text:p>233.4873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116.743682" calcext:value-type="float">
            <text:p>116.743682</text:p>
          </table:table-cell>
          <table:table-cell office:value-type="float" office:value="0.1774" calcext:value-type="float">
            <text:p>0.1774</text:p>
          </table:table-cell>
          <table:table-cell office:value-type="float" office:value="0.0031203" calcext:value-type="float">
            <text:p>3.12E-03</text:p>
          </table:table-cell>
          <table:table-cell table:style-name="Default" office:value-type="float" office:value="330.2991" calcext:value-type="float">
            <text:p>330.2991</text:p>
          </table:table-cell>
          <table:table-cell office:value-type="float" office:value="0.1808" calcext:value-type="float">
            <text:p>0.1808</text:p>
          </table:table-cell>
          <table:table-cell office:value-type="float" office:value="1.18" calcext:value-type="float">
            <text:p>1.18</text:p>
          </table:table-cell>
          <table:table-cell table:formula="of:=[.G8]*((1000/[.B8])-[.H8])" office:value-type="float" office:value="0.012656" calcext:value-type="float">
            <text:p>0.01</text:p>
          </table:table-cell>
          <table:table-cell table:formula="of:=([.F8]/1000000)*(1000/[.B8])" office:value-type="float" office:value="0.000412873875" calcext:value-type="float">
            <text:p>0.0004</text:p>
          </table:table-cell>
          <table:table-cell table:formula="of:=[.C8]*2" office:value-type="float" office:value="233.487364" calcext:value-type="float">
            <text:p>233.4873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16.743682" calcext:value-type="float">
            <text:p>116.743682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0023278" calcext:value-type="float">
            <text:p>2.33E-03</text:p>
          </table:table-cell>
          <table:table-cell table:style-name="Default" office:value-type="float" office:value="329.9663" calcext:value-type="float">
            <text:p>329.9663</text:p>
          </table:table-cell>
          <table:table-cell office:value-type="float" office:value="0.1349" calcext:value-type="float">
            <text:p>0.1349</text:p>
          </table:table-cell>
          <table:table-cell office:value-type="float" office:value="1.59" calcext:value-type="float">
            <text:p>1.59</text:p>
          </table:table-cell>
          <table:table-cell table:formula="of:=[.G9]*((1000/[.B9])-[.H9])" office:value-type="float" office:value="0.0103423333333334" calcext:value-type="float">
            <text:p>0.01</text:p>
          </table:table-cell>
          <table:table-cell table:formula="of:=([.F9]/1000000)*(1000/[.B9])" office:value-type="float" office:value="0.000549943833333333" calcext:value-type="float">
            <text:p>0.0005</text:p>
          </table:table-cell>
          <table:table-cell table:formula="of:=[.C9]*2" office:value-type="float" office:value="233.487364" calcext:value-type="float">
            <text:p>233.4873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16.743682" calcext:value-type="float">
            <text:p>116.743682</text:p>
          </table:table-cell>
          <table:table-cell table:style-name="ce6" office:value-type="float" office:value="0.088706" calcext:value-type="float">
            <text:p>8.87E-02</text:p>
          </table:table-cell>
          <table:table-cell office:value-type="float" office:value="0.0015587" calcext:value-type="float">
            <text:p>1.56E-03</text:p>
          </table:table-cell>
          <table:table-cell table:style-name="Default" office:value-type="float" office:value="329.4019" calcext:value-type="float">
            <text:p>329.4019</text:p>
          </table:table-cell>
          <table:table-cell table:style-name="ce6" office:value-type="float" office:value="0.090594" calcext:value-type="float">
            <text:p>9.06E-02</text:p>
          </table:table-cell>
          <table:table-cell office:value-type="float" office:value="2.42" calcext:value-type="float">
            <text:p>2.42</text:p>
          </table:table-cell>
          <table:table-cell table:formula="of:=[.G10]*((1000/[.B10])-[.H10])" office:value-type="float" office:value="0.00724752000000001" calcext:value-type="float">
            <text:p>0.01</text:p>
          </table:table-cell>
          <table:table-cell table:formula="of:=([.F10]/1000000)*(1000/[.B10])" office:value-type="float" office:value="0.00082350475" calcext:value-type="float">
            <text:p>0.0008</text:p>
          </table:table-cell>
          <table:table-cell table:formula="of:=[.C10]*2" office:value-type="float" office:value="233.487364" calcext:value-type="float">
            <text:p>233.4873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2.668803" calcext:value-type="float">
            <text:p>152.668803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0075607" calcext:value-type="float">
            <text:p>7.56E-03</text:p>
          </table:table-cell>
          <table:table-cell table:style-name="Default" office:value-type="float" office:value="445.0236" calcext:value-type="float">
            <text:p>445.0236</text:p>
          </table:table-cell>
          <table:table-cell office:value-type="float" office:value="0.4336" calcext:value-type="float">
            <text:p>0.4336</text:p>
          </table:table-cell>
          <table:table-cell office:value-type="float" office:value="0.43" calcext:value-type="float">
            <text:p>0.43</text:p>
          </table:table-cell>
          <table:table-cell table:formula="of:=[.G11]*((1000/[.B11])-[.H11])" office:value-type="float" office:value="0.030352" calcext:value-type="float">
            <text:p>0.03</text:p>
          </table:table-cell>
          <table:table-cell table:formula="of:=([.F11]/1000000)*(1000/[.B11])" office:value-type="float" office:value="0.0002225118" calcext:value-type="float">
            <text:p>0.0002</text:p>
          </table:table-cell>
          <table:table-cell table:formula="of:=[.C11]*2" office:value-type="float" office:value="305.337606" calcext:value-type="float">
            <text:p>305.3376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00" calcext:value-type="float">
            <text:p>1800</text:p>
          </table:table-cell>
          <table:table-cell office:value-type="float" office:value="152.668803" calcext:value-type="float">
            <text:p>152.668803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0068046" calcext:value-type="float">
            <text:p>6.80E-03</text:p>
          </table:table-cell>
          <table:table-cell table:style-name="Default" office:value-type="float" office:value="445.3262" calcext:value-type="float">
            <text:p>445.3262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48" calcext:value-type="float">
            <text:p>0.48</text:p>
          </table:table-cell>
          <table:table-cell table:formula="of:=[.G12]*((1000/[.B12])-[.H12])" office:value-type="float" office:value="0.0294893333333334" calcext:value-type="float">
            <text:p>0.03</text:p>
          </table:table-cell>
          <table:table-cell table:formula="of:=([.F12]/1000000)*(1000/[.B12])" office:value-type="float" office:value="0.000247403444444444" calcext:value-type="float">
            <text:p>0.0002</text:p>
          </table:table-cell>
          <table:table-cell table:formula="of:=[.C12]*2" office:value-type="float" office:value="305.337606" calcext:value-type="float">
            <text:p>305.3376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152.668803" calcext:value-type="float">
            <text:p>152.668803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0060486" calcext:value-type="float">
            <text:p>6.05E-03</text:p>
          </table:table-cell>
          <table:table-cell table:style-name="Default" office:value-type="float" office:value="445.3262" calcext:value-type="float">
            <text:p>445.3262</text:p>
          </table:table-cell>
          <table:table-cell office:value-type="float" office:value="0.347" calcext:value-type="float">
            <text:p>0.347</text:p>
          </table:table-cell>
          <table:table-cell office:value-type="float" office:value="0.55" calcext:value-type="float">
            <text:p>0.55</text:p>
          </table:table-cell>
          <table:table-cell table:formula="of:=[.G13]*((1000/[.B13])-[.H13])" office:value-type="float" office:value="0.026025" calcext:value-type="float">
            <text:p>0.03</text:p>
          </table:table-cell>
          <table:table-cell table:formula="of:=([.F13]/1000000)*(1000/[.B13])" office:value-type="float" office:value="0.000278328875" calcext:value-type="float">
            <text:p>0.0003</text:p>
          </table:table-cell>
          <table:table-cell table:formula="of:=[.C13]*2" office:value-type="float" office:value="305.337606" calcext:value-type="float">
            <text:p>305.3376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152.668803" calcext:value-type="float">
            <text:p>152.668803</text:p>
          </table:table-cell>
          <table:table-cell office:value-type="float" office:value="0.2979" calcext:value-type="float">
            <text:p>0.2979</text:p>
          </table:table-cell>
          <table:table-cell office:value-type="float" office:value="0.0052925" calcext:value-type="float">
            <text:p>5.29E-03</text:p>
          </table:table-cell>
          <table:table-cell table:style-name="Default" office:value-type="float" office:value="445.3262" calcext:value-type="float">
            <text:p>445.3262</text:p>
          </table:table-cell>
          <table:table-cell office:value-type="float" office:value="0.3037" calcext:value-type="float">
            <text:p>0.3037</text:p>
          </table:table-cell>
          <table:table-cell office:value-type="float" office:value="0.64" calcext:value-type="float">
            <text:p>0.64</text:p>
          </table:table-cell>
          <table:table-cell table:formula="of:=[.G14]*((1000/[.B14])-[.H14])" office:value-type="float" office:value="0.0225605714285714" calcext:value-type="float">
            <text:p>0.02</text:p>
          </table:table-cell>
          <table:table-cell table:formula="of:=([.F14]/1000000)*(1000/[.B14])" office:value-type="float" office:value="0.000318090142857143" calcext:value-type="float">
            <text:p>0.0003</text:p>
          </table:table-cell>
          <table:table-cell table:formula="of:=[.C14]*2" office:value-type="float" office:value="305.337606" calcext:value-type="float">
            <text:p>305.3376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152.668803" calcext:value-type="float">
            <text:p>152.668803</text:p>
          </table:table-cell>
          <table:table-cell office:value-type="float" office:value="0.2554" calcext:value-type="float">
            <text:p>0.2554</text:p>
          </table:table-cell>
          <table:table-cell office:value-type="float" office:value="0.0045364" calcext:value-type="float">
            <text:p>4.54E-03</text:p>
          </table:table-cell>
          <table:table-cell table:style-name="Default" office:value-type="float" office:value="445.3262" calcext:value-type="float">
            <text:p>445.3262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76" calcext:value-type="float">
            <text:p>0.76</text:p>
          </table:table-cell>
          <table:table-cell table:formula="of:=[.G15]*((1000/[.B15])-[.H15])" office:value-type="float" office:value="0.019096" calcext:value-type="float">
            <text:p>0.02</text:p>
          </table:table-cell>
          <table:table-cell table:formula="of:=([.F15]/1000000)*(1000/[.B15])" office:value-type="float" office:value="0.000371105166666667" calcext:value-type="float">
            <text:p>0.0004</text:p>
          </table:table-cell>
          <table:table-cell table:formula="of:=[.C15]*2" office:value-type="float" office:value="305.337606" calcext:value-type="float">
            <text:p>305.3376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52.668803" calcext:value-type="float">
            <text:p>152.668803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0037804" calcext:value-type="float">
            <text:p>3.78E-03</text:p>
          </table:table-cell>
          <table:table-cell table:style-name="Default" office:value-type="float" office:value="445.3262" calcext:value-type="float">
            <text:p>445.3262</text:p>
          </table:table-cell>
          <table:table-cell office:value-type="float" office:value="0.217" calcext:value-type="float">
            <text:p>0.217</text:p>
          </table:table-cell>
          <table:table-cell office:value-type="float" office:value="0.93" calcext:value-type="float">
            <text:p>0.93</text:p>
          </table:table-cell>
          <table:table-cell table:formula="of:=[.G16]*((1000/[.B16])-[.H16])" office:value-type="float" office:value="0.01519" calcext:value-type="float">
            <text:p>0.02</text:p>
          </table:table-cell>
          <table:table-cell table:formula="of:=([.F16]/1000000)*(1000/[.B16])" office:value-type="float" office:value="0.0004453262" calcext:value-type="float">
            <text:p>0.0004</text:p>
          </table:table-cell>
          <table:table-cell table:formula="of:=[.C16]*2" office:value-type="float" office:value="305.337606" calcext:value-type="float">
            <text:p>305.3376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152.668803" calcext:value-type="float">
            <text:p>152.668803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0030243" calcext:value-type="float">
            <text:p>3.02E-03</text:p>
          </table:table-cell>
          <table:table-cell table:style-name="Default" office:value-type="float" office:value="445.3262" calcext:value-type="float">
            <text:p>445.3262</text:p>
          </table:table-cell>
          <table:table-cell office:value-type="float" office:value="0.1737" calcext:value-type="float">
            <text:p>0.1737</text:p>
          </table:table-cell>
          <table:table-cell office:value-type="float" office:value="1.18" calcext:value-type="float">
            <text:p>1.18</text:p>
          </table:table-cell>
          <table:table-cell table:formula="of:=[.G17]*((1000/[.B17])-[.H17])" office:value-type="float" office:value="0.012159" calcext:value-type="float">
            <text:p>0.01</text:p>
          </table:table-cell>
          <table:table-cell table:formula="of:=([.F17]/1000000)*(1000/[.B17])" office:value-type="float" office:value="0.00055665775" calcext:value-type="float">
            <text:p>0.0006</text:p>
          </table:table-cell>
          <table:table-cell table:formula="of:=[.C17]*2" office:value-type="float" office:value="305.337606" calcext:value-type="float">
            <text:p>305.3376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152.668803" calcext:value-type="float">
            <text:p>152.668803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0022663" calcext:value-type="float">
            <text:p>2.27E-03</text:p>
          </table:table-cell>
          <table:table-cell table:style-name="Default" office:value-type="float" office:value="444.3374" calcext:value-type="float">
            <text:p>444.3374</text:p>
          </table:table-cell>
          <table:table-cell office:value-type="float" office:value="0.1304" calcext:value-type="float">
            <text:p>0.1304</text:p>
          </table:table-cell>
          <table:table-cell office:value-type="float" office:value="1.59" calcext:value-type="float">
            <text:p>1.59</text:p>
          </table:table-cell>
          <table:table-cell table:formula="of:=[.G18]*((1000/[.B18])-[.H18])" office:value-type="float" office:value="0.00999733333333336" calcext:value-type="float">
            <text:p>0.01</text:p>
          </table:table-cell>
          <table:table-cell table:formula="of:=([.F18]/1000000)*(1000/[.B18])" office:value-type="float" office:value="0.000740562333333333" calcext:value-type="float">
            <text:p>0.0007</text:p>
          </table:table-cell>
          <table:table-cell table:formula="of:=[.C18]*2" office:value-type="float" office:value="305.337606" calcext:value-type="float">
            <text:p>305.3376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52.668803" calcext:value-type="float">
            <text:p>152.668803</text:p>
          </table:table-cell>
          <table:table-cell table:style-name="ce6" office:value-type="float" office:value="0.085168" calcext:value-type="float">
            <text:p>8.52E-02</text:p>
          </table:table-cell>
          <table:table-cell office:value-type="float" office:value="0.001509" calcext:value-type="float">
            <text:p>1.51E-03</text:p>
          </table:table-cell>
          <table:table-cell table:style-name="Default" office:value-type="float" office:value="443.6621" calcext:value-type="float">
            <text:p>443.6621</text:p>
          </table:table-cell>
          <table:table-cell table:style-name="ce6" office:value-type="float" office:value="0.08712" calcext:value-type="float">
            <text:p>8.71E-02</text:p>
          </table:table-cell>
          <table:table-cell office:value-type="float" office:value="2.43" calcext:value-type="float">
            <text:p>2.43</text:p>
          </table:table-cell>
          <table:table-cell table:formula="of:=[.G19]*((1000/[.B19])-[.H19])" office:value-type="float" office:value="0.00609839999999999" calcext:value-type="float">
            <text:p>0.01</text:p>
          </table:table-cell>
          <table:table-cell table:formula="of:=([.F19]/1000000)*(1000/[.B19])" office:value-type="float" office:value="0.00110915525" calcext:value-type="float">
            <text:p>0.0011</text:p>
          </table:table-cell>
          <table:table-cell table:formula="of:=[.C19]*2" office:value-type="float" office:value="305.337606" calcext:value-type="float">
            <text:p>305.3376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92.585604" calcext:value-type="float">
            <text:p>192.585604</text:p>
          </table:table-cell>
          <table:table-cell office:value-type="float" office:value="0.4779" calcext:value-type="float">
            <text:p>0.4779</text:p>
          </table:table-cell>
          <table:table-cell office:value-type="float" office:value="0.0090496" calcext:value-type="float">
            <text:p>9.05E-03</text:p>
          </table:table-cell>
          <table:table-cell table:style-name="Default" office:value-type="float" office:value="560.5431" calcext:value-type="float">
            <text:p>560.5431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42" calcext:value-type="float">
            <text:p>0.42</text:p>
          </table:table-cell>
          <table:table-cell table:formula="of:=[.G20]*((1000/[.B20])-[.H20])" office:value-type="float" office:value="0.039" calcext:value-type="float">
            <text:p>0.04</text:p>
          </table:table-cell>
          <table:table-cell table:formula="of:=([.F20]/1000000)*(1000/[.B20])" office:value-type="float" office:value="0.00028027155" calcext:value-type="float">
            <text:p>0.0003</text:p>
          </table:table-cell>
          <table:table-cell table:formula="of:=[.C20]*2" office:value-type="float" office:value="385.171208" calcext:value-type="float">
            <text:p>385.1712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float" office:value="192.585604" calcext:value-type="float">
            <text:p>192.585604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0081447" calcext:value-type="float">
            <text:p>8.14E-03</text:p>
          </table:table-cell>
          <table:table-cell table:style-name="Default" office:value-type="float" office:value="560.5431" calcext:value-type="float">
            <text:p>560.5431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48" calcext:value-type="float">
            <text:p>0.48</text:p>
          </table:table-cell>
          <table:table-cell table:formula="of:=[.G21]*((1000/[.B21])-[.H21])" office:value-type="float" office:value="0.0331537777777778" calcext:value-type="float">
            <text:p>0.03</text:p>
          </table:table-cell>
          <table:table-cell table:formula="of:=([.F21]/1000000)*(1000/[.B21])" office:value-type="float" office:value="0.000311412833333333" calcext:value-type="float">
            <text:p>0.0003</text:p>
          </table:table-cell>
          <table:table-cell table:formula="of:=[.C21]*2" office:value-type="float" office:value="385.171208" calcext:value-type="float">
            <text:p>385.1712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192.585604" calcext:value-type="float">
            <text:p>192.585604</text:p>
          </table:table-cell>
          <table:table-cell office:value-type="float" office:value="0.3823" calcext:value-type="float">
            <text:p>0.3823</text:p>
          </table:table-cell>
          <table:table-cell office:value-type="float" office:value="0.0072397" calcext:value-type="float">
            <text:p>7.24E-03</text:p>
          </table:table-cell>
          <table:table-cell table:style-name="Default" office:value-type="float" office:value="560.5431" calcext:value-type="float">
            <text:p>560.5431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55" calcext:value-type="float">
            <text:p>0.55</text:p>
          </table:table-cell>
          <table:table-cell table:formula="of:=[.G22]*((1000/[.B22])-[.H22])" office:value-type="float" office:value="0.0292575" calcext:value-type="float">
            <text:p>0.03</text:p>
          </table:table-cell>
          <table:table-cell table:formula="of:=([.F22]/1000000)*(1000/[.B22])" office:value-type="float" office:value="0.0003503394375" calcext:value-type="float">
            <text:p>0.0004</text:p>
          </table:table-cell>
          <table:table-cell table:formula="of:=[.C22]*2" office:value-type="float" office:value="385.171208" calcext:value-type="float">
            <text:p>385.1712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192.585604" calcext:value-type="float">
            <text:p>192.585604</text:p>
          </table:table-cell>
          <table:table-cell office:value-type="float" office:value="0.3345" calcext:value-type="float">
            <text:p>0.3345</text:p>
          </table:table-cell>
          <table:table-cell office:value-type="float" office:value="0.0063347" calcext:value-type="float">
            <text:p>6.33E-03</text:p>
          </table:table-cell>
          <table:table-cell table:style-name="Default" office:value-type="float" office:value="560.5431" calcext:value-type="float">
            <text:p>560.5431</text:p>
          </table:table-cell>
          <table:table-cell office:value-type="float" office:value="0.3414" calcext:value-type="float">
            <text:p>0.3414</text:p>
          </table:table-cell>
          <table:table-cell office:value-type="float" office:value="0.64" calcext:value-type="float">
            <text:p>0.64</text:p>
          </table:table-cell>
          <table:table-cell table:formula="of:=[.G23]*((1000/[.B23])-[.H23])" office:value-type="float" office:value="0.0253611428571429" calcext:value-type="float">
            <text:p>0.03</text:p>
          </table:table-cell>
          <table:table-cell table:formula="of:=([.F23]/1000000)*(1000/[.B23])" office:value-type="float" office:value="0.000400387928571429" calcext:value-type="float">
            <text:p>0.0004</text:p>
          </table:table-cell>
          <table:table-cell table:formula="of:=[.C23]*2" office:value-type="float" office:value="385.171208" calcext:value-type="float">
            <text:p>385.1712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192.585604" calcext:value-type="float">
            <text:p>192.585604</text:p>
          </table:table-cell>
          <table:table-cell office:value-type="float" office:value="0.2867" calcext:value-type="float">
            <text:p>0.2867</text:p>
          </table:table-cell>
          <table:table-cell office:value-type="float" office:value="0.0054298" calcext:value-type="float">
            <text:p>5.43E-03</text:p>
          </table:table-cell>
          <table:table-cell table:style-name="Default" office:value-type="float" office:value="560.5431" calcext:value-type="float">
            <text:p>560.5431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76" calcext:value-type="float">
            <text:p>0.76</text:p>
          </table:table-cell>
          <table:table-cell table:formula="of:=[.G24]*((1000/[.B24])-[.H24])" office:value-type="float" office:value="0.0214646666666667" calcext:value-type="float">
            <text:p>0.02</text:p>
          </table:table-cell>
          <table:table-cell table:formula="of:=([.F24]/1000000)*(1000/[.B24])" office:value-type="float" office:value="0.00046711925" calcext:value-type="float">
            <text:p>0.0005</text:p>
          </table:table-cell>
          <table:table-cell table:formula="of:=[.C24]*2" office:value-type="float" office:value="385.171208" calcext:value-type="float">
            <text:p>385.1712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92.585604" calcext:value-type="float">
            <text:p>192.585604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0045248" calcext:value-type="float">
            <text:p>4.52E-03</text:p>
          </table:table-cell>
          <table:table-cell table:style-name="Default" office:value-type="float" office:value="560.3918" calcext:value-type="float">
            <text:p>560.3918</text:p>
          </table:table-cell>
          <table:table-cell office:value-type="float" office:value="0.244" calcext:value-type="float">
            <text:p>0.244</text:p>
          </table:table-cell>
          <table:table-cell office:value-type="float" office:value="0.92" calcext:value-type="float">
            <text:p>0.92</text:p>
          </table:table-cell>
          <table:table-cell table:formula="of:=[.G25]*((1000/[.B25])-[.H25])" office:value-type="float" office:value="0.01952" calcext:value-type="float">
            <text:p>0.02</text:p>
          </table:table-cell>
          <table:table-cell table:formula="of:=([.F25]/1000000)*(1000/[.B25])" office:value-type="float" office:value="0.0005603918" calcext:value-type="float">
            <text:p>0.0006</text:p>
          </table:table-cell>
          <table:table-cell table:formula="of:=[.C25]*2" office:value-type="float" office:value="385.171208" calcext:value-type="float">
            <text:p>385.1712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92.585604" calcext:value-type="float">
            <text:p>192.585604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0036199" calcext:value-type="float">
            <text:p>3.62E-03</text:p>
          </table:table-cell>
          <table:table-cell table:style-name="Default" office:value-type="float" office:value="560.3918" calcext:value-type="float">
            <text:p>560.3918</text:p>
          </table:table-cell>
          <table:table-cell office:value-type="float" office:value="0.1953" calcext:value-type="float">
            <text:p>0.1953</text:p>
          </table:table-cell>
          <table:table-cell office:value-type="float" office:value="1.17" calcext:value-type="float">
            <text:p>1.17</text:p>
          </table:table-cell>
          <table:table-cell table:formula="of:=[.G26]*((1000/[.B26])-[.H26])" office:value-type="float" office:value="0.015624" calcext:value-type="float">
            <text:p>0.02</text:p>
          </table:table-cell>
          <table:table-cell table:formula="of:=([.F26]/1000000)*(1000/[.B26])" office:value-type="float" office:value="0.00070048975" calcext:value-type="float">
            <text:p>0.0007</text:p>
          </table:table-cell>
          <table:table-cell table:formula="of:=[.C26]*2" office:value-type="float" office:value="385.171208" calcext:value-type="float">
            <text:p>385.1712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92.585604" calcext:value-type="float">
            <text:p>192.585604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0027079" calcext:value-type="float">
            <text:p>2.71E-03</text:p>
          </table:table-cell>
          <table:table-cell table:style-name="Default" office:value-type="float" office:value="558.9947" calcext:value-type="float">
            <text:p>558.9947</text:p>
          </table:table-cell>
          <table:table-cell office:value-type="float" office:value="0.1466" calcext:value-type="float">
            <text:p>0.1466</text:p>
          </table:table-cell>
          <table:table-cell office:value-type="float" office:value="1.59" calcext:value-type="float">
            <text:p>1.59</text:p>
          </table:table-cell>
          <table:table-cell table:formula="of:=[.G27]*((1000/[.B27])-[.H27])" office:value-type="float" office:value="0.0112393333333334" calcext:value-type="float">
            <text:p>0.01</text:p>
          </table:table-cell>
          <table:table-cell table:formula="of:=([.F27]/1000000)*(1000/[.B27])" office:value-type="float" office:value="0.000931657833333333" calcext:value-type="float">
            <text:p>0.0009</text:p>
          </table:table-cell>
          <table:table-cell table:formula="of:=[.C27]*2" office:value-type="float" office:value="385.171208" calcext:value-type="float">
            <text:p>385.1712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92.585604" calcext:value-type="float">
            <text:p>192.585604</text:p>
          </table:table-cell>
          <table:table-cell table:style-name="ce6" office:value-type="float" office:value="0.095646" calcext:value-type="float">
            <text:p>9.56E-02</text:p>
          </table:table-cell>
          <table:table-cell office:value-type="float" office:value="0.0018032" calcext:value-type="float">
            <text:p>1.80E-03</text:p>
          </table:table-cell>
          <table:table-cell table:style-name="Default" office:value-type="float" office:value="558.3016" calcext:value-type="float">
            <text:p>558.3016</text:p>
          </table:table-cell>
          <table:table-cell table:style-name="ce6" office:value-type="float" office:value="0.098008" calcext:value-type="float">
            <text:p>9.80E-02</text:p>
          </table:table-cell>
          <table:table-cell office:value-type="float" office:value="2.42" calcext:value-type="float">
            <text:p>2.42</text:p>
          </table:table-cell>
          <table:table-cell table:formula="of:=[.G28]*((1000/[.B28])-[.H28])" office:value-type="float" office:value="0.00784064000000001" calcext:value-type="float">
            <text:p>0.01</text:p>
          </table:table-cell>
          <table:table-cell table:formula="of:=([.F28]/1000000)*(1000/[.B28])" office:value-type="float" office:value="0.001395754" calcext:value-type="float">
            <text:p>0.0014</text:p>
          </table:table-cell>
          <table:table-cell table:formula="of:=[.C28]*2" office:value-type="float" office:value="385.171208" calcext:value-type="float">
            <text:p>385.1712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28.769924" calcext:value-type="float">
            <text:p>228.769924</text:p>
          </table:table-cell>
          <table:table-cell office:value-type="float" office:value="0.447" calcext:value-type="float">
            <text:p>0.447</text:p>
          </table:table-cell>
          <table:table-cell office:value-type="float" office:value="0.00809" calcext:value-type="float">
            <text:p>8.09E-03</text:p>
          </table:table-cell>
          <table:table-cell table:style-name="Default" office:value-type="float" office:value="673.0112" calcext:value-type="float">
            <text:p>673.0112</text:p>
          </table:table-cell>
          <table:table-cell office:value-type="float" office:value="0.4558" calcext:value-type="float">
            <text:p>0.4558</text:p>
          </table:table-cell>
          <table:table-cell office:value-type="float" office:value="0.42" calcext:value-type="float">
            <text:p>0.42</text:p>
          </table:table-cell>
          <table:table-cell table:formula="of:=[.G29]*((1000/[.B29])-[.H29])" office:value-type="float" office:value="0.036464" calcext:value-type="float">
            <text:p>0.04</text:p>
          </table:table-cell>
          <table:table-cell table:formula="of:=([.F29]/1000000)*(1000/[.B29])" office:value-type="float" office:value="0.0003365056" calcext:value-type="float">
            <text:p>0.0003</text:p>
          </table:table-cell>
          <table:table-cell table:formula="of:=[.C29]*2" office:value-type="float" office:value="457.539848" calcext:value-type="float">
            <text:p>457.5398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office:value-type="float" office:value="228.769924" calcext:value-type="float">
            <text:p>228.769924</text:p>
          </table:table-cell>
          <table:table-cell office:value-type="float" office:value="0.4072" calcext:value-type="float">
            <text:p>0.4072</text:p>
          </table:table-cell>
          <table:table-cell office:value-type="float" office:value="0.0074842" calcext:value-type="float">
            <text:p>7.48E-03</text:p>
          </table:table-cell>
          <table:table-cell table:style-name="Default" office:value-type="float" office:value="673.319" calcext:value-type="float">
            <text:p>673.319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48" calcext:value-type="float">
            <text:p>0.48</text:p>
          </table:table-cell>
          <table:table-cell table:formula="of:=[.G30]*((1000/[.B30])-[.H30])" office:value-type="float" office:value="0.0313782222222222" calcext:value-type="float">
            <text:p>0.03</text:p>
          </table:table-cell>
          <table:table-cell table:formula="of:=([.F30]/1000000)*(1000/[.B30])" office:value-type="float" office:value="0.000374066111111111" calcext:value-type="float">
            <text:p>0.0004</text:p>
          </table:table-cell>
          <table:table-cell table:formula="of:=[.C30]*2" office:value-type="float" office:value="457.539848" calcext:value-type="float">
            <text:p>457.5398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228.769924" calcext:value-type="float">
            <text:p>228.769924</text:p>
          </table:table-cell>
          <table:table-cell office:value-type="float" office:value="0.362" calcext:value-type="float">
            <text:p>0.362</text:p>
          </table:table-cell>
          <table:table-cell office:value-type="float" office:value="0.0066526" calcext:value-type="float">
            <text:p>6.65E-03</text:p>
          </table:table-cell>
          <table:table-cell table:style-name="Default" office:value-type="float" office:value="673.8806" calcext:value-type="float">
            <text:p>673.8806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55" calcext:value-type="float">
            <text:p>0.55</text:p>
          </table:table-cell>
          <table:table-cell table:formula="of:=[.G31]*((1000/[.B31])-[.H31])" office:value-type="float" office:value="0.0276975" calcext:value-type="float">
            <text:p>0.03</text:p>
          </table:table-cell>
          <table:table-cell table:formula="of:=([.F31]/1000000)*(1000/[.B31])" office:value-type="float" office:value="0.000421175375" calcext:value-type="float">
            <text:p>0.0004</text:p>
          </table:table-cell>
          <table:table-cell table:formula="of:=[.C31]*2" office:value-type="float" office:value="457.539848" calcext:value-type="float">
            <text:p>457.5398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228.769924" calcext:value-type="float">
            <text:p>228.769924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005821" calcext:value-type="float">
            <text:p>5.82E-03</text:p>
          </table:table-cell>
          <table:table-cell table:style-name="Default" office:value-type="float" office:value="673.8806" calcext:value-type="float">
            <text:p>673.8806</text:p>
          </table:table-cell>
          <table:table-cell office:value-type="float" office:value="0.3232" calcext:value-type="float">
            <text:p>0.3232</text:p>
          </table:table-cell>
          <table:table-cell office:value-type="float" office:value="0.64" calcext:value-type="float">
            <text:p>0.64</text:p>
          </table:table-cell>
          <table:table-cell table:formula="of:=[.G32]*((1000/[.B32])-[.H32])" office:value-type="float" office:value="0.0240091428571429" calcext:value-type="float">
            <text:p>0.02</text:p>
          </table:table-cell>
          <table:table-cell table:formula="of:=([.F32]/1000000)*(1000/[.B32])" office:value-type="float" office:value="0.000481343285714286" calcext:value-type="float">
            <text:p>0.0005</text:p>
          </table:table-cell>
          <table:table-cell table:formula="of:=[.C32]*2" office:value-type="float" office:value="457.539848" calcext:value-type="float">
            <text:p>457.5398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228.769924" calcext:value-type="float">
            <text:p>228.769924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0049895" calcext:value-type="float">
            <text:p>4.99E-03</text:p>
          </table:table-cell>
          <table:table-cell table:style-name="Default" office:value-type="float" office:value="673.8806" calcext:value-type="float">
            <text:p>673.8806</text:p>
          </table:table-cell>
          <table:table-cell office:value-type="float" office:value="0.2771" calcext:value-type="float">
            <text:p>0.2771</text:p>
          </table:table-cell>
          <table:table-cell office:value-type="float" office:value="0.76" calcext:value-type="float">
            <text:p>0.76</text:p>
          </table:table-cell>
          <table:table-cell table:formula="of:=[.G33]*((1000/[.B33])-[.H33])" office:value-type="float" office:value="0.0203206666666667" calcext:value-type="float">
            <text:p>0.02</text:p>
          </table:table-cell>
          <table:table-cell table:formula="of:=([.F33]/1000000)*(1000/[.B33])" office:value-type="float" office:value="0.000561567166666667" calcext:value-type="float">
            <text:p>0.0006</text:p>
          </table:table-cell>
          <table:table-cell table:formula="of:=[.C33]*2" office:value-type="float" office:value="457.539848" calcext:value-type="float">
            <text:p>457.5398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28.769924" calcext:value-type="float">
            <text:p>228.769924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0041579" calcext:value-type="float">
            <text:p>4.16E-03</text:p>
          </table:table-cell>
          <table:table-cell table:style-name="Default" office:value-type="float" office:value="673.7294" calcext:value-type="float">
            <text:p>673.7294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92" calcext:value-type="float">
            <text:p>0.92</text:p>
          </table:table-cell>
          <table:table-cell table:formula="of:=[.G34]*((1000/[.B34])-[.H34])" office:value-type="float" office:value="0.018488" calcext:value-type="float">
            <text:p>0.02</text:p>
          </table:table-cell>
          <table:table-cell table:formula="of:=([.F34]/1000000)*(1000/[.B34])" office:value-type="float" office:value="0.0006737294" calcext:value-type="float">
            <text:p>0.0007</text:p>
          </table:table-cell>
          <table:table-cell table:formula="of:=[.C34]*2" office:value-type="float" office:value="457.539848" calcext:value-type="float">
            <text:p>457.5398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228.769924" calcext:value-type="float">
            <text:p>228.769924</text:p>
          </table:table-cell>
          <table:table-cell office:value-type="float" office:value="0.181" calcext:value-type="float">
            <text:p>0.181</text:p>
          </table:table-cell>
          <table:table-cell office:value-type="float" office:value="0.0033263" calcext:value-type="float">
            <text:p>3.33E-03</text:p>
          </table:table-cell>
          <table:table-cell table:style-name="Default" office:value-type="float" office:value="673.7294" calcext:value-type="float">
            <text:p>673.7294</text:p>
          </table:table-cell>
          <table:table-cell office:value-type="float" office:value="0.185" calcext:value-type="float">
            <text:p>0.185</text:p>
          </table:table-cell>
          <table:table-cell office:value-type="float" office:value="1.17" calcext:value-type="float">
            <text:p>1.17</text:p>
          </table:table-cell>
          <table:table-cell table:formula="of:=[.G35]*((1000/[.B35])-[.H35])" office:value-type="float" office:value="0.0148" calcext:value-type="float">
            <text:p>0.01</text:p>
          </table:table-cell>
          <table:table-cell table:formula="of:=([.F35]/1000000)*(1000/[.B35])" office:value-type="float" office:value="0.00084216175" calcext:value-type="float">
            <text:p>0.0008</text:p>
          </table:table-cell>
          <table:table-cell table:formula="of:=[.C35]*2" office:value-type="float" office:value="457.539848" calcext:value-type="float">
            <text:p>457.5398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28.769924" calcext:value-type="float">
            <text:p>228.769924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0024918" calcext:value-type="float">
            <text:p>2.49E-03</text:p>
          </table:table-cell>
          <table:table-cell table:style-name="Default" office:value-type="float" office:value="672.4995" calcext:value-type="float">
            <text:p>672.4995</text:p>
          </table:table-cell>
          <table:table-cell office:value-type="float" office:value="0.1389" calcext:value-type="float">
            <text:p>0.1389</text:p>
          </table:table-cell>
          <table:table-cell office:value-type="float" office:value="1.59" calcext:value-type="float">
            <text:p>1.59</text:p>
          </table:table-cell>
          <table:table-cell table:formula="of:=[.G36]*((1000/[.B36])-[.H36])" office:value-type="float" office:value="0.010649" calcext:value-type="float">
            <text:p>0.01</text:p>
          </table:table-cell>
          <table:table-cell table:formula="of:=([.F36]/1000000)*(1000/[.B36])" office:value-type="float" office:value="0.0011208325" calcext:value-type="float">
            <text:p>0.0011</text:p>
          </table:table-cell>
          <table:table-cell table:formula="of:=[.C36]*2" office:value-type="float" office:value="457.539848" calcext:value-type="float">
            <text:p>457.5398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28.769924" calcext:value-type="float">
            <text:p>228.769924</text:p>
          </table:table-cell>
          <table:table-cell table:style-name="ce6" office:value-type="float" office:value="0.08923" calcext:value-type="float">
            <text:p>8.92E-02</text:p>
          </table:table-cell>
          <table:table-cell office:value-type="float" office:value="0.001602" calcext:value-type="float">
            <text:p>1.60E-03</text:p>
          </table:table-cell>
          <table:table-cell table:style-name="Default" office:value-type="float" office:value="672.0415" calcext:value-type="float">
            <text:p>672.0415</text:p>
          </table:table-cell>
          <table:table-cell table:style-name="ce6" office:value-type="float" office:value="0.091504" calcext:value-type="float">
            <text:p>9.15E-02</text:p>
          </table:table-cell>
          <table:table-cell office:value-type="float" office:value="2.42" calcext:value-type="float">
            <text:p>2.42</text:p>
          </table:table-cell>
          <table:table-cell table:formula="of:=[.G37]*((1000/[.B37])-[.H37])" office:value-type="float" office:value="0.00732032000000001" calcext:value-type="float">
            <text:p>0.01</text:p>
          </table:table-cell>
          <table:table-cell table:formula="of:=([.F37]/1000000)*(1000/[.B37])" office:value-type="float" office:value="0.00168010375" calcext:value-type="float">
            <text:p>0.0017</text:p>
          </table:table-cell>
          <table:table-cell table:formula="of:=[.C37]*2" office:value-type="float" office:value="457.539848" calcext:value-type="float">
            <text:p>457.5398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268.634885" calcext:value-type="float">
            <text:p>268.634885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0091676" calcext:value-type="float">
            <text:p>9.17E-03</text:p>
          </table:table-cell>
          <table:table-cell table:style-name="Default" office:value-type="float" office:value="790.0301" calcext:value-type="float">
            <text:p>790.0301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42" calcext:value-type="float">
            <text:p>0.42</text:p>
          </table:table-cell>
          <table:table-cell table:formula="of:=[.G38]*((1000/[.B38])-[.H38])" office:value-type="float" office:value="0.03948" calcext:value-type="float">
            <text:p>0.04</text:p>
          </table:table-cell>
          <table:table-cell table:formula="of:=([.F38]/1000000)*(1000/[.B38])" office:value-type="float" office:value="0.00039501505" calcext:value-type="float">
            <text:p>0.0004</text:p>
          </table:table-cell>
          <table:table-cell table:formula="of:=[.C38]*2" office:value-type="float" office:value="537.26977" calcext:value-type="float">
            <text:p>537.2697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float" office:value="268.634885" calcext:value-type="float">
            <text:p>268.634885</text:p>
          </table:table-cell>
          <table:table-cell office:value-type="float" office:value="0.435" calcext:value-type="float">
            <text:p>0.435</text:p>
          </table:table-cell>
          <table:table-cell office:value-type="float" office:value="0.0082722" calcext:value-type="float">
            <text:p>8.27E-03</text:p>
          </table:table-cell>
          <table:table-cell table:style-name="Default" office:value-type="float" office:value="789.1108" calcext:value-type="float">
            <text:p>789.1108</text:p>
          </table:table-cell>
          <table:table-cell office:value-type="float" office:value="0.444" calcext:value-type="float">
            <text:p>0.444</text:p>
          </table:table-cell>
          <table:table-cell office:value-type="float" office:value="0.48" calcext:value-type="float">
            <text:p>0.48</text:p>
          </table:table-cell>
          <table:table-cell table:formula="of:=[.G39]*((1000/[.B39])-[.H39])" office:value-type="float" office:value="0.0335466666666667" calcext:value-type="float">
            <text:p>0.03</text:p>
          </table:table-cell>
          <table:table-cell table:formula="of:=([.F39]/1000000)*(1000/[.B39])" office:value-type="float" office:value="0.000438394888888889" calcext:value-type="float">
            <text:p>0.0004</text:p>
          </table:table-cell>
          <table:table-cell table:formula="of:=[.C39]*2" office:value-type="float" office:value="537.26977" calcext:value-type="float">
            <text:p>537.2697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268.634885" calcext:value-type="float">
            <text:p>268.634885</text:p>
          </table:table-cell>
          <table:table-cell office:value-type="float" office:value="0.3877" calcext:value-type="float">
            <text:p>0.3877</text:p>
          </table:table-cell>
          <table:table-cell office:value-type="float" office:value="0.0073886" calcext:value-type="float">
            <text:p>7.39E-03</text:p>
          </table:table-cell>
          <table:table-cell table:style-name="Default" office:value-type="float" office:value="789.1858" calcext:value-type="float">
            <text:p>789.1858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55" calcext:value-type="float">
            <text:p>0.55</text:p>
          </table:table-cell>
          <table:table-cell table:formula="of:=[.G40]*((1000/[.B40])-[.H40])" office:value-type="float" office:value="0.0296925" calcext:value-type="float">
            <text:p>0.03</text:p>
          </table:table-cell>
          <table:table-cell table:formula="of:=([.F40]/1000000)*(1000/[.B40])" office:value-type="float" office:value="0.000493241125" calcext:value-type="float">
            <text:p>0.0005</text:p>
          </table:table-cell>
          <table:table-cell table:formula="of:=[.C40]*2" office:value-type="float" office:value="537.26977" calcext:value-type="float">
            <text:p>537.2697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268.634885" calcext:value-type="float">
            <text:p>268.634885</text:p>
          </table:table-cell>
          <table:table-cell office:value-type="float" office:value="0.3393" calcext:value-type="float">
            <text:p>0.3393</text:p>
          </table:table-cell>
          <table:table-cell office:value-type="float" office:value="0.006465" calcext:value-type="float">
            <text:p>6.47E-03</text:p>
          </table:table-cell>
          <table:table-cell table:style-name="Default" office:value-type="float" office:value="789.1858" calcext:value-type="float">
            <text:p>789.1858</text:p>
          </table:table-cell>
          <table:table-cell office:value-type="float" office:value="0.3465" calcext:value-type="float">
            <text:p>0.3465</text:p>
          </table:table-cell>
          <table:table-cell office:value-type="float" office:value="0.64" calcext:value-type="float">
            <text:p>0.64</text:p>
          </table:table-cell>
          <table:table-cell table:formula="of:=[.G41]*((1000/[.B41])-[.H41])" office:value-type="float" office:value="0.02574" calcext:value-type="float">
            <text:p>0.03</text:p>
          </table:table-cell>
          <table:table-cell table:formula="of:=([.F41]/1000000)*(1000/[.B41])" office:value-type="float" office:value="0.000563704142857143" calcext:value-type="float">
            <text:p>0.0006</text:p>
          </table:table-cell>
          <table:table-cell table:formula="of:=[.C41]*2" office:value-type="float" office:value="537.26977" calcext:value-type="float">
            <text:p>537.2697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268.634885" calcext:value-type="float">
            <text:p>268.634885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0055414" calcext:value-type="float">
            <text:p>5.54E-03</text:p>
          </table:table-cell>
          <table:table-cell table:style-name="Default" office:value-type="float" office:value="789.1858" calcext:value-type="float">
            <text:p>789.1858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75" calcext:value-type="float">
            <text:p>0.75</text:p>
          </table:table-cell>
          <table:table-cell table:formula="of:=[.G42]*((1000/[.B42])-[.H42])" office:value-type="float" office:value="0.0247583333333333" calcext:value-type="float">
            <text:p>0.02</text:p>
          </table:table-cell>
          <table:table-cell table:formula="of:=([.F42]/1000000)*(1000/[.B42])" office:value-type="float" office:value="0.000657654833333333" calcext:value-type="float">
            <text:p>0.0007</text:p>
          </table:table-cell>
          <table:table-cell table:formula="of:=[.C42]*2" office:value-type="float" office:value="537.26977" calcext:value-type="float">
            <text:p>537.2697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68.634885" calcext:value-type="float">
            <text:p>268.63488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0046178" calcext:value-type="float">
            <text:p>4.62E-03</text:p>
          </table:table-cell>
          <table:table-cell table:style-name="Default" office:value-type="float" office:value="789.1858" calcext:value-type="float">
            <text:p>789.1858</text:p>
          </table:table-cell>
          <table:table-cell office:value-type="float" office:value="0.2477" calcext:value-type="float">
            <text:p>0.2477</text:p>
          </table:table-cell>
          <table:table-cell office:value-type="float" office:value="0.92" calcext:value-type="float">
            <text:p>0.92</text:p>
          </table:table-cell>
          <table:table-cell table:formula="of:=[.G43]*((1000/[.B43])-[.H43])" office:value-type="float" office:value="0.019816" calcext:value-type="float">
            <text:p>0.02</text:p>
          </table:table-cell>
          <table:table-cell table:formula="of:=([.F43]/1000000)*(1000/[.B43])" office:value-type="float" office:value="0.0007891858" calcext:value-type="float">
            <text:p>0.0008</text:p>
          </table:table-cell>
          <table:table-cell table:formula="of:=[.C43]*2" office:value-type="float" office:value="537.26977" calcext:value-type="float">
            <text:p>537.2697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268.634885" calcext:value-type="float">
            <text:p>268.634885</text:p>
          </table:table-cell>
          <table:table-cell office:value-type="float" office:value="0.1939" calcext:value-type="float">
            <text:p>0.1939</text:p>
          </table:table-cell>
          <table:table-cell office:value-type="float" office:value="0.0036943" calcext:value-type="float">
            <text:p>3.69E-03</text:p>
          </table:table-cell>
          <table:table-cell table:style-name="Default" office:value-type="float" office:value="789.1858" calcext:value-type="float">
            <text:p>789.1858</text:p>
          </table:table-cell>
          <table:table-cell office:value-type="float" office:value="0.1983" calcext:value-type="float">
            <text:p>0.1983</text:p>
          </table:table-cell>
          <table:table-cell office:value-type="float" office:value="1.17" calcext:value-type="float">
            <text:p>1.17</text:p>
          </table:table-cell>
          <table:table-cell table:formula="of:=[.G44]*((1000/[.B44])-[.H44])" office:value-type="float" office:value="0.015864" calcext:value-type="float">
            <text:p>0.02</text:p>
          </table:table-cell>
          <table:table-cell table:formula="of:=([.F44]/1000000)*(1000/[.B44])" office:value-type="float" office:value="0.00098648225" calcext:value-type="float">
            <text:p>0.0010</text:p>
          </table:table-cell>
          <table:table-cell table:formula="of:=[.C44]*2" office:value-type="float" office:value="537.26977" calcext:value-type="float">
            <text:p>537.2697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268.634885" calcext:value-type="float">
            <text:p>268.634885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27534" calcext:value-type="float">
            <text:p>2.75E-03</text:p>
          </table:table-cell>
          <table:table-cell table:style-name="Default" office:value-type="float" office:value="787.5679" calcext:value-type="float">
            <text:p>787.5679</text:p>
          </table:table-cell>
          <table:table-cell office:value-type="float" office:value="0.1485" calcext:value-type="float">
            <text:p>0.1485</text:p>
          </table:table-cell>
          <table:table-cell office:value-type="float" office:value="1.59" calcext:value-type="float">
            <text:p>1.59</text:p>
          </table:table-cell>
          <table:table-cell table:formula="of:=[.G45]*((1000/[.B45])-[.H45])" office:value-type="float" office:value="0.011385" calcext:value-type="float">
            <text:p>0.01</text:p>
          </table:table-cell>
          <table:table-cell table:formula="of:=([.F45]/1000000)*(1000/[.B45])" office:value-type="float" office:value="0.00131261316666667" calcext:value-type="float">
            <text:p>0.0013</text:p>
          </table:table-cell>
          <table:table-cell table:formula="of:=[.C45]*2" office:value-type="float" office:value="537.26977" calcext:value-type="float">
            <text:p>537.2697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268.634885" calcext:value-type="float">
            <text:p>268.634885</text:p>
          </table:table-cell>
          <table:table-cell table:style-name="ce6" office:value-type="float" office:value="0.096649" calcext:value-type="float">
            <text:p>9.66E-02</text:p>
          </table:table-cell>
          <table:table-cell office:value-type="float" office:value="0.0018249" calcext:value-type="float">
            <text:p>1.82E-03</text:p>
          </table:table-cell>
          <table:table-cell table:style-name="Default" office:value-type="float" office:value="786.7874" calcext:value-type="float">
            <text:p>786.7874</text:p>
          </table:table-cell>
          <table:table-cell table:style-name="ce6" office:value-type="float" office:value="0.099261" calcext:value-type="float">
            <text:p>9.93E-02</text:p>
          </table:table-cell>
          <table:table-cell office:value-type="float" office:value="2.42" calcext:value-type="float">
            <text:p>2.42</text:p>
          </table:table-cell>
          <table:table-cell table:formula="of:=[.G46]*((1000/[.B46])-[.H46])" office:value-type="float" office:value="0.00794088000000001" calcext:value-type="float">
            <text:p>0.01</text:p>
          </table:table-cell>
          <table:table-cell table:formula="of:=([.F46]/1000000)*(1000/[.B46])" office:value-type="float" office:value="0.0019669685" calcext:value-type="float">
            <text:p>0.0020</text:p>
          </table:table-cell>
          <table:table-cell table:formula="of:=[.C46]*2" office:value-type="float" office:value="537.26977" calcext:value-type="float">
            <text:p>537.2697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304.041606" calcext:value-type="float">
            <text:p>304.041606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010443" calcext:value-type="float">
            <text:p>1.04E-02</text:p>
          </table:table-cell>
          <table:table-cell table:style-name="Default" office:value-type="float" office:value="900.0252" calcext:value-type="float">
            <text:p>900.0252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42" calcext:value-type="float">
            <text:p>0.42</text:p>
          </table:table-cell>
          <table:table-cell table:formula="of:=[.G47]*((1000/[.B47])-[.H47])" office:value-type="float" office:value="0.042896" calcext:value-type="float">
            <text:p>0.04</text:p>
          </table:table-cell>
          <table:table-cell table:formula="of:=([.F47]/1000000)*(1000/[.B47])" office:value-type="float" office:value="0.0004500126" calcext:value-type="float">
            <text:p>0.0005</text:p>
          </table:table-cell>
          <table:table-cell table:formula="of:=[.C47]*2" office:value-type="float" office:value="608.083212" calcext:value-type="float">
            <text:p>608.0832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304.041606" calcext:value-type="float">
            <text:p>304.041606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0093985" calcext:value-type="float">
            <text:p>9.40E-03</text:p>
          </table:table-cell>
          <table:table-cell table:style-name="Default" office:value-type="float" office:value="900.0252" calcext:value-type="float">
            <text:p>900.0252</text:p>
          </table:table-cell>
          <table:table-cell office:value-type="float" office:value="0.4827" calcext:value-type="float">
            <text:p>0.4827</text:p>
          </table:table-cell>
          <table:table-cell office:value-type="float" office:value="0.48" calcext:value-type="float">
            <text:p>0.48</text:p>
          </table:table-cell>
          <table:table-cell table:formula="of:=[.G48]*((1000/[.B48])-[.H48])" office:value-type="float" office:value="0.0364706666666667" calcext:value-type="float">
            <text:p>0.04</text:p>
          </table:table-cell>
          <table:table-cell table:formula="of:=([.F48]/1000000)*(1000/[.B48])" office:value-type="float" office:value="0.000500014" calcext:value-type="float">
            <text:p>0.0005</text:p>
          </table:table-cell>
          <table:table-cell table:formula="of:=[.C48]*2" office:value-type="float" office:value="608.083212" calcext:value-type="float">
            <text:p>608.0832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304.041606" calcext:value-type="float">
            <text:p>304.041606</text:p>
          </table:table-cell>
          <table:table-cell office:value-type="float" office:value="0.42" calcext:value-type="float">
            <text:p>0.42</text:p>
          </table:table-cell>
          <table:table-cell office:value-type="float" office:value="0.0083756" calcext:value-type="float">
            <text:p>8.38E-03</text:p>
          </table:table-cell>
          <table:table-cell table:style-name="Default" office:value-type="float" office:value="900.0288" calcext:value-type="float">
            <text:p>900.0288</text:p>
          </table:table-cell>
          <table:table-cell office:value-type="float" office:value="0.4293" calcext:value-type="float">
            <text:p>0.4293</text:p>
          </table:table-cell>
          <table:table-cell office:value-type="float" office:value="0.55" calcext:value-type="float">
            <text:p>0.55</text:p>
          </table:table-cell>
          <table:table-cell table:formula="of:=[.G49]*((1000/[.B49])-[.H49])" office:value-type="float" office:value="0.0321975" calcext:value-type="float">
            <text:p>0.03</text:p>
          </table:table-cell>
          <table:table-cell table:formula="of:=([.F49]/1000000)*(1000/[.B49])" office:value-type="float" office:value="0.000562518" calcext:value-type="float">
            <text:p>0.0006</text:p>
          </table:table-cell>
          <table:table-cell table:formula="of:=[.C49]*2" office:value-type="float" office:value="608.083212" calcext:value-type="float">
            <text:p>608.0832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304.041606" calcext:value-type="float">
            <text:p>304.041606</text:p>
          </table:table-cell>
          <table:table-cell office:value-type="float" office:value="0.3675" calcext:value-type="float">
            <text:p>0.3675</text:p>
          </table:table-cell>
          <table:table-cell office:value-type="float" office:value="0.0073287" calcext:value-type="float">
            <text:p>7.33E-03</text:p>
          </table:table-cell>
          <table:table-cell table:style-name="Default" office:value-type="float" office:value="900.0288" calcext:value-type="float">
            <text:p>900.0288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63" calcext:value-type="float">
            <text:p>0.63</text:p>
          </table:table-cell>
          <table:table-cell table:formula="of:=[.G50]*((1000/[.B50])-[.H50])" office:value-type="float" office:value="0.0316745714285714" calcext:value-type="float">
            <text:p>0.03</text:p>
          </table:table-cell>
          <table:table-cell table:formula="of:=([.F50]/1000000)*(1000/[.B50])" office:value-type="float" office:value="0.000642877714285714" calcext:value-type="float">
            <text:p>0.0006</text:p>
          </table:table-cell>
          <table:table-cell table:formula="of:=[.C50]*2" office:value-type="float" office:value="608.083212" calcext:value-type="float">
            <text:p>608.0832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304.041606" calcext:value-type="float">
            <text:p>304.041606</text:p>
          </table:table-cell>
          <table:table-cell office:value-type="float" office:value="0.315" calcext:value-type="float">
            <text:p>0.315</text:p>
          </table:table-cell>
          <table:table-cell office:value-type="float" office:value="0.0062817" calcext:value-type="float">
            <text:p>6.28E-03</text:p>
          </table:table-cell>
          <table:table-cell table:style-name="Default" office:value-type="float" office:value="900.0288" calcext:value-type="float">
            <text:p>900.0288</text:p>
          </table:table-cell>
          <table:table-cell office:value-type="float" office:value="0.3222" calcext:value-type="float">
            <text:p>0.3222</text:p>
          </table:table-cell>
          <table:table-cell office:value-type="float" office:value="0.75" calcext:value-type="float">
            <text:p>0.75</text:p>
          </table:table-cell>
          <table:table-cell table:formula="of:=[.G51]*((1000/[.B51])-[.H51])" office:value-type="float" office:value="0.02685" calcext:value-type="float">
            <text:p>0.03</text:p>
          </table:table-cell>
          <table:table-cell table:formula="of:=([.F51]/1000000)*(1000/[.B51])" office:value-type="float" office:value="0.000750024" calcext:value-type="float">
            <text:p>0.0008</text:p>
          </table:table-cell>
          <table:table-cell table:formula="of:=[.C51]*2" office:value-type="float" office:value="608.083212" calcext:value-type="float">
            <text:p>608.0832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304.041606" calcext:value-type="float">
            <text:p>304.041606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0052334" calcext:value-type="float">
            <text:p>5.23E-03</text:p>
          </table:table-cell>
          <table:table-cell table:style-name="Default" office:value-type="float" office:value="899.5052" calcext:value-type="float">
            <text:p>899.5052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92" calcext:value-type="float">
            <text:p>0.92</text:p>
          </table:table-cell>
          <table:table-cell table:formula="of:=[.G52]*((1000/[.B52])-[.H52])" office:value-type="float" office:value="0.021488" calcext:value-type="float">
            <text:p>0.02</text:p>
          </table:table-cell>
          <table:table-cell table:formula="of:=([.F52]/1000000)*(1000/[.B52])" office:value-type="float" office:value="0.0008995052" calcext:value-type="float">
            <text:p>0.0009</text:p>
          </table:table-cell>
          <table:table-cell table:formula="of:=[.C52]*2" office:value-type="float" office:value="608.083212" calcext:value-type="float">
            <text:p>608.0832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304.041606" calcext:value-type="float">
            <text:p>304.041606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0041947" calcext:value-type="float">
            <text:p>4.19E-03</text:p>
          </table:table-cell>
          <table:table-cell table:style-name="Default" office:value-type="float" office:value="899.8622" calcext:value-type="float">
            <text:p>899.8622</text:p>
          </table:table-cell>
          <table:table-cell office:value-type="float" office:value="0.2153" calcext:value-type="float">
            <text:p>0.2153</text:p>
          </table:table-cell>
          <table:table-cell office:value-type="float" office:value="1.17" calcext:value-type="float">
            <text:p>1.17</text:p>
          </table:table-cell>
          <table:table-cell table:formula="of:=[.G53]*((1000/[.B53])-[.H53])" office:value-type="float" office:value="0.017224" calcext:value-type="float">
            <text:p>0.02</text:p>
          </table:table-cell>
          <table:table-cell table:formula="of:=([.F53]/1000000)*(1000/[.B53])" office:value-type="float" office:value="0.00112482775" calcext:value-type="float">
            <text:p>0.0011</text:p>
          </table:table-cell>
          <table:table-cell table:formula="of:=[.C53]*2" office:value-type="float" office:value="608.083212" calcext:value-type="float">
            <text:p>608.0832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304.041606" calcext:value-type="float">
            <text:p>304.041606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0031411" calcext:value-type="float">
            <text:p>3.14E-03</text:p>
          </table:table-cell>
          <table:table-cell table:style-name="Default" office:value-type="float" office:value="898.6285" calcext:value-type="float">
            <text:p>898.6285</text:p>
          </table:table-cell>
          <table:table-cell office:value-type="float" office:value="0.1617" calcext:value-type="float">
            <text:p>0.1617</text:p>
          </table:table-cell>
          <table:table-cell office:value-type="float" office:value="1.59" calcext:value-type="float">
            <text:p>1.59</text:p>
          </table:table-cell>
          <table:table-cell table:formula="of:=[.G54]*((1000/[.B54])-[.H54])" office:value-type="float" office:value="0.012397" calcext:value-type="float">
            <text:p>0.01</text:p>
          </table:table-cell>
          <table:table-cell table:formula="of:=([.F54]/1000000)*(1000/[.B54])" office:value-type="float" office:value="0.00149771416666667" calcext:value-type="float">
            <text:p>0.0015</text:p>
          </table:table-cell>
          <table:table-cell table:formula="of:=[.C54]*2" office:value-type="float" office:value="608.083212" calcext:value-type="float">
            <text:p>608.0832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304.041606" calcext:value-type="float">
            <text:p>304.041606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02018" calcext:value-type="float">
            <text:p>2.02E-03</text:p>
          </table:table-cell>
          <table:table-cell table:style-name="Default" office:value-type="float" office:value="898.0262" calcext:value-type="float">
            <text:p>898.0262</text:p>
          </table:table-cell>
          <table:table-cell office:value-type="float" office:value="0.1065" calcext:value-type="float">
            <text:p>0.1065</text:p>
          </table:table-cell>
          <table:table-cell office:value-type="float" office:value="2.42" calcext:value-type="float">
            <text:p>2.42</text:p>
          </table:table-cell>
          <table:table-cell table:formula="of:=[.G55]*((1000/[.B55])-[.H55])" office:value-type="float" office:value="0.00852000000000001" calcext:value-type="float">
            <text:p>0.01</text:p>
          </table:table-cell>
          <table:table-cell table:formula="of:=([.F55]/1000000)*(1000/[.B55])" office:value-type="float" office:value="0.0022450655" calcext:value-type="float">
            <text:p>0.0022</text:p>
          </table:table-cell>
          <table:table-cell table:formula="of:=[.C55]*2" office:value-type="float" office:value="608.083212" calcext:value-type="float">
            <text:p>608.0832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350.645767" calcext:value-type="float">
            <text:p>350.645767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011638" calcext:value-type="float">
            <text:p>1.16E-02</text:p>
          </table:table-cell>
          <table:table-cell office:value-type="float" office:value="1032.7" calcext:value-type="float">
            <text:p>1.03E+03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4" calcext:value-type="float">
            <text:p>0.4</text:p>
          </table:table-cell>
          <table:table-cell table:formula="of:=[.G56]*((1000/[.B56])-[.H56])" office:value-type="float" office:value="0.05783" calcext:value-type="float">
            <text:p>0.06</text:p>
          </table:table-cell>
          <table:table-cell table:formula="of:=([.F56]/1000000)*(1000/[.B56])" office:value-type="float" office:value="0.00051635" calcext:value-type="float">
            <text:p>0.0005</text:p>
          </table:table-cell>
          <table:table-cell table:formula="of:=[.C56]*2" office:value-type="float" office:value="701.291534" calcext:value-type="float">
            <text:p>701.29153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350.645767" calcext:value-type="float">
            <text:p>350.645767</text:p>
          </table:table-cell>
          <table:table-cell office:value-type="float" office:value="0.5089" calcext:value-type="float">
            <text:p>0.5089</text:p>
          </table:table-cell>
          <table:table-cell office:value-type="float" office:value="0.010403" calcext:value-type="float">
            <text:p>1.04E-02</text:p>
          </table:table-cell>
          <table:table-cell office:value-type="float" office:value="1032" calcext:value-type="float">
            <text:p>1.03E+03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46" calcext:value-type="float">
            <text:p>0.46</text:p>
          </table:table-cell>
          <table:table-cell table:formula="of:=[.G57]*((1000/[.B57])-[.H57])" office:value-type="float" office:value="0.0497271111111111" calcext:value-type="float">
            <text:p>0.05</text:p>
          </table:table-cell>
          <table:table-cell table:formula="of:=([.F57]/1000000)*(1000/[.B57])" office:value-type="float" office:value="0.000573333333333333" calcext:value-type="float">
            <text:p>0.0006</text:p>
          </table:table-cell>
          <table:table-cell table:formula="of:=[.C57]*2" office:value-type="float" office:value="701.291534" calcext:value-type="float">
            <text:p>701.29153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350.645767" calcext:value-type="float">
            <text:p>350.645767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0092408" calcext:value-type="float">
            <text:p>9.24E-03</text:p>
          </table:table-cell>
          <table:table-cell office:value-type="float" office:value="1031.7" calcext:value-type="float">
            <text:p>1.03E+03</text:p>
          </table:table-cell>
          <table:table-cell office:value-type="float" office:value="0.4627" calcext:value-type="float">
            <text:p>0.4627</text:p>
          </table:table-cell>
          <table:table-cell office:value-type="float" office:value="0.53" calcext:value-type="float">
            <text:p>0.53</text:p>
          </table:table-cell>
          <table:table-cell table:formula="of:=[.G58]*((1000/[.B58])-[.H58])" office:value-type="float" office:value="0.0439565" calcext:value-type="float">
            <text:p>0.04</text:p>
          </table:table-cell>
          <table:table-cell table:formula="of:=([.F58]/1000000)*(1000/[.B58])" office:value-type="float" office:value="0.0006448125" calcext:value-type="float">
            <text:p>0.0006</text:p>
          </table:table-cell>
          <table:table-cell table:formula="of:=[.C58]*2" office:value-type="float" office:value="701.291534" calcext:value-type="float">
            <text:p>701.29153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350.645767" calcext:value-type="float">
            <text:p>350.645767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0080857" calcext:value-type="float">
            <text:p>8.09E-03</text:p>
          </table:table-cell>
          <table:table-cell office:value-type="float" office:value="1031.7" calcext:value-type="float">
            <text:p>1.03E+03</text:p>
          </table:table-cell>
          <table:table-cell office:value-type="float" office:value="0.405" calcext:value-type="float">
            <text:p>0.405</text:p>
          </table:table-cell>
          <table:table-cell office:value-type="float" office:value="0.62" calcext:value-type="float">
            <text:p>0.62</text:p>
          </table:table-cell>
          <table:table-cell table:formula="of:=[.G59]*((1000/[.B59])-[.H59])" office:value-type="float" office:value="0.0381857142857143" calcext:value-type="float">
            <text:p>0.04</text:p>
          </table:table-cell>
          <table:table-cell table:formula="of:=([.F59]/1000000)*(1000/[.B59])" office:value-type="float" office:value="0.000736928571428571" calcext:value-type="float">
            <text:p>0.0007</text:p>
          </table:table-cell>
          <table:table-cell table:formula="of:=[.C59]*2" office:value-type="float" office:value="701.291534" calcext:value-type="float">
            <text:p>701.29153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50.645767" calcext:value-type="float">
            <text:p>350.645767</text:p>
          </table:table-cell>
          <table:table-cell office:value-type="float" office:value="0.3393" calcext:value-type="float">
            <text:p>0.3393</text:p>
          </table:table-cell>
          <table:table-cell office:value-type="float" office:value="0.0069306" calcext:value-type="float">
            <text:p>6.93E-03</text:p>
          </table:table-cell>
          <table:table-cell office:value-type="float" office:value="1031.7" calcext:value-type="float">
            <text:p>1.03E+03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74" calcext:value-type="float">
            <text:p>0.74</text:p>
          </table:table-cell>
          <table:table-cell table:formula="of:=[.G60]*((1000/[.B60])-[.H60])" office:value-type="float" office:value="0.0324146666666667" calcext:value-type="float">
            <text:p>0.03</text:p>
          </table:table-cell>
          <table:table-cell table:formula="of:=([.F60]/1000000)*(1000/[.B60])" office:value-type="float" office:value="0.00085975" calcext:value-type="float">
            <text:p>0.0009</text:p>
          </table:table-cell>
          <table:table-cell table:formula="of:=[.C60]*2" office:value-type="float" office:value="701.291534" calcext:value-type="float">
            <text:p>701.29153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350.645767" calcext:value-type="float">
            <text:p>350.645767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0057755" calcext:value-type="float">
            <text:p>5.78E-03</text:p>
          </table:table-cell>
          <table:table-cell office:value-type="float" office:value="1031.7" calcext:value-type="float">
            <text:p>1.03E+03</text:p>
          </table:table-cell>
          <table:table-cell office:value-type="float" office:value="0.2896" calcext:value-type="float">
            <text:p>0.2896</text:p>
          </table:table-cell>
          <table:table-cell office:value-type="float" office:value="0.9" calcext:value-type="float">
            <text:p>0.9</text:p>
          </table:table-cell>
          <table:table-cell table:formula="of:=[.G61]*((1000/[.B61])-[.H61])" office:value-type="float" office:value="0.02896" calcext:value-type="float">
            <text:p>0.03</text:p>
          </table:table-cell>
          <table:table-cell table:formula="of:=([.F61]/1000000)*(1000/[.B61])" office:value-type="float" office:value="0.0010317" calcext:value-type="float">
            <text:p>0.0010</text:p>
          </table:table-cell>
          <table:table-cell table:formula="of:=[.C61]*2" office:value-type="float" office:value="701.291534" calcext:value-type="float">
            <text:p>701.29153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350.645767" calcext:value-type="float">
            <text:p>350.645767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0046204" calcext:value-type="float">
            <text:p>4.62E-03</text:p>
          </table:table-cell>
          <table:table-cell office:value-type="float" office:value="1031.7" calcext:value-type="float">
            <text:p>1.03E+03</text:p>
          </table:table-cell>
          <table:table-cell office:value-type="float" office:value="0.2319" calcext:value-type="float">
            <text:p>0.2319</text:p>
          </table:table-cell>
          <table:table-cell office:value-type="float" office:value="1.15" calcext:value-type="float">
            <text:p>1.15</text:p>
          </table:table-cell>
          <table:table-cell table:formula="of:=[.G62]*((1000/[.B62])-[.H62])" office:value-type="float" office:value="0.02319" calcext:value-type="float">
            <text:p>0.02</text:p>
          </table:table-cell>
          <table:table-cell table:formula="of:=([.F62]/1000000)*(1000/[.B62])" office:value-type="float" office:value="0.001289625" calcext:value-type="float">
            <text:p>0.0013</text:p>
          </table:table-cell>
          <table:table-cell table:formula="of:=[.C62]*2" office:value-type="float" office:value="701.291534" calcext:value-type="float">
            <text:p>701.29153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350.645767" calcext:value-type="float">
            <text:p>350.645767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0034653" calcext:value-type="float">
            <text:p>3.47E-03</text:p>
          </table:table-cell>
          <table:table-cell office:value-type="float" office:value="1030.8" calcext:value-type="float">
            <text:p>1.03E+03</text:p>
          </table:table-cell>
          <table:table-cell office:value-type="float" office:value="0.1741" calcext:value-type="float">
            <text:p>0.1741</text:p>
          </table:table-cell>
          <table:table-cell office:value-type="float" office:value="1.57" calcext:value-type="float">
            <text:p>1.57</text:p>
          </table:table-cell>
          <table:table-cell table:formula="of:=[.G63]*((1000/[.B63])-[.H63])" office:value-type="float" office:value="0.0168296666666667" calcext:value-type="float">
            <text:p>0.02</text:p>
          </table:table-cell>
          <table:table-cell table:formula="of:=([.F63]/1000000)*(1000/[.B63])" office:value-type="float" office:value="0.001718" calcext:value-type="float">
            <text:p>0.0017</text:p>
          </table:table-cell>
          <table:table-cell table:formula="of:=[.C63]*2" office:value-type="float" office:value="701.291534" calcext:value-type="float">
            <text:p>701.29153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350.645767" calcext:value-type="float">
            <text:p>350.645767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022975" calcext:value-type="float">
            <text:p>2.30E-03</text:p>
          </table:table-cell>
          <table:table-cell office:value-type="float" office:value="1029.6" calcext:value-type="float">
            <text:p>1.03E+03</text:p>
          </table:table-cell>
          <table:table-cell office:value-type="float" office:value="0.1158" calcext:value-type="float">
            <text:p>0.1158</text:p>
          </table:table-cell>
          <table:table-cell office:value-type="float" office:value="2.4" calcext:value-type="float">
            <text:p>2.4</text:p>
          </table:table-cell>
          <table:table-cell table:formula="of:=[.G64]*((1000/[.B64])-[.H64])" office:value-type="float" office:value="0.01158" calcext:value-type="float">
            <text:p>0.01</text:p>
          </table:table-cell>
          <table:table-cell table:formula="of:=([.F64]/1000000)*(1000/[.B64])" office:value-type="float" office:value="0.002574" calcext:value-type="float">
            <text:p>0.0026</text:p>
          </table:table-cell>
          <table:table-cell table:formula="of:=[.C64]*2" office:value-type="float" office:value="701.291534" calcext:value-type="float">
            <text:p>701.29153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392.532487" calcext:value-type="float">
            <text:p>392.532487</text:p>
          </table:table-cell>
          <table:table-cell office:value-type="float" office:value="0.5191" calcext:value-type="float">
            <text:p>0.5191</text:p>
          </table:table-cell>
          <table:table-cell office:value-type="float" office:value="0.010264" calcext:value-type="float">
            <text:p>1.03E-02</text:p>
          </table:table-cell>
          <table:table-cell office:value-type="float" office:value="1146.1" calcext:value-type="float">
            <text:p>1.15E+03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4" calcext:value-type="float">
            <text:p>0.4</text:p>
          </table:table-cell>
          <table:table-cell table:formula="of:=[.G65]*((1000/[.B65])-[.H65])" office:value-type="float" office:value="0.05305" calcext:value-type="float">
            <text:p>0.05</text:p>
          </table:table-cell>
          <table:table-cell table:formula="of:=([.F65]/1000000)*(1000/[.B65])" office:value-type="float" office:value="0.00057305" calcext:value-type="float">
            <text:p>0.0006</text:p>
          </table:table-cell>
          <table:table-cell table:formula="of:=[.C65]*2" office:value-type="float" office:value="785.064974" calcext:value-type="float">
            <text:p>785.06497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0" calcext:value-type="float">
            <text:p>1800</text:p>
          </table:table-cell>
          <table:table-cell office:value-type="float" office:value="392.532487" calcext:value-type="float">
            <text:p>392.53248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0092299" calcext:value-type="float">
            <text:p>9.23E-03</text:p>
          </table:table-cell>
          <table:table-cell office:value-type="float" office:value="1145.7" calcext:value-type="float">
            <text:p>1.15E+03</text:p>
          </table:table-cell>
          <table:table-cell office:value-type="float" office:value="0.4776" calcext:value-type="float">
            <text:p>0.4776</text:p>
          </table:table-cell>
          <table:table-cell office:value-type="float" office:value="0.45" calcext:value-type="float">
            <text:p>0.45</text:p>
          </table:table-cell>
          <table:table-cell table:formula="of:=[.G66]*((1000/[.B66])-[.H66])" office:value-type="float" office:value="0.0504133333333333" calcext:value-type="float">
            <text:p>0.05</text:p>
          </table:table-cell>
          <table:table-cell table:formula="of:=([.F66]/1000000)*(1000/[.B66])" office:value-type="float" office:value="0.0006365" calcext:value-type="float">
            <text:p>0.0006</text:p>
          </table:table-cell>
          <table:table-cell table:formula="of:=[.C66]*2" office:value-type="float" office:value="785.064974" calcext:value-type="float">
            <text:p>785.06497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392.532487" calcext:value-type="float">
            <text:p>392.532487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0081989" calcext:value-type="float">
            <text:p>8.20E-03</text:p>
          </table:table-cell>
          <table:table-cell office:value-type="float" office:value="1145.1" calcext:value-type="float">
            <text:p>1.15E+03</text:p>
          </table:table-cell>
          <table:table-cell office:value-type="float" office:value="0.4246" calcext:value-type="float">
            <text:p>0.4246</text:p>
          </table:table-cell>
          <table:table-cell office:value-type="float" office:value="0.52" calcext:value-type="float">
            <text:p>0.52</text:p>
          </table:table-cell>
          <table:table-cell table:formula="of:=[.G67]*((1000/[.B67])-[.H67])" office:value-type="float" office:value="0.044583" calcext:value-type="float">
            <text:p>0.04</text:p>
          </table:table-cell>
          <table:table-cell table:formula="of:=([.F67]/1000000)*(1000/[.B67])" office:value-type="float" office:value="0.0007156875" calcext:value-type="float">
            <text:p>0.0007</text:p>
          </table:table-cell>
          <table:table-cell table:formula="of:=[.C67]*2" office:value-type="float" office:value="785.064974" calcext:value-type="float">
            <text:p>785.06497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392.532487" calcext:value-type="float">
            <text:p>392.532487</text:p>
          </table:table-cell>
          <table:table-cell office:value-type="float" office:value="0.3634" calcext:value-type="float">
            <text:p>0.3634</text:p>
          </table:table-cell>
          <table:table-cell office:value-type="float" office:value="0.0071741" calcext:value-type="float">
            <text:p>7.17E-03</text:p>
          </table:table-cell>
          <table:table-cell office:value-type="float" office:value="1145.1" calcext:value-type="float">
            <text:p>1.15E+03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61" calcext:value-type="float">
            <text:p>0.61</text:p>
          </table:table-cell>
          <table:table-cell table:formula="of:=[.G68]*((1000/[.B68])-[.H68])" office:value-type="float" office:value="0.038763" calcext:value-type="float">
            <text:p>0.04</text:p>
          </table:table-cell>
          <table:table-cell table:formula="of:=([.F68]/1000000)*(1000/[.B68])" office:value-type="float" office:value="0.000817928571428571" calcext:value-type="float">
            <text:p>0.0008</text:p>
          </table:table-cell>
          <table:table-cell table:formula="of:=[.C68]*2" office:value-type="float" office:value="785.064974" calcext:value-type="float">
            <text:p>785.06497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0" calcext:value-type="float">
            <text:p>1200</text:p>
          </table:table-cell>
          <table:table-cell office:value-type="float" office:value="392.532487" calcext:value-type="float">
            <text:p>392.532487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0061492" calcext:value-type="float">
            <text:p>6.15E-03</text:p>
          </table:table-cell>
          <table:table-cell office:value-type="float" office:value="1145.1" calcext:value-type="float">
            <text:p>1.15E+03</text:p>
          </table:table-cell>
          <table:table-cell office:value-type="float" office:value="0.3188" calcext:value-type="float">
            <text:p>0.3188</text:p>
          </table:table-cell>
          <table:table-cell office:value-type="float" office:value="0.73" calcext:value-type="float">
            <text:p>0.73</text:p>
          </table:table-cell>
          <table:table-cell table:formula="of:=[.G69]*((1000/[.B69])-[.H69])" office:value-type="float" office:value="0.0329426666666667" calcext:value-type="float">
            <text:p>0.03</text:p>
          </table:table-cell>
          <table:table-cell table:formula="of:=([.F69]/1000000)*(1000/[.B69])" office:value-type="float" office:value="0.00095425" calcext:value-type="float">
            <text:p>0.0010</text:p>
          </table:table-cell>
          <table:table-cell table:formula="of:=[.C69]*2" office:value-type="float" office:value="785.064974" calcext:value-type="float">
            <text:p>785.06497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392.532487" calcext:value-type="float">
            <text:p>392.532487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0051393" calcext:value-type="float">
            <text:p>5.14E-03</text:p>
          </table:table-cell>
          <table:table-cell office:value-type="float" office:value="1146.5" calcext:value-type="float">
            <text:p>1.15E+03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9" calcext:value-type="float">
            <text:p>0.9</text:p>
          </table:table-cell>
          <table:table-cell table:formula="of:=[.G70]*((1000/[.B70])-[.H70])" office:value-type="float" office:value="0.02666" calcext:value-type="float">
            <text:p>0.03</text:p>
          </table:table-cell>
          <table:table-cell table:formula="of:=([.F70]/1000000)*(1000/[.B70])" office:value-type="float" office:value="0.0011465" calcext:value-type="float">
            <text:p>0.0011</text:p>
          </table:table-cell>
          <table:table-cell table:formula="of:=[.C70]*2" office:value-type="float" office:value="785.064974" calcext:value-type="float">
            <text:p>785.06497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office:value-type="float" office:value="392.584327" calcext:value-type="float">
            <text:p>392.584327</text:p>
          </table:table-cell>
          <table:table-cell office:value-type="float" office:value="0.2082" calcext:value-type="float">
            <text:p>0.2082</text:p>
          </table:table-cell>
          <table:table-cell office:value-type="float" office:value="0.0041005" calcext:value-type="float">
            <text:p>4.10E-03</text:p>
          </table:table-cell>
          <table:table-cell office:value-type="float" office:value="1146.4" calcext:value-type="float">
            <text:p>1.15E+03</text:p>
          </table:table-cell>
          <table:table-cell office:value-type="float" office:value="0.2135" calcext:value-type="float">
            <text:p>0.2135</text:p>
          </table:table-cell>
          <table:table-cell office:value-type="float" office:value="1.15" calcext:value-type="float">
            <text:p>1.15</text:p>
          </table:table-cell>
          <table:table-cell table:formula="of:=[.G71]*((1000/[.B71])-[.H71])" office:value-type="float" office:value="0.02135" calcext:value-type="float">
            <text:p>0.02</text:p>
          </table:table-cell>
          <table:table-cell table:formula="of:=([.F71]/1000000)*(1000/[.B71])" office:value-type="float" office:value="0.001433" calcext:value-type="float">
            <text:p>0.0014</text:p>
          </table:table-cell>
          <table:table-cell table:formula="of:=[.C71]*2" office:value-type="float" office:value="785.168654" calcext:value-type="float">
            <text:p>785.16865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office:value-type="float" office:value="392.532487" calcext:value-type="float">
            <text:p>392.532487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0030797" calcext:value-type="float">
            <text:p>3.08E-03</text:p>
          </table:table-cell>
          <table:table-cell office:value-type="float" office:value="1145.4" calcext:value-type="float">
            <text:p>1.15E+03</text:p>
          </table:table-cell>
          <table:table-cell office:value-type="float" office:value="0.1604" calcext:value-type="float">
            <text:p>0.1604</text:p>
          </table:table-cell>
          <table:table-cell office:value-type="float" office:value="1.56" calcext:value-type="float">
            <text:p>1.56</text:p>
          </table:table-cell>
          <table:table-cell table:formula="of:=[.G72]*((1000/[.B72])-[.H72])" office:value-type="float" office:value="0.0171093333333333" calcext:value-type="float">
            <text:p>0.02</text:p>
          </table:table-cell>
          <table:table-cell table:formula="of:=([.F72]/1000000)*(1000/[.B72])" office:value-type="float" office:value="0.001909" calcext:value-type="float">
            <text:p>0.0019</text:p>
          </table:table-cell>
          <table:table-cell table:formula="of:=[.C72]*2" office:value-type="float" office:value="785.064974" calcext:value-type="float">
            <text:p>785.06497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392.532487" calcext:value-type="float">
            <text:p>392.532487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0020396" calcext:value-type="float">
            <text:p>2.04E-03</text:p>
          </table:table-cell>
          <table:table-cell office:value-type="float" office:value="1145.3" calcext:value-type="float">
            <text:p>1.15E+03</text:p>
          </table:table-cell>
          <table:table-cell office:value-type="float" office:value="0.1073" calcext:value-type="float">
            <text:p>0.1073</text:p>
          </table:table-cell>
          <table:table-cell office:value-type="float" office:value="2.4" calcext:value-type="float">
            <text:p>2.4</text:p>
          </table:table-cell>
          <table:table-cell table:formula="of:=[.G73]*((1000/[.B73])-[.H73])" office:value-type="float" office:value="0.01073" calcext:value-type="float">
            <text:p>0.01</text:p>
          </table:table-cell>
          <table:table-cell table:formula="of:=([.F73]/1000000)*(1000/[.B73])" office:value-type="float" office:value="0.00286325" calcext:value-type="float">
            <text:p>0.0029</text:p>
          </table:table-cell>
          <table:table-cell table:formula="of:=[.C73]*2" office:value-type="float" office:value="785.064974" calcext:value-type="float">
            <text:p>785.06497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427.213448" calcext:value-type="float">
            <text:p>427.213448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011009" calcext:value-type="float">
            <text:p>1.10E-02</text:p>
          </table:table-cell>
          <table:table-cell office:value-type="float" office:value="1257" calcext:value-type="float">
            <text:p>1.26E+03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4" calcext:value-type="float">
            <text:p>0.4</text:p>
          </table:table-cell>
          <table:table-cell table:formula="of:=[.G74]*((1000/[.B74])-[.H74])" office:value-type="float" office:value="0.05598" calcext:value-type="float">
            <text:p>0.06</text:p>
          </table:table-cell>
          <table:table-cell table:formula="of:=([.F74]/1000000)*(1000/[.B74])" office:value-type="float" office:value="0.0006285" calcext:value-type="float">
            <text:p>0.0006</text:p>
          </table:table-cell>
          <table:table-cell table:formula="of:=[.C74]*2" office:value-type="float" office:value="854.426896" calcext:value-type="float">
            <text:p>854.4268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427.213448" calcext:value-type="float">
            <text:p>427.213448</text:p>
          </table:table-cell>
          <table:table-cell office:value-type="float" office:value="0.4969" calcext:value-type="float">
            <text:p>0.4969</text:p>
          </table:table-cell>
          <table:table-cell office:value-type="float" office:value="0.010008" calcext:value-type="float">
            <text:p>1.00E-02</text:p>
          </table:table-cell>
          <table:table-cell office:value-type="float" office:value="1256.2" calcext:value-type="float">
            <text:p>1.26E+03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45" calcext:value-type="float">
            <text:p>0.45</text:p>
          </table:table-cell>
          <table:table-cell table:formula="of:=[.G75]*((1000/[.B75])-[.H75])" office:value-type="float" office:value="0.0536433333333333" calcext:value-type="float">
            <text:p>0.05</text:p>
          </table:table-cell>
          <table:table-cell table:formula="of:=([.F75]/1000000)*(1000/[.B75])" office:value-type="float" office:value="0.000697888888888889" calcext:value-type="float">
            <text:p>0.0007</text:p>
          </table:table-cell>
          <table:table-cell table:formula="of:=[.C75]*2" office:value-type="float" office:value="854.426896" calcext:value-type="float">
            <text:p>854.4268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427.213448" calcext:value-type="float">
            <text:p>427.213448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0088888" calcext:value-type="float">
            <text:p>8.89E-03</text:p>
          </table:table-cell>
          <table:table-cell office:value-type="float" office:value="1255.9" calcext:value-type="float">
            <text:p>1.26E+03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52" calcext:value-type="float">
            <text:p>0.52</text:p>
          </table:table-cell>
          <table:table-cell table:formula="of:=[.G76]*((1000/[.B76])-[.H76])" office:value-type="float" office:value="0.0474495" calcext:value-type="float">
            <text:p>0.05</text:p>
          </table:table-cell>
          <table:table-cell table:formula="of:=([.F76]/1000000)*(1000/[.B76])" office:value-type="float" office:value="0.0007849375" calcext:value-type="float">
            <text:p>0.0008</text:p>
          </table:table-cell>
          <table:table-cell table:formula="of:=[.C76]*2" office:value-type="float" office:value="854.426896" calcext:value-type="float">
            <text:p>854.4268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0" calcext:value-type="float">
            <text:p>1400</text:p>
          </table:table-cell>
          <table:table-cell office:value-type="float" office:value="427.213448" calcext:value-type="float">
            <text:p>427.213448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0077865" calcext:value-type="float">
            <text:p>7.79E-03</text:p>
          </table:table-cell>
          <table:table-cell office:value-type="float" office:value="1257.1" calcext:value-type="float">
            <text:p>1.26E+03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61" calcext:value-type="float">
            <text:p>0.61</text:p>
          </table:table-cell>
          <table:table-cell table:formula="of:=[.G77]*((1000/[.B77])-[.H77])" office:value-type="float" office:value="0.0412554285714286" calcext:value-type="float">
            <text:p>0.04</text:p>
          </table:table-cell>
          <table:table-cell table:formula="of:=([.F77]/1000000)*(1000/[.B77])" office:value-type="float" office:value="0.000897928571428571" calcext:value-type="float">
            <text:p>0.0009</text:p>
          </table:table-cell>
          <table:table-cell table:formula="of:=[.C77]*2" office:value-type="float" office:value="854.426896" calcext:value-type="float">
            <text:p>854.4268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office:value-type="float" office:value="427.213448" calcext:value-type="float">
            <text:p>427.213448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0066742" calcext:value-type="float">
            <text:p>6.67E-03</text:p>
          </table:table-cell>
          <table:table-cell office:value-type="float" office:value="1257.1" calcext:value-type="float">
            <text:p>1.26E+03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73" calcext:value-type="float">
            <text:p>0.73</text:p>
          </table:table-cell>
          <table:table-cell table:formula="of:=[.G78]*((1000/[.B78])-[.H78])" office:value-type="float" office:value="0.0350506666666667" calcext:value-type="float">
            <text:p>0.04</text:p>
          </table:table-cell>
          <table:table-cell table:formula="of:=([.F78]/1000000)*(1000/[.B78])" office:value-type="float" office:value="0.00104758333333333" calcext:value-type="float">
            <text:p>0.0010</text:p>
          </table:table-cell>
          <table:table-cell table:formula="of:=[.C78]*2" office:value-type="float" office:value="854.426896" calcext:value-type="float">
            <text:p>854.4268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427.213448" calcext:value-type="float">
            <text:p>427.213448</text:p>
          </table:table-cell>
          <table:table-cell office:value-type="float" office:value="0.2761" calcext:value-type="float">
            <text:p>0.2761</text:p>
          </table:table-cell>
          <table:table-cell office:value-type="float" office:value="0.0055618" calcext:value-type="float">
            <text:p>5.56E-03</text:p>
          </table:table-cell>
          <table:table-cell office:value-type="float" office:value="1256.9" calcext:value-type="float">
            <text:p>1.26E+03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9" calcext:value-type="float">
            <text:p>0.9</text:p>
          </table:table-cell>
          <table:table-cell table:formula="of:=[.G79]*((1000/[.B79])-[.H79])" office:value-type="float" office:value="0.02829" calcext:value-type="float">
            <text:p>0.03</text:p>
          </table:table-cell>
          <table:table-cell table:formula="of:=([.F79]/1000000)*(1000/[.B79])" office:value-type="float" office:value="0.0012569" calcext:value-type="float">
            <text:p>0.0013</text:p>
          </table:table-cell>
          <table:table-cell table:formula="of:=[.C79]*2" office:value-type="float" office:value="854.426896" calcext:value-type="float">
            <text:p>854.4268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427.265288" calcext:value-type="float">
            <text:p>427.265288</text:p>
          </table:table-cell>
          <table:table-cell office:value-type="float" office:value="0.219" calcext:value-type="float">
            <text:p>0.219</text:p>
          </table:table-cell>
          <table:table-cell office:value-type="float" office:value="0.0043968" calcext:value-type="float">
            <text:p>4.40E-03</text:p>
          </table:table-cell>
          <table:table-cell office:value-type="float" office:value="1257.8" calcext:value-type="float">
            <text:p>1.26E+03</text:p>
          </table:table-cell>
          <table:table-cell office:value-type="float" office:value="0.2247" calcext:value-type="float">
            <text:p>0.2247</text:p>
          </table:table-cell>
          <table:table-cell office:value-type="float" office:value="1.15" calcext:value-type="float">
            <text:p>1.15</text:p>
          </table:table-cell>
          <table:table-cell table:formula="of:=[.G80]*((1000/[.B80])-[.H80])" office:value-type="float" office:value="0.02247" calcext:value-type="float">
            <text:p>0.02</text:p>
          </table:table-cell>
          <table:table-cell table:formula="of:=([.F80]/1000000)*(1000/[.B80])" office:value-type="float" office:value="0.00157225" calcext:value-type="float">
            <text:p>0.0016</text:p>
          </table:table-cell>
          <table:table-cell table:formula="of:=[.C80]*2" office:value-type="float" office:value="854.530576" calcext:value-type="float">
            <text:p>854.53057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427.213448" calcext:value-type="float">
            <text:p>427.213448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0032994" calcext:value-type="float">
            <text:p>3.30E-03</text:p>
          </table:table-cell>
          <table:table-cell office:value-type="float" office:value="1256.4" calcext:value-type="float">
            <text:p>1.26E+03</text:p>
          </table:table-cell>
          <table:table-cell office:value-type="float" office:value="0.1688" calcext:value-type="float">
            <text:p>0.1688</text:p>
          </table:table-cell>
          <table:table-cell office:value-type="float" office:value="1.56" calcext:value-type="float">
            <text:p>1.56</text:p>
          </table:table-cell>
          <table:table-cell table:formula="of:=[.G81]*((1000/[.B81])-[.H81])" office:value-type="float" office:value="0.0180053333333333" calcext:value-type="float">
            <text:p>0.02</text:p>
          </table:table-cell>
          <table:table-cell table:formula="of:=([.F81]/1000000)*(1000/[.B81])" office:value-type="float" office:value="0.002094" calcext:value-type="float">
            <text:p>0.0021</text:p>
          </table:table-cell>
          <table:table-cell table:formula="of:=[.C81]*2" office:value-type="float" office:value="854.426896" calcext:value-type="float">
            <text:p>854.4268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427.213448" calcext:value-type="float">
            <text:p>427.213448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002189" calcext:value-type="float">
            <text:p>2.19E-03</text:p>
          </table:table-cell>
          <table:table-cell office:value-type="float" office:value="1255.9" calcext:value-type="float">
            <text:p>1.26E+03</text:p>
          </table:table-cell>
          <table:table-cell office:value-type="float" office:value="0.1136" calcext:value-type="float">
            <text:p>0.1136</text:p>
          </table:table-cell>
          <table:table-cell office:value-type="float" office:value="2.4" calcext:value-type="float">
            <text:p>2.4</text:p>
          </table:table-cell>
          <table:table-cell table:formula="of:=[.G82]*((1000/[.B82])-[.H82])" office:value-type="float" office:value="0.01136" calcext:value-type="float">
            <text:p>0.01</text:p>
          </table:table-cell>
          <table:table-cell table:formula="of:=([.F82]/1000000)*(1000/[.B82])" office:value-type="float" office:value="0.00313975" calcext:value-type="float">
            <text:p>0.0031</text:p>
          </table:table-cell>
          <table:table-cell table:formula="of:=[.C82]*2" office:value-type="float" office:value="854.426896" calcext:value-type="float">
            <text:p>854.4268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463.553288" calcext:value-type="float">
            <text:p>463.553288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011395" calcext:value-type="float">
            <text:p>1.14E-02</text:p>
          </table:table-cell>
          <table:table-cell office:value-type="float" office:value="1369.6" calcext:value-type="float">
            <text:p>1.37E+03</text:p>
          </table:table-cell>
          <table:table-cell office:value-type="float" office:value="0.5925" calcext:value-type="float">
            <text:p>0.5925</text:p>
          </table:table-cell>
          <table:table-cell office:value-type="float" office:value="0.4" calcext:value-type="float">
            <text:p>0.4</text:p>
          </table:table-cell>
          <table:table-cell table:formula="of:=[.G83]*((1000/[.B83])-[.H83])" office:value-type="float" office:value="0.05925" calcext:value-type="float">
            <text:p>0.06</text:p>
          </table:table-cell>
          <table:table-cell table:formula="of:=([.F83]/1000000)*(1000/[.B83])" office:value-type="float" office:value="0.0006848" calcext:value-type="float">
            <text:p>0.0007</text:p>
          </table:table-cell>
          <table:table-cell table:formula="of:=[.C83]*2" office:value-type="float" office:value="927.106576" calcext:value-type="float">
            <text:p>927.10657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00" calcext:value-type="float">
            <text:p>1800</text:p>
          </table:table-cell>
          <table:table-cell office:value-type="float" office:value="463.553288" calcext:value-type="float">
            <text:p>463.553288</text:p>
          </table:table-cell>
          <table:table-cell office:value-type="float" office:value="0.5236" calcext:value-type="float">
            <text:p>0.5236</text:p>
          </table:table-cell>
          <table:table-cell office:value-type="float" office:value="0.010386" calcext:value-type="float">
            <text:p>1.04E-02</text:p>
          </table:table-cell>
          <table:table-cell office:value-type="float" office:value="1370.3" calcext:value-type="float">
            <text:p>1.37E+03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45" calcext:value-type="float">
            <text:p>0.45</text:p>
          </table:table-cell>
          <table:table-cell table:formula="of:=[.G84]*((1000/[.B84])-[.H84])" office:value-type="float" office:value="0.0565144444444444" calcext:value-type="float">
            <text:p>0.06</text:p>
          </table:table-cell>
          <table:table-cell table:formula="of:=([.F84]/1000000)*(1000/[.B84])" office:value-type="float" office:value="0.000761277777777778" calcext:value-type="float">
            <text:p>0.0008</text:p>
          </table:table-cell>
          <table:table-cell table:formula="of:=[.C84]*2" office:value-type="float" office:value="927.106576" calcext:value-type="float">
            <text:p>927.10657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463.553288" calcext:value-type="float">
            <text:p>463.553288</text:p>
          </table:table-cell>
          <table:table-cell office:value-type="float" office:value="0.4655" calcext:value-type="float">
            <text:p>0.4655</text:p>
          </table:table-cell>
          <table:table-cell office:value-type="float" office:value="0.0092318" calcext:value-type="float">
            <text:p>9.23E-03</text:p>
          </table:table-cell>
          <table:table-cell office:value-type="float" office:value="1370.3" calcext:value-type="float">
            <text:p>1.37E+03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52" calcext:value-type="float">
            <text:p>0.52</text:p>
          </table:table-cell>
          <table:table-cell table:formula="of:=[.G85]*((1000/[.B85])-[.H85])" office:value-type="float" office:value="0.0499905" calcext:value-type="float">
            <text:p>0.05</text:p>
          </table:table-cell>
          <table:table-cell table:formula="of:=([.F85]/1000000)*(1000/[.B85])" office:value-type="float" office:value="0.0008564375" calcext:value-type="float">
            <text:p>0.0009</text:p>
          </table:table-cell>
          <table:table-cell table:formula="of:=[.C85]*2" office:value-type="float" office:value="927.106576" calcext:value-type="float">
            <text:p>927.10657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0" calcext:value-type="float">
            <text:p>1400</text:p>
          </table:table-cell>
          <table:table-cell office:value-type="float" office:value="463.553288" calcext:value-type="float">
            <text:p>463.553288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0080788" calcext:value-type="float">
            <text:p>8.08E-03</text:p>
          </table:table-cell>
          <table:table-cell office:value-type="float" office:value="1371.2" calcext:value-type="float">
            <text:p>1.37E+03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61" calcext:value-type="float">
            <text:p>0.61</text:p>
          </table:table-cell>
          <table:table-cell table:formula="of:=[.G86]*((1000/[.B86])-[.H86])" office:value-type="float" office:value="0.0434767142857143" calcext:value-type="float">
            <text:p>0.04</text:p>
          </table:table-cell>
          <table:table-cell table:formula="of:=([.F86]/1000000)*(1000/[.B86])" office:value-type="float" office:value="0.000979428571428572" calcext:value-type="float">
            <text:p>0.0010</text:p>
          </table:table-cell>
          <table:table-cell table:formula="of:=[.C86]*2" office:value-type="float" office:value="927.106576" calcext:value-type="float">
            <text:p>927.10657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0" calcext:value-type="float">
            <text:p>1200</text:p>
          </table:table-cell>
          <table:table-cell office:value-type="float" office:value="463.553288" calcext:value-type="float">
            <text:p>463.553288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0069247" calcext:value-type="float">
            <text:p>6.92E-03</text:p>
          </table:table-cell>
          <table:table-cell office:value-type="float" office:value="1371.2" calcext:value-type="float">
            <text:p>1.37E+03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73" calcext:value-type="float">
            <text:p>0.73</text:p>
          </table:table-cell>
          <table:table-cell table:formula="of:=[.G87]*((1000/[.B87])-[.H87])" office:value-type="float" office:value="0.036952" calcext:value-type="float">
            <text:p>0.04</text:p>
          </table:table-cell>
          <table:table-cell table:formula="of:=([.F87]/1000000)*(1000/[.B87])" office:value-type="float" office:value="0.00114266666666667" calcext:value-type="float">
            <text:p>0.0011</text:p>
          </table:table-cell>
          <table:table-cell table:formula="of:=[.C87]*2" office:value-type="float" office:value="927.106576" calcext:value-type="float">
            <text:p>927.10657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463.553288" calcext:value-type="float">
            <text:p>463.553288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0057705" calcext:value-type="float">
            <text:p>5.77E-03</text:p>
          </table:table-cell>
          <table:table-cell office:value-type="float" office:value="1371.2" calcext:value-type="float">
            <text:p>1.37E+03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9" calcext:value-type="float">
            <text:p>0.9</text:p>
          </table:table-cell>
          <table:table-cell table:formula="of:=[.G88]*((1000/[.B88])-[.H88])" office:value-type="float" office:value="0.02982" calcext:value-type="float">
            <text:p>0.03</text:p>
          </table:table-cell>
          <table:table-cell table:formula="of:=([.F88]/1000000)*(1000/[.B88])" office:value-type="float" office:value="0.0013712" calcext:value-type="float">
            <text:p>0.0014</text:p>
          </table:table-cell>
          <table:table-cell table:formula="of:=[.C88]*2" office:value-type="float" office:value="927.106576" calcext:value-type="float">
            <text:p>927.10657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463.553288" calcext:value-type="float">
            <text:p>463.553288</text:p>
          </table:table-cell>
          <table:table-cell office:value-type="float" office:value="0.2328" calcext:value-type="float">
            <text:p>0.2328</text:p>
          </table:table-cell>
          <table:table-cell office:value-type="float" office:value="0.0046156" calcext:value-type="float">
            <text:p>4.62E-03</text:p>
          </table:table-cell>
          <table:table-cell office:value-type="float" office:value="1371" calcext:value-type="float">
            <text:p>1.37E+03</text:p>
          </table:table-cell>
          <table:table-cell office:value-type="float" office:value="0.2388" calcext:value-type="float">
            <text:p>0.2388</text:p>
          </table:table-cell>
          <table:table-cell office:value-type="float" office:value="1.15" calcext:value-type="float">
            <text:p>1.15</text:p>
          </table:table-cell>
          <table:table-cell table:formula="of:=[.G89]*((1000/[.B89])-[.H89])" office:value-type="float" office:value="0.02388" calcext:value-type="float">
            <text:p>0.02</text:p>
          </table:table-cell>
          <table:table-cell table:formula="of:=([.F89]/1000000)*(1000/[.B89])" office:value-type="float" office:value="0.00171375" calcext:value-type="float">
            <text:p>0.0017</text:p>
          </table:table-cell>
          <table:table-cell table:formula="of:=[.C89]*2" office:value-type="float" office:value="927.106576" calcext:value-type="float">
            <text:p>927.10657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0" calcext:value-type="float">
            <text:p>600</text:p>
          </table:table-cell>
          <table:table-cell office:value-type="float" office:value="463.553288" calcext:value-type="float">
            <text:p>463.553288</text:p>
          </table:table-cell>
          <table:table-cell office:value-type="float" office:value="0.1747" calcext:value-type="float">
            <text:p>0.1747</text:p>
          </table:table-cell>
          <table:table-cell office:value-type="float" office:value="0.0034577" calcext:value-type="float">
            <text:p>3.46E-03</text:p>
          </table:table-cell>
          <table:table-cell office:value-type="float" office:value="1369.6" calcext:value-type="float">
            <text:p>1.37E+03</text:p>
          </table:table-cell>
          <table:table-cell office:value-type="float" office:value="0.1795" calcext:value-type="float">
            <text:p>0.1795</text:p>
          </table:table-cell>
          <table:table-cell office:value-type="float" office:value="1.56" calcext:value-type="float">
            <text:p>1.56</text:p>
          </table:table-cell>
          <table:table-cell table:formula="of:=[.G90]*((1000/[.B90])-[.H90])" office:value-type="float" office:value="0.0191466666666667" calcext:value-type="float">
            <text:p>0.02</text:p>
          </table:table-cell>
          <table:table-cell table:formula="of:=([.F90]/1000000)*(1000/[.B90])" office:value-type="float" office:value="0.00228266666666667" calcext:value-type="float">
            <text:p>0.0023</text:p>
          </table:table-cell>
          <table:table-cell table:formula="of:=[.C90]*2" office:value-type="float" office:value="927.106576" calcext:value-type="float">
            <text:p>927.10657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463.553288" calcext:value-type="float">
            <text:p>463.553288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0023017" calcext:value-type="float">
            <text:p>2.30E-03</text:p>
          </table:table-cell>
          <table:table-cell office:value-type="float" office:value="1367.8" calcext:value-type="float">
            <text:p>1.37E+03</text:p>
          </table:table-cell>
          <table:table-cell office:value-type="float" office:value="0.12" calcext:value-type="float">
            <text:p>0.12</text:p>
          </table:table-cell>
          <table:table-cell office:value-type="float" office:value="2.4" calcext:value-type="float">
            <text:p>2.4</text:p>
          </table:table-cell>
          <table:table-cell table:formula="of:=[.G91]*((1000/[.B91])-[.H91])" office:value-type="float" office:value="0.012" calcext:value-type="float">
            <text:p>0.01</text:p>
          </table:table-cell>
          <table:table-cell table:formula="of:=([.F91]/1000000)*(1000/[.B91])" office:value-type="float" office:value="0.0034195" calcext:value-type="float">
            <text:p>0.0034</text:p>
          </table:table-cell>
          <table:table-cell table:formula="of:=[.C91]*2" office:value-type="float" office:value="927.106576" calcext:value-type="float">
            <text:p>927.10657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501.70753" calcext:value-type="float">
            <text:p>501.70753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012101" calcext:value-type="float">
            <text:p>1.21E-02</text:p>
          </table:table-cell>
          <table:table-cell office:value-type="float" office:value="1479.4" calcext:value-type="float">
            <text:p>1.48E+03</text:p>
          </table:table-cell>
          <table:table-cell office:value-type="float" office:value="0.6152" calcext:value-type="float">
            <text:p>0.6152</text:p>
          </table:table-cell>
          <table:table-cell office:value-type="float" office:value="0.39" calcext:value-type="float">
            <text:p>0.39</text:p>
          </table:table-cell>
          <table:table-cell table:formula="of:=[.G92]*((1000/[.B92])-[.H92])" office:value-type="float" office:value="0.067672" calcext:value-type="float">
            <text:p>0.07</text:p>
          </table:table-cell>
          <table:table-cell table:formula="of:=([.F92]/1000000)*(1000/[.B92])" office:value-type="float" office:value="0.0007397" calcext:value-type="float">
            <text:p>0.0007</text:p>
          </table:table-cell>
          <table:table-cell table:formula="of:=[.C92]*2" office:value-type="float" office:value="1003.41506" calcext:value-type="float">
            <text:p>1003.415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501.70753" calcext:value-type="float">
            <text:p>501.70753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010891" calcext:value-type="float">
            <text:p>1.09E-02</text:p>
          </table:table-cell>
          <table:table-cell office:value-type="float" office:value="1479.4" calcext:value-type="float">
            <text:p>1.48E+0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45" calcext:value-type="float">
            <text:p>0.45</text:p>
          </table:table-cell>
          <table:table-cell table:formula="of:=[.G93]*((1000/[.B93])-[.H93])" office:value-type="float" office:value="0.0584566666666667" calcext:value-type="float">
            <text:p>0.06</text:p>
          </table:table-cell>
          <table:table-cell table:formula="of:=([.F93]/1000000)*(1000/[.B93])" office:value-type="float" office:value="0.000821888888888889" calcext:value-type="float">
            <text:p>0.0008</text:p>
          </table:table-cell>
          <table:table-cell table:formula="of:=[.C93]*2" office:value-type="float" office:value="1003.41506" calcext:value-type="float">
            <text:p>1003.415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501.91489" calcext:value-type="float">
            <text:p>501.91489</text:p>
          </table:table-cell>
          <table:table-cell office:value-type="float" office:value="0.4856" calcext:value-type="float">
            <text:p>0.4856</text:p>
          </table:table-cell>
          <table:table-cell office:value-type="float" office:value="0.0099322" calcext:value-type="float">
            <text:p>9.93E-03</text:p>
          </table:table-cell>
          <table:table-cell office:value-type="float" office:value="1478.8" calcext:value-type="float">
            <text:p>1.48E+03</text:p>
          </table:table-cell>
          <table:table-cell office:value-type="float" office:value="0.497" calcext:value-type="float">
            <text:p>0.497</text:p>
          </table:table-cell>
          <table:table-cell office:value-type="float" office:value="0.52" calcext:value-type="float">
            <text:p>0.52</text:p>
          </table:table-cell>
          <table:table-cell table:formula="of:=[.G94]*((1000/[.B94])-[.H94])" office:value-type="float" office:value="0.052185" calcext:value-type="float">
            <text:p>0.05</text:p>
          </table:table-cell>
          <table:table-cell table:formula="of:=([.F94]/1000000)*(1000/[.B94])" office:value-type="float" office:value="0.00092425" calcext:value-type="float">
            <text:p>0.0009</text:p>
          </table:table-cell>
          <table:table-cell table:formula="of:=[.C94]*2" office:value-type="float" office:value="1003.82978" calcext:value-type="float">
            <text:p>1003.8297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0" calcext:value-type="float">
            <text:p>1400</text:p>
          </table:table-cell>
          <table:table-cell office:value-type="float" office:value="501.91489" calcext:value-type="float">
            <text:p>501.91489</text:p>
          </table:table-cell>
          <table:table-cell office:value-type="float" office:value="0.4249" calcext:value-type="float">
            <text:p>0.4249</text:p>
          </table:table-cell>
          <table:table-cell office:value-type="float" office:value="0.0086907" calcext:value-type="float">
            <text:p>8.69E-03</text:p>
          </table:table-cell>
          <table:table-cell office:value-type="float" office:value="1478.8" calcext:value-type="float">
            <text:p>1.48E+03</text:p>
          </table:table-cell>
          <table:table-cell office:value-type="float" office:value="0.435" calcext:value-type="float">
            <text:p>0.435</text:p>
          </table:table-cell>
          <table:table-cell office:value-type="float" office:value="0.61" calcext:value-type="float">
            <text:p>0.61</text:p>
          </table:table-cell>
          <table:table-cell table:formula="of:=[.G95]*((1000/[.B95])-[.H95])" office:value-type="float" office:value="0.0453642857142857" calcext:value-type="float">
            <text:p>0.05</text:p>
          </table:table-cell>
          <table:table-cell table:formula="of:=([.F95]/1000000)*(1000/[.B95])" office:value-type="float" office:value="0.00105628571428571" calcext:value-type="float">
            <text:p>0.0011</text:p>
          </table:table-cell>
          <table:table-cell table:formula="of:=[.C95]*2" office:value-type="float" office:value="1003.82978" calcext:value-type="float">
            <text:p>1003.8297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501.91489" calcext:value-type="float">
            <text:p>501.91489</text:p>
          </table:table-cell>
          <table:table-cell office:value-type="float" office:value="0.3642" calcext:value-type="float">
            <text:p>0.3642</text:p>
          </table:table-cell>
          <table:table-cell office:value-type="float" office:value="0.0074546" calcext:value-type="float">
            <text:p>7.45E-03</text:p>
          </table:table-cell>
          <table:table-cell office:value-type="float" office:value="1479.6" calcext:value-type="float">
            <text:p>1.48E+03</text:p>
          </table:table-cell>
          <table:table-cell office:value-type="float" office:value="0.3732" calcext:value-type="float">
            <text:p>0.3732</text:p>
          </table:table-cell>
          <table:table-cell office:value-type="float" office:value="0.73" calcext:value-type="float">
            <text:p>0.73</text:p>
          </table:table-cell>
          <table:table-cell table:formula="of:=[.G96]*((1000/[.B96])-[.H96])" office:value-type="float" office:value="0.038564" calcext:value-type="float">
            <text:p>0.04</text:p>
          </table:table-cell>
          <table:table-cell table:formula="of:=([.F96]/1000000)*(1000/[.B96])" office:value-type="float" office:value="0.001233" calcext:value-type="float">
            <text:p>0.0012</text:p>
          </table:table-cell>
          <table:table-cell table:formula="of:=[.C96]*2" office:value-type="float" office:value="1003.82978" calcext:value-type="float">
            <text:p>1003.8297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501.91489" calcext:value-type="float">
            <text:p>501.91489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0062122" calcext:value-type="float">
            <text:p>6.21E-03</text:p>
          </table:table-cell>
          <table:table-cell office:value-type="float" office:value="1479.6" calcext:value-type="float">
            <text:p>1.48E+03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89" calcext:value-type="float">
            <text:p>0.89</text:p>
          </table:table-cell>
          <table:table-cell table:formula="of:=[.G97]*((1000/[.B97])-[.H97])" office:value-type="float" office:value="0.034232" calcext:value-type="float">
            <text:p>0.03</text:p>
          </table:table-cell>
          <table:table-cell table:formula="of:=([.F97]/1000000)*(1000/[.B97])" office:value-type="float" office:value="0.0014796" calcext:value-type="float">
            <text:p>0.0015</text:p>
          </table:table-cell>
          <table:table-cell table:formula="of:=[.C97]*2" office:value-type="float" office:value="1003.82978" calcext:value-type="float">
            <text:p>1003.8297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0" calcext:value-type="float">
            <text:p>800</text:p>
          </table:table-cell>
          <table:table-cell office:value-type="float" office:value="501.91489" calcext:value-type="float">
            <text:p>501.91489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0049661" calcext:value-type="float">
            <text:p>4.97E-03</text:p>
          </table:table-cell>
          <table:table-cell office:value-type="float" office:value="1479.4" calcext:value-type="float">
            <text:p>1.48E+03</text:p>
          </table:table-cell>
          <table:table-cell office:value-type="float" office:value="0.2492" calcext:value-type="float">
            <text:p>0.2492</text:p>
          </table:table-cell>
          <table:table-cell office:value-type="float" office:value="1.14" calcext:value-type="float">
            <text:p>1.14</text:p>
          </table:table-cell>
          <table:table-cell table:formula="of:=[.G98]*((1000/[.B98])-[.H98])" office:value-type="float" office:value="0.027412" calcext:value-type="float">
            <text:p>0.03</text:p>
          </table:table-cell>
          <table:table-cell table:formula="of:=([.F98]/1000000)*(1000/[.B98])" office:value-type="float" office:value="0.00184925" calcext:value-type="float">
            <text:p>0.0018</text:p>
          </table:table-cell>
          <table:table-cell table:formula="of:=[.C98]*2" office:value-type="float" office:value="1003.82978" calcext:value-type="float">
            <text:p>1003.8297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501.70753" calcext:value-type="float">
            <text:p>501.70753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0036294" calcext:value-type="float">
            <text:p>3.63E-03</text:p>
          </table:table-cell>
          <table:table-cell office:value-type="float" office:value="1477.2" calcext:value-type="float">
            <text:p>1.48E+03</text:p>
          </table:table-cell>
          <table:table-cell office:value-type="float" office:value="0.1857" calcext:value-type="float">
            <text:p>0.1857</text:p>
          </table:table-cell>
          <table:table-cell office:value-type="float" office:value="1.56" calcext:value-type="float">
            <text:p>1.56</text:p>
          </table:table-cell>
          <table:table-cell table:formula="of:=[.G99]*((1000/[.B99])-[.H99])" office:value-type="float" office:value="0.019808" calcext:value-type="float">
            <text:p>0.02</text:p>
          </table:table-cell>
          <table:table-cell table:formula="of:=([.F99]/1000000)*(1000/[.B99])" office:value-type="float" office:value="0.002462" calcext:value-type="float">
            <text:p>0.0025</text:p>
          </table:table-cell>
          <table:table-cell table:formula="of:=[.C99]*2" office:value-type="float" office:value="1003.41506" calcext:value-type="float">
            <text:p>1003.415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501.70753" calcext:value-type="float">
            <text:p>501.70753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0024424" calcext:value-type="float">
            <text:p>2.44E-03</text:p>
          </table:table-cell>
          <table:table-cell office:value-type="float" office:value="1476.3" calcext:value-type="float">
            <text:p>1.48E+03</text:p>
          </table:table-cell>
          <table:table-cell office:value-type="float" office:value="0.1246" calcext:value-type="float">
            <text:p>0.1246</text:p>
          </table:table-cell>
          <table:table-cell office:value-type="float" office:value="2.39" calcext:value-type="float">
            <text:p>2.39</text:p>
          </table:table-cell>
          <table:table-cell table:formula="of:=[.G100]*((1000/[.B100])-[.H100])" office:value-type="float" office:value="0.013706" calcext:value-type="float">
            <text:p>0.01</text:p>
          </table:table-cell>
          <table:table-cell table:formula="of:=([.F100]/1000000)*(1000/[.B100])" office:value-type="float" office:value="0.00369075" calcext:value-type="float">
            <text:p>0.0037</text:p>
          </table:table-cell>
          <table:table-cell table:formula="of:=[.C100]*2" office:value-type="float" office:value="1003.41506" calcext:value-type="float">
            <text:p>1003.415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float" office:value="552.66625" calcext:value-type="float">
            <text:p>552.66625</text:p>
          </table:table-cell>
          <table:table-cell office:value-type="float" office:value="0.6421" calcext:value-type="float">
            <text:p>0.6421</text:p>
          </table:table-cell>
          <table:table-cell office:value-type="float" office:value="0.013063" calcext:value-type="float">
            <text:p>1.31E-02</text:p>
          </table:table-cell>
          <table:table-cell office:value-type="float" office:value="1605.4" calcext:value-type="float">
            <text:p>1.61E+03</text:p>
          </table:table-cell>
          <table:table-cell office:value-type="float" office:value="0.6568" calcext:value-type="float">
            <text:p>0.6568</text:p>
          </table:table-cell>
          <table:table-cell office:value-type="float" office:value="0.37" calcext:value-type="float">
            <text:p>0.37</text:p>
          </table:table-cell>
          <table:table-cell table:formula="of:=[.G101]*((1000/[.B101])-[.H101])" office:value-type="float" office:value="0.085384" calcext:value-type="float">
            <text:p>0.09</text:p>
          </table:table-cell>
          <table:table-cell table:formula="of:=([.F101]/1000000)*(1000/[.B101])" office:value-type="float" office:value="0.0008027" calcext:value-type="float">
            <text:p>0.0008</text:p>
          </table:table-cell>
          <table:table-cell table:formula="of:=[.C101]*2" office:value-type="float" office:value="1105.3325" calcext:value-type="float">
            <text:p>1105.332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office:value-type="float" office:value="554.73985" calcext:value-type="float">
            <text:p>554.73985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011677" calcext:value-type="float">
            <text:p>1.17E-02</text:p>
          </table:table-cell>
          <table:table-cell office:value-type="float" office:value="1608.4" calcext:value-type="float">
            <text:p>1.61E+03</text:p>
          </table:table-cell>
          <table:table-cell office:value-type="float" office:value="0.5899" calcext:value-type="float">
            <text:p>0.5899</text:p>
          </table:table-cell>
          <table:table-cell office:value-type="float" office:value="0.43" calcext:value-type="float">
            <text:p>0.43</text:p>
          </table:table-cell>
          <table:table-cell table:formula="of:=[.G102]*((1000/[.B102])-[.H102])" office:value-type="float" office:value="0.0740652222222223" calcext:value-type="float">
            <text:p>0.07</text:p>
          </table:table-cell>
          <table:table-cell table:formula="of:=([.F102]/1000000)*(1000/[.B102])" office:value-type="float" office:value="0.000893555555555556" calcext:value-type="float">
            <text:p>0.0009</text:p>
          </table:table-cell>
          <table:table-cell table:formula="of:=[.C102]*2" office:value-type="float" office:value="1109.4797" calcext:value-type="float">
            <text:p>1109.479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 office:value-type="float" office:value="541.05409" calcext:value-type="float">
            <text:p>541.05409</text:p>
          </table:table-cell>
          <table:table-cell office:value-type="float" office:value="0.505" calcext:value-type="float">
            <text:p>0.505</text:p>
          </table:table-cell>
          <table:table-cell office:value-type="float" office:value="0.010444" calcext:value-type="float">
            <text:p>1.04E-02</text:p>
          </table:table-cell>
          <table:table-cell office:value-type="float" office:value="1587" calcext:value-type="float">
            <text:p>1.59E+0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" calcext:value-type="float">
            <text:p>0.51</text:p>
          </table:table-cell>
          <table:table-cell table:formula="of:=[.G103]*((1000/[.B103])-[.H103])" office:value-type="float" office:value="0.059455" calcext:value-type="float">
            <text:p>0.06</text:p>
          </table:table-cell>
          <table:table-cell table:formula="of:=([.F103]/1000000)*(1000/[.B103])" office:value-type="float" office:value="0.000991875" calcext:value-type="float">
            <text:p>0.0010</text:p>
          </table:table-cell>
          <table:table-cell table:formula="of:=[.C103]*2" office:value-type="float" office:value="1082.10818" calcext:value-type="float">
            <text:p>1082.1081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00" calcext:value-type="float">
            <text:p>1400</text:p>
          </table:table-cell>
          <table:table-cell office:value-type="float" office:value="541.05409" calcext:value-type="float">
            <text:p>541.05409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0091388" calcext:value-type="float">
            <text:p>9.14E-03</text:p>
          </table:table-cell>
          <table:table-cell office:value-type="float" office:value="1587" calcext:value-type="float">
            <text:p>1.59E+03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6" calcext:value-type="float">
            <text:p>0.6</text:p>
          </table:table-cell>
          <table:table-cell table:formula="of:=[.G104]*((1000/[.B104])-[.H104])" office:value-type="float" office:value="0.0517257142857143" calcext:value-type="float">
            <text:p>0.05</text:p>
          </table:table-cell>
          <table:table-cell table:formula="of:=([.F104]/1000000)*(1000/[.B104])" office:value-type="float" office:value="0.00113357142857143" calcext:value-type="float">
            <text:p>0.0011</text:p>
          </table:table-cell>
          <table:table-cell table:formula="of:=[.C104]*2" office:value-type="float" office:value="1082.10818" calcext:value-type="float">
            <text:p>1082.1081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0" calcext:value-type="float">
            <text:p>1200</text:p>
          </table:table-cell>
          <table:table-cell office:value-type="float" office:value="541.05409" calcext:value-type="float">
            <text:p>541.05409</text:p>
          </table:table-cell>
          <table:table-cell office:value-type="float" office:value="0.3787" calcext:value-type="float">
            <text:p>0.3787</text:p>
          </table:table-cell>
          <table:table-cell office:value-type="float" office:value="0.0078333" calcext:value-type="float">
            <text:p>7.83E-03</text:p>
          </table:table-cell>
          <table:table-cell office:value-type="float" office:value="1587" calcext:value-type="float">
            <text:p>1.59E+03</text:p>
          </table:table-cell>
          <table:table-cell office:value-type="float" office:value="0.3882" calcext:value-type="float">
            <text:p>0.3882</text:p>
          </table:table-cell>
          <table:table-cell office:value-type="float" office:value="0.72" calcext:value-type="float">
            <text:p>0.72</text:p>
          </table:table-cell>
          <table:table-cell table:formula="of:=[.G105]*((1000/[.B105])-[.H105])" office:value-type="float" office:value="0.043996" calcext:value-type="float">
            <text:p>0.04</text:p>
          </table:table-cell>
          <table:table-cell table:formula="of:=([.F105]/1000000)*(1000/[.B105])" office:value-type="float" office:value="0.0013225" calcext:value-type="float">
            <text:p>0.0013</text:p>
          </table:table-cell>
          <table:table-cell table:formula="of:=[.C105]*2" office:value-type="float" office:value="1082.10818" calcext:value-type="float">
            <text:p>1082.1081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541.05409" calcext:value-type="float">
            <text:p>541.05409</text:p>
          </table:table-cell>
          <table:table-cell office:value-type="float" office:value="0.3156" calcext:value-type="float">
            <text:p>0.3156</text:p>
          </table:table-cell>
          <table:table-cell office:value-type="float" office:value="0.0065277" calcext:value-type="float">
            <text:p>6.53E-03</text:p>
          </table:table-cell>
          <table:table-cell office:value-type="float" office:value="1587" calcext:value-type="float">
            <text:p>1.59E+03</text:p>
          </table:table-cell>
          <table:table-cell office:value-type="float" office:value="0.3237" calcext:value-type="float">
            <text:p>0.3237</text:p>
          </table:table-cell>
          <table:table-cell office:value-type="float" office:value="0.89" calcext:value-type="float">
            <text:p>0.89</text:p>
          </table:table-cell>
          <table:table-cell table:formula="of:=[.G106]*((1000/[.B106])-[.H106])" office:value-type="float" office:value="0.035607" calcext:value-type="float">
            <text:p>0.04</text:p>
          </table:table-cell>
          <table:table-cell table:formula="of:=([.F106]/1000000)*(1000/[.B106])" office:value-type="float" office:value="0.001587" calcext:value-type="float">
            <text:p>0.0016</text:p>
          </table:table-cell>
          <table:table-cell table:formula="of:=[.C106]*2" office:value-type="float" office:value="1082.10818" calcext:value-type="float">
            <text:p>1082.1081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0" calcext:value-type="float">
            <text:p>800</text:p>
          </table:table-cell>
          <table:table-cell office:value-type="float" office:value="541.05409" calcext:value-type="float">
            <text:p>541.05409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0052222" calcext:value-type="float">
            <text:p>5.22E-03</text:p>
          </table:table-cell>
          <table:table-cell office:value-type="float" office:value="1587" calcext:value-type="float">
            <text:p>1.59E+03</text:p>
          </table:table-cell>
          <table:table-cell office:value-type="float" office:value="0.2593" calcext:value-type="float">
            <text:p>0.2593</text:p>
          </table:table-cell>
          <table:table-cell office:value-type="float" office:value="1.14" calcext:value-type="float">
            <text:p>1.14</text:p>
          </table:table-cell>
          <table:table-cell table:formula="of:=[.G107]*((1000/[.B107])-[.H107])" office:value-type="float" office:value="0.028523" calcext:value-type="float">
            <text:p>0.03</text:p>
          </table:table-cell>
          <table:table-cell table:formula="of:=([.F107]/1000000)*(1000/[.B107])" office:value-type="float" office:value="0.00198375" calcext:value-type="float">
            <text:p>0.0020</text:p>
          </table:table-cell>
          <table:table-cell table:formula="of:=[.C107]*2" office:value-type="float" office:value="1082.10818" calcext:value-type="float">
            <text:p>1082.1081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0" calcext:value-type="float">
            <text:p>600</text:p>
          </table:table-cell>
          <table:table-cell office:value-type="float" office:value="541.05409" calcext:value-type="float">
            <text:p>541.05409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003915" calcext:value-type="float">
            <text:p>3.92E-03</text:p>
          </table:table-cell>
          <table:table-cell office:value-type="float" office:value="1586.3" calcext:value-type="float">
            <text:p>1.59E+03</text:p>
          </table:table-cell>
          <table:table-cell office:value-type="float" office:value="0.195" calcext:value-type="float">
            <text:p>0.195</text:p>
          </table:table-cell>
          <table:table-cell office:value-type="float" office:value="1.55" calcext:value-type="float">
            <text:p>1.55</text:p>
          </table:table-cell>
          <table:table-cell table:formula="of:=[.G108]*((1000/[.B108])-[.H108])" office:value-type="float" office:value="0.02275" calcext:value-type="float">
            <text:p>0.02</text:p>
          </table:table-cell>
          <table:table-cell table:formula="of:=([.F108]/1000000)*(1000/[.B108])" office:value-type="float" office:value="0.00264383333333333" calcext:value-type="float">
            <text:p>0.0026</text:p>
          </table:table-cell>
          <table:table-cell table:formula="of:=[.C108]*2" office:value-type="float" office:value="1082.10818" calcext:value-type="float">
            <text:p>1082.1081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541.05409" calcext:value-type="float">
            <text:p>541.05409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0026446" calcext:value-type="float">
            <text:p>2.64E-03</text:p>
          </table:table-cell>
          <table:table-cell office:value-type="float" office:value="1586.6" calcext:value-type="float">
            <text:p>1.59E+03</text:p>
          </table:table-cell>
          <table:table-cell office:value-type="float" office:value="0.1317" calcext:value-type="float">
            <text:p>0.1317</text:p>
          </table:table-cell>
          <table:table-cell office:value-type="float" office:value="2.38" calcext:value-type="float">
            <text:p>2.38</text:p>
          </table:table-cell>
          <table:table-cell table:formula="of:=[.G109]*((1000/[.B109])-[.H109])" office:value-type="float" office:value="0.015804" calcext:value-type="float">
            <text:p>0.02</text:p>
          </table:table-cell>
          <table:table-cell table:formula="of:=([.F109]/1000000)*(1000/[.B109])" office:value-type="float" office:value="0.0039665" calcext:value-type="float">
            <text:p>0.0040</text:p>
          </table:table-cell>
          <table:table-cell table:formula="of:=[.C109]*2" office:value-type="float" office:value="1082.10818" calcext:value-type="float">
            <text:p>1082.1081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0" calcext:value-type="float">
            <text:p>2000</text:p>
          </table:table-cell>
          <table:table-cell office:value-type="float" office:value="577.808651" calcext:value-type="float">
            <text:p>577.808651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013408" calcext:value-type="float">
            <text:p>1.34E-02</text:p>
          </table:table-cell>
          <table:table-cell office:value-type="float" office:value="1701.8" calcext:value-type="float">
            <text:p>1.70E+03</text:p>
          </table:table-cell>
          <table:table-cell office:value-type="float" office:value="0.6727" calcext:value-type="float">
            <text:p>0.6727</text:p>
          </table:table-cell>
          <table:table-cell office:value-type="float" office:value="0.39" calcext:value-type="float">
            <text:p>0.39</text:p>
          </table:table-cell>
          <table:table-cell table:formula="of:=[.G110]*((1000/[.B110])-[.H110])" office:value-type="float" office:value="0.073997" calcext:value-type="float">
            <text:p>0.07</text:p>
          </table:table-cell>
          <table:table-cell table:formula="of:=([.F110]/1000000)*(1000/[.B110])" office:value-type="float" office:value="0.0008509" calcext:value-type="float">
            <text:p>0.0009</text:p>
          </table:table-cell>
          <table:table-cell table:formula="of:=[.C110]*2" office:value-type="float" office:value="1155.617302" calcext:value-type="float">
            <text:p>1155.61730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0" calcext:value-type="float">
            <text:p>1800</text:p>
          </table:table-cell>
          <table:table-cell office:value-type="float" office:value="577.808651" calcext:value-type="float">
            <text:p>577.808651</text:p>
          </table:table-cell>
          <table:table-cell office:value-type="float" office:value="0.5918" calcext:value-type="float">
            <text:p>0.5918</text:p>
          </table:table-cell>
          <table:table-cell office:value-type="float" office:value="0.012068" calcext:value-type="float">
            <text:p>1.21E-02</text:p>
          </table:table-cell>
          <table:table-cell office:value-type="float" office:value="1701.8" calcext:value-type="float">
            <text:p>1.70E+03</text:p>
          </table:table-cell>
          <table:table-cell office:value-type="float" office:value="0.6056" calcext:value-type="float">
            <text:p>0.6056</text:p>
          </table:table-cell>
          <table:table-cell office:value-type="float" office:value="0.44" calcext:value-type="float">
            <text:p>0.44</text:p>
          </table:table-cell>
          <table:table-cell table:formula="of:=[.G111]*((1000/[.B111])-[.H111])" office:value-type="float" office:value="0.0699804444444445" calcext:value-type="float">
            <text:p>0.07</text:p>
          </table:table-cell>
          <table:table-cell table:formula="of:=([.F111]/1000000)*(1000/[.B111])" office:value-type="float" office:value="0.000945444444444444" calcext:value-type="float">
            <text:p>0.0009</text:p>
          </table:table-cell>
          <table:table-cell table:formula="of:=[.C111]*2" office:value-type="float" office:value="1155.617302" calcext:value-type="float">
            <text:p>1155.61730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577.808651" calcext:value-type="float">
            <text:p>577.808651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010727" calcext:value-type="float">
            <text:p>1.07E-02</text:p>
          </table:table-cell>
          <table:table-cell office:value-type="float" office:value="1701.8" calcext:value-type="float">
            <text:p>1.70E+03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1" calcext:value-type="float">
            <text:p>0.51</text:p>
          </table:table-cell>
          <table:table-cell table:formula="of:=[.G112]*((1000/[.B112])-[.H112])" office:value-type="float" office:value="0.0619275" calcext:value-type="float">
            <text:p>0.06</text:p>
          </table:table-cell>
          <table:table-cell table:formula="of:=([.F112]/1000000)*(1000/[.B112])" office:value-type="float" office:value="0.001063625" calcext:value-type="float">
            <text:p>0.0011</text:p>
          </table:table-cell>
          <table:table-cell table:formula="of:=[.C112]*2" office:value-type="float" office:value="1155.617302" calcext:value-type="float">
            <text:p>1155.61730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" calcext:value-type="float">
            <text:p>1400</text:p>
          </table:table-cell>
          <table:table-cell office:value-type="float" office:value="577.808651" calcext:value-type="float">
            <text:p>577.808651</text:p>
          </table:table-cell>
          <table:table-cell office:value-type="float" office:value="0.4604" calcext:value-type="float">
            <text:p>0.4604</text:p>
          </table:table-cell>
          <table:table-cell office:value-type="float" office:value="0.009396" calcext:value-type="float">
            <text:p>9.40E-03</text:p>
          </table:table-cell>
          <table:table-cell office:value-type="float" office:value="1701.8" calcext:value-type="float">
            <text:p>1.70E+03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6" calcext:value-type="float">
            <text:p>0.6</text:p>
          </table:table-cell>
          <table:table-cell table:formula="of:=[.G113]*((1000/[.B113])-[.H113])" office:value-type="float" office:value="0.0538857142857143" calcext:value-type="float">
            <text:p>0.05</text:p>
          </table:table-cell>
          <table:table-cell table:formula="of:=([.F113]/1000000)*(1000/[.B113])" office:value-type="float" office:value="0.00121557142857143" calcext:value-type="float">
            <text:p>0.0012</text:p>
          </table:table-cell>
          <table:table-cell table:formula="of:=[.C113]*2" office:value-type="float" office:value="1155.617302" calcext:value-type="float">
            <text:p>1155.61730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0" calcext:value-type="float">
            <text:p>1200</text:p>
          </table:table-cell>
          <table:table-cell office:value-type="float" office:value="577.808651" calcext:value-type="float">
            <text:p>577.808651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0080537" calcext:value-type="float">
            <text:p>8.05E-03</text:p>
          </table:table-cell>
          <table:table-cell office:value-type="float" office:value="1701.8" calcext:value-type="float">
            <text:p>1.70E+03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72" calcext:value-type="float">
            <text:p>0.72</text:p>
          </table:table-cell>
          <table:table-cell table:formula="of:=[.G114]*((1000/[.B114])-[.H114])" office:value-type="float" office:value="0.045832" calcext:value-type="float">
            <text:p>0.05</text:p>
          </table:table-cell>
          <table:table-cell table:formula="of:=([.F114]/1000000)*(1000/[.B114])" office:value-type="float" office:value="0.00141816666666667" calcext:value-type="float">
            <text:p>0.0014</text:p>
          </table:table-cell>
          <table:table-cell table:formula="of:=[.C114]*2" office:value-type="float" office:value="1155.617302" calcext:value-type="float">
            <text:p>1155.61730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577.964171" calcext:value-type="float">
            <text:p>577.964171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0068755" calcext:value-type="float">
            <text:p>6.88E-03</text:p>
          </table:table-cell>
          <table:table-cell office:value-type="float" office:value="1703.7" calcext:value-type="float">
            <text:p>1.70E+03</text:p>
          </table:table-cell>
          <table:table-cell office:value-type="float" office:value="0.3401" calcext:value-type="float">
            <text:p>0.3401</text:p>
          </table:table-cell>
          <table:table-cell office:value-type="float" office:value="0.89" calcext:value-type="float">
            <text:p>0.89</text:p>
          </table:table-cell>
          <table:table-cell table:formula="of:=[.G115]*((1000/[.B115])-[.H115])" office:value-type="float" office:value="0.037411" calcext:value-type="float">
            <text:p>0.04</text:p>
          </table:table-cell>
          <table:table-cell table:formula="of:=([.F115]/1000000)*(1000/[.B115])" office:value-type="float" office:value="0.0017037" calcext:value-type="float">
            <text:p>0.0017</text:p>
          </table:table-cell>
          <table:table-cell table:formula="of:=[.C115]*2" office:value-type="float" office:value="1155.928342" calcext:value-type="float">
            <text:p>1155.92834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577.964171" calcext:value-type="float">
            <text:p>577.964171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0054782" calcext:value-type="float">
            <text:p>5.48E-03</text:p>
          </table:table-cell>
          <table:table-cell office:value-type="float" office:value="1703.7" calcext:value-type="float">
            <text:p>1.70E+03</text:p>
          </table:table-cell>
          <table:table-cell office:value-type="float" office:value="0.2723" calcext:value-type="float">
            <text:p>0.2723</text:p>
          </table:table-cell>
          <table:table-cell office:value-type="float" office:value="1.14" calcext:value-type="float">
            <text:p>1.14</text:p>
          </table:table-cell>
          <table:table-cell table:formula="of:=[.G116]*((1000/[.B116])-[.H116])" office:value-type="float" office:value="0.029953" calcext:value-type="float">
            <text:p>0.03</text:p>
          </table:table-cell>
          <table:table-cell table:formula="of:=([.F116]/1000000)*(1000/[.B116])" office:value-type="float" office:value="0.002129625" calcext:value-type="float">
            <text:p>0.0021</text:p>
          </table:table-cell>
          <table:table-cell table:formula="of:=[.C116]*2" office:value-type="float" office:value="1155.928342" calcext:value-type="float">
            <text:p>1155.92834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577.964171" calcext:value-type="float">
            <text:p>577.964171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0041046" calcext:value-type="float">
            <text:p>4.10E-03</text:p>
          </table:table-cell>
          <table:table-cell office:value-type="float" office:value="1703.4" calcext:value-type="float">
            <text:p>1.70E+03</text:p>
          </table:table-cell>
          <table:table-cell office:value-type="float" office:value="0.2046" calcext:value-type="float">
            <text:p>0.2046</text:p>
          </table:table-cell>
          <table:table-cell office:value-type="float" office:value="1.55" calcext:value-type="float">
            <text:p>1.55</text:p>
          </table:table-cell>
          <table:table-cell table:formula="of:=[.G117]*((1000/[.B117])-[.H117])" office:value-type="float" office:value="0.02387" calcext:value-type="float">
            <text:p>0.02</text:p>
          </table:table-cell>
          <table:table-cell table:formula="of:=([.F117]/1000000)*(1000/[.B117])" office:value-type="float" office:value="0.002839" calcext:value-type="float">
            <text:p>0.0028</text:p>
          </table:table-cell>
          <table:table-cell table:formula="of:=[.C117]*2" office:value-type="float" office:value="1155.928342" calcext:value-type="float">
            <text:p>1155.92834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577.964171" calcext:value-type="float">
            <text:p>577.964171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0026759" calcext:value-type="float">
            <text:p>2.68E-03</text:p>
          </table:table-cell>
          <table:table-cell office:value-type="float" office:value="1700.7" calcext:value-type="float">
            <text:p>1.70E+03</text:p>
          </table:table-cell>
          <table:table-cell office:value-type="float" office:value="0.1365" calcext:value-type="float">
            <text:p>0.1365</text:p>
          </table:table-cell>
          <table:table-cell office:value-type="float" office:value="2.38" calcext:value-type="float">
            <text:p>2.38</text:p>
          </table:table-cell>
          <table:table-cell table:formula="of:=[.G118]*((1000/[.B118])-[.H118])" office:value-type="float" office:value="0.01638" calcext:value-type="float">
            <text:p>0.02</text:p>
          </table:table-cell>
          <table:table-cell table:formula="of:=([.F118]/1000000)*(1000/[.B118])" office:value-type="float" office:value="0.00425175" calcext:value-type="float">
            <text:p>0.0043</text:p>
          </table:table-cell>
          <table:table-cell table:formula="of:=[.C118]*2" office:value-type="float" office:value="1155.928342" calcext:value-type="float">
            <text:p>1155.92834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float" office:value="632.707211" calcext:value-type="float">
            <text:p>632.707211</text:p>
          </table:table-cell>
          <table:table-cell office:value-type="float" office:value="0.6877" calcext:value-type="float">
            <text:p>0.6877</text:p>
          </table:table-cell>
          <table:table-cell office:value-type="float" office:value="0.01384" calcext:value-type="float">
            <text:p>1.38E-02</text:p>
          </table:table-cell>
          <table:table-cell office:value-type="float" office:value="1854" calcext:value-type="float">
            <text:p>1.85E+03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38" calcext:value-type="float">
            <text:p>0.38</text:p>
          </table:table-cell>
          <table:table-cell table:formula="of:=[.G119]*((1000/[.B119])-[.H119])" office:value-type="float" office:value="0.084408" calcext:value-type="float">
            <text:p>0.08</text:p>
          </table:table-cell>
          <table:table-cell table:formula="of:=([.F119]/1000000)*(1000/[.B119])" office:value-type="float" office:value="0.000927" calcext:value-type="float">
            <text:p>0.0009</text:p>
          </table:table-cell>
          <table:table-cell table:formula="of:=[.C119]*2" office:value-type="float" office:value="1265.414422" calcext:value-type="float">
            <text:p>1265.41442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619.488011" calcext:value-type="float">
            <text:p>619.488011</text:p>
          </table:table-cell>
          <table:table-cell office:value-type="float" office:value="0.6182" calcext:value-type="float">
            <text:p>0.6182</text:p>
          </table:table-cell>
          <table:table-cell office:value-type="float" office:value="0.01246" calcext:value-type="float">
            <text:p>1.25E-02</text:p>
          </table:table-cell>
          <table:table-cell office:value-type="float" office:value="1824.1" calcext:value-type="float">
            <text:p>1.82E+03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45" calcext:value-type="float">
            <text:p>0.45</text:p>
          </table:table-cell>
          <table:table-cell table:formula="of:=[.G120]*((1000/[.B120])-[.H120])" office:value-type="float" office:value="0.0667638888888889" calcext:value-type="float">
            <text:p>0.07</text:p>
          </table:table-cell>
          <table:table-cell table:formula="of:=([.F120]/1000000)*(1000/[.B120])" office:value-type="float" office:value="0.00101338888888889" calcext:value-type="float">
            <text:p>0.0010</text:p>
          </table:table-cell>
          <table:table-cell table:formula="of:=[.C120]*2" office:value-type="float" office:value="1238.976022" calcext:value-type="float">
            <text:p>1238.97602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619.488011" calcext:value-type="float">
            <text:p>619.488011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011065" calcext:value-type="float">
            <text:p>1.11E-02</text:p>
          </table:table-cell>
          <table:table-cell office:value-type="float" office:value="1823.5" calcext:value-type="float">
            <text:p>1.82E+03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52" calcext:value-type="float">
            <text:p>0.52</text:p>
          </table:table-cell>
          <table:table-cell table:formula="of:=[.G121]*((1000/[.B121])-[.H121])" office:value-type="float" office:value="0.059052" calcext:value-type="float">
            <text:p>0.06</text:p>
          </table:table-cell>
          <table:table-cell table:formula="of:=([.F121]/1000000)*(1000/[.B121])" office:value-type="float" office:value="0.0011396875" calcext:value-type="float">
            <text:p>0.0011</text:p>
          </table:table-cell>
          <table:table-cell table:formula="of:=[.C121]*2" office:value-type="float" office:value="1238.976022" calcext:value-type="float">
            <text:p>1238.97602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0" calcext:value-type="float">
            <text:p>1400</text:p>
          </table:table-cell>
          <table:table-cell office:value-type="float" office:value="619.488011" calcext:value-type="float">
            <text:p>619.488011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009687" calcext:value-type="float">
            <text:p>9.69E-03</text:p>
          </table:table-cell>
          <table:table-cell office:value-type="float" office:value="1824.5" calcext:value-type="float">
            <text:p>1.82E+03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6" calcext:value-type="float">
            <text:p>0.6</text:p>
          </table:table-cell>
          <table:table-cell table:formula="of:=[.G122]*((1000/[.B122])-[.H122])" office:value-type="float" office:value="0.0562628571428571" calcext:value-type="float">
            <text:p>0.06</text:p>
          </table:table-cell>
          <table:table-cell table:formula="of:=([.F122]/1000000)*(1000/[.B122])" office:value-type="float" office:value="0.00130321428571429" calcext:value-type="float">
            <text:p>0.0013</text:p>
          </table:table-cell>
          <table:table-cell table:formula="of:=[.C122]*2" office:value-type="float" office:value="1238.976022" calcext:value-type="float">
            <text:p>1238.97602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office:value-type="float" office:value="619.488011" calcext:value-type="float">
            <text:p>619.488011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0083032" calcext:value-type="float">
            <text:p>8.30E-03</text:p>
          </table:table-cell>
          <table:table-cell office:value-type="float" office:value="1824.5" calcext:value-type="float">
            <text:p>1.82E+03</text:p>
          </table:table-cell>
          <table:table-cell office:value-type="float" office:value="0.4223" calcext:value-type="float">
            <text:p>0.4223</text:p>
          </table:table-cell>
          <table:table-cell office:value-type="float" office:value="0.72" calcext:value-type="float">
            <text:p>0.72</text:p>
          </table:table-cell>
          <table:table-cell table:formula="of:=[.G123]*((1000/[.B123])-[.H123])" office:value-type="float" office:value="0.0478606666666667" calcext:value-type="float">
            <text:p>0.05</text:p>
          </table:table-cell>
          <table:table-cell table:formula="of:=([.F123]/1000000)*(1000/[.B123])" office:value-type="float" office:value="0.00152041666666667" calcext:value-type="float">
            <text:p>0.0015</text:p>
          </table:table-cell>
          <table:table-cell table:formula="of:=[.C123]*2" office:value-type="float" office:value="1238.976022" calcext:value-type="float">
            <text:p>1238.97602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619.488011" calcext:value-type="float">
            <text:p>619.488011</text:p>
          </table:table-cell>
          <table:table-cell office:value-type="float" office:value="0.3435" calcext:value-type="float">
            <text:p>0.3435</text:p>
          </table:table-cell>
          <table:table-cell office:value-type="float" office:value="0.0069193" calcext:value-type="float">
            <text:p>6.92E-03</text:p>
          </table:table-cell>
          <table:table-cell office:value-type="float" office:value="1824.5" calcext:value-type="float">
            <text:p>1.82E+03</text:p>
          </table:table-cell>
          <table:table-cell office:value-type="float" office:value="0.3522" calcext:value-type="float">
            <text:p>0.3522</text:p>
          </table:table-cell>
          <table:table-cell office:value-type="float" office:value="0.89" calcext:value-type="float">
            <text:p>0.89</text:p>
          </table:table-cell>
          <table:table-cell table:formula="of:=[.G124]*((1000/[.B124])-[.H124])" office:value-type="float" office:value="0.038742" calcext:value-type="float">
            <text:p>0.04</text:p>
          </table:table-cell>
          <table:table-cell table:formula="of:=([.F124]/1000000)*(1000/[.B124])" office:value-type="float" office:value="0.0018245" calcext:value-type="float">
            <text:p>0.0018</text:p>
          </table:table-cell>
          <table:table-cell table:formula="of:=[.C124]*2" office:value-type="float" office:value="1238.976022" calcext:value-type="float">
            <text:p>1238.97602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619.488011" calcext:value-type="float">
            <text:p>619.488011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0055333" calcext:value-type="float">
            <text:p>5.53E-03</text:p>
          </table:table-cell>
          <table:table-cell office:value-type="float" office:value="1824.1" calcext:value-type="float">
            <text:p>1.82E+03</text:p>
          </table:table-cell>
          <table:table-cell office:value-type="float" office:value="0.2821" calcext:value-type="float">
            <text:p>0.2821</text:p>
          </table:table-cell>
          <table:table-cell office:value-type="float" office:value="1.14" calcext:value-type="float">
            <text:p>1.14</text:p>
          </table:table-cell>
          <table:table-cell table:formula="of:=[.G125]*((1000/[.B125])-[.H125])" office:value-type="float" office:value="0.031031" calcext:value-type="float">
            <text:p>0.03</text:p>
          </table:table-cell>
          <table:table-cell table:formula="of:=([.F125]/1000000)*(1000/[.B125])" office:value-type="float" office:value="0.002280125" calcext:value-type="float">
            <text:p>0.0023</text:p>
          </table:table-cell>
          <table:table-cell table:formula="of:=[.C125]*2" office:value-type="float" office:value="1238.976022" calcext:value-type="float">
            <text:p>1238.97602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619.488011" calcext:value-type="float">
            <text:p>619.488011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00414" calcext:value-type="float">
            <text:p>4.14E-03</text:p>
          </table:table-cell>
          <table:table-cell office:value-type="float" office:value="1822.4" calcext:value-type="float">
            <text:p>1.82E+03</text:p>
          </table:table-cell>
          <table:table-cell office:value-type="float" office:value="0.2121" calcext:value-type="float">
            <text:p>0.2121</text:p>
          </table:table-cell>
          <table:table-cell office:value-type="float" office:value="1.56" calcext:value-type="float">
            <text:p>1.56</text:p>
          </table:table-cell>
          <table:table-cell table:formula="of:=[.G126]*((1000/[.B126])-[.H126])" office:value-type="float" office:value="0.022624" calcext:value-type="float">
            <text:p>0.02</text:p>
          </table:table-cell>
          <table:table-cell table:formula="of:=([.F126]/1000000)*(1000/[.B126])" office:value-type="float" office:value="0.00303733333333333" calcext:value-type="float">
            <text:p>0.0030</text:p>
          </table:table-cell>
          <table:table-cell table:formula="of:=[.C126]*2" office:value-type="float" office:value="1238.976022" calcext:value-type="float">
            <text:p>1238.97602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619.488011" calcext:value-type="float">
            <text:p>619.488011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0027616" calcext:value-type="float">
            <text:p>2.76E-03</text:p>
          </table:table-cell>
          <table:table-cell office:value-type="float" office:value="1822.5" calcext:value-type="float">
            <text:p>1.82E+03</text:p>
          </table:table-cell>
          <table:table-cell office:value-type="float" office:value="0.1423" calcext:value-type="float">
            <text:p>0.1423</text:p>
          </table:table-cell>
          <table:table-cell office:value-type="float" office:value="2.39" calcext:value-type="float">
            <text:p>2.39</text:p>
          </table:table-cell>
          <table:table-cell table:formula="of:=[.G127]*((1000/[.B127])-[.H127])" office:value-type="float" office:value="0.015653" calcext:value-type="float">
            <text:p>0.02</text:p>
          </table:table-cell>
          <table:table-cell table:formula="of:=([.F127]/1000000)*(1000/[.B127])" office:value-type="float" office:value="0.00455625" calcext:value-type="float">
            <text:p>0.0046</text:p>
          </table:table-cell>
          <table:table-cell table:formula="of:=[.C127]*2" office:value-type="float" office:value="1238.976022" calcext:value-type="float">
            <text:p>1238.97602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655.153932" calcext:value-type="float">
            <text:p>655.153932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014308" calcext:value-type="float">
            <text:p>1.43E-02</text:p>
          </table:table-cell>
          <table:table-cell office:value-type="float" office:value="1939.3" calcext:value-type="float">
            <text:p>1.94E+03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39" calcext:value-type="float">
            <text:p>0.39</text:p>
          </table:table-cell>
          <table:table-cell table:formula="of:=[.G128]*((1000/[.B128])-[.H128])" office:value-type="float" office:value="0.080124" calcext:value-type="float">
            <text:p>0.08</text:p>
          </table:table-cell>
          <table:table-cell table:formula="of:=([.F128]/1000000)*(1000/[.B128])" office:value-type="float" office:value="0.00096965" calcext:value-type="float">
            <text:p>0.0010</text:p>
          </table:table-cell>
          <table:table-cell table:formula="of:=[.C128]*2" office:value-type="float" office:value="1310.307864" calcext:value-type="float">
            <text:p>1310.3078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655.153932" calcext:value-type="float">
            <text:p>655.153932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012873" calcext:value-type="float">
            <text:p>1.29E-02</text:p>
          </table:table-cell>
          <table:table-cell office:value-type="float" office:value="1939.1" calcext:value-type="float">
            <text:p>1.94E+03</text:p>
          </table:table-cell>
          <table:table-cell office:value-type="float" office:value="0.6557" calcext:value-type="float">
            <text:p>0.6557</text:p>
          </table:table-cell>
          <table:table-cell office:value-type="float" office:value="0.45" calcext:value-type="float">
            <text:p>0.45</text:p>
          </table:table-cell>
          <table:table-cell table:formula="of:=[.G129]*((1000/[.B129])-[.H129])" office:value-type="float" office:value="0.0692127777777778" calcext:value-type="float">
            <text:p>0.07</text:p>
          </table:table-cell>
          <table:table-cell table:formula="of:=([.F129]/1000000)*(1000/[.B129])" office:value-type="float" office:value="0.00107727777777778" calcext:value-type="float">
            <text:p>0.0011</text:p>
          </table:table-cell>
          <table:table-cell table:formula="of:=[.C129]*2" office:value-type="float" office:value="1310.307864" calcext:value-type="float">
            <text:p>1310.3078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655.153932" calcext:value-type="float">
            <text:p>655.153932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011444" calcext:value-type="float">
            <text:p>1.14E-02</text:p>
          </table:table-cell>
          <table:table-cell office:value-type="float" office:value="1940" calcext:value-type="float">
            <text:p>1.94E+03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52" calcext:value-type="float">
            <text:p>0.52</text:p>
          </table:table-cell>
          <table:table-cell table:formula="of:=[.G130]*((1000/[.B130])-[.H130])" office:value-type="float" office:value="0.0612255" calcext:value-type="float">
            <text:p>0.06</text:p>
          </table:table-cell>
          <table:table-cell table:formula="of:=([.F130]/1000000)*(1000/[.B130])" office:value-type="float" office:value="0.0012125" calcext:value-type="float">
            <text:p>0.0012</text:p>
          </table:table-cell>
          <table:table-cell table:formula="of:=[.C130]*2" office:value-type="float" office:value="1310.307864" calcext:value-type="float">
            <text:p>1310.3078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0" calcext:value-type="float">
            <text:p>1400</text:p>
          </table:table-cell>
          <table:table-cell office:value-type="float" office:value="655.153932" calcext:value-type="float">
            <text:p>655.153932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010013" calcext:value-type="float">
            <text:p>1.00E-02</text:p>
          </table:table-cell>
          <table:table-cell office:value-type="float" office:value="1939.9" calcext:value-type="float">
            <text:p>1.94E+03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6" calcext:value-type="float">
            <text:p>0.6</text:p>
          </table:table-cell>
          <table:table-cell table:formula="of:=[.G131]*((1000/[.B131])-[.H131])" office:value-type="float" office:value="0.0583428571428571" calcext:value-type="float">
            <text:p>0.06</text:p>
          </table:table-cell>
          <table:table-cell table:formula="of:=([.F131]/1000000)*(1000/[.B131])" office:value-type="float" office:value="0.00138564285714286" calcext:value-type="float">
            <text:p>0.0014</text:p>
          </table:table-cell>
          <table:table-cell table:formula="of:=[.C131]*2" office:value-type="float" office:value="1310.307864" calcext:value-type="float">
            <text:p>1310.3078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655.153932" calcext:value-type="float">
            <text:p>655.153932</text:p>
          </table:table-cell>
          <table:table-cell office:value-type="float" office:value="0.4273" calcext:value-type="float">
            <text:p>0.4273</text:p>
          </table:table-cell>
          <table:table-cell office:value-type="float" office:value="0.0085825" calcext:value-type="float">
            <text:p>8.58E-03</text:p>
          </table:table-cell>
          <table:table-cell office:value-type="float" office:value="1939.9" calcext:value-type="float">
            <text:p>1.94E+03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72" calcext:value-type="float">
            <text:p>0.72</text:p>
          </table:table-cell>
          <table:table-cell table:formula="of:=[.G132]*((1000/[.B132])-[.H132])" office:value-type="float" office:value="0.0496173333333334" calcext:value-type="float">
            <text:p>0.05</text:p>
          </table:table-cell>
          <table:table-cell table:formula="of:=([.F132]/1000000)*(1000/[.B132])" office:value-type="float" office:value="0.00161658333333333" calcext:value-type="float">
            <text:p>0.0016</text:p>
          </table:table-cell>
          <table:table-cell table:formula="of:=[.C132]*2" office:value-type="float" office:value="1310.307864" calcext:value-type="float">
            <text:p>1310.3078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655.153932" calcext:value-type="float">
            <text:p>655.153932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0070731" calcext:value-type="float">
            <text:p>7.07E-03</text:p>
          </table:table-cell>
          <table:table-cell office:value-type="float" office:value="1939.7" calcext:value-type="float">
            <text:p>1.94E+03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89" calcext:value-type="float">
            <text:p>0.89</text:p>
          </table:table-cell>
          <table:table-cell table:formula="of:=[.G133]*((1000/[.B133])-[.H133])" office:value-type="float" office:value="0.039985" calcext:value-type="float">
            <text:p>0.04</text:p>
          </table:table-cell>
          <table:table-cell table:formula="of:=([.F133]/1000000)*(1000/[.B133])" office:value-type="float" office:value="0.0019397" calcext:value-type="float">
            <text:p>0.0019</text:p>
          </table:table-cell>
          <table:table-cell table:formula="of:=[.C133]*2" office:value-type="float" office:value="1310.307864" calcext:value-type="float">
            <text:p>1310.3078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655.153932" calcext:value-type="float">
            <text:p>655.153932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0056585" calcext:value-type="float">
            <text:p>5.66E-03</text:p>
          </table:table-cell>
          <table:table-cell office:value-type="float" office:value="1939.7" calcext:value-type="float">
            <text:p>1.94E+03</text:p>
          </table:table-cell>
          <table:table-cell office:value-type="float" office:value="0.2912" calcext:value-type="float">
            <text:p>0.2912</text:p>
          </table:table-cell>
          <table:table-cell office:value-type="float" office:value="1.14" calcext:value-type="float">
            <text:p>1.14</text:p>
          </table:table-cell>
          <table:table-cell table:formula="of:=[.G134]*((1000/[.B134])-[.H134])" office:value-type="float" office:value="0.032032" calcext:value-type="float">
            <text:p>0.03</text:p>
          </table:table-cell>
          <table:table-cell table:formula="of:=([.F134]/1000000)*(1000/[.B134])" office:value-type="float" office:value="0.002424625" calcext:value-type="float">
            <text:p>0.0024</text:p>
          </table:table-cell>
          <table:table-cell table:formula="of:=[.C134]*2" office:value-type="float" office:value="1310.307864" calcext:value-type="float">
            <text:p>1310.3078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float" office:value="655.153932" calcext:value-type="float">
            <text:p>655.153932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0042283" calcext:value-type="float">
            <text:p>4.23E-03</text:p>
          </table:table-cell>
          <table:table-cell office:value-type="float" office:value="1937.6" calcext:value-type="float">
            <text:p>1.94E+03</text:p>
          </table:table-cell>
          <table:table-cell office:value-type="float" office:value="0.219" calcext:value-type="float">
            <text:p>0.219</text:p>
          </table:table-cell>
          <table:table-cell office:value-type="float" office:value="1.56" calcext:value-type="float">
            <text:p>1.56</text:p>
          </table:table-cell>
          <table:table-cell table:formula="of:=[.G135]*((1000/[.B135])-[.H135])" office:value-type="float" office:value="0.02336" calcext:value-type="float">
            <text:p>0.02</text:p>
          </table:table-cell>
          <table:table-cell table:formula="of:=([.F135]/1000000)*(1000/[.B135])" office:value-type="float" office:value="0.00322933333333333" calcext:value-type="float">
            <text:p>0.0032</text:p>
          </table:table-cell>
          <table:table-cell table:formula="of:=[.C135]*2" office:value-type="float" office:value="1310.307864" calcext:value-type="float">
            <text:p>1310.3078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655.153932" calcext:value-type="float">
            <text:p>655.153932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002798" calcext:value-type="float">
            <text:p>2.80E-03</text:p>
          </table:table-cell>
          <table:table-cell office:value-type="float" office:value="1935.7" calcext:value-type="float">
            <text:p>1.94E+03</text:p>
          </table:table-cell>
          <table:table-cell office:value-type="float" office:value="0.1468" calcext:value-type="float">
            <text:p>0.1468</text:p>
          </table:table-cell>
          <table:table-cell office:value-type="float" office:value="2.39" calcext:value-type="float">
            <text:p>2.39</text:p>
          </table:table-cell>
          <table:table-cell table:formula="of:=[.G136]*((1000/[.B136])-[.H136])" office:value-type="float" office:value="0.016148" calcext:value-type="float">
            <text:p>0.02</text:p>
          </table:table-cell>
          <table:table-cell table:formula="of:=([.F136]/1000000)*(1000/[.B136])" office:value-type="float" office:value="0.00483925" calcext:value-type="float">
            <text:p>0.0048</text:p>
          </table:table-cell>
          <table:table-cell table:formula="of:=[.C136]*2" office:value-type="float" office:value="1310.307864" calcext:value-type="float">
            <text:p>1310.3078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693.515533" calcext:value-type="float">
            <text:p>693.515533</text:p>
          </table:table-cell>
          <table:table-cell office:value-type="float" office:value="0.6446" calcext:value-type="float">
            <text:p>0.6446</text:p>
          </table:table-cell>
          <table:table-cell office:value-type="float" office:value="0.0095561" calcext:value-type="float">
            <text:p>9.56E-03</text:p>
          </table:table-cell>
          <table:table-cell office:value-type="float" office:value="2049.1" calcext:value-type="float">
            <text:p>2.05E+03</text:p>
          </table:table-cell>
          <table:table-cell office:value-type="float" office:value="0.6562" calcext:value-type="float">
            <text:p>0.6562</text:p>
          </table:table-cell>
          <table:table-cell office:value-type="float" office:value="0.39" calcext:value-type="float">
            <text:p>0.39</text:p>
          </table:table-cell>
          <table:table-cell table:formula="of:=[.G137]*((1000/[.B137])-[.H137])" office:value-type="float" office:value="0.072182" calcext:value-type="float">
            <text:p>0.07</text:p>
          </table:table-cell>
          <table:table-cell table:formula="of:=([.F137]/1000000)*(1000/[.B137])" office:value-type="float" office:value="0.00102455" calcext:value-type="float">
            <text:p>0.0010</text:p>
          </table:table-cell>
          <table:table-cell table:formula="of:=[.C137]*2" office:value-type="float" office:value="1387.031066" calcext:value-type="float">
            <text:p>1387.03106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00" calcext:value-type="float">
            <text:p>1800</text:p>
          </table:table-cell>
          <table:table-cell office:value-type="float" office:value="693.515533" calcext:value-type="float">
            <text:p>693.515533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0086005" calcext:value-type="float">
            <text:p>8.60E-03</text:p>
          </table:table-cell>
          <table:table-cell office:value-type="float" office:value="2049.1" calcext:value-type="float">
            <text:p>2.05E+03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45" calcext:value-type="float">
            <text:p>0.45</text:p>
          </table:table-cell>
          <table:table-cell table:formula="of:=[.G138]*((1000/[.B138])-[.H138])" office:value-type="float" office:value="0.0623622222222222" calcext:value-type="float">
            <text:p>0.06</text:p>
          </table:table-cell>
          <table:table-cell table:formula="of:=([.F138]/1000000)*(1000/[.B138])" office:value-type="float" office:value="0.00113838888888889" calcext:value-type="float">
            <text:p>0.0011</text:p>
          </table:table-cell>
          <table:table-cell table:formula="of:=[.C138]*2" office:value-type="float" office:value="1387.031066" calcext:value-type="float">
            <text:p>1387.03106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00" calcext:value-type="float">
            <text:p>1600</text:p>
          </table:table-cell>
          <table:table-cell office:value-type="float" office:value="693.515533" calcext:value-type="float">
            <text:p>693.515533</text:p>
          </table:table-cell>
          <table:table-cell office:value-type="float" office:value="0.5157" calcext:value-type="float">
            <text:p>0.5157</text:p>
          </table:table-cell>
          <table:table-cell office:value-type="float" office:value="0.0076449" calcext:value-type="float">
            <text:p>7.64E-03</text:p>
          </table:table-cell>
          <table:table-cell office:value-type="float" office:value="2049.1" calcext:value-type="float">
            <text:p>2.05E+03</text:p>
          </table:table-cell>
          <table:table-cell office:value-type="float" office:value="0.5254" calcext:value-type="float">
            <text:p>0.5254</text:p>
          </table:table-cell>
          <table:table-cell office:value-type="float" office:value="0.52" calcext:value-type="float">
            <text:p>0.52</text:p>
          </table:table-cell>
          <table:table-cell table:formula="of:=[.G139]*((1000/[.B139])-[.H139])" office:value-type="float" office:value="0.055167" calcext:value-type="float">
            <text:p>0.06</text:p>
          </table:table-cell>
          <table:table-cell table:formula="of:=([.F139]/1000000)*(1000/[.B139])" office:value-type="float" office:value="0.0012806875" calcext:value-type="float">
            <text:p>0.0013</text:p>
          </table:table-cell>
          <table:table-cell table:formula="of:=[.C139]*2" office:value-type="float" office:value="1387.031066" calcext:value-type="float">
            <text:p>1387.03106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00" calcext:value-type="float">
            <text:p>1400</text:p>
          </table:table-cell>
          <table:table-cell office:value-type="float" office:value="693.515533" calcext:value-type="float">
            <text:p>693.515533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0066893" calcext:value-type="float">
            <text:p>6.69E-03</text:p>
          </table:table-cell>
          <table:table-cell office:value-type="float" office:value="2049.1" calcext:value-type="float">
            <text:p>2.05E+03</text:p>
          </table:table-cell>
          <table:table-cell office:value-type="float" office:value="0.46" calcext:value-type="float">
            <text:p>0.46</text:p>
          </table:table-cell>
          <table:table-cell office:value-type="float" office:value="0.61" calcext:value-type="float">
            <text:p>0.61</text:p>
          </table:table-cell>
          <table:table-cell table:formula="of:=[.G140]*((1000/[.B140])-[.H140])" office:value-type="float" office:value="0.0479714285714286" calcext:value-type="float">
            <text:p>0.05</text:p>
          </table:table-cell>
          <table:table-cell table:formula="of:=([.F140]/1000000)*(1000/[.B140])" office:value-type="float" office:value="0.00146364285714286" calcext:value-type="float">
            <text:p>0.0015</text:p>
          </table:table-cell>
          <table:table-cell table:formula="of:=[.C140]*2" office:value-type="float" office:value="1387.031066" calcext:value-type="float">
            <text:p>1387.03106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0" calcext:value-type="float">
            <text:p>1200</text:p>
          </table:table-cell>
          <table:table-cell office:value-type="float" office:value="693.515533" calcext:value-type="float">
            <text:p>693.515533</text:p>
          </table:table-cell>
          <table:table-cell office:value-type="float" office:value="0.3868" calcext:value-type="float">
            <text:p>0.3868</text:p>
          </table:table-cell>
          <table:table-cell office:value-type="float" office:value="0.0057336" calcext:value-type="float">
            <text:p>5.73E-03</text:p>
          </table:table-cell>
          <table:table-cell office:value-type="float" office:value="2049.1" calcext:value-type="float">
            <text:p>2.05E+03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73" calcext:value-type="float">
            <text:p>0.73</text:p>
          </table:table-cell>
          <table:table-cell table:formula="of:=[.G141]*((1000/[.B141])-[.H141])" office:value-type="float" office:value="0.040765" calcext:value-type="float">
            <text:p>0.04</text:p>
          </table:table-cell>
          <table:table-cell table:formula="of:=([.F141]/1000000)*(1000/[.B141])" office:value-type="float" office:value="0.00170758333333333" calcext:value-type="float">
            <text:p>0.0017</text:p>
          </table:table-cell>
          <table:table-cell table:formula="of:=[.C141]*2" office:value-type="float" office:value="1387.031066" calcext:value-type="float">
            <text:p>1387.03106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693.515533" calcext:value-type="float">
            <text:p>693.515533</text:p>
          </table:table-cell>
          <table:table-cell office:value-type="float" office:value="0.3222" calcext:value-type="float">
            <text:p>0.3222</text:p>
          </table:table-cell>
          <table:table-cell office:value-type="float" office:value="0.0048241" calcext:value-type="float">
            <text:p>4.82E-03</text:p>
          </table:table-cell>
          <table:table-cell office:value-type="float" office:value="2050.5" calcext:value-type="float">
            <text:p>2.05E+03</text:p>
          </table:table-cell>
          <table:table-cell office:value-type="float" office:value="0.329" calcext:value-type="float">
            <text:p>0.329</text:p>
          </table:table-cell>
          <table:table-cell office:value-type="float" office:value="0.89" calcext:value-type="float">
            <text:p>0.89</text:p>
          </table:table-cell>
          <table:table-cell table:formula="of:=[.G142]*((1000/[.B142])-[.H142])" office:value-type="float" office:value="0.03619" calcext:value-type="float">
            <text:p>0.04</text:p>
          </table:table-cell>
          <table:table-cell table:formula="of:=([.F142]/1000000)*(1000/[.B142])" office:value-type="float" office:value="0.0020505" calcext:value-type="float">
            <text:p>0.0021</text:p>
          </table:table-cell>
          <table:table-cell table:formula="of:=[.C142]*2" office:value-type="float" office:value="1387.031066" calcext:value-type="float">
            <text:p>1387.03106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float" office:value="693.515533" calcext:value-type="float">
            <text:p>693.515533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0038155" calcext:value-type="float">
            <text:p>3.82E-03</text:p>
          </table:table-cell>
          <table:table-cell office:value-type="float" office:value="2049.2" calcext:value-type="float">
            <text:p>2.05E+03</text:p>
          </table:table-cell>
          <table:table-cell office:value-type="float" office:value="0.2634" calcext:value-type="float">
            <text:p>0.2634</text:p>
          </table:table-cell>
          <table:table-cell office:value-type="float" office:value="1.14" calcext:value-type="float">
            <text:p>1.14</text:p>
          </table:table-cell>
          <table:table-cell table:formula="of:=[.G143]*((1000/[.B143])-[.H143])" office:value-type="float" office:value="0.028974" calcext:value-type="float">
            <text:p>0.03</text:p>
          </table:table-cell>
          <table:table-cell table:formula="of:=([.F143]/1000000)*(1000/[.B143])" office:value-type="float" office:value="0.0025615" calcext:value-type="float">
            <text:p>0.0026</text:p>
          </table:table-cell>
          <table:table-cell table:formula="of:=[.C143]*2" office:value-type="float" office:value="1387.031066" calcext:value-type="float">
            <text:p>1387.03106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693.515533" calcext:value-type="float">
            <text:p>693.515533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0028598" calcext:value-type="float">
            <text:p>2.86E-03</text:p>
          </table:table-cell>
          <table:table-cell office:value-type="float" office:value="2046.9" calcext:value-type="float">
            <text:p>2.05E+03</text:p>
          </table:table-cell>
          <table:table-cell office:value-type="float" office:value="0.198" calcext:value-type="float">
            <text:p>0.198</text:p>
          </table:table-cell>
          <table:table-cell office:value-type="float" office:value="1.56" calcext:value-type="float">
            <text:p>1.56</text:p>
          </table:table-cell>
          <table:table-cell table:formula="of:=[.G144]*((1000/[.B144])-[.H144])" office:value-type="float" office:value="0.02112" calcext:value-type="float">
            <text:p>0.02</text:p>
          </table:table-cell>
          <table:table-cell table:formula="of:=([.F144]/1000000)*(1000/[.B144])" office:value-type="float" office:value="0.0034115" calcext:value-type="float">
            <text:p>0.0034</text:p>
          </table:table-cell>
          <table:table-cell table:formula="of:=[.C144]*2" office:value-type="float" office:value="1387.031066" calcext:value-type="float">
            <text:p>1387.03106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office:value-type="float" office:value="693.515533" calcext:value-type="float">
            <text:p>693.515533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0019024" calcext:value-type="float">
            <text:p>1.90E-03</text:p>
          </table:table-cell>
          <table:table-cell office:value-type="float" office:value="2047" calcext:value-type="float">
            <text:p>2.05E+03</text:p>
          </table:table-cell>
          <table:table-cell office:value-type="float" office:value="0.1328" calcext:value-type="float">
            <text:p>0.1328</text:p>
          </table:table-cell>
          <table:table-cell office:value-type="float" office:value="2.39" calcext:value-type="float">
            <text:p>2.39</text:p>
          </table:table-cell>
          <table:table-cell table:formula="of:=[.G145]*((1000/[.B145])-[.H145])" office:value-type="float" office:value="0.014608" calcext:value-type="float">
            <text:p>0.01</text:p>
          </table:table-cell>
          <table:table-cell table:formula="of:=([.F145]/1000000)*(1000/[.B145])" office:value-type="float" office:value="0.0051175" calcext:value-type="float">
            <text:p>0.0051</text:p>
          </table:table-cell>
          <table:table-cell table:formula="of:=[.C145]*2" office:value-type="float" office:value="1387.031066" calcext:value-type="float">
            <text:p>1387.03106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731.514253" calcext:value-type="float">
            <text:p>731.514253</text:p>
          </table:table-cell>
          <table:table-cell office:value-type="float" office:value="0.671" calcext:value-type="float">
            <text:p>0.671</text:p>
          </table:table-cell>
          <table:table-cell office:value-type="float" office:value="0.010867" calcext:value-type="float">
            <text:p>1.09E-02</text:p>
          </table:table-cell>
          <table:table-cell office:value-type="float" office:value="2160.6" calcext:value-type="float">
            <text:p>2.16E+03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9" calcext:value-type="float">
            <text:p>0.39</text:p>
          </table:table-cell>
          <table:table-cell table:formula="of:=[.G146]*((1000/[.B146])-[.H146])" office:value-type="float" office:value="0.075251" calcext:value-type="float">
            <text:p>0.08</text:p>
          </table:table-cell>
          <table:table-cell table:formula="of:=([.F146]/1000000)*(1000/[.B146])" office:value-type="float" office:value="0.0010803" calcext:value-type="float">
            <text:p>0.0011</text:p>
          </table:table-cell>
          <table:table-cell table:formula="of:=[.C146]*2" office:value-type="float" office:value="1463.028506" calcext:value-type="float">
            <text:p>1463.0285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" calcext:value-type="float">
            <text:p>1800</text:p>
          </table:table-cell>
          <table:table-cell office:value-type="float" office:value="731.514253" calcext:value-type="float">
            <text:p>731.514253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0097801" calcext:value-type="float">
            <text:p>9.78E-03</text:p>
          </table:table-cell>
          <table:table-cell office:value-type="float" office:value="2160.6" calcext:value-type="float">
            <text:p>2.16E+03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45" calcext:value-type="float">
            <text:p>0.45</text:p>
          </table:table-cell>
          <table:table-cell table:formula="of:=[.G147]*((1000/[.B147])-[.H147])" office:value-type="float" office:value="0.0650116666666667" calcext:value-type="float">
            <text:p>0.07</text:p>
          </table:table-cell>
          <table:table-cell table:formula="of:=([.F147]/1000000)*(1000/[.B147])" office:value-type="float" office:value="0.00120033333333333" calcext:value-type="float">
            <text:p>0.0012</text:p>
          </table:table-cell>
          <table:table-cell table:formula="of:=[.C147]*2" office:value-type="float" office:value="1463.028506" calcext:value-type="float">
            <text:p>1463.0285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00" calcext:value-type="float">
            <text:p>1600</text:p>
          </table:table-cell>
          <table:table-cell office:value-type="float" office:value="731.514253" calcext:value-type="float">
            <text:p>731.514253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0086934" calcext:value-type="float">
            <text:p>8.69E-03</text:p>
          </table:table-cell>
          <table:table-cell office:value-type="float" office:value="2160.6" calcext:value-type="float">
            <text:p>2.16E+03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52" calcext:value-type="float">
            <text:p>0.52</text:p>
          </table:table-cell>
          <table:table-cell table:formula="of:=[.G148]*((1000/[.B148])-[.H148])" office:value-type="float" office:value="0.0575085" calcext:value-type="float">
            <text:p>0.06</text:p>
          </table:table-cell>
          <table:table-cell table:formula="of:=([.F148]/1000000)*(1000/[.B148])" office:value-type="float" office:value="0.001350375" calcext:value-type="float">
            <text:p>0.0014</text:p>
          </table:table-cell>
          <table:table-cell table:formula="of:=[.C148]*2" office:value-type="float" office:value="1463.028506" calcext:value-type="float">
            <text:p>1463.0285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0" calcext:value-type="float">
            <text:p>1400</text:p>
          </table:table-cell>
          <table:table-cell office:value-type="float" office:value="731.514253" calcext:value-type="float">
            <text:p>731.514253</text:p>
          </table:table-cell>
          <table:table-cell office:value-type="float" office:value="0.4697" calcext:value-type="float">
            <text:p>0.4697</text:p>
          </table:table-cell>
          <table:table-cell office:value-type="float" office:value="0.0076067" calcext:value-type="float">
            <text:p>7.61E-03</text:p>
          </table:table-cell>
          <table:table-cell office:value-type="float" office:value="2160.6" calcext:value-type="float">
            <text:p>2.16E+03</text:p>
          </table:table-cell>
          <table:table-cell office:value-type="float" office:value="0.4795" calcext:value-type="float">
            <text:p>0.4795</text:p>
          </table:table-cell>
          <table:table-cell office:value-type="float" office:value="0.6" calcext:value-type="float">
            <text:p>0.6</text:p>
          </table:table-cell>
          <table:table-cell table:formula="of:=[.G149]*((1000/[.B149])-[.H149])" office:value-type="float" office:value="0.0548" calcext:value-type="float">
            <text:p>0.05</text:p>
          </table:table-cell>
          <table:table-cell table:formula="of:=([.F149]/1000000)*(1000/[.B149])" office:value-type="float" office:value="0.00154328571428571" calcext:value-type="float">
            <text:p>0.0015</text:p>
          </table:table-cell>
          <table:table-cell table:formula="of:=[.C149]*2" office:value-type="float" office:value="1463.028506" calcext:value-type="float">
            <text:p>1463.0285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0" calcext:value-type="float">
            <text:p>1200</text:p>
          </table:table-cell>
          <table:table-cell office:value-type="float" office:value="731.514253" calcext:value-type="float">
            <text:p>731.514253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0065201" calcext:value-type="float">
            <text:p>6.52E-03</text:p>
          </table:table-cell>
          <table:table-cell office:value-type="float" office:value="2160.6" calcext:value-type="float">
            <text:p>2.16E+03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72" calcext:value-type="float">
            <text:p>0.72</text:p>
          </table:table-cell>
          <table:table-cell table:formula="of:=[.G150]*((1000/[.B150])-[.H150])" office:value-type="float" office:value="0.046614" calcext:value-type="float">
            <text:p>0.05</text:p>
          </table:table-cell>
          <table:table-cell table:formula="of:=([.F150]/1000000)*(1000/[.B150])" office:value-type="float" office:value="0.0018005" calcext:value-type="float">
            <text:p>0.0018</text:p>
          </table:table-cell>
          <table:table-cell table:formula="of:=[.C150]*2" office:value-type="float" office:value="1463.028506" calcext:value-type="float">
            <text:p>1463.0285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731.514253" calcext:value-type="float">
            <text:p>731.514253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0054334" calcext:value-type="float">
            <text:p>5.43E-03</text:p>
          </table:table-cell>
          <table:table-cell office:value-type="float" office:value="2160.6" calcext:value-type="float">
            <text:p>2.16E+03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89" calcext:value-type="float">
            <text:p>0.89</text:p>
          </table:table-cell>
          <table:table-cell table:formula="of:=[.G151]*((1000/[.B151])-[.H151])" office:value-type="float" office:value="0.037741" calcext:value-type="float">
            <text:p>0.04</text:p>
          </table:table-cell>
          <table:table-cell table:formula="of:=([.F151]/1000000)*(1000/[.B151])" office:value-type="float" office:value="0.0021606" calcext:value-type="float">
            <text:p>0.0022</text:p>
          </table:table-cell>
          <table:table-cell table:formula="of:=[.C151]*2" office:value-type="float" office:value="1463.028506" calcext:value-type="float">
            <text:p>1463.0285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731.514253" calcext:value-type="float">
            <text:p>731.514253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0043467" calcext:value-type="float">
            <text:p>4.35E-03</text:p>
          </table:table-cell>
          <table:table-cell office:value-type="float" office:value="2161" calcext:value-type="float">
            <text:p>2.16E+03</text:p>
          </table:table-cell>
          <table:table-cell office:value-type="float" office:value="0.2749" calcext:value-type="float">
            <text:p>0.2749</text:p>
          </table:table-cell>
          <table:table-cell office:value-type="float" office:value="1.14" calcext:value-type="float">
            <text:p>1.14</text:p>
          </table:table-cell>
          <table:table-cell table:formula="of:=[.G152]*((1000/[.B152])-[.H152])" office:value-type="float" office:value="0.030239" calcext:value-type="float">
            <text:p>0.03</text:p>
          </table:table-cell>
          <table:table-cell table:formula="of:=([.F152]/1000000)*(1000/[.B152])" office:value-type="float" office:value="0.00270125" calcext:value-type="float">
            <text:p>0.0027</text:p>
          </table:table-cell>
          <table:table-cell table:formula="of:=[.C152]*2" office:value-type="float" office:value="1463.028506" calcext:value-type="float">
            <text:p>1463.0285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731.514253" calcext:value-type="float">
            <text:p>731.514253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0031893" calcext:value-type="float">
            <text:p>3.19E-03</text:p>
          </table:table-cell>
          <table:table-cell office:value-type="float" office:value="2160.1" calcext:value-type="float">
            <text:p>2.16E+03</text:p>
          </table:table-cell>
          <table:table-cell office:value-type="float" office:value="0.207" calcext:value-type="float">
            <text:p>0.207</text:p>
          </table:table-cell>
          <table:table-cell office:value-type="float" office:value="1.56" calcext:value-type="float">
            <text:p>1.56</text:p>
          </table:table-cell>
          <table:table-cell table:formula="of:=[.G153]*((1000/[.B153])-[.H153])" office:value-type="float" office:value="0.02208" calcext:value-type="float">
            <text:p>0.02</text:p>
          </table:table-cell>
          <table:table-cell table:formula="of:=([.F153]/1000000)*(1000/[.B153])" office:value-type="float" office:value="0.00360016666666667" calcext:value-type="float">
            <text:p>0.0036</text:p>
          </table:table-cell>
          <table:table-cell table:formula="of:=[.C153]*2" office:value-type="float" office:value="1463.028506" calcext:value-type="float">
            <text:p>1463.0285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731.514253" calcext:value-type="float">
            <text:p>731.514253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0021187" calcext:value-type="float">
            <text:p>2.12E-03</text:p>
          </table:table-cell>
          <table:table-cell office:value-type="float" office:value="2159.3" calcext:value-type="float">
            <text:p>2.16E+03</text:p>
          </table:table-cell>
          <table:table-cell office:value-type="float" office:value="0.1385" calcext:value-type="float">
            <text:p>0.1385</text:p>
          </table:table-cell>
          <table:table-cell office:value-type="float" office:value="2.39" calcext:value-type="float">
            <text:p>2.39</text:p>
          </table:table-cell>
          <table:table-cell table:formula="of:=[.G154]*((1000/[.B154])-[.H154])" office:value-type="float" office:value="0.015235" calcext:value-type="float">
            <text:p>0.02</text:p>
          </table:table-cell>
          <table:table-cell table:formula="of:=([.F154]/1000000)*(1000/[.B154])" office:value-type="float" office:value="0.00539825" calcext:value-type="float">
            <text:p>0.0054</text:p>
          </table:table-cell>
          <table:table-cell table:formula="of:=[.C154]*2" office:value-type="float" office:value="1463.028506" calcext:value-type="float">
            <text:p>1463.02850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office:value-type="float" office:value="774.489614" calcext:value-type="float">
            <text:p>774.489614</text:p>
          </table:table-cell>
          <table:table-cell office:value-type="float" office:value="0.7024" calcext:value-type="float">
            <text:p>0.7024</text:p>
          </table:table-cell>
          <table:table-cell office:value-type="float" office:value="0.011644" calcext:value-type="float">
            <text:p>1.16E-02</text:p>
          </table:table-cell>
          <table:table-cell office:value-type="float" office:value="2283.7" calcext:value-type="float">
            <text:p>2.28E+03</text:p>
          </table:table-cell>
          <table:table-cell office:value-type="float" office:value="0.7163" calcext:value-type="float">
            <text:p>0.7163</text:p>
          </table:table-cell>
          <table:table-cell office:value-type="float" office:value="0.39" calcext:value-type="float">
            <text:p>0.39</text:p>
          </table:table-cell>
          <table:table-cell table:formula="of:=[.G155]*((1000/[.B155])-[.H155])" office:value-type="float" office:value="0.078793" calcext:value-type="float">
            <text:p>0.08</text:p>
          </table:table-cell>
          <table:table-cell table:formula="of:=([.F155]/1000000)*(1000/[.B155])" office:value-type="float" office:value="0.00114185" calcext:value-type="float">
            <text:p>0.0011</text:p>
          </table:table-cell>
          <table:table-cell table:formula="of:=[.C155]*2" office:value-type="float" office:value="1548.979228" calcext:value-type="float">
            <text:p>1548.97922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00" calcext:value-type="float">
            <text:p>1800</text:p>
          </table:table-cell>
          <table:table-cell office:value-type="float" office:value="774.541454" calcext:value-type="float">
            <text:p>774.541454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010376" calcext:value-type="float">
            <text:p>1.04E-02</text:p>
          </table:table-cell>
          <table:table-cell office:value-type="float" office:value="2282.7" calcext:value-type="float">
            <text:p>2.28E+03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44" calcext:value-type="float">
            <text:p>0.44</text:p>
          </table:table-cell>
          <table:table-cell table:formula="of:=[.G156]*((1000/[.B156])-[.H156])" office:value-type="float" office:value="0.0745102222222222" calcext:value-type="float">
            <text:p>0.07</text:p>
          </table:table-cell>
          <table:table-cell table:formula="of:=([.F156]/1000000)*(1000/[.B156])" office:value-type="float" office:value="0.00126816666666667" calcext:value-type="float">
            <text:p>0.0013</text:p>
          </table:table-cell>
          <table:table-cell table:formula="of:=[.C156]*2" office:value-type="float" office:value="1549.082908" calcext:value-type="float">
            <text:p>1549.0829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00" calcext:value-type="float">
            <text:p>1600</text:p>
          </table:table-cell>
          <table:table-cell office:value-type="float" office:value="774.541454" calcext:value-type="float">
            <text:p>774.541454</text:p>
          </table:table-cell>
          <table:table-cell office:value-type="float" office:value="0.5619" calcext:value-type="float">
            <text:p>0.5619</text:p>
          </table:table-cell>
          <table:table-cell office:value-type="float" office:value="0.0092235" calcext:value-type="float">
            <text:p>9.22E-03</text:p>
          </table:table-cell>
          <table:table-cell office:value-type="float" office:value="2282.7" calcext:value-type="float">
            <text:p>2.28E+03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1" calcext:value-type="float">
            <text:p>0.51</text:p>
          </table:table-cell>
          <table:table-cell table:formula="of:=[.G157]*((1000/[.B157])-[.H157])" office:value-type="float" office:value="0.065941" calcext:value-type="float">
            <text:p>0.07</text:p>
          </table:table-cell>
          <table:table-cell table:formula="of:=([.F157]/1000000)*(1000/[.B157])" office:value-type="float" office:value="0.0014266875" calcext:value-type="float">
            <text:p>0.0014</text:p>
          </table:table-cell>
          <table:table-cell table:formula="of:=[.C157]*2" office:value-type="float" office:value="1549.082908" calcext:value-type="float">
            <text:p>1549.0829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00" calcext:value-type="float">
            <text:p>1400</text:p>
          </table:table-cell>
          <table:table-cell office:value-type="float" office:value="774.541454" calcext:value-type="float">
            <text:p>774.541454</text:p>
          </table:table-cell>
          <table:table-cell office:value-type="float" office:value="0.4916" calcext:value-type="float">
            <text:p>0.4916</text:p>
          </table:table-cell>
          <table:table-cell office:value-type="float" office:value="0.0080706" calcext:value-type="float">
            <text:p>8.07E-03</text:p>
          </table:table-cell>
          <table:table-cell office:value-type="float" office:value="2282.7" calcext:value-type="float">
            <text:p>2.28E+03</text:p>
          </table:table-cell>
          <table:table-cell office:value-type="float" office:value="0.502" calcext:value-type="float">
            <text:p>0.502</text:p>
          </table:table-cell>
          <table:table-cell office:value-type="float" office:value="0.6" calcext:value-type="float">
            <text:p>0.6</text:p>
          </table:table-cell>
          <table:table-cell table:formula="of:=[.G158]*((1000/[.B158])-[.H158])" office:value-type="float" office:value="0.0573714285714285" calcext:value-type="float">
            <text:p>0.06</text:p>
          </table:table-cell>
          <table:table-cell table:formula="of:=([.F158]/1000000)*(1000/[.B158])" office:value-type="float" office:value="0.0016305" calcext:value-type="float">
            <text:p>0.0016</text:p>
          </table:table-cell>
          <table:table-cell table:formula="of:=[.C158]*2" office:value-type="float" office:value="1549.082908" calcext:value-type="float">
            <text:p>1549.0829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0" calcext:value-type="float">
            <text:p>1200</text:p>
          </table:table-cell>
          <table:table-cell office:value-type="float" office:value="774.541454" calcext:value-type="float">
            <text:p>774.541454</text:p>
          </table:table-cell>
          <table:table-cell office:value-type="float" office:value="0.4214" calcext:value-type="float">
            <text:p>0.4214</text:p>
          </table:table-cell>
          <table:table-cell office:value-type="float" office:value="0.0069176" calcext:value-type="float">
            <text:p>6.92E-03</text:p>
          </table:table-cell>
          <table:table-cell office:value-type="float" office:value="2282.7" calcext:value-type="float">
            <text:p>2.28E+03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72" calcext:value-type="float">
            <text:p>0.72</text:p>
          </table:table-cell>
          <table:table-cell table:formula="of:=[.G159]*((1000/[.B159])-[.H159])" office:value-type="float" office:value="0.0488013333333334" calcext:value-type="float">
            <text:p>0.05</text:p>
          </table:table-cell>
          <table:table-cell table:formula="of:=([.F159]/1000000)*(1000/[.B159])" office:value-type="float" office:value="0.00190225" calcext:value-type="float">
            <text:p>0.0019</text:p>
          </table:table-cell>
          <table:table-cell table:formula="of:=[.C159]*2" office:value-type="float" office:value="1549.082908" calcext:value-type="float">
            <text:p>1549.0829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774.489614" calcext:value-type="float">
            <text:p>774.489614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0058031" calcext:value-type="float">
            <text:p>5.80E-03</text:p>
          </table:table-cell>
          <table:table-cell office:value-type="float" office:value="2282.2" calcext:value-type="float">
            <text:p>2.28E+03</text:p>
          </table:table-cell>
          <table:table-cell office:value-type="float" office:value="0.3595" calcext:value-type="float">
            <text:p>0.3595</text:p>
          </table:table-cell>
          <table:table-cell office:value-type="float" office:value="0.89" calcext:value-type="float">
            <text:p>0.89</text:p>
          </table:table-cell>
          <table:table-cell table:formula="of:=[.G160]*((1000/[.B160])-[.H160])" office:value-type="float" office:value="0.039545" calcext:value-type="float">
            <text:p>0.04</text:p>
          </table:table-cell>
          <table:table-cell table:formula="of:=([.F160]/1000000)*(1000/[.B160])" office:value-type="float" office:value="0.0022822" calcext:value-type="float">
            <text:p>0.0023</text:p>
          </table:table-cell>
          <table:table-cell table:formula="of:=[.C160]*2" office:value-type="float" office:value="1548.979228" calcext:value-type="float">
            <text:p>1548.97922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0" calcext:value-type="float">
            <text:p>800</text:p>
          </table:table-cell>
          <table:table-cell office:value-type="float" office:value="774.541454" calcext:value-type="float">
            <text:p>774.541454</text:p>
          </table:table-cell>
          <table:table-cell office:value-type="float" office:value="0.281" calcext:value-type="float">
            <text:p>0.281</text:p>
          </table:table-cell>
          <table:table-cell office:value-type="float" office:value="0.0046118" calcext:value-type="float">
            <text:p>4.61E-03</text:p>
          </table:table-cell>
          <table:table-cell office:value-type="float" office:value="2283.8" calcext:value-type="float">
            <text:p>2.28E+03</text:p>
          </table:table-cell>
          <table:table-cell office:value-type="float" office:value="0.2879" calcext:value-type="float">
            <text:p>0.2879</text:p>
          </table:table-cell>
          <table:table-cell office:value-type="float" office:value="1.14" calcext:value-type="float">
            <text:p>1.14</text:p>
          </table:table-cell>
          <table:table-cell table:formula="of:=[.G161]*((1000/[.B161])-[.H161])" office:value-type="float" office:value="0.031669" calcext:value-type="float">
            <text:p>0.03</text:p>
          </table:table-cell>
          <table:table-cell table:formula="of:=([.F161]/1000000)*(1000/[.B161])" office:value-type="float" office:value="0.00285475" calcext:value-type="float">
            <text:p>0.0029</text:p>
          </table:table-cell>
          <table:table-cell table:formula="of:=[.C161]*2" office:value-type="float" office:value="1549.082908" calcext:value-type="float">
            <text:p>1549.0829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0" calcext:value-type="float">
            <text:p>600</text:p>
          </table:table-cell>
          <table:table-cell office:value-type="float" office:value="774.541454" calcext:value-type="float">
            <text:p>774.541454</text:p>
          </table:table-cell>
          <table:table-cell office:value-type="float" office:value="0.21" calcext:value-type="float">
            <text:p>0.21</text:p>
          </table:table-cell>
          <table:table-cell office:value-type="float" office:value="0.0034225" calcext:value-type="float">
            <text:p>3.42E-03</text:p>
          </table:table-cell>
          <table:table-cell office:value-type="float" office:value="2281.2" calcext:value-type="float">
            <text:p>2.28E+03</text:p>
          </table:table-cell>
          <table:table-cell office:value-type="float" office:value="0.2157" calcext:value-type="float">
            <text:p>0.2157</text:p>
          </table:table-cell>
          <table:table-cell office:value-type="float" office:value="1.55" calcext:value-type="float">
            <text:p>1.55</text:p>
          </table:table-cell>
          <table:table-cell table:formula="of:=[.G162]*((1000/[.B162])-[.H162])" office:value-type="float" office:value="0.025165" calcext:value-type="float">
            <text:p>0.03</text:p>
          </table:table-cell>
          <table:table-cell table:formula="of:=([.F162]/1000000)*(1000/[.B162])" office:value-type="float" office:value="0.003802" calcext:value-type="float">
            <text:p>0.0038</text:p>
          </table:table-cell>
          <table:table-cell table:formula="of:=[.C162]*2" office:value-type="float" office:value="1549.082908" calcext:value-type="float">
            <text:p>1549.0829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  <table:table-cell office:value-type="float" office:value="774.541454" calcext:value-type="float">
            <text:p>774.541454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0022713" calcext:value-type="float">
            <text:p>2.27E-03</text:p>
          </table:table-cell>
          <table:table-cell office:value-type="float" office:value="2279.9" calcext:value-type="float">
            <text:p>2.28E+03</text:p>
          </table:table-cell>
          <table:table-cell office:value-type="float" office:value="0.1446" calcext:value-type="float">
            <text:p>0.1446</text:p>
          </table:table-cell>
          <table:table-cell office:value-type="float" office:value="2.39" calcext:value-type="float">
            <text:p>2.39</text:p>
          </table:table-cell>
          <table:table-cell table:formula="of:=[.G163]*((1000/[.B163])-[.H163])" office:value-type="float" office:value="0.015906" calcext:value-type="float">
            <text:p>0.02</text:p>
          </table:table-cell>
          <table:table-cell table:formula="of:=([.F163]/1000000)*(1000/[.B163])" office:value-type="float" office:value="0.00569975" calcext:value-type="float">
            <text:p>0.0057</text:p>
          </table:table-cell>
          <table:table-cell table:formula="of:=[.C163]*2" office:value-type="float" office:value="1549.082908" calcext:value-type="float">
            <text:p>1549.0829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816.894736" calcext:value-type="float">
            <text:p>816.894736</text:p>
          </table:table-cell>
          <table:table-cell office:value-type="float" office:value="0.7229" calcext:value-type="float">
            <text:p>0.7229</text:p>
          </table:table-cell>
          <table:table-cell office:value-type="float" office:value="0.012725" calcext:value-type="float">
            <text:p>1.27E-02</text:p>
          </table:table-cell>
          <table:table-cell office:value-type="float" office:value="2394.1" calcext:value-type="float">
            <text:p>2.39E+03</text:p>
          </table:table-cell>
          <table:table-cell office:value-type="float" office:value="0.738" calcext:value-type="float">
            <text:p>0.738</text:p>
          </table:table-cell>
          <table:table-cell office:value-type="float" office:value="0.38" calcext:value-type="float">
            <text:p>0.38</text:p>
          </table:table-cell>
          <table:table-cell table:formula="of:=[.G164]*((1000/[.B164])-[.H164])" office:value-type="float" office:value="0.08856" calcext:value-type="float">
            <text:p>0.09</text:p>
          </table:table-cell>
          <table:table-cell table:formula="of:=([.F164]/1000000)*(1000/[.B164])" office:value-type="float" office:value="0.00119705" calcext:value-type="float">
            <text:p>0.0012</text:p>
          </table:table-cell>
          <table:table-cell table:formula="of:=[.C164]*2" office:value-type="float" office:value="1633.789472" calcext:value-type="float">
            <text:p>1633.7894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float" office:value="816.894736" calcext:value-type="float">
            <text:p>816.894736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011424" calcext:value-type="float">
            <text:p>1.14E-02</text:p>
          </table:table-cell>
          <table:table-cell office:value-type="float" office:value="2393.7" calcext:value-type="float">
            <text:p>2.39E+03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44" calcext:value-type="float">
            <text:p>0.44</text:p>
          </table:table-cell>
          <table:table-cell table:formula="of:=[.G165]*((1000/[.B165])-[.H165])" office:value-type="float" office:value="0.0767751111111111" calcext:value-type="float">
            <text:p>0.08</text:p>
          </table:table-cell>
          <table:table-cell table:formula="of:=([.F165]/1000000)*(1000/[.B165])" office:value-type="float" office:value="0.00132983333333333" calcext:value-type="float">
            <text:p>0.0013</text:p>
          </table:table-cell>
          <table:table-cell table:formula="of:=[.C165]*2" office:value-type="float" office:value="1633.789472" calcext:value-type="float">
            <text:p>1633.7894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816.894736" calcext:value-type="float">
            <text:p>816.894736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010154" calcext:value-type="float">
            <text:p>1.02E-02</text:p>
          </table:table-cell>
          <table:table-cell office:value-type="float" office:value="2393.7" calcext:value-type="float">
            <text:p>2.39E+03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51" calcext:value-type="float">
            <text:p>0.51</text:p>
          </table:table-cell>
          <table:table-cell table:formula="of:=[.G166]*((1000/[.B166])-[.H166])" office:value-type="float" office:value="0.0679535" calcext:value-type="float">
            <text:p>0.07</text:p>
          </table:table-cell>
          <table:table-cell table:formula="of:=([.F166]/1000000)*(1000/[.B166])" office:value-type="float" office:value="0.0014960625" calcext:value-type="float">
            <text:p>0.0015</text:p>
          </table:table-cell>
          <table:table-cell table:formula="of:=[.C166]*2" office:value-type="float" office:value="1633.789472" calcext:value-type="float">
            <text:p>1633.7894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816.946576" calcext:value-type="float">
            <text:p>816.946576</text:p>
          </table:table-cell>
          <table:table-cell office:value-type="float" office:value="0.5079" calcext:value-type="float">
            <text:p>0.5079</text:p>
          </table:table-cell>
          <table:table-cell office:value-type="float" office:value="0.0089881" calcext:value-type="float">
            <text:p>8.99E-03</text:p>
          </table:table-cell>
          <table:table-cell office:value-type="float" office:value="2391" calcext:value-type="float">
            <text:p>2.39E+03</text:p>
          </table:table-cell>
          <table:table-cell office:value-type="float" office:value="0.5193" calcext:value-type="float">
            <text:p>0.5193</text:p>
          </table:table-cell>
          <table:table-cell office:value-type="float" office:value="0.6" calcext:value-type="float">
            <text:p>0.6</text:p>
          </table:table-cell>
          <table:table-cell table:formula="of:=[.G167]*((1000/[.B167])-[.H167])" office:value-type="float" office:value="0.0593485714285714" calcext:value-type="float">
            <text:p>0.06</text:p>
          </table:table-cell>
          <table:table-cell table:formula="of:=([.F167]/1000000)*(1000/[.B167])" office:value-type="float" office:value="0.00170785714285714" calcext:value-type="float">
            <text:p>0.0017</text:p>
          </table:table-cell>
          <table:table-cell table:formula="of:=[.C167]*2" office:value-type="float" office:value="1633.893152" calcext:value-type="float">
            <text:p>1633.89315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816.894736" calcext:value-type="float">
            <text:p>816.894736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0075586" calcext:value-type="float">
            <text:p>7.56E-03</text:p>
          </table:table-cell>
          <table:table-cell office:value-type="float" office:value="2392.9" calcext:value-type="float">
            <text:p>2.39E+03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72" calcext:value-type="float">
            <text:p>0.72</text:p>
          </table:table-cell>
          <table:table-cell table:formula="of:=[.G168]*((1000/[.B168])-[.H168])" office:value-type="float" office:value="0.0500366666666667" calcext:value-type="float">
            <text:p>0.05</text:p>
          </table:table-cell>
          <table:table-cell table:formula="of:=([.F168]/1000000)*(1000/[.B168])" office:value-type="float" office:value="0.00199408333333333" calcext:value-type="float">
            <text:p>0.0020</text:p>
          </table:table-cell>
          <table:table-cell table:formula="of:=[.C168]*2" office:value-type="float" office:value="1633.789472" calcext:value-type="float">
            <text:p>1633.7894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816.894736" calcext:value-type="float">
            <text:p>816.894736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0063741" calcext:value-type="float">
            <text:p>6.37E-03</text:p>
          </table:table-cell>
          <table:table-cell office:value-type="float" office:value="2396.3" calcext:value-type="float">
            <text:p>2.40E+03</text:p>
          </table:table-cell>
          <table:table-cell office:value-type="float" office:value="0.3703" calcext:value-type="float">
            <text:p>0.3703</text:p>
          </table:table-cell>
          <table:table-cell office:value-type="float" office:value="0.88" calcext:value-type="float">
            <text:p>0.88</text:p>
          </table:table-cell>
          <table:table-cell table:formula="of:=[.G169]*((1000/[.B169])-[.H169])" office:value-type="float" office:value="0.044436" calcext:value-type="float">
            <text:p>0.04</text:p>
          </table:table-cell>
          <table:table-cell table:formula="of:=([.F169]/1000000)*(1000/[.B169])" office:value-type="float" office:value="0.0023963" calcext:value-type="float">
            <text:p>0.0024</text:p>
          </table:table-cell>
          <table:table-cell table:formula="of:=[.C169]*2" office:value-type="float" office:value="1633.789472" calcext:value-type="float">
            <text:p>1633.7894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816.894736" calcext:value-type="float">
            <text:p>816.894736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0050972" calcext:value-type="float">
            <text:p>5.10E-03</text:p>
          </table:table-cell>
          <table:table-cell office:value-type="float" office:value="2395.2" calcext:value-type="float">
            <text:p>2.40E+03</text:p>
          </table:table-cell>
          <table:table-cell office:value-type="float" office:value="0.2967" calcext:value-type="float">
            <text:p>0.2967</text:p>
          </table:table-cell>
          <table:table-cell office:value-type="float" office:value="1.13" calcext:value-type="float">
            <text:p>1.13</text:p>
          </table:table-cell>
          <table:table-cell table:formula="of:=[.G170]*((1000/[.B170])-[.H170])" office:value-type="float" office:value="0.035604" calcext:value-type="float">
            <text:p>0.04</text:p>
          </table:table-cell>
          <table:table-cell table:formula="of:=([.F170]/1000000)*(1000/[.B170])" office:value-type="float" office:value="0.002994" calcext:value-type="float">
            <text:p>0.0030</text:p>
          </table:table-cell>
          <table:table-cell table:formula="of:=[.C170]*2" office:value-type="float" office:value="1633.789472" calcext:value-type="float">
            <text:p>1633.7894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816.894736" calcext:value-type="float">
            <text:p>816.894736</text:p>
          </table:table-cell>
          <table:table-cell office:value-type="float" office:value="0.2168" calcext:value-type="float">
            <text:p>0.2168</text:p>
          </table:table-cell>
          <table:table-cell office:value-type="float" office:value="0.0037974" calcext:value-type="float">
            <text:p>3.80E-03</text:p>
          </table:table-cell>
          <table:table-cell office:value-type="float" office:value="2393.3" calcext:value-type="float">
            <text:p>2.39E+03</text:p>
          </table:table-cell>
          <table:table-cell office:value-type="float" office:value="0.223" calcext:value-type="float">
            <text:p>0.223</text:p>
          </table:table-cell>
          <table:table-cell office:value-type="float" office:value="1.55" calcext:value-type="float">
            <text:p>1.55</text:p>
          </table:table-cell>
          <table:table-cell table:formula="of:=[.G171]*((1000/[.B171])-[.H171])" office:value-type="float" office:value="0.0260166666666667" calcext:value-type="float">
            <text:p>0.03</text:p>
          </table:table-cell>
          <table:table-cell table:formula="of:=([.F171]/1000000)*(1000/[.B171])" office:value-type="float" office:value="0.00398883333333333" calcext:value-type="float">
            <text:p>0.0040</text:p>
          </table:table-cell>
          <table:table-cell table:formula="of:=[.C171]*2" office:value-type="float" office:value="1633.789472" calcext:value-type="float">
            <text:p>1633.7894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816.894736" calcext:value-type="float">
            <text:p>816.894736</text:p>
          </table:table-cell>
          <table:table-cell office:value-type="float" office:value="0.1445" calcext:value-type="float">
            <text:p>0.1445</text:p>
          </table:table-cell>
          <table:table-cell office:value-type="float" office:value="0.0025183" calcext:value-type="float">
            <text:p>2.52E-03</text:p>
          </table:table-cell>
          <table:table-cell office:value-type="float" office:value="2390.8" calcext:value-type="float">
            <text:p>2.39E+03</text:p>
          </table:table-cell>
          <table:table-cell office:value-type="float" office:value="0.1494" calcext:value-type="float">
            <text:p>0.1494</text:p>
          </table:table-cell>
          <table:table-cell office:value-type="float" office:value="2.38" calcext:value-type="float">
            <text:p>2.38</text:p>
          </table:table-cell>
          <table:table-cell table:formula="of:=[.G172]*((1000/[.B172])-[.H172])" office:value-type="float" office:value="0.017928" calcext:value-type="float">
            <text:p>0.02</text:p>
          </table:table-cell>
          <table:table-cell table:formula="of:=([.F172]/1000000)*(1000/[.B172])" office:value-type="float" office:value="0.005977" calcext:value-type="float">
            <text:p>0.0060</text:p>
          </table:table-cell>
          <table:table-cell table:formula="of:=[.C172]*2" office:value-type="float" office:value="1633.789472" calcext:value-type="float">
            <text:p>1633.7894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  <table:table-cell office:value-type="float" office:value="846.702736" calcext:value-type="float">
            <text:p>846.702736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012289" calcext:value-type="float">
            <text:p>1.23E-02</text:p>
          </table:table-cell>
          <table:table-cell office:value-type="float" office:value="2493.7" calcext:value-type="float">
            <text:p>2.49E+03</text:p>
          </table:table-cell>
          <table:table-cell office:value-type="float" office:value="0.7515" calcext:value-type="float">
            <text:p>0.7515</text:p>
          </table:table-cell>
          <table:table-cell office:value-type="float" office:value="0.39" calcext:value-type="float">
            <text:p>0.39</text:p>
          </table:table-cell>
          <table:table-cell table:formula="of:=[.G173]*((1000/[.B173])-[.H173])" office:value-type="float" office:value="0.082665" calcext:value-type="float">
            <text:p>0.08</text:p>
          </table:table-cell>
          <table:table-cell table:formula="of:=([.F173]/1000000)*(1000/[.B173])" office:value-type="float" office:value="0.00124685" calcext:value-type="float">
            <text:p>0.0012</text:p>
          </table:table-cell>
          <table:table-cell table:formula="of:=[.C173]*2" office:value-type="float" office:value="1693.405472" calcext:value-type="float">
            <text:p>1693.4054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00" calcext:value-type="float">
            <text:p>1800</text:p>
          </table:table-cell>
          <table:table-cell office:value-type="float" office:value="846.702736" calcext:value-type="float">
            <text:p>846.702736</text:p>
          </table:table-cell>
          <table:table-cell office:value-type="float" office:value="0.6645" calcext:value-type="float">
            <text:p>0.6645</text:p>
          </table:table-cell>
          <table:table-cell office:value-type="float" office:value="0.010966" calcext:value-type="float">
            <text:p>1.10E-02</text:p>
          </table:table-cell>
          <table:table-cell office:value-type="float" office:value="2491.9" calcext:value-type="float">
            <text:p>2.49E+03</text:p>
          </table:table-cell>
          <table:table-cell office:value-type="float" office:value="0.6779" calcext:value-type="float">
            <text:p>0.6779</text:p>
          </table:table-cell>
          <table:table-cell office:value-type="float" office:value="0.44" calcext:value-type="float">
            <text:p>0.44</text:p>
          </table:table-cell>
          <table:table-cell table:formula="of:=[.G174]*((1000/[.B174])-[.H174])" office:value-type="float" office:value="0.0783351111111111" calcext:value-type="float">
            <text:p>0.08</text:p>
          </table:table-cell>
          <table:table-cell table:formula="of:=([.F174]/1000000)*(1000/[.B174])" office:value-type="float" office:value="0.00138438888888889" calcext:value-type="float">
            <text:p>0.0014</text:p>
          </table:table-cell>
          <table:table-cell table:formula="of:=[.C174]*2" office:value-type="float" office:value="1693.405472" calcext:value-type="float">
            <text:p>1693.4054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00" calcext:value-type="float">
            <text:p>1600</text:p>
          </table:table-cell>
          <table:table-cell office:value-type="float" office:value="846.702736" calcext:value-type="float">
            <text:p>846.702736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0097479" calcext:value-type="float">
            <text:p>9.75E-03</text:p>
          </table:table-cell>
          <table:table-cell office:value-type="float" office:value="2491.9" calcext:value-type="float">
            <text:p>2.49E+03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1" calcext:value-type="float">
            <text:p>0.51</text:p>
          </table:table-cell>
          <table:table-cell table:formula="of:=[.G175]*((1000/[.B175])-[.H175])" office:value-type="float" office:value="0.0693335" calcext:value-type="float">
            <text:p>0.07</text:p>
          </table:table-cell>
          <table:table-cell table:formula="of:=([.F175]/1000000)*(1000/[.B175])" office:value-type="float" office:value="0.0015574375" calcext:value-type="float">
            <text:p>0.0016</text:p>
          </table:table-cell>
          <table:table-cell table:formula="of:=[.C175]*2" office:value-type="float" office:value="1693.405472" calcext:value-type="float">
            <text:p>1693.4054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00" calcext:value-type="float">
            <text:p>1400</text:p>
          </table:table-cell>
          <table:table-cell office:value-type="float" office:value="846.702736" calcext:value-type="float">
            <text:p>846.70273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0085294" calcext:value-type="float">
            <text:p>8.53E-03</text:p>
          </table:table-cell>
          <table:table-cell office:value-type="float" office:value="2491.9" calcext:value-type="float">
            <text:p>2.49E+03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6" calcext:value-type="float">
            <text:p>0.6</text:p>
          </table:table-cell>
          <table:table-cell table:formula="of:=[.G176]*((1000/[.B176])-[.H176])" office:value-type="float" office:value="0.06032" calcext:value-type="float">
            <text:p>0.06</text:p>
          </table:table-cell>
          <table:table-cell table:formula="of:=([.F176]/1000000)*(1000/[.B176])" office:value-type="float" office:value="0.00177992857142857" calcext:value-type="float">
            <text:p>0.0018</text:p>
          </table:table-cell>
          <table:table-cell table:formula="of:=[.C176]*2" office:value-type="float" office:value="1693.405472" calcext:value-type="float">
            <text:p>1693.4054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0" calcext:value-type="float">
            <text:p>1200</text:p>
          </table:table-cell>
          <table:table-cell office:value-type="float" office:value="846.702736" calcext:value-type="float">
            <text:p>846.702736</text:p>
          </table:table-cell>
          <table:table-cell office:value-type="float" office:value="0.443" calcext:value-type="float">
            <text:p>0.443</text:p>
          </table:table-cell>
          <table:table-cell office:value-type="float" office:value="0.0073109" calcext:value-type="float">
            <text:p>7.31E-03</text:p>
          </table:table-cell>
          <table:table-cell office:value-type="float" office:value="2491.9" calcext:value-type="float">
            <text:p>2.49E+03</text:p>
          </table:table-cell>
          <table:table-cell office:value-type="float" office:value="0.4528" calcext:value-type="float">
            <text:p>0.4528</text:p>
          </table:table-cell>
          <table:table-cell office:value-type="float" office:value="0.72" calcext:value-type="float">
            <text:p>0.72</text:p>
          </table:table-cell>
          <table:table-cell table:formula="of:=[.G177]*((1000/[.B177])-[.H177])" office:value-type="float" office:value="0.0513173333333334" calcext:value-type="float">
            <text:p>0.05</text:p>
          </table:table-cell>
          <table:table-cell table:formula="of:=([.F177]/1000000)*(1000/[.B177])" office:value-type="float" office:value="0.00207658333333333" calcext:value-type="float">
            <text:p>0.0021</text:p>
          </table:table-cell>
          <table:table-cell table:formula="of:=[.C177]*2" office:value-type="float" office:value="1693.405472" calcext:value-type="float">
            <text:p>1693.4054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846.702736" calcext:value-type="float">
            <text:p>846.702736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0060924" calcext:value-type="float">
            <text:p>6.09E-03</text:p>
          </table:table-cell>
          <table:table-cell office:value-type="float" office:value="2493" calcext:value-type="float">
            <text:p>2.49E+03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89" calcext:value-type="float">
            <text:p>0.89</text:p>
          </table:table-cell>
          <table:table-cell table:formula="of:=[.G178]*((1000/[.B178])-[.H178])" office:value-type="float" office:value="0.041558" calcext:value-type="float">
            <text:p>0.04</text:p>
          </table:table-cell>
          <table:table-cell table:formula="of:=([.F178]/1000000)*(1000/[.B178])" office:value-type="float" office:value="0.002493" calcext:value-type="float">
            <text:p>0.0025</text:p>
          </table:table-cell>
          <table:table-cell table:formula="of:=[.C178]*2" office:value-type="float" office:value="1693.405472" calcext:value-type="float">
            <text:p>1693.4054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0" calcext:value-type="float">
            <text:p>800</text:p>
          </table:table-cell>
          <table:table-cell office:value-type="float" office:value="846.702736" calcext:value-type="float">
            <text:p>846.702736</text:p>
          </table:table-cell>
          <table:table-cell office:value-type="float" office:value="0.2953" calcext:value-type="float">
            <text:p>0.2953</text:p>
          </table:table-cell>
          <table:table-cell office:value-type="float" office:value="0.0048739" calcext:value-type="float">
            <text:p>4.87E-03</text:p>
          </table:table-cell>
          <table:table-cell office:value-type="float" office:value="2493" calcext:value-type="float">
            <text:p>2.49E+03</text:p>
          </table:table-cell>
          <table:table-cell office:value-type="float" office:value="0.3027" calcext:value-type="float">
            <text:p>0.3027</text:p>
          </table:table-cell>
          <table:table-cell office:value-type="float" office:value="1.14" calcext:value-type="float">
            <text:p>1.14</text:p>
          </table:table-cell>
          <table:table-cell table:formula="of:=[.G179]*((1000/[.B179])-[.H179])" office:value-type="float" office:value="0.033297" calcext:value-type="float">
            <text:p>0.03</text:p>
          </table:table-cell>
          <table:table-cell table:formula="of:=([.F179]/1000000)*(1000/[.B179])" office:value-type="float" office:value="0.00311625" calcext:value-type="float">
            <text:p>0.0031</text:p>
          </table:table-cell>
          <table:table-cell table:formula="of:=[.C179]*2" office:value-type="float" office:value="1693.405472" calcext:value-type="float">
            <text:p>1693.4054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846.702736" calcext:value-type="float">
            <text:p>846.702736</text:p>
          </table:table-cell>
          <table:table-cell office:value-type="float" office:value="0.221" calcext:value-type="float">
            <text:p>0.221</text:p>
          </table:table-cell>
          <table:table-cell office:value-type="float" office:value="0.0036444" calcext:value-type="float">
            <text:p>3.64E-03</text:p>
          </table:table-cell>
          <table:table-cell office:value-type="float" office:value="2494.8" calcext:value-type="float">
            <text:p>2.49E+03</text:p>
          </table:table-cell>
          <table:table-cell office:value-type="float" office:value="0.2272" calcext:value-type="float">
            <text:p>0.2272</text:p>
          </table:table-cell>
          <table:table-cell office:value-type="float" office:value="1.55" calcext:value-type="float">
            <text:p>1.55</text:p>
          </table:table-cell>
          <table:table-cell table:formula="of:=[.G180]*((1000/[.B180])-[.H180])" office:value-type="float" office:value="0.0265066666666667" calcext:value-type="float">
            <text:p>0.03</text:p>
          </table:table-cell>
          <table:table-cell table:formula="of:=([.F180]/1000000)*(1000/[.B180])" office:value-type="float" office:value="0.004158" calcext:value-type="float">
            <text:p>0.0042</text:p>
          </table:table-cell>
          <table:table-cell table:formula="of:=[.C180]*2" office:value-type="float" office:value="1693.405472" calcext:value-type="float">
            <text:p>1693.4054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  <table:table-cell office:value-type="float" office:value="846.702736" calcext:value-type="float">
            <text:p>846.702736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0024032" calcext:value-type="float">
            <text:p>2.40E-03</text:p>
          </table:table-cell>
          <table:table-cell office:value-type="float" office:value="2494.5" calcext:value-type="float">
            <text:p>2.49E+03</text:p>
          </table:table-cell>
          <table:table-cell office:value-type="float" office:value="0.1523" calcext:value-type="float">
            <text:p>0.1523</text:p>
          </table:table-cell>
          <table:table-cell office:value-type="float" office:value="2.39" calcext:value-type="float">
            <text:p>2.39</text:p>
          </table:table-cell>
          <table:table-cell table:formula="of:=[.G181]*((1000/[.B181])-[.H181])" office:value-type="float" office:value="0.016753" calcext:value-type="float">
            <text:p>0.02</text:p>
          </table:table-cell>
          <table:table-cell table:formula="of:=([.F181]/1000000)*(1000/[.B181])" office:value-type="float" office:value="0.00623625" calcext:value-type="float">
            <text:p>0.0062</text:p>
          </table:table-cell>
          <table:table-cell table:formula="of:=[.C181]*2" office:value-type="float" office:value="1693.405472" calcext:value-type="float">
            <text:p>1693.4054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office:value-type="float" office:value="893.566096" calcext:value-type="float">
            <text:p>893.566096</text:p>
          </table:table-cell>
          <table:table-cell office:value-type="float" office:value="0.7659" calcext:value-type="float">
            <text:p>0.7659</text:p>
          </table:table-cell>
          <table:table-cell office:value-type="float" office:value="0.013862" calcext:value-type="float">
            <text:p>1.39E-02</text:p>
          </table:table-cell>
          <table:table-cell office:value-type="float" office:value="2624.1" calcext:value-type="float">
            <text:p>2.62E+03</text:p>
          </table:table-cell>
          <table:table-cell office:value-type="float" office:value="0.7824" calcext:value-type="float">
            <text:p>0.7824</text:p>
          </table:table-cell>
          <table:table-cell office:value-type="float" office:value="0.39" calcext:value-type="float">
            <text:p>0.39</text:p>
          </table:table-cell>
          <table:table-cell table:formula="of:=[.G182]*((1000/[.B182])-[.H182])" office:value-type="float" office:value="0.086064" calcext:value-type="float">
            <text:p>0.09</text:p>
          </table:table-cell>
          <table:table-cell table:formula="of:=([.F182]/1000000)*(1000/[.B182])" office:value-type="float" office:value="0.00131205" calcext:value-type="float">
            <text:p>0.0013</text:p>
          </table:table-cell>
          <table:table-cell table:formula="of:=[.C182]*2" office:value-type="float" office:value="1787.132192" calcext:value-type="float">
            <text:p>1787.13219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00" calcext:value-type="float">
            <text:p>1800</text:p>
          </table:table-cell>
          <table:table-cell office:value-type="float" office:value="893.566096" calcext:value-type="float">
            <text:p>893.566096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012469" calcext:value-type="float">
            <text:p>1.25E-02</text:p>
          </table:table-cell>
          <table:table-cell office:value-type="float" office:value="2623.8" calcext:value-type="float">
            <text:p>2.62E+03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44" calcext:value-type="float">
            <text:p>0.44</text:p>
          </table:table-cell>
          <table:table-cell table:formula="of:=[.G183]*((1000/[.B183])-[.H183])" office:value-type="float" office:value="0.0814088888888889" calcext:value-type="float">
            <text:p>0.08</text:p>
          </table:table-cell>
          <table:table-cell table:formula="of:=([.F183]/1000000)*(1000/[.B183])" office:value-type="float" office:value="0.00145766666666667" calcext:value-type="float">
            <text:p>0.0015</text:p>
          </table:table-cell>
          <table:table-cell table:formula="of:=[.C183]*2" office:value-type="float" office:value="1787.132192" calcext:value-type="float">
            <text:p>1787.13219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00" calcext:value-type="float">
            <text:p>1600</text:p>
          </table:table-cell>
          <table:table-cell office:value-type="float" office:value="893.566096" calcext:value-type="float">
            <text:p>893.566096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011078" calcext:value-type="float">
            <text:p>1.11E-02</text:p>
          </table:table-cell>
          <table:table-cell office:value-type="float" office:value="2623.7" calcext:value-type="float">
            <text:p>2.62E+03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1" calcext:value-type="float">
            <text:p>0.51</text:p>
          </table:table-cell>
          <table:table-cell table:formula="of:=[.G184]*((1000/[.B184])-[.H184])" office:value-type="float" office:value="0.0720475" calcext:value-type="float">
            <text:p>0.07</text:p>
          </table:table-cell>
          <table:table-cell table:formula="of:=([.F184]/1000000)*(1000/[.B184])" office:value-type="float" office:value="0.0016398125" calcext:value-type="float">
            <text:p>0.0016</text:p>
          </table:table-cell>
          <table:table-cell table:formula="of:=[.C184]*2" office:value-type="float" office:value="1787.132192" calcext:value-type="float">
            <text:p>1787.13219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00" calcext:value-type="float">
            <text:p>1400</text:p>
          </table:table-cell>
          <table:table-cell office:value-type="float" office:value="893.566096" calcext:value-type="float">
            <text:p>893.566096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0096933" calcext:value-type="float">
            <text:p>9.69E-03</text:p>
          </table:table-cell>
          <table:table-cell office:value-type="float" office:value="2623.5" calcext:value-type="float">
            <text:p>2.62E+03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6" calcext:value-type="float">
            <text:p>0.6</text:p>
          </table:table-cell>
          <table:table-cell table:formula="of:=[.G185]*((1000/[.B185])-[.H185])" office:value-type="float" office:value="0.0626857142857142" calcext:value-type="float">
            <text:p>0.06</text:p>
          </table:table-cell>
          <table:table-cell table:formula="of:=([.F185]/1000000)*(1000/[.B185])" office:value-type="float" office:value="0.00187392857142857" calcext:value-type="float">
            <text:p>0.0019</text:p>
          </table:table-cell>
          <table:table-cell table:formula="of:=[.C185]*2" office:value-type="float" office:value="1787.132192" calcext:value-type="float">
            <text:p>1787.13219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0" calcext:value-type="float">
            <text:p>1200</text:p>
          </table:table-cell>
          <table:table-cell office:value-type="float" office:value="893.566096" calcext:value-type="float">
            <text:p>893.566096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0083087" calcext:value-type="float">
            <text:p>8.31E-03</text:p>
          </table:table-cell>
          <table:table-cell office:value-type="float" office:value="2623.7" calcext:value-type="float">
            <text:p>2.62E+03</text:p>
          </table:table-cell>
          <table:table-cell office:value-type="float" office:value="0.4705" calcext:value-type="float">
            <text:p>0.4705</text:p>
          </table:table-cell>
          <table:table-cell office:value-type="float" office:value="0.72" calcext:value-type="float">
            <text:p>0.72</text:p>
          </table:table-cell>
          <table:table-cell table:formula="of:=[.G186]*((1000/[.B186])-[.H186])" office:value-type="float" office:value="0.0533233333333334" calcext:value-type="float">
            <text:p>0.05</text:p>
          </table:table-cell>
          <table:table-cell table:formula="of:=([.F186]/1000000)*(1000/[.B186])" office:value-type="float" office:value="0.00218641666666667" calcext:value-type="float">
            <text:p>0.0022</text:p>
          </table:table-cell>
          <table:table-cell table:formula="of:=[.C186]*2" office:value-type="float" office:value="1787.132192" calcext:value-type="float">
            <text:p>1787.13219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893.566096" calcext:value-type="float">
            <text:p>893.566096</text:p>
          </table:table-cell>
          <table:table-cell office:value-type="float" office:value="0.383" calcext:value-type="float">
            <text:p>0.383</text:p>
          </table:table-cell>
          <table:table-cell office:value-type="float" office:value="0.0069234" calcext:value-type="float">
            <text:p>6.92E-03</text:p>
          </table:table-cell>
          <table:table-cell office:value-type="float" office:value="2624.7" calcext:value-type="float">
            <text:p>2.62E+03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89" calcext:value-type="float">
            <text:p>0.89</text:p>
          </table:table-cell>
          <table:table-cell table:formula="of:=[.G187]*((1000/[.B187])-[.H187])" office:value-type="float" office:value="0.043186" calcext:value-type="float">
            <text:p>0.04</text:p>
          </table:table-cell>
          <table:table-cell table:formula="of:=([.F187]/1000000)*(1000/[.B187])" office:value-type="float" office:value="0.0026247" calcext:value-type="float">
            <text:p>0.0026</text:p>
          </table:table-cell>
          <table:table-cell table:formula="of:=[.C187]*2" office:value-type="float" office:value="1787.132192" calcext:value-type="float">
            <text:p>1787.13219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0" calcext:value-type="float">
            <text:p>800</text:p>
          </table:table-cell>
          <table:table-cell office:value-type="float" office:value="893.566096" calcext:value-type="float">
            <text:p>893.566096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0055387" calcext:value-type="float">
            <text:p>5.54E-03</text:p>
          </table:table-cell>
          <table:table-cell office:value-type="float" office:value="2624.7" calcext:value-type="float">
            <text:p>2.62E+03</text:p>
          </table:table-cell>
          <table:table-cell office:value-type="float" office:value="0.3146" calcext:value-type="float">
            <text:p>0.3146</text:p>
          </table:table-cell>
          <table:table-cell office:value-type="float" office:value="1.14" calcext:value-type="float">
            <text:p>1.14</text:p>
          </table:table-cell>
          <table:table-cell table:formula="of:=[.G188]*((1000/[.B188])-[.H188])" office:value-type="float" office:value="0.034606" calcext:value-type="float">
            <text:p>0.03</text:p>
          </table:table-cell>
          <table:table-cell table:formula="of:=([.F188]/1000000)*(1000/[.B188])" office:value-type="float" office:value="0.003280875" calcext:value-type="float">
            <text:p>0.0033</text:p>
          </table:table-cell>
          <table:table-cell table:formula="of:=[.C188]*2" office:value-type="float" office:value="1787.132192" calcext:value-type="float">
            <text:p>1787.13219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0" calcext:value-type="float">
            <text:p>600</text:p>
          </table:table-cell>
          <table:table-cell office:value-type="float" office:value="893.566096" calcext:value-type="float">
            <text:p>893.566096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0041436" calcext:value-type="float">
            <text:p>4.14E-03</text:p>
          </table:table-cell>
          <table:table-cell office:value-type="float" office:value="2623.7" calcext:value-type="float">
            <text:p>2.62E+03</text:p>
          </table:table-cell>
          <table:table-cell office:value-type="float" office:value="0.2366" calcext:value-type="float">
            <text:p>0.2366</text:p>
          </table:table-cell>
          <table:table-cell office:value-type="float" office:value="1.55" calcext:value-type="float">
            <text:p>1.55</text:p>
          </table:table-cell>
          <table:table-cell table:formula="of:=[.G189]*((1000/[.B189])-[.H189])" office:value-type="float" office:value="0.0276033333333333" calcext:value-type="float">
            <text:p>0.03</text:p>
          </table:table-cell>
          <table:table-cell table:formula="of:=([.F189]/1000000)*(1000/[.B189])" office:value-type="float" office:value="0.00437283333333333" calcext:value-type="float">
            <text:p>0.0044</text:p>
          </table:table-cell>
          <table:table-cell table:formula="of:=[.C189]*2" office:value-type="float" office:value="1787.132192" calcext:value-type="float">
            <text:p>1787.13219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float" office:value="893.566096" calcext:value-type="float">
            <text:p>893.566096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0027578" calcext:value-type="float">
            <text:p>2.76E-03</text:p>
          </table:table-cell>
          <table:table-cell office:value-type="float" office:value="2619.9" calcext:value-type="float">
            <text:p>2.62E+03</text:p>
          </table:table-cell>
          <table:table-cell office:value-type="float" office:value="0.1582" calcext:value-type="float">
            <text:p>0.1582</text:p>
          </table:table-cell>
          <table:table-cell office:value-type="float" office:value="2.39" calcext:value-type="float">
            <text:p>2.39</text:p>
          </table:table-cell>
          <table:table-cell table:formula="of:=[.G190]*((1000/[.B190])-[.H190])" office:value-type="float" office:value="0.017402" calcext:value-type="float">
            <text:p>0.02</text:p>
          </table:table-cell>
          <table:table-cell table:formula="of:=([.F190]/1000000)*(1000/[.B190])" office:value-type="float" office:value="0.00654975" calcext:value-type="float">
            <text:p>0.0065</text:p>
          </table:table-cell>
          <table:table-cell table:formula="of:=[.C190]*2" office:value-type="float" office:value="1787.132192" calcext:value-type="float">
            <text:p>1787.13219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0" calcext:value-type="float">
            <text:p>2000</text:p>
          </table:table-cell>
          <table:table-cell office:value-type="float" office:value="927.158416" calcext:value-type="float">
            <text:p>927.158416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013824" calcext:value-type="float">
            <text:p>1.38E-02</text:p>
          </table:table-cell>
          <table:table-cell office:value-type="float" office:value="2803.8" calcext:value-type="float">
            <text:p>2.80E+03</text:p>
          </table:table-cell>
          <table:table-cell office:value-type="float" office:value="0.8178" calcext:value-type="float">
            <text:p>0.8178</text:p>
          </table:table-cell>
          <table:table-cell office:value-type="float" office:value="0.37" calcext:value-type="float">
            <text:p>0.37</text:p>
          </table:table-cell>
          <table:table-cell table:formula="of:=[.G191]*((1000/[.B191])-[.H191])" office:value-type="float" office:value="0.106314" calcext:value-type="float">
            <text:p>0.11</text:p>
          </table:table-cell>
          <table:table-cell table:formula="of:=([.F191]/1000000)*(1000/[.B191])" office:value-type="float" office:value="0.0014019" calcext:value-type="float">
            <text:p>0.0014</text:p>
          </table:table-cell>
          <table:table-cell table:formula="of:=[.C191]*2" office:value-type="float" office:value="1854.316832" calcext:value-type="float">
            <text:p>1854.31683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00" calcext:value-type="float">
            <text:p>1800</text:p>
          </table:table-cell>
          <table:table-cell office:value-type="float" office:value="926.588176" calcext:value-type="float">
            <text:p>926.588176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012192" calcext:value-type="float">
            <text:p>1.22E-02</text:p>
          </table:table-cell>
          <table:table-cell office:value-type="float" office:value="2754.2" calcext:value-type="float">
            <text:p>2.75E+03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43" calcext:value-type="float">
            <text:p>0.43</text:p>
          </table:table-cell>
          <table:table-cell table:formula="of:=[.G192]*((1000/[.B192])-[.H192])" office:value-type="float" office:value="0.0920447777777778" calcext:value-type="float">
            <text:p>0.09</text:p>
          </table:table-cell>
          <table:table-cell table:formula="of:=([.F192]/1000000)*(1000/[.B192])" office:value-type="float" office:value="0.00153011111111111" calcext:value-type="float">
            <text:p>0.0015</text:p>
          </table:table-cell>
          <table:table-cell table:formula="of:=[.C192]*2" office:value-type="float" office:value="1853.176352" calcext:value-type="float">
            <text:p>1853.17635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00" calcext:value-type="float">
            <text:p>1600</text:p>
          </table:table-cell>
          <table:table-cell office:value-type="float" office:value="926.588176" calcext:value-type="float">
            <text:p>926.588176</text:p>
          </table:table-cell>
          <table:table-cell office:value-type="float" office:value="0.6381" calcext:value-type="float">
            <text:p>0.6381</text:p>
          </table:table-cell>
          <table:table-cell office:value-type="float" office:value="0.010841" calcext:value-type="float">
            <text:p>1.08E-02</text:p>
          </table:table-cell>
          <table:table-cell office:value-type="float" office:value="2754.7" calcext:value-type="float">
            <text:p>2.75E+03</text:p>
          </table:table-cell>
          <table:table-cell office:value-type="float" office:value="0.6517" calcext:value-type="float">
            <text:p>0.6517</text:p>
          </table:table-cell>
          <table:table-cell office:value-type="float" office:value="0.5" calcext:value-type="float">
            <text:p>0.5</text:p>
          </table:table-cell>
          <table:table-cell table:formula="of:=[.G193]*((1000/[.B193])-[.H193])" office:value-type="float" office:value="0.0814625" calcext:value-type="float">
            <text:p>0.08</text:p>
          </table:table-cell>
          <table:table-cell table:formula="of:=([.F193]/1000000)*(1000/[.B193])" office:value-type="float" office:value="0.0017216875" calcext:value-type="float">
            <text:p>0.0017</text:p>
          </table:table-cell>
          <table:table-cell table:formula="of:=[.C193]*2" office:value-type="float" office:value="1853.176352" calcext:value-type="float">
            <text:p>1853.17635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0" calcext:value-type="float">
            <text:p>1400</text:p>
          </table:table-cell>
          <table:table-cell office:value-type="float" office:value="926.588176" calcext:value-type="float">
            <text:p>926.588176</text:p>
          </table:table-cell>
          <table:table-cell office:value-type="float" office:value="0.5583" calcext:value-type="float">
            <text:p>0.5583</text:p>
          </table:table-cell>
          <table:table-cell office:value-type="float" office:value="0.0094842" calcext:value-type="float">
            <text:p>9.48E-03</text:p>
          </table:table-cell>
          <table:table-cell office:value-type="float" office:value="2754.7" calcext:value-type="float">
            <text:p>2.75E+03</text:p>
          </table:table-cell>
          <table:table-cell office:value-type="float" office:value="0.5706" calcext:value-type="float">
            <text:p>0.5706</text:p>
          </table:table-cell>
          <table:table-cell office:value-type="float" office:value="0.59" calcext:value-type="float">
            <text:p>0.59</text:p>
          </table:table-cell>
          <table:table-cell table:formula="of:=[.G194]*((1000/[.B194])-[.H194])" office:value-type="float" office:value="0.0709174285714286" calcext:value-type="float">
            <text:p>0.07</text:p>
          </table:table-cell>
          <table:table-cell table:formula="of:=([.F194]/1000000)*(1000/[.B194])" office:value-type="float" office:value="0.00196764285714286" calcext:value-type="float">
            <text:p>0.0020</text:p>
          </table:table-cell>
          <table:table-cell table:formula="of:=[.C194]*2" office:value-type="float" office:value="1853.176352" calcext:value-type="float">
            <text:p>1853.17635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0" calcext:value-type="float">
            <text:p>1200</text:p>
          </table:table-cell>
          <table:table-cell office:value-type="float" office:value="926.588176" calcext:value-type="float">
            <text:p>926.588176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0081293" calcext:value-type="float">
            <text:p>8.13E-03</text:p>
          </table:table-cell>
          <table:table-cell office:value-type="float" office:value="2754.7" calcext:value-type="float">
            <text:p>2.75E+03</text:p>
          </table:table-cell>
          <table:table-cell office:value-type="float" office:value="0.4894" calcext:value-type="float">
            <text:p>0.4894</text:p>
          </table:table-cell>
          <table:table-cell office:value-type="float" office:value="0.7" calcext:value-type="float">
            <text:p>0.7</text:p>
          </table:table-cell>
          <table:table-cell table:formula="of:=[.G195]*((1000/[.B195])-[.H195])" office:value-type="float" office:value="0.0652533333333333" calcext:value-type="float">
            <text:p>0.07</text:p>
          </table:table-cell>
          <table:table-cell table:formula="of:=([.F195]/1000000)*(1000/[.B195])" office:value-type="float" office:value="0.00229558333333333" calcext:value-type="float">
            <text:p>0.0023</text:p>
          </table:table-cell>
          <table:table-cell table:formula="of:=[.C195]*2" office:value-type="float" office:value="1853.176352" calcext:value-type="float">
            <text:p>1853.17635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926.588176" calcext:value-type="float">
            <text:p>926.588176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0067744" calcext:value-type="float">
            <text:p>6.77E-03</text:p>
          </table:table-cell>
          <table:table-cell office:value-type="float" office:value="2754.7" calcext:value-type="float">
            <text:p>2.75E+03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87" calcext:value-type="float">
            <text:p>0.87</text:p>
          </table:table-cell>
          <table:table-cell table:formula="of:=[.G196]*((1000/[.B196])-[.H196])" office:value-type="float" office:value="0.053079" calcext:value-type="float">
            <text:p>0.05</text:p>
          </table:table-cell>
          <table:table-cell table:formula="of:=([.F196]/1000000)*(1000/[.B196])" office:value-type="float" office:value="0.0027547" calcext:value-type="float">
            <text:p>0.0028</text:p>
          </table:table-cell>
          <table:table-cell table:formula="of:=[.C196]*2" office:value-type="float" office:value="1853.176352" calcext:value-type="float">
            <text:p>1853.17635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float" office:value="926.588176" calcext:value-type="float">
            <text:p>926.588176</text:p>
          </table:table-cell>
          <table:table-cell office:value-type="float" office:value="0.319" calcext:value-type="float">
            <text:p>0.319</text:p>
          </table:table-cell>
          <table:table-cell office:value-type="float" office:value="0.0054181" calcext:value-type="float">
            <text:p>5.42E-03</text:p>
          </table:table-cell>
          <table:table-cell office:value-type="float" office:value="2753.7" calcext:value-type="float">
            <text:p>2.75E+03</text:p>
          </table:table-cell>
          <table:table-cell office:value-type="float" office:value="0.3272" calcext:value-type="float">
            <text:p>0.3272</text:p>
          </table:table-cell>
          <table:table-cell office:value-type="float" office:value="1.12" calcext:value-type="float">
            <text:p>1.12</text:p>
          </table:table-cell>
          <table:table-cell table:formula="of:=[.G197]*((1000/[.B197])-[.H197])" office:value-type="float" office:value="0.042536" calcext:value-type="float">
            <text:p>0.04</text:p>
          </table:table-cell>
          <table:table-cell table:formula="of:=([.F197]/1000000)*(1000/[.B197])" office:value-type="float" office:value="0.003442125" calcext:value-type="float">
            <text:p>0.0034</text:p>
          </table:table-cell>
          <table:table-cell table:formula="of:=[.C197]*2" office:value-type="float" office:value="1853.176352" calcext:value-type="float">
            <text:p>1853.17635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926.588176" calcext:value-type="float">
            <text:p>926.588176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0040623" calcext:value-type="float">
            <text:p>4.06E-03</text:p>
          </table:table-cell>
          <table:table-cell office:value-type="float" office:value="2747.4" calcext:value-type="float">
            <text:p>2.75E+03</text:p>
          </table:table-cell>
          <table:table-cell office:value-type="float" office:value="0.2463" calcext:value-type="float">
            <text:p>0.2463</text:p>
          </table:table-cell>
          <table:table-cell office:value-type="float" office:value="1.54" calcext:value-type="float">
            <text:p>1.54</text:p>
          </table:table-cell>
          <table:table-cell table:formula="of:=[.G198]*((1000/[.B198])-[.H198])" office:value-type="float" office:value="0.031198" calcext:value-type="float">
            <text:p>0.03</text:p>
          </table:table-cell>
          <table:table-cell table:formula="of:=([.F198]/1000000)*(1000/[.B198])" office:value-type="float" office:value="0.004579" calcext:value-type="float">
            <text:p>0.0046</text:p>
          </table:table-cell>
          <table:table-cell table:formula="of:=[.C198]*2" office:value-type="float" office:value="1853.176352" calcext:value-type="float">
            <text:p>1853.17635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0" calcext:value-type="float">
            <text:p>400</text:p>
          </table:table-cell>
          <table:table-cell office:value-type="float" office:value="926.588176" calcext:value-type="float">
            <text:p>926.588176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0026983" calcext:value-type="float">
            <text:p>2.70E-03</text:p>
          </table:table-cell>
          <table:table-cell office:value-type="float" office:value="2746.5" calcext:value-type="float">
            <text:p>2.75E+03</text:p>
          </table:table-cell>
          <table:table-cell office:value-type="float" office:value="0.1651" calcext:value-type="float">
            <text:p>0.1651</text:p>
          </table:table-cell>
          <table:table-cell office:value-type="float" office:value="2.37" calcext:value-type="float">
            <text:p>2.37</text:p>
          </table:table-cell>
          <table:table-cell table:formula="of:=[.G199]*((1000/[.B199])-[.H199])" office:value-type="float" office:value="0.021463" calcext:value-type="float">
            <text:p>0.02</text:p>
          </table:table-cell>
          <table:table-cell table:formula="of:=([.F199]/1000000)*(1000/[.B199])" office:value-type="float" office:value="0.00686625" calcext:value-type="float">
            <text:p>0.0069</text:p>
          </table:table-cell>
          <table:table-cell table:formula="of:=[.C199]*2" office:value-type="float" office:value="1853.176352" calcext:value-type="float">
            <text:p>1853.17635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float" office:value="965.571858" calcext:value-type="float">
            <text:p>965.571858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014108" calcext:value-type="float">
            <text:p>1.41E-02</text:p>
          </table:table-cell>
          <table:table-cell office:value-type="float" office:value="2839.4" calcext:value-type="float">
            <text:p>2.84E+03</text:p>
          </table:table-cell>
          <table:table-cell office:value-type="float" office:value="0.8321" calcext:value-type="float">
            <text:p>0.8321</text:p>
          </table:table-cell>
          <table:table-cell office:value-type="float" office:value="0.39" calcext:value-type="float">
            <text:p>0.39</text:p>
          </table:table-cell>
          <table:table-cell table:formula="of:=[.G200]*((1000/[.B200])-[.H200])" office:value-type="float" office:value="0.091531" calcext:value-type="float">
            <text:p>0.09</text:p>
          </table:table-cell>
          <table:table-cell table:formula="of:=([.F200]/1000000)*(1000/[.B200])" office:value-type="float" office:value="0.0014197" calcext:value-type="float">
            <text:p>0.0014</text:p>
          </table:table-cell>
          <table:table-cell table:formula="of:=[.C200]*2" office:value-type="float" office:value="1931.143716" calcext:value-type="float">
            <text:p>1931.1437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00" calcext:value-type="float">
            <text:p>1800</text:p>
          </table:table-cell>
          <table:table-cell office:value-type="float" office:value="965.571858" calcext:value-type="float">
            <text:p>965.571858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012697" calcext:value-type="float">
            <text:p>1.27E-02</text:p>
          </table:table-cell>
          <table:table-cell office:value-type="float" office:value="2839.4" calcext:value-type="float">
            <text:p>2.84E+03</text:p>
          </table:table-cell>
          <table:table-cell office:value-type="float" office:value="0.7492" calcext:value-type="float">
            <text:p>0.7492</text:p>
          </table:table-cell>
          <table:table-cell office:value-type="float" office:value="0.45" calcext:value-type="float">
            <text:p>0.45</text:p>
          </table:table-cell>
          <table:table-cell table:formula="of:=[.G201]*((1000/[.B201])-[.H201])" office:value-type="float" office:value="0.0790822222222223" calcext:value-type="float">
            <text:p>0.08</text:p>
          </table:table-cell>
          <table:table-cell table:formula="of:=([.F201]/1000000)*(1000/[.B201])" office:value-type="float" office:value="0.00157744444444444" calcext:value-type="float">
            <text:p>0.0016</text:p>
          </table:table-cell>
          <table:table-cell table:formula="of:=[.C201]*2" office:value-type="float" office:value="1931.143716" calcext:value-type="float">
            <text:p>1931.1437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00" calcext:value-type="float">
            <text:p>1600</text:p>
          </table:table-cell>
          <table:table-cell office:value-type="float" office:value="965.571858" calcext:value-type="float">
            <text:p>965.571858</text:p>
          </table:table-cell>
          <table:table-cell office:value-type="float" office:value="0.6521" calcext:value-type="float">
            <text:p>0.6521</text:p>
          </table:table-cell>
          <table:table-cell office:value-type="float" office:value="0.011286" calcext:value-type="float">
            <text:p>1.13E-02</text:p>
          </table:table-cell>
          <table:table-cell office:value-type="float" office:value="2839.4" calcext:value-type="float">
            <text:p>2.84E+03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52" calcext:value-type="float">
            <text:p>0.52</text:p>
          </table:table-cell>
          <table:table-cell table:formula="of:=[.G202]*((1000/[.B202])-[.H202])" office:value-type="float" office:value="0.0699615" calcext:value-type="float">
            <text:p>0.07</text:p>
          </table:table-cell>
          <table:table-cell table:formula="of:=([.F202]/1000000)*(1000/[.B202])" office:value-type="float" office:value="0.001774625" calcext:value-type="float">
            <text:p>0.0018</text:p>
          </table:table-cell>
          <table:table-cell table:formula="of:=[.C202]*2" office:value-type="float" office:value="1931.143716" calcext:value-type="float">
            <text:p>1931.1437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00" calcext:value-type="float">
            <text:p>1400</text:p>
          </table:table-cell>
          <table:table-cell office:value-type="float" office:value="965.571858" calcext:value-type="float">
            <text:p>965.571858</text:p>
          </table:table-cell>
          <table:table-cell office:value-type="float" office:value="0.5706" calcext:value-type="float">
            <text:p>0.5706</text:p>
          </table:table-cell>
          <table:table-cell office:value-type="float" office:value="0.0098757" calcext:value-type="float">
            <text:p>9.88E-03</text:p>
          </table:table-cell>
          <table:table-cell office:value-type="float" office:value="2839.4" calcext:value-type="float">
            <text:p>2.84E+0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6" calcext:value-type="float">
            <text:p>0.6</text:p>
          </table:table-cell>
          <table:table-cell table:formula="of:=[.G203]*((1000/[.B203])-[.H203])" office:value-type="float" office:value="0.0666628571428571" calcext:value-type="float">
            <text:p>0.07</text:p>
          </table:table-cell>
          <table:table-cell table:formula="of:=([.F203]/1000000)*(1000/[.B203])" office:value-type="float" office:value="0.00202814285714286" calcext:value-type="float">
            <text:p>0.0020</text:p>
          </table:table-cell>
          <table:table-cell table:formula="of:=[.C203]*2" office:value-type="float" office:value="1931.143716" calcext:value-type="float">
            <text:p>1931.1437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0" calcext:value-type="float">
            <text:p>1200</text:p>
          </table:table-cell>
          <table:table-cell office:value-type="float" office:value="965.571858" calcext:value-type="float">
            <text:p>965.571858</text:p>
          </table:table-cell>
          <table:table-cell office:value-type="float" office:value="0.4891" calcext:value-type="float">
            <text:p>0.4891</text:p>
          </table:table-cell>
          <table:table-cell office:value-type="float" office:value="0.0084649" calcext:value-type="float">
            <text:p>8.46E-03</text:p>
          </table:table-cell>
          <table:table-cell office:value-type="float" office:value="2839.4" calcext:value-type="float">
            <text:p>2.84E+03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72" calcext:value-type="float">
            <text:p>0.72</text:p>
          </table:table-cell>
          <table:table-cell table:formula="of:=[.G204]*((1000/[.B204])-[.H204])" office:value-type="float" office:value="0.056712" calcext:value-type="float">
            <text:p>0.06</text:p>
          </table:table-cell>
          <table:table-cell table:formula="of:=([.F204]/1000000)*(1000/[.B204])" office:value-type="float" office:value="0.00236616666666667" calcext:value-type="float">
            <text:p>0.0024</text:p>
          </table:table-cell>
          <table:table-cell table:formula="of:=[.C204]*2" office:value-type="float" office:value="1931.143716" calcext:value-type="float">
            <text:p>1931.1437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965.571858" calcext:value-type="float">
            <text:p>965.571858</text:p>
          </table:table-cell>
          <table:table-cell office:value-type="float" office:value="0.4077" calcext:value-type="float">
            <text:p>0.4077</text:p>
          </table:table-cell>
          <table:table-cell office:value-type="float" office:value="0.0070743" calcext:value-type="float">
            <text:p>7.07E-03</text:p>
          </table:table-cell>
          <table:table-cell office:value-type="float" office:value="2841.3" calcext:value-type="float">
            <text:p>2.84E+03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89" calcext:value-type="float">
            <text:p>0.89</text:p>
          </table:table-cell>
          <table:table-cell table:formula="of:=[.G205]*((1000/[.B205])-[.H205])" office:value-type="float" office:value="0.045936" calcext:value-type="float">
            <text:p>0.05</text:p>
          </table:table-cell>
          <table:table-cell table:formula="of:=([.F205]/1000000)*(1000/[.B205])" office:value-type="float" office:value="0.0028413" calcext:value-type="float">
            <text:p>0.0028</text:p>
          </table:table-cell>
          <table:table-cell table:formula="of:=[.C205]*2" office:value-type="float" office:value="1931.143716" calcext:value-type="float">
            <text:p>1931.1437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965.571858" calcext:value-type="float">
            <text:p>965.571858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0056594" calcext:value-type="float">
            <text:p>5.66E-03</text:p>
          </table:table-cell>
          <table:table-cell office:value-type="float" office:value="2840.9" calcext:value-type="float">
            <text:p>2.84E+03</text:p>
          </table:table-cell>
          <table:table-cell office:value-type="float" office:value="0.3346" calcext:value-type="float">
            <text:p>0.3346</text:p>
          </table:table-cell>
          <table:table-cell office:value-type="float" office:value="1.14" calcext:value-type="float">
            <text:p>1.14</text:p>
          </table:table-cell>
          <table:table-cell table:formula="of:=[.G206]*((1000/[.B206])-[.H206])" office:value-type="float" office:value="0.036806" calcext:value-type="float">
            <text:p>0.04</text:p>
          </table:table-cell>
          <table:table-cell table:formula="of:=([.F206]/1000000)*(1000/[.B206])" office:value-type="float" office:value="0.003551125" calcext:value-type="float">
            <text:p>0.0036</text:p>
          </table:table-cell>
          <table:table-cell table:formula="of:=[.C206]*2" office:value-type="float" office:value="1931.143716" calcext:value-type="float">
            <text:p>1931.1437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float" office:value="965.571858" calcext:value-type="float">
            <text:p>965.571858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0041665" calcext:value-type="float">
            <text:p>4.17E-03</text:p>
          </table:table-cell>
          <table:table-cell office:value-type="float" office:value="2841.1" calcext:value-type="float">
            <text:p>2.84E+03</text:p>
          </table:table-cell>
          <table:table-cell office:value-type="float" office:value="0.2503" calcext:value-type="float">
            <text:p>0.2503</text:p>
          </table:table-cell>
          <table:table-cell office:value-type="float" office:value="1.56" calcext:value-type="float">
            <text:p>1.56</text:p>
          </table:table-cell>
          <table:table-cell table:formula="of:=[.G207]*((1000/[.B207])-[.H207])" office:value-type="float" office:value="0.0266986666666667" calcext:value-type="float">
            <text:p>0.03</text:p>
          </table:table-cell>
          <table:table-cell table:formula="of:=([.F207]/1000000)*(1000/[.B207])" office:value-type="float" office:value="0.00473516666666667" calcext:value-type="float">
            <text:p>0.0047</text:p>
          </table:table-cell>
          <table:table-cell table:formula="of:=[.C207]*2" office:value-type="float" office:value="1931.143716" calcext:value-type="float">
            <text:p>1931.1437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office:value-type="float" office:value="965.571858" calcext:value-type="float">
            <text:p>965.571858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0027625" calcext:value-type="float">
            <text:p>2.76E-03</text:p>
          </table:table-cell>
          <table:table-cell office:value-type="float" office:value="2840.1" calcext:value-type="float">
            <text:p>2.84E+03</text:p>
          </table:table-cell>
          <table:table-cell office:value-type="float" office:value="0.1678" calcext:value-type="float">
            <text:p>0.1678</text:p>
          </table:table-cell>
          <table:table-cell office:value-type="float" office:value="2.39" calcext:value-type="float">
            <text:p>2.39</text:p>
          </table:table-cell>
          <table:table-cell table:formula="of:=[.G208]*((1000/[.B208])-[.H208])" office:value-type="float" office:value="0.018458" calcext:value-type="float">
            <text:p>0.02</text:p>
          </table:table-cell>
          <table:table-cell table:formula="of:=([.F208]/1000000)*(1000/[.B208])" office:value-type="float" office:value="0.00710025" calcext:value-type="float">
            <text:p>0.0071</text:p>
          </table:table-cell>
          <table:table-cell table:formula="of:=[.C208]*2" office:value-type="float" office:value="1931.143716" calcext:value-type="float">
            <text:p>1931.1437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1003.466898" calcext:value-type="float">
            <text:p>1003.466898</text:p>
          </table:table-cell>
          <table:table-cell office:value-type="float" office:value="0.83" calcext:value-type="float">
            <text:p>0.83</text:p>
          </table:table-cell>
          <table:table-cell office:value-type="float" office:value="0.01431" calcext:value-type="float">
            <text:p>1.43E-02</text:p>
          </table:table-cell>
          <table:table-cell office:value-type="float" office:value="2950.7" calcext:value-type="float">
            <text:p>2.95E+03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39" calcext:value-type="float">
            <text:p>0.39</text:p>
          </table:table-cell>
          <table:table-cell table:formula="of:=[.G209]*((1000/[.B209])-[.H209])" office:value-type="float" office:value="0.093203" calcext:value-type="float">
            <text:p>0.09</text:p>
          </table:table-cell>
          <table:table-cell table:formula="of:=([.F209]/1000000)*(1000/[.B209])" office:value-type="float" office:value="0.00147535" calcext:value-type="float">
            <text:p>0.0015</text:p>
          </table:table-cell>
          <table:table-cell table:formula="of:=[.C209]*2" office:value-type="float" office:value="2006.933796" calcext:value-type="float">
            <text:p>2006.9337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1003.466898" calcext:value-type="float">
            <text:p>1003.466898</text:p>
          </table:table-cell>
          <table:table-cell office:value-type="float" office:value="0.747" calcext:value-type="float">
            <text:p>0.747</text:p>
          </table:table-cell>
          <table:table-cell office:value-type="float" office:value="0.012867" calcext:value-type="float">
            <text:p>1.29E-02</text:p>
          </table:table-cell>
          <table:table-cell office:value-type="float" office:value="2950.4" calcext:value-type="float">
            <text:p>2.95E+03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44" calcext:value-type="float">
            <text:p>0.44</text:p>
          </table:table-cell>
          <table:table-cell table:formula="of:=[.G210]*((1000/[.B210])-[.H210])" office:value-type="float" office:value="0.0881573333333333" calcext:value-type="float">
            <text:p>0.09</text:p>
          </table:table-cell>
          <table:table-cell table:formula="of:=([.F210]/1000000)*(1000/[.B210])" office:value-type="float" office:value="0.00163911111111111" calcext:value-type="float">
            <text:p>0.0016</text:p>
          </table:table-cell>
          <table:table-cell table:formula="of:=[.C210]*2" office:value-type="float" office:value="2006.933796" calcext:value-type="float">
            <text:p>2006.9337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00" calcext:value-type="float">
            <text:p>1600</text:p>
          </table:table-cell>
          <table:table-cell office:value-type="float" office:value="1003.466898" calcext:value-type="float">
            <text:p>1003.466898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011373" calcext:value-type="float">
            <text:p>1.14E-02</text:p>
          </table:table-cell>
          <table:table-cell office:value-type="float" office:value="2952.8" calcext:value-type="float">
            <text:p>2.95E+03</text:p>
          </table:table-cell>
          <table:table-cell office:value-type="float" office:value="0.6769" calcext:value-type="float">
            <text:p>0.6769</text:p>
          </table:table-cell>
          <table:table-cell office:value-type="float" office:value="0.51" calcext:value-type="float">
            <text:p>0.51</text:p>
          </table:table-cell>
          <table:table-cell table:formula="of:=[.G211]*((1000/[.B211])-[.H211])" office:value-type="float" office:value="0.0778435" calcext:value-type="float">
            <text:p>0.08</text:p>
          </table:table-cell>
          <table:table-cell table:formula="of:=([.F211]/1000000)*(1000/[.B211])" office:value-type="float" office:value="0.0018455" calcext:value-type="float">
            <text:p>0.0018</text:p>
          </table:table-cell>
          <table:table-cell table:formula="of:=[.C211]*2" office:value-type="float" office:value="2006.933796" calcext:value-type="float">
            <text:p>2006.9337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00" calcext:value-type="float">
            <text:p>1400</text:p>
          </table:table-cell>
          <table:table-cell office:value-type="float" office:value="1003.466898" calcext:value-type="float">
            <text:p>1003.466898</text:p>
          </table:table-cell>
          <table:table-cell office:value-type="float" office:value="0.5797" calcext:value-type="float">
            <text:p>0.5797</text:p>
          </table:table-cell>
          <table:table-cell office:value-type="float" office:value="0.009951" calcext:value-type="float">
            <text:p>9.95E-03</text:p>
          </table:table-cell>
          <table:table-cell office:value-type="float" office:value="2952.8" calcext:value-type="float">
            <text:p>2.95E+03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6" calcext:value-type="float">
            <text:p>0.6</text:p>
          </table:table-cell>
          <table:table-cell table:formula="of:=[.G212]*((1000/[.B212])-[.H212])" office:value-type="float" office:value="0.0677257142857143" calcext:value-type="float">
            <text:p>0.07</text:p>
          </table:table-cell>
          <table:table-cell table:formula="of:=([.F212]/1000000)*(1000/[.B212])" office:value-type="float" office:value="0.00210914285714286" calcext:value-type="float">
            <text:p>0.0021</text:p>
          </table:table-cell>
          <table:table-cell table:formula="of:=[.C212]*2" office:value-type="float" office:value="2006.933796" calcext:value-type="float">
            <text:p>2006.9337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0" calcext:value-type="float">
            <text:p>1200</text:p>
          </table:table-cell>
          <table:table-cell office:value-type="float" office:value="1003.466898" calcext:value-type="float">
            <text:p>1003.466898</text:p>
          </table:table-cell>
          <table:table-cell office:value-type="float" office:value="0.4969" calcext:value-type="float">
            <text:p>0.4969</text:p>
          </table:table-cell>
          <table:table-cell office:value-type="float" office:value="0.0085295" calcext:value-type="float">
            <text:p>8.53E-03</text:p>
          </table:table-cell>
          <table:table-cell office:value-type="float" office:value="2952.8" calcext:value-type="float">
            <text:p>2.95E+03</text:p>
          </table:table-cell>
          <table:table-cell office:value-type="float" office:value="0.5084" calcext:value-type="float">
            <text:p>0.5084</text:p>
          </table:table-cell>
          <table:table-cell office:value-type="float" office:value="0.72" calcext:value-type="float">
            <text:p>0.72</text:p>
          </table:table-cell>
          <table:table-cell table:formula="of:=[.G213]*((1000/[.B213])-[.H213])" office:value-type="float" office:value="0.0576186666666667" calcext:value-type="float">
            <text:p>0.06</text:p>
          </table:table-cell>
          <table:table-cell table:formula="of:=([.F213]/1000000)*(1000/[.B213])" office:value-type="float" office:value="0.00246066666666667" calcext:value-type="float">
            <text:p>0.0025</text:p>
          </table:table-cell>
          <table:table-cell table:formula="of:=[.C213]*2" office:value-type="float" office:value="2006.933796" calcext:value-type="float">
            <text:p>2006.9337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1003.466898" calcext:value-type="float">
            <text:p>1003.466898</text:p>
          </table:table-cell>
          <table:table-cell office:value-type="float" office:value="0.4141" calcext:value-type="float">
            <text:p>0.4141</text:p>
          </table:table-cell>
          <table:table-cell office:value-type="float" office:value="0.0071079" calcext:value-type="float">
            <text:p>7.11E-03</text:p>
          </table:table-cell>
          <table:table-cell office:value-type="float" office:value="2952.8" calcext:value-type="float">
            <text:p>2.95E+03</text:p>
          </table:table-cell>
          <table:table-cell office:value-type="float" office:value="0.4241" calcext:value-type="float">
            <text:p>0.4241</text:p>
          </table:table-cell>
          <table:table-cell office:value-type="float" office:value="0.89" calcext:value-type="float">
            <text:p>0.89</text:p>
          </table:table-cell>
          <table:table-cell table:formula="of:=[.G214]*((1000/[.B214])-[.H214])" office:value-type="float" office:value="0.046651" calcext:value-type="float">
            <text:p>0.05</text:p>
          </table:table-cell>
          <table:table-cell table:formula="of:=([.F214]/1000000)*(1000/[.B214])" office:value-type="float" office:value="0.0029528" calcext:value-type="float">
            <text:p>0.0030</text:p>
          </table:table-cell>
          <table:table-cell table:formula="of:=[.C214]*2" office:value-type="float" office:value="2006.933796" calcext:value-type="float">
            <text:p>2006.9337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  <table:table-cell office:value-type="float" office:value="1003.466898" calcext:value-type="float">
            <text:p>1003.466898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0057409" calcext:value-type="float">
            <text:p>5.74E-03</text:p>
          </table:table-cell>
          <table:table-cell office:value-type="float" office:value="2970.1" calcext:value-type="float">
            <text:p>2.97E+03</text:p>
          </table:table-cell>
          <table:table-cell office:value-type="float" office:value="0.3406" calcext:value-type="float">
            <text:p>0.3406</text:p>
          </table:table-cell>
          <table:table-cell office:value-type="float" office:value="1.14" calcext:value-type="float">
            <text:p>1.14</text:p>
          </table:table-cell>
          <table:table-cell table:formula="of:=[.G215]*((1000/[.B215])-[.H215])" office:value-type="float" office:value="0.037466" calcext:value-type="float">
            <text:p>0.04</text:p>
          </table:table-cell>
          <table:table-cell table:formula="of:=([.F215]/1000000)*(1000/[.B215])" office:value-type="float" office:value="0.003712625" calcext:value-type="float">
            <text:p>0.0037</text:p>
          </table:table-cell>
          <table:table-cell table:formula="of:=[.C215]*2" office:value-type="float" office:value="2006.933796" calcext:value-type="float">
            <text:p>2006.9337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1003.466898" calcext:value-type="float">
            <text:p>1003.466898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0042552" calcext:value-type="float">
            <text:p>4.26E-03</text:p>
          </table:table-cell>
          <table:table-cell office:value-type="float" office:value="2952.5" calcext:value-type="float">
            <text:p>2.95E+03</text:p>
          </table:table-cell>
          <table:table-cell office:value-type="float" office:value="0.2557" calcext:value-type="float">
            <text:p>0.2557</text:p>
          </table:table-cell>
          <table:table-cell office:value-type="float" office:value="1.55" calcext:value-type="float">
            <text:p>1.55</text:p>
          </table:table-cell>
          <table:table-cell table:formula="of:=[.G216]*((1000/[.B216])-[.H216])" office:value-type="float" office:value="0.0298316666666667" calcext:value-type="float">
            <text:p>0.03</text:p>
          </table:table-cell>
          <table:table-cell table:formula="of:=([.F216]/1000000)*(1000/[.B216])" office:value-type="float" office:value="0.00492083333333333" calcext:value-type="float">
            <text:p>0.0049</text:p>
          </table:table-cell>
          <table:table-cell table:formula="of:=[.C216]*2" office:value-type="float" office:value="2006.933796" calcext:value-type="float">
            <text:p>2006.9337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1003.466898" calcext:value-type="float">
            <text:p>1003.466898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0028214" calcext:value-type="float">
            <text:p>2.82E-03</text:p>
          </table:table-cell>
          <table:table-cell office:value-type="float" office:value="2951.6" calcext:value-type="float">
            <text:p>2.95E+03</text:p>
          </table:table-cell>
          <table:table-cell office:value-type="float" office:value="0.1715" calcext:value-type="float">
            <text:p>0.1715</text:p>
          </table:table-cell>
          <table:table-cell office:value-type="float" office:value="2.38" calcext:value-type="float">
            <text:p>2.38</text:p>
          </table:table-cell>
          <table:table-cell table:formula="of:=[.G217]*((1000/[.B217])-[.H217])" office:value-type="float" office:value="0.02058" calcext:value-type="float">
            <text:p>0.02</text:p>
          </table:table-cell>
          <table:table-cell table:formula="of:=([.F217]/1000000)*(1000/[.B217])" office:value-type="float" office:value="0.007379" calcext:value-type="float">
            <text:p>0.0074</text:p>
          </table:table-cell>
          <table:table-cell table:formula="of:=[.C217]*2" office:value-type="float" office:value="2006.933796" calcext:value-type="float">
            <text:p>2006.93379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29.858563" calcext:value-type="float">
            <text:p>229.858563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015599" calcext:value-type="float">
            <text:p>1.56E-02</text:p>
          </table:table-cell>
          <table:table-cell table:style-name="Default" office:value-type="float" office:value="652.6262" calcext:value-type="float">
            <text:p>652.6262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43" calcext:value-type="float">
            <text:p>0.43</text:p>
          </table:table-cell>
          <table:table-cell table:formula="of:=[.G218]*((1000/[.B218])-[.H218])" office:value-type="float" office:value="0.061887" calcext:value-type="float">
            <text:p>0.06</text:p>
          </table:table-cell>
          <table:table-cell table:formula="of:=([.F218]/1000000)*(1000/[.B218])" office:value-type="float" office:value="0.0003263131" calcext:value-type="float">
            <text:p>0.0003</text:p>
          </table:table-cell>
          <table:table-cell table:formula="of:=[.C218]*2" office:value-type="float" office:value="459.717126" calcext:value-type="float">
            <text:p>459.71712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229.858563" calcext:value-type="float">
            <text:p>229.858563</text:p>
          </table:table-cell>
          <table:table-cell office:value-type="float" office:value="0.7811" calcext:value-type="float">
            <text:p>0.7811</text:p>
          </table:table-cell>
          <table:table-cell office:value-type="float" office:value="0.014039" calcext:value-type="float">
            <text:p>1.40E-02</text:p>
          </table:table-cell>
          <table:table-cell table:style-name="Default" office:value-type="float" office:value="652.6262" calcext:value-type="float">
            <text:p>652.6262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48" calcext:value-type="float">
            <text:p>0.48</text:p>
          </table:table-cell>
          <table:table-cell table:formula="of:=[.G219]*((1000/[.B219])-[.H219])" office:value-type="float" office:value="0.0601195555555556" calcext:value-type="float">
            <text:p>0.06</text:p>
          </table:table-cell>
          <table:table-cell table:formula="of:=([.F219]/1000000)*(1000/[.B219])" office:value-type="float" office:value="0.000362570111111111" calcext:value-type="float">
            <text:p>0.0004</text:p>
          </table:table-cell>
          <table:table-cell table:formula="of:=[.C219]*2" office:value-type="float" office:value="459.717126" calcext:value-type="float">
            <text:p>459.71712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229.858563" calcext:value-type="float">
            <text:p>229.858563</text:p>
          </table:table-cell>
          <table:table-cell office:value-type="float" office:value="0.6943" calcext:value-type="float">
            <text:p>0.6943</text:p>
          </table:table-cell>
          <table:table-cell office:value-type="float" office:value="0.012479" calcext:value-type="float">
            <text:p>1.25E-02</text:p>
          </table:table-cell>
          <table:table-cell table:style-name="Default" office:value-type="float" office:value="652.6262" calcext:value-type="float">
            <text:p>652.6262</text:p>
          </table:table-cell>
          <table:table-cell office:value-type="float" office:value="0.7074" calcext:value-type="float">
            <text:p>0.7074</text:p>
          </table:table-cell>
          <table:table-cell office:value-type="float" office:value="0.55" calcext:value-type="float">
            <text:p>0.55</text:p>
          </table:table-cell>
          <table:table-cell table:formula="of:=[.G220]*((1000/[.B220])-[.H220])" office:value-type="float" office:value="0.053055" calcext:value-type="float">
            <text:p>0.05</text:p>
          </table:table-cell>
          <table:table-cell table:formula="of:=([.F220]/1000000)*(1000/[.B220])" office:value-type="float" office:value="0.000407891375" calcext:value-type="float">
            <text:p>0.0004</text:p>
          </table:table-cell>
          <table:table-cell table:formula="of:=[.C220]*2" office:value-type="float" office:value="459.717126" calcext:value-type="float">
            <text:p>459.71712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  <table:table-cell office:value-type="float" office:value="229.858563" calcext:value-type="float">
            <text:p>229.858563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010919" calcext:value-type="float">
            <text:p>1.09E-02</text:p>
          </table:table-cell>
          <table:table-cell table:style-name="Default" office:value-type="float" office:value="652.6262" calcext:value-type="float">
            <text:p>652.6262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64" calcext:value-type="float">
            <text:p>0.64</text:p>
          </table:table-cell>
          <table:table-cell table:formula="of:=[.G221]*((1000/[.B221])-[.H221])" office:value-type="float" office:value="0.0459902857142857" calcext:value-type="float">
            <text:p>0.05</text:p>
          </table:table-cell>
          <table:table-cell table:formula="of:=([.F221]/1000000)*(1000/[.B221])" office:value-type="float" office:value="0.000466161571428571" calcext:value-type="float">
            <text:p>0.0005</text:p>
          </table:table-cell>
          <table:table-cell table:formula="of:=[.C221]*2" office:value-type="float" office:value="459.717126" calcext:value-type="float">
            <text:p>459.71712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229.858563" calcext:value-type="float">
            <text:p>229.858563</text:p>
          </table:table-cell>
          <table:table-cell office:value-type="float" office:value="0.5156" calcext:value-type="float">
            <text:p>0.5156</text:p>
          </table:table-cell>
          <table:table-cell office:value-type="float" office:value="0.0091216" calcext:value-type="float">
            <text:p>9.12E-03</text:p>
          </table:table-cell>
          <table:table-cell table:style-name="Default" office:value-type="float" office:value="652.2211" calcext:value-type="float">
            <text:p>652.2211</text:p>
          </table:table-cell>
          <table:table-cell office:value-type="float" office:value="0.5254" calcext:value-type="float">
            <text:p>0.5254</text:p>
          </table:table-cell>
          <table:table-cell office:value-type="float" office:value="0.76" calcext:value-type="float">
            <text:p>0.76</text:p>
          </table:table-cell>
          <table:table-cell table:formula="of:=[.G222]*((1000/[.B222])-[.H222])" office:value-type="float" office:value="0.0385293333333334" calcext:value-type="float">
            <text:p>0.04</text:p>
          </table:table-cell>
          <table:table-cell table:formula="of:=([.F222]/1000000)*(1000/[.B222])" office:value-type="float" office:value="0.000543517583333333" calcext:value-type="float">
            <text:p>0.0005</text:p>
          </table:table-cell>
          <table:table-cell table:formula="of:=[.C222]*2" office:value-type="float" office:value="459.717126" calcext:value-type="float">
            <text:p>459.71712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29.858563" calcext:value-type="float">
            <text:p>229.858563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0076014" calcext:value-type="float">
            <text:p>7.60E-03</text:p>
          </table:table-cell>
          <table:table-cell table:style-name="Default" office:value-type="float" office:value="652.2211" calcext:value-type="float">
            <text:p>652.2211</text:p>
          </table:table-cell>
          <table:table-cell office:value-type="float" office:value="0.4379" calcext:value-type="float">
            <text:p>0.4379</text:p>
          </table:table-cell>
          <table:table-cell office:value-type="float" office:value="0.93" calcext:value-type="float">
            <text:p>0.93</text:p>
          </table:table-cell>
          <table:table-cell table:formula="of:=[.G223]*((1000/[.B223])-[.H223])" office:value-type="float" office:value="0.030653" calcext:value-type="float">
            <text:p>0.03</text:p>
          </table:table-cell>
          <table:table-cell table:formula="of:=([.F223]/1000000)*(1000/[.B223])" office:value-type="float" office:value="0.0006522211" calcext:value-type="float">
            <text:p>0.0007</text:p>
          </table:table-cell>
          <table:table-cell table:formula="of:=[.C223]*2" office:value-type="float" office:value="459.717126" calcext:value-type="float">
            <text:p>459.71712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29.858563" calcext:value-type="float">
            <text:p>229.858563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0060811" calcext:value-type="float">
            <text:p>6.08E-03</text:p>
          </table:table-cell>
          <table:table-cell table:style-name="Default" office:value-type="float" office:value="652.2211" calcext:value-type="float">
            <text:p>652.2211</text:p>
          </table:table-cell>
          <table:table-cell office:value-type="float" office:value="0.3505" calcext:value-type="float">
            <text:p>0.3505</text:p>
          </table:table-cell>
          <table:table-cell office:value-type="float" office:value="1.18" calcext:value-type="float">
            <text:p>1.18</text:p>
          </table:table-cell>
          <table:table-cell table:formula="of:=[.G224]*((1000/[.B224])-[.H224])" office:value-type="float" office:value="0.024535" calcext:value-type="float">
            <text:p>0.02</text:p>
          </table:table-cell>
          <table:table-cell table:formula="of:=([.F224]/1000000)*(1000/[.B224])" office:value-type="float" office:value="0.000815276375" calcext:value-type="float">
            <text:p>0.0008</text:p>
          </table:table-cell>
          <table:table-cell table:formula="of:=[.C224]*2" office:value-type="float" office:value="459.717126" calcext:value-type="float">
            <text:p>459.71712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29.858563" calcext:value-type="float">
            <text:p>229.858563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0045302" calcext:value-type="float">
            <text:p>4.53E-03</text:p>
          </table:table-cell>
          <table:table-cell table:style-name="Default" office:value-type="float" office:value="652.2616" calcext:value-type="float">
            <text:p>652.2616</text:p>
          </table:table-cell>
          <table:table-cell office:value-type="float" office:value="0.2623" calcext:value-type="float">
            <text:p>0.2623</text:p>
          </table:table-cell>
          <table:table-cell office:value-type="float" office:value="1.59" calcext:value-type="float">
            <text:p>1.59</text:p>
          </table:table-cell>
          <table:table-cell table:formula="of:=[.G225]*((1000/[.B225])-[.H225])" office:value-type="float" office:value="0.0201096666666667" calcext:value-type="float">
            <text:p>0.02</text:p>
          </table:table-cell>
          <table:table-cell table:formula="of:=([.F225]/1000000)*(1000/[.B225])" office:value-type="float" office:value="0.00108710266666667" calcext:value-type="float">
            <text:p>0.0011</text:p>
          </table:table-cell>
          <table:table-cell table:formula="of:=[.C225]*2" office:value-type="float" office:value="459.717126" calcext:value-type="float">
            <text:p>459.71712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30.169603" calcext:value-type="float">
            <text:p>230.169603</text:p>
          </table:table-cell>
          <table:table-cell office:value-type="float" office:value="0.1718" calcext:value-type="float">
            <text:p>0.1718</text:p>
          </table:table-cell>
          <table:table-cell office:value-type="float" office:value="0.0030228" calcext:value-type="float">
            <text:p>3.02E-03</text:p>
          </table:table-cell>
          <table:table-cell table:style-name="Default" office:value-type="float" office:value="651.0643" calcext:value-type="float">
            <text:p>651.0643</text:p>
          </table:table-cell>
          <table:table-cell office:value-type="float" office:value="0.1755" calcext:value-type="float">
            <text:p>0.1755</text:p>
          </table:table-cell>
          <table:table-cell office:value-type="float" office:value="2.42" calcext:value-type="float">
            <text:p>2.42</text:p>
          </table:table-cell>
          <table:table-cell table:formula="of:=[.G226]*((1000/[.B226])-[.H226])" office:value-type="float" office:value="0.01404" calcext:value-type="float">
            <text:p>0.01</text:p>
          </table:table-cell>
          <table:table-cell table:formula="of:=([.F226]/1000000)*(1000/[.B226])" office:value-type="float" office:value="0.00162766075" calcext:value-type="float">
            <text:p>0.0016</text:p>
          </table:table-cell>
          <table:table-cell table:formula="of:=[.C226]*2" office:value-type="float" office:value="460.339206" calcext:value-type="float">
            <text:p>460.33920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299.272325" calcext:value-type="float">
            <text:p>299.272325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015194" calcext:value-type="float">
            <text:p>1.52E-02</text:p>
          </table:table-cell>
          <table:table-cell table:style-name="Default" office:value-type="float" office:value="877.0573" calcext:value-type="float">
            <text:p>877.0573</text:p>
          </table:table-cell>
          <table:table-cell office:value-type="float" office:value="0.848" calcext:value-type="float">
            <text:p>0.848</text:p>
          </table:table-cell>
          <table:table-cell office:value-type="float" office:value="0.43" calcext:value-type="float">
            <text:p>0.43</text:p>
          </table:table-cell>
          <table:table-cell table:formula="of:=[.G227]*((1000/[.B227])-[.H227])" office:value-type="float" office:value="0.05936" calcext:value-type="float">
            <text:p>0.06</text:p>
          </table:table-cell>
          <table:table-cell table:formula="of:=([.F227]/1000000)*(1000/[.B227])" office:value-type="float" office:value="0.00043852865" calcext:value-type="float">
            <text:p>0.0004</text:p>
          </table:table-cell>
          <table:table-cell table:formula="of:=[.C227]*2" office:value-type="float" office:value="598.54465" calcext:value-type="float">
            <text:p>598.5446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00" calcext:value-type="float">
            <text:p>1800</text:p>
          </table:table-cell>
          <table:table-cell office:value-type="float" office:value="299.272325" calcext:value-type="float">
            <text:p>299.272325</text:p>
          </table:table-cell>
          <table:table-cell office:value-type="float" office:value="0.7487" calcext:value-type="float">
            <text:p>0.7487</text:p>
          </table:table-cell>
          <table:table-cell office:value-type="float" office:value="0.013681" calcext:value-type="float">
            <text:p>1.37E-02</text:p>
          </table:table-cell>
          <table:table-cell table:style-name="Default" office:value-type="float" office:value="876.8646" calcext:value-type="float">
            <text:p>876.8646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48" calcext:value-type="float">
            <text:p>0.48</text:p>
          </table:table-cell>
          <table:table-cell table:formula="of:=[.G228]*((1000/[.B228])-[.H228])" office:value-type="float" office:value="0.057664" calcext:value-type="float">
            <text:p>0.06</text:p>
          </table:table-cell>
          <table:table-cell table:formula="of:=([.F228]/1000000)*(1000/[.B228])" office:value-type="float" office:value="0.000487147" calcext:value-type="float">
            <text:p>0.0005</text:p>
          </table:table-cell>
          <table:table-cell table:formula="of:=[.C228]*2" office:value-type="float" office:value="598.54465" calcext:value-type="float">
            <text:p>598.5446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00" calcext:value-type="float">
            <text:p>1600</text:p>
          </table:table-cell>
          <table:table-cell office:value-type="float" office:value="299.272325" calcext:value-type="float">
            <text:p>299.272325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012161" calcext:value-type="float">
            <text:p>1.22E-02</text:p>
          </table:table-cell>
          <table:table-cell table:style-name="Default" office:value-type="float" office:value="876.8646" calcext:value-type="float">
            <text:p>876.8646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55" calcext:value-type="float">
            <text:p>0.55</text:p>
          </table:table-cell>
          <table:table-cell table:formula="of:=[.G229]*((1000/[.B229])-[.H229])" office:value-type="float" office:value="0.0508875" calcext:value-type="float">
            <text:p>0.05</text:p>
          </table:table-cell>
          <table:table-cell table:formula="of:=([.F229]/1000000)*(1000/[.B229])" office:value-type="float" office:value="0.000548040375" calcext:value-type="float">
            <text:p>0.0005</text:p>
          </table:table-cell>
          <table:table-cell table:formula="of:=[.C229]*2" office:value-type="float" office:value="598.54465" calcext:value-type="float">
            <text:p>598.5446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299.272325" calcext:value-type="float">
            <text:p>299.272325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010642" calcext:value-type="float">
            <text:p>1.06E-02</text:p>
          </table:table-cell>
          <table:table-cell table:style-name="Default" office:value-type="float" office:value="876.5936" calcext:value-type="float">
            <text:p>876.5936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64" calcext:value-type="float">
            <text:p>0.64</text:p>
          </table:table-cell>
          <table:table-cell table:formula="of:=[.G230]*((1000/[.B230])-[.H230])" office:value-type="float" office:value="0.0441108571428572" calcext:value-type="float">
            <text:p>0.04</text:p>
          </table:table-cell>
          <table:table-cell table:formula="of:=([.F230]/1000000)*(1000/[.B230])" office:value-type="float" office:value="0.000626138285714286" calcext:value-type="float">
            <text:p>0.0006</text:p>
          </table:table-cell>
          <table:table-cell table:formula="of:=[.C230]*2" office:value-type="float" office:value="598.54465" calcext:value-type="float">
            <text:p>598.5446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299.272325" calcext:value-type="float">
            <text:p>299.272325</text:p>
          </table:table-cell>
          <table:table-cell office:value-type="float" office:value="0.4991" calcext:value-type="float">
            <text:p>0.4991</text:p>
          </table:table-cell>
          <table:table-cell office:value-type="float" office:value="0.0091216" calcext:value-type="float">
            <text:p>9.12E-03</text:p>
          </table:table-cell>
          <table:table-cell table:style-name="Default" office:value-type="float" office:value="876.5936" calcext:value-type="float">
            <text:p>876.5936</text:p>
          </table:table-cell>
          <table:table-cell office:value-type="float" office:value="0.5091" calcext:value-type="float">
            <text:p>0.5091</text:p>
          </table:table-cell>
          <table:table-cell office:value-type="float" office:value="0.76" calcext:value-type="float">
            <text:p>0.76</text:p>
          </table:table-cell>
          <table:table-cell table:formula="of:=[.G231]*((1000/[.B231])-[.H231])" office:value-type="float" office:value="0.037334" calcext:value-type="float">
            <text:p>0.04</text:p>
          </table:table-cell>
          <table:table-cell table:formula="of:=([.F231]/1000000)*(1000/[.B231])" office:value-type="float" office:value="0.000730494666666667" calcext:value-type="float">
            <text:p>0.0007</text:p>
          </table:table-cell>
          <table:table-cell table:formula="of:=[.C231]*2" office:value-type="float" office:value="598.54465" calcext:value-type="float">
            <text:p>598.5446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299.272325" calcext:value-type="float">
            <text:p>299.272325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0076014" calcext:value-type="float">
            <text:p>7.60E-03</text:p>
          </table:table-cell>
          <table:table-cell table:style-name="Default" office:value-type="float" office:value="876.5936" calcext:value-type="float">
            <text:p>876.5936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93" calcext:value-type="float">
            <text:p>0.93</text:p>
          </table:table-cell>
          <table:table-cell table:formula="of:=[.G232]*((1000/[.B232])-[.H232])" office:value-type="float" office:value="0.029708" calcext:value-type="float">
            <text:p>0.03</text:p>
          </table:table-cell>
          <table:table-cell table:formula="of:=([.F232]/1000000)*(1000/[.B232])" office:value-type="float" office:value="0.0008765936" calcext:value-type="float">
            <text:p>0.0009</text:p>
          </table:table-cell>
          <table:table-cell table:formula="of:=[.C232]*2" office:value-type="float" office:value="598.54465" calcext:value-type="float">
            <text:p>598.5446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99.272325" calcext:value-type="float">
            <text:p>299.272325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0060811" calcext:value-type="float">
            <text:p>6.08E-03</text:p>
          </table:table-cell>
          <table:table-cell table:style-name="Default" office:value-type="float" office:value="876.5936" calcext:value-type="float">
            <text:p>876.5936</text:p>
          </table:table-cell>
          <table:table-cell office:value-type="float" office:value="0.3397" calcext:value-type="float">
            <text:p>0.3397</text:p>
          </table:table-cell>
          <table:table-cell office:value-type="float" office:value="1.18" calcext:value-type="float">
            <text:p>1.18</text:p>
          </table:table-cell>
          <table:table-cell table:formula="of:=[.G233]*((1000/[.B233])-[.H233])" office:value-type="float" office:value="0.023779" calcext:value-type="float">
            <text:p>0.02</text:p>
          </table:table-cell>
          <table:table-cell table:formula="of:=([.F233]/1000000)*(1000/[.B233])" office:value-type="float" office:value="0.001095742" calcext:value-type="float">
            <text:p>0.0011</text:p>
          </table:table-cell>
          <table:table-cell table:formula="of:=[.C233]*2" office:value-type="float" office:value="598.54465" calcext:value-type="float">
            <text:p>598.5446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99.272325" calcext:value-type="float">
            <text:p>299.272325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0045604" calcext:value-type="float">
            <text:p>4.56E-03</text:p>
          </table:table-cell>
          <table:table-cell table:style-name="Default" office:value-type="float" office:value="877.1014" calcext:value-type="float">
            <text:p>877.1014</text:p>
          </table:table-cell>
          <table:table-cell office:value-type="float" office:value="0.255" calcext:value-type="float">
            <text:p>0.255</text:p>
          </table:table-cell>
          <table:table-cell office:value-type="float" office:value="1.59" calcext:value-type="float">
            <text:p>1.59</text:p>
          </table:table-cell>
          <table:table-cell table:formula="of:=[.G234]*((1000/[.B234])-[.H234])" office:value-type="float" office:value="0.0195500000000001" calcext:value-type="float">
            <text:p>0.02</text:p>
          </table:table-cell>
          <table:table-cell table:formula="of:=([.F234]/1000000)*(1000/[.B234])" office:value-type="float" office:value="0.00146183566666667" calcext:value-type="float">
            <text:p>0.0015</text:p>
          </table:table-cell>
          <table:table-cell table:formula="of:=[.C234]*2" office:value-type="float" office:value="598.54465" calcext:value-type="float">
            <text:p>598.5446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99.479685" calcext:value-type="float">
            <text:p>299.479685</text:p>
          </table:table-cell>
          <table:table-cell office:value-type="float" office:value="0.1658" calcext:value-type="float">
            <text:p>0.1658</text:p>
          </table:table-cell>
          <table:table-cell office:value-type="float" office:value="0.0030233" calcext:value-type="float">
            <text:p>3.02E-03</text:p>
          </table:table-cell>
          <table:table-cell table:style-name="Default" office:value-type="float" office:value="875.5939" calcext:value-type="float">
            <text:p>875.5939</text:p>
          </table:table-cell>
          <table:table-cell office:value-type="float" office:value="0.1697" calcext:value-type="float">
            <text:p>0.1697</text:p>
          </table:table-cell>
          <table:table-cell office:value-type="float" office:value="2.43" calcext:value-type="float">
            <text:p>2.43</text:p>
          </table:table-cell>
          <table:table-cell table:formula="of:=[.G235]*((1000/[.B235])-[.H235])" office:value-type="float" office:value="0.011879" calcext:value-type="float">
            <text:p>0.01</text:p>
          </table:table-cell>
          <table:table-cell table:formula="of:=([.F235]/1000000)*(1000/[.B235])" office:value-type="float" office:value="0.00218898475" calcext:value-type="float">
            <text:p>0.0022</text:p>
          </table:table-cell>
          <table:table-cell table:formula="of:=[.C235]*2" office:value-type="float" office:value="598.95937" calcext:value-type="float">
            <text:p>598.9593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368.530567" calcext:value-type="float">
            <text:p>368.530567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017802" calcext:value-type="float">
            <text:p>1.78E-02</text:p>
          </table:table-cell>
          <table:table-cell office:value-type="float" office:value="1095.9" calcext:value-type="float">
            <text:p>1.10E+03</text:p>
          </table:table-cell>
          <table:table-cell office:value-type="float" office:value="0.9481" calcext:value-type="float">
            <text:p>0.9481</text:p>
          </table:table-cell>
          <table:table-cell office:value-type="float" office:value="0.42" calcext:value-type="float">
            <text:p>0.42</text:p>
          </table:table-cell>
          <table:table-cell table:formula="of:=[.G236]*((1000/[.B236])-[.H236])" office:value-type="float" office:value="0.075848" calcext:value-type="float">
            <text:p>0.08</text:p>
          </table:table-cell>
          <table:table-cell table:formula="of:=([.F236]/1000000)*(1000/[.B236])" office:value-type="float" office:value="0.00054795" calcext:value-type="float">
            <text:p>0.0005</text:p>
          </table:table-cell>
          <table:table-cell table:formula="of:=[.C236]*2" office:value-type="float" office:value="737.061134" calcext:value-type="float">
            <text:p>737.06113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 office:value-type="float" office:value="368.530567" calcext:value-type="float">
            <text:p>368.530567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015969" calcext:value-type="float">
            <text:p>1.60E-02</text:p>
          </table:table-cell>
          <table:table-cell office:value-type="float" office:value="1097.1" calcext:value-type="float">
            <text:p>1.10E+03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48" calcext:value-type="float">
            <text:p>0.48</text:p>
          </table:table-cell>
          <table:table-cell table:formula="of:=[.G237]*((1000/[.B237])-[.H237])" office:value-type="float" office:value="0.0643204444444445" calcext:value-type="float">
            <text:p>0.06</text:p>
          </table:table-cell>
          <table:table-cell table:formula="of:=([.F237]/1000000)*(1000/[.B237])" office:value-type="float" office:value="0.0006095" calcext:value-type="float">
            <text:p>0.0006</text:p>
          </table:table-cell>
          <table:table-cell table:formula="of:=[.C237]*2" office:value-type="float" office:value="737.061134" calcext:value-type="float">
            <text:p>737.06113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368.530567" calcext:value-type="float">
            <text:p>368.530567</text:p>
          </table:table-cell>
          <table:table-cell office:value-type="float" office:value="0.7415" calcext:value-type="float">
            <text:p>0.7415</text:p>
          </table:table-cell>
          <table:table-cell office:value-type="float" office:value="0.014172" calcext:value-type="float">
            <text:p>1.42E-02</text:p>
          </table:table-cell>
          <table:table-cell office:value-type="float" office:value="1095.8" calcext:value-type="float">
            <text:p>1.10E+03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55" calcext:value-type="float">
            <text:p>0.55</text:p>
          </table:table-cell>
          <table:table-cell table:formula="of:=[.G238]*((1000/[.B238])-[.H238])" office:value-type="float" office:value="0.0567525" calcext:value-type="float">
            <text:p>0.06</text:p>
          </table:table-cell>
          <table:table-cell table:formula="of:=([.F238]/1000000)*(1000/[.B238])" office:value-type="float" office:value="0.000684875" calcext:value-type="float">
            <text:p>0.0007</text:p>
          </table:table-cell>
          <table:table-cell table:formula="of:=[.C238]*2" office:value-type="float" office:value="737.061134" calcext:value-type="float">
            <text:p>737.06113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368.530567" calcext:value-type="float">
            <text:p>368.530567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012401" calcext:value-type="float">
            <text:p>1.24E-02</text:p>
          </table:table-cell>
          <table:table-cell office:value-type="float" office:value="1095.8" calcext:value-type="float">
            <text:p>1.10E+03</text:p>
          </table:table-cell>
          <table:table-cell office:value-type="float" office:value="0.6623" calcext:value-type="float">
            <text:p>0.6623</text:p>
          </table:table-cell>
          <table:table-cell office:value-type="float" office:value="0.64" calcext:value-type="float">
            <text:p>0.64</text:p>
          </table:table-cell>
          <table:table-cell table:formula="of:=[.G239]*((1000/[.B239])-[.H239])" office:value-type="float" office:value="0.0491994285714286" calcext:value-type="float">
            <text:p>0.05</text:p>
          </table:table-cell>
          <table:table-cell table:formula="of:=([.F239]/1000000)*(1000/[.B239])" office:value-type="float" office:value="0.000782714285714286" calcext:value-type="float">
            <text:p>0.0008</text:p>
          </table:table-cell>
          <table:table-cell table:formula="of:=[.C239]*2" office:value-type="float" office:value="737.061134" calcext:value-type="float">
            <text:p>737.06113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368.530567" calcext:value-type="float">
            <text:p>368.530567</text:p>
          </table:table-cell>
          <table:table-cell office:value-type="float" office:value="0.5561" calcext:value-type="float">
            <text:p>0.5561</text:p>
          </table:table-cell>
          <table:table-cell office:value-type="float" office:value="0.010629" calcext:value-type="float">
            <text:p>1.06E-02</text:p>
          </table:table-cell>
          <table:table-cell office:value-type="float" office:value="1095.5" calcext:value-type="float">
            <text:p>1.10E+03</text:p>
          </table:table-cell>
          <table:table-cell office:value-type="float" office:value="0.5678" calcext:value-type="float">
            <text:p>0.5678</text:p>
          </table:table-cell>
          <table:table-cell office:value-type="float" office:value="0.75" calcext:value-type="float">
            <text:p>0.75</text:p>
          </table:table-cell>
          <table:table-cell table:formula="of:=[.G240]*((1000/[.B240])-[.H240])" office:value-type="float" office:value="0.0473166666666667" calcext:value-type="float">
            <text:p>0.05</text:p>
          </table:table-cell>
          <table:table-cell table:formula="of:=([.F240]/1000000)*(1000/[.B240])" office:value-type="float" office:value="0.000912916666666666" calcext:value-type="float">
            <text:p>0.0009</text:p>
          </table:table-cell>
          <table:table-cell table:formula="of:=[.C240]*2" office:value-type="float" office:value="737.061134" calcext:value-type="float">
            <text:p>737.06113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368.530567" calcext:value-type="float">
            <text:p>368.530567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0088577" calcext:value-type="float">
            <text:p>8.86E-03</text:p>
          </table:table-cell>
          <table:table-cell office:value-type="float" office:value="1095.5" calcext:value-type="float">
            <text:p>1.10E+03</text:p>
          </table:table-cell>
          <table:table-cell office:value-type="float" office:value="0.4734" calcext:value-type="float">
            <text:p>0.4734</text:p>
          </table:table-cell>
          <table:table-cell office:value-type="float" office:value="0.92" calcext:value-type="float">
            <text:p>0.92</text:p>
          </table:table-cell>
          <table:table-cell table:formula="of:=[.G241]*((1000/[.B241])-[.H241])" office:value-type="float" office:value="0.037872" calcext:value-type="float">
            <text:p>0.04</text:p>
          </table:table-cell>
          <table:table-cell table:formula="of:=([.F241]/1000000)*(1000/[.B241])" office:value-type="float" office:value="0.0010955" calcext:value-type="float">
            <text:p>0.0011</text:p>
          </table:table-cell>
          <table:table-cell table:formula="of:=[.C241]*2" office:value-type="float" office:value="737.061134" calcext:value-type="float">
            <text:p>737.06113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68.530567" calcext:value-type="float">
            <text:p>368.530567</text:p>
          </table:table-cell>
          <table:table-cell office:value-type="float" office:value="0.3707" calcext:value-type="float">
            <text:p>0.3707</text:p>
          </table:table-cell>
          <table:table-cell office:value-type="float" office:value="0.007084" calcext:value-type="float">
            <text:p>7.08E-03</text:p>
          </table:table-cell>
          <table:table-cell office:value-type="float" office:value="1095.6" calcext:value-type="float">
            <text:p>1.10E+03</text:p>
          </table:table-cell>
          <table:table-cell office:value-type="float" office:value="0.3789" calcext:value-type="float">
            <text:p>0.3789</text:p>
          </table:table-cell>
          <table:table-cell office:value-type="float" office:value="1.17" calcext:value-type="float">
            <text:p>1.17</text:p>
          </table:table-cell>
          <table:table-cell table:formula="of:=[.G242]*((1000/[.B242])-[.H242])" office:value-type="float" office:value="0.030312" calcext:value-type="float">
            <text:p>0.03</text:p>
          </table:table-cell>
          <table:table-cell table:formula="of:=([.F242]/1000000)*(1000/[.B242])" office:value-type="float" office:value="0.0013695" calcext:value-type="float">
            <text:p>0.0014</text:p>
          </table:table-cell>
          <table:table-cell table:formula="of:=[.C242]*2" office:value-type="float" office:value="737.061134" calcext:value-type="float">
            <text:p>737.06113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368.530567" calcext:value-type="float">
            <text:p>368.5305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005313" calcext:value-type="float">
            <text:p>5.31E-03</text:p>
          </table:table-cell>
          <table:table-cell office:value-type="float" office:value="1095.3" calcext:value-type="float">
            <text:p>1.10E+03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59" calcext:value-type="float">
            <text:p>1.59</text:p>
          </table:table-cell>
          <table:table-cell table:formula="of:=[.G243]*((1000/[.B243])-[.H243])" office:value-type="float" office:value="0.0218040000000001" calcext:value-type="float">
            <text:p>0.02</text:p>
          </table:table-cell>
          <table:table-cell table:formula="of:=([.F243]/1000000)*(1000/[.B243])" office:value-type="float" office:value="0.0018255" calcext:value-type="float">
            <text:p>0.0018</text:p>
          </table:table-cell>
          <table:table-cell table:formula="of:=[.C243]*2" office:value-type="float" office:value="737.061134" calcext:value-type="float">
            <text:p>737.06113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368.530567" calcext:value-type="float">
            <text:p>368.530567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0035568" calcext:value-type="float">
            <text:p>3.56E-03</text:p>
          </table:table-cell>
          <table:table-cell office:value-type="float" office:value="1093.1" calcext:value-type="float">
            <text:p>1.09E+03</text:p>
          </table:table-cell>
          <table:table-cell office:value-type="float" office:value="0.1904" calcext:value-type="float">
            <text:p>0.1904</text:p>
          </table:table-cell>
          <table:table-cell office:value-type="float" office:value="2.42" calcext:value-type="float">
            <text:p>2.42</text:p>
          </table:table-cell>
          <table:table-cell table:formula="of:=[.G244]*((1000/[.B244])-[.H244])" office:value-type="float" office:value="0.015232" calcext:value-type="float">
            <text:p>0.02</text:p>
          </table:table-cell>
          <table:table-cell table:formula="of:=([.F244]/1000000)*(1000/[.B244])" office:value-type="float" office:value="0.00273275" calcext:value-type="float">
            <text:p>0.0027</text:p>
          </table:table-cell>
          <table:table-cell table:formula="of:=[.C244]*2" office:value-type="float" office:value="737.061134" calcext:value-type="float">
            <text:p>737.06113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446.912648" calcext:value-type="float">
            <text:p>446.912648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016121" calcext:value-type="float">
            <text:p>1.61E-02</text:p>
          </table:table-cell>
          <table:table-cell office:value-type="float" office:value="1325.5" calcext:value-type="float">
            <text:p>1.33E+03</text:p>
          </table:table-cell>
          <table:table-cell office:value-type="float" office:value="0.876" calcext:value-type="float">
            <text:p>0.876</text:p>
          </table:table-cell>
          <table:table-cell office:value-type="float" office:value="0.42" calcext:value-type="float">
            <text:p>0.42</text:p>
          </table:table-cell>
          <table:table-cell table:formula="of:=[.G245]*((1000/[.B245])-[.H245])" office:value-type="float" office:value="0.07008" calcext:value-type="float">
            <text:p>0.07</text:p>
          </table:table-cell>
          <table:table-cell table:formula="of:=([.F245]/1000000)*(1000/[.B245])" office:value-type="float" office:value="0.00066275" calcext:value-type="float">
            <text:p>0.0007</text:p>
          </table:table-cell>
          <table:table-cell table:formula="of:=[.C245]*2" office:value-type="float" office:value="893.825296" calcext:value-type="float">
            <text:p>893.82529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office:value-type="float" office:value="446.912648" calcext:value-type="float">
            <text:p>446.912648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014518" calcext:value-type="float">
            <text:p>1.45E-02</text:p>
          </table:table-cell>
          <table:table-cell office:value-type="float" office:value="1326.4" calcext:value-type="float">
            <text:p>1.33E+03</text:p>
          </table:table-cell>
          <table:table-cell office:value-type="float" office:value="0.7883" calcext:value-type="float">
            <text:p>0.7883</text:p>
          </table:table-cell>
          <table:table-cell office:value-type="float" office:value="0.48" calcext:value-type="float">
            <text:p>0.48</text:p>
          </table:table-cell>
          <table:table-cell table:formula="of:=[.G246]*((1000/[.B246])-[.H246])" office:value-type="float" office:value="0.0595604444444445" calcext:value-type="float">
            <text:p>0.06</text:p>
          </table:table-cell>
          <table:table-cell table:formula="of:=([.F246]/1000000)*(1000/[.B246])" office:value-type="float" office:value="0.000736888888888889" calcext:value-type="float">
            <text:p>0.0007</text:p>
          </table:table-cell>
          <table:table-cell table:formula="of:=[.C246]*2" office:value-type="float" office:value="893.825296" calcext:value-type="float">
            <text:p>893.82529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0" calcext:value-type="float">
            <text:p>1600</text:p>
          </table:table-cell>
          <table:table-cell office:value-type="float" office:value="446.912648" calcext:value-type="float">
            <text:p>446.912648</text:p>
          </table:table-cell>
          <table:table-cell office:value-type="float" office:value="0.6858" calcext:value-type="float">
            <text:p>0.6858</text:p>
          </table:table-cell>
          <table:table-cell office:value-type="float" office:value="0.012851" calcext:value-type="float">
            <text:p>1.29E-02</text:p>
          </table:table-cell>
          <table:table-cell office:value-type="float" office:value="1325.3" calcext:value-type="float">
            <text:p>1.33E+03</text:p>
          </table:table-cell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table:formula="of:=[.G247]*((1000/[.B247])-[.H247])" office:value-type="float" office:value="0.0525" calcext:value-type="float">
            <text:p>0.05</text:p>
          </table:table-cell>
          <table:table-cell table:formula="of:=([.F247]/1000000)*(1000/[.B247])" office:value-type="float" office:value="0.0008283125" calcext:value-type="float">
            <text:p>0.0008</text:p>
          </table:table-cell>
          <table:table-cell table:formula="of:=[.C247]*2" office:value-type="float" office:value="893.825296" calcext:value-type="float">
            <text:p>893.82529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446.912648" calcext:value-type="float">
            <text:p>446.912648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011265" calcext:value-type="float">
            <text:p>1.13E-02</text:p>
          </table:table-cell>
          <table:table-cell office:value-type="float" office:value="1325.3" calcext:value-type="float">
            <text:p>1.33E+03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64" calcext:value-type="float">
            <text:p>0.64</text:p>
          </table:table-cell>
          <table:table-cell table:formula="of:=[.G248]*((1000/[.B248])-[.H248])" office:value-type="float" office:value="0.0455222857142857" calcext:value-type="float">
            <text:p>0.05</text:p>
          </table:table-cell>
          <table:table-cell table:formula="of:=([.F248]/1000000)*(1000/[.B248])" office:value-type="float" office:value="0.000946642857142857" calcext:value-type="float">
            <text:p>0.0009</text:p>
          </table:table-cell>
          <table:table-cell table:formula="of:=[.C248]*2" office:value-type="float" office:value="893.825296" calcext:value-type="float">
            <text:p>893.82529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446.912648" calcext:value-type="float">
            <text:p>446.912648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0096384" calcext:value-type="float">
            <text:p>9.64E-03</text:p>
          </table:table-cell>
          <table:table-cell office:value-type="float" office:value="1325.3" calcext:value-type="float">
            <text:p>1.33E+03</text:p>
          </table:table-cell>
          <table:table-cell office:value-type="float" office:value="0.5253" calcext:value-type="float">
            <text:p>0.5253</text:p>
          </table:table-cell>
          <table:table-cell office:value-type="float" office:value="0.76" calcext:value-type="float">
            <text:p>0.76</text:p>
          </table:table-cell>
          <table:table-cell table:formula="of:=[.G249]*((1000/[.B249])-[.H249])" office:value-type="float" office:value="0.038522" calcext:value-type="float">
            <text:p>0.04</text:p>
          </table:table-cell>
          <table:table-cell table:formula="of:=([.F249]/1000000)*(1000/[.B249])" office:value-type="float" office:value="0.00110441666666667" calcext:value-type="float">
            <text:p>0.0011</text:p>
          </table:table-cell>
          <table:table-cell table:formula="of:=[.C249]*2" office:value-type="float" office:value="893.825296" calcext:value-type="float">
            <text:p>893.82529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46.912648" calcext:value-type="float">
            <text:p>446.912648</text:p>
          </table:table-cell>
          <table:table-cell office:value-type="float" office:value="0.4287" calcext:value-type="float">
            <text:p>0.4287</text:p>
          </table:table-cell>
          <table:table-cell office:value-type="float" office:value="0.0080462" calcext:value-type="float">
            <text:p>8.05E-03</text:p>
          </table:table-cell>
          <table:table-cell office:value-type="float" office:value="1325.3" calcext:value-type="float">
            <text:p>1.33E+03</text:p>
          </table:table-cell>
          <table:table-cell office:value-type="float" office:value="0.4381" calcext:value-type="float">
            <text:p>0.4381</text:p>
          </table:table-cell>
          <table:table-cell office:value-type="float" office:value="0.92" calcext:value-type="float">
            <text:p>0.92</text:p>
          </table:table-cell>
          <table:table-cell table:formula="of:=[.G250]*((1000/[.B250])-[.H250])" office:value-type="float" office:value="0.035048" calcext:value-type="float">
            <text:p>0.04</text:p>
          </table:table-cell>
          <table:table-cell table:formula="of:=([.F250]/1000000)*(1000/[.B250])" office:value-type="float" office:value="0.0013253" calcext:value-type="float">
            <text:p>0.0013</text:p>
          </table:table-cell>
          <table:table-cell table:formula="of:=[.C250]*2" office:value-type="float" office:value="893.825296" calcext:value-type="float">
            <text:p>893.82529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446.912648" calcext:value-type="float">
            <text:p>446.912648</text:p>
          </table:table-cell>
          <table:table-cell office:value-type="float" office:value="0.3429" calcext:value-type="float">
            <text:p>0.3429</text:p>
          </table:table-cell>
          <table:table-cell office:value-type="float" office:value="0.0064256" calcext:value-type="float">
            <text:p>6.43E-03</text:p>
          </table:table-cell>
          <table:table-cell office:value-type="float" office:value="1325.3" calcext:value-type="float">
            <text:p>1.33E+03</text:p>
          </table:table-cell>
          <table:table-cell office:value-type="float" office:value="0.3507" calcext:value-type="float">
            <text:p>0.3507</text:p>
          </table:table-cell>
          <table:table-cell office:value-type="float" office:value="1.17" calcext:value-type="float">
            <text:p>1.17</text:p>
          </table:table-cell>
          <table:table-cell table:formula="of:=[.G251]*((1000/[.B251])-[.H251])" office:value-type="float" office:value="0.028056" calcext:value-type="float">
            <text:p>0.03</text:p>
          </table:table-cell>
          <table:table-cell table:formula="of:=([.F251]/1000000)*(1000/[.B251])" office:value-type="float" office:value="0.001656625" calcext:value-type="float">
            <text:p>0.0017</text:p>
          </table:table-cell>
          <table:table-cell table:formula="of:=[.C251]*2" office:value-type="float" office:value="893.825296" calcext:value-type="float">
            <text:p>893.82529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46.912648" calcext:value-type="float">
            <text:p>446.912648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0048192" calcext:value-type="float">
            <text:p>4.82E-03</text:p>
          </table:table-cell>
          <table:table-cell office:value-type="float" office:value="1325" calcext:value-type="float">
            <text:p>1.33E+03</text:p>
          </table:table-cell>
          <table:table-cell office:value-type="float" office:value="0.2633" calcext:value-type="float">
            <text:p>0.2633</text:p>
          </table:table-cell>
          <table:table-cell office:value-type="float" office:value="1.59" calcext:value-type="float">
            <text:p>1.59</text:p>
          </table:table-cell>
          <table:table-cell table:formula="of:=[.G252]*((1000/[.B252])-[.H252])" office:value-type="float" office:value="0.0201863333333334" calcext:value-type="float">
            <text:p>0.02</text:p>
          </table:table-cell>
          <table:table-cell table:formula="of:=([.F252]/1000000)*(1000/[.B252])" office:value-type="float" office:value="0.00220833333333333" calcext:value-type="float">
            <text:p>0.0022</text:p>
          </table:table-cell>
          <table:table-cell table:formula="of:=[.C252]*2" office:value-type="float" office:value="893.825296" calcext:value-type="float">
            <text:p>893.82529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447.120008" calcext:value-type="float">
            <text:p>447.120008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0031798" calcext:value-type="float">
            <text:p>3.18E-03</text:p>
          </table:table-cell>
          <table:table-cell office:value-type="float" office:value="1322.6" calcext:value-type="float">
            <text:p>1.32E+03</text:p>
          </table:table-cell>
          <table:table-cell office:value-type="float" office:value="0.1761" calcext:value-type="float">
            <text:p>0.1761</text:p>
          </table:table-cell>
          <table:table-cell office:value-type="float" office:value="2.42" calcext:value-type="float">
            <text:p>2.42</text:p>
          </table:table-cell>
          <table:table-cell table:formula="of:=[.G253]*((1000/[.B253])-[.H253])" office:value-type="float" office:value="0.014088" calcext:value-type="float">
            <text:p>0.01</text:p>
          </table:table-cell>
          <table:table-cell table:formula="of:=([.F253]/1000000)*(1000/[.B253])" office:value-type="float" office:value="0.0033065" calcext:value-type="float">
            <text:p>0.0033</text:p>
          </table:table-cell>
          <table:table-cell table:formula="of:=[.C253]*2" office:value-type="float" office:value="894.240016" calcext:value-type="float">
            <text:p>894.24001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524.983689" calcext:value-type="float">
            <text:p>524.983689</text:p>
          </table:table-cell>
          <table:table-cell office:value-type="float" office:value="0.925" calcext:value-type="float">
            <text:p>0.925</text:p>
          </table:table-cell>
          <table:table-cell office:value-type="float" office:value="0.018167" calcext:value-type="float">
            <text:p>1.82E-02</text:p>
          </table:table-cell>
          <table:table-cell office:value-type="float" office:value="1553.2" calcext:value-type="float">
            <text:p>1.55E+03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42" calcext:value-type="float">
            <text:p>0.42</text:p>
          </table:table-cell>
          <table:table-cell table:formula="of:=[.G254]*((1000/[.B254])-[.H254])" office:value-type="float" office:value="0.075576" calcext:value-type="float">
            <text:p>0.08</text:p>
          </table:table-cell>
          <table:table-cell table:formula="of:=([.F254]/1000000)*(1000/[.B254])" office:value-type="float" office:value="0.0007766" calcext:value-type="float">
            <text:p>0.0008</text:p>
          </table:table-cell>
          <table:table-cell table:formula="of:=[.C254]*2" office:value-type="float" office:value="1049.967378" calcext:value-type="float">
            <text:p>1049.96737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float" office:value="525.087369" calcext:value-type="float">
            <text:p>525.087369</text:p>
          </table:table-cell>
          <table:table-cell office:value-type="float" office:value="0.8337" calcext:value-type="float">
            <text:p>0.8337</text:p>
          </table:table-cell>
          <table:table-cell office:value-type="float" office:value="0.016277" calcext:value-type="float">
            <text:p>1.63E-02</text:p>
          </table:table-cell>
          <table:table-cell office:value-type="float" office:value="1554.8" calcext:value-type="float">
            <text:p>1.55E+03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48" calcext:value-type="float">
            <text:p>0.48</text:p>
          </table:table-cell>
          <table:table-cell table:formula="of:=[.G255]*((1000/[.B255])-[.H255])" office:value-type="float" office:value="0.0643355555555556" calcext:value-type="float">
            <text:p>0.06</text:p>
          </table:table-cell>
          <table:table-cell table:formula="of:=([.F255]/1000000)*(1000/[.B255])" office:value-type="float" office:value="0.000863777777777778" calcext:value-type="float">
            <text:p>0.0009</text:p>
          </table:table-cell>
          <table:table-cell table:formula="of:=[.C255]*2" office:value-type="float" office:value="1050.174738" calcext:value-type="float">
            <text:p>1050.17473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524.983689" calcext:value-type="float">
            <text:p>524.983689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014584" calcext:value-type="float">
            <text:p>1.46E-02</text:p>
          </table:table-cell>
          <table:table-cell office:value-type="float" office:value="1553.8" calcext:value-type="float">
            <text:p>1.55E+03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55" calcext:value-type="float">
            <text:p>0.55</text:p>
          </table:table-cell>
          <table:table-cell table:formula="of:=[.G256]*((1000/[.B256])-[.H256])" office:value-type="float" office:value="0.0569175" calcext:value-type="float">
            <text:p>0.06</text:p>
          </table:table-cell>
          <table:table-cell table:formula="of:=([.F256]/1000000)*(1000/[.B256])" office:value-type="float" office:value="0.000971125" calcext:value-type="float">
            <text:p>0.0010</text:p>
          </table:table-cell>
          <table:table-cell table:formula="of:=[.C256]*2" office:value-type="float" office:value="1049.967378" calcext:value-type="float">
            <text:p>1049.96737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524.983689" calcext:value-type="float">
            <text:p>524.983689</text:p>
          </table:table-cell>
          <table:table-cell office:value-type="float" office:value="0.6499" calcext:value-type="float">
            <text:p>0.6499</text:p>
          </table:table-cell>
          <table:table-cell office:value-type="float" office:value="0.012761" calcext:value-type="float">
            <text:p>1.28E-02</text:p>
          </table:table-cell>
          <table:table-cell office:value-type="float" office:value="1553.8" calcext:value-type="float">
            <text:p>1.55E+03</text:p>
          </table:table-cell>
          <table:table-cell office:value-type="float" office:value="0.6643" calcext:value-type="float">
            <text:p>0.6643</text:p>
          </table:table-cell>
          <table:table-cell office:value-type="float" office:value="0.63" calcext:value-type="float">
            <text:p>0.63</text:p>
          </table:table-cell>
          <table:table-cell table:formula="of:=[.G257]*((1000/[.B257])-[.H257])" office:value-type="float" office:value="0.055991" calcext:value-type="float">
            <text:p>0.06</text:p>
          </table:table-cell>
          <table:table-cell table:formula="of:=([.F257]/1000000)*(1000/[.B257])" office:value-type="float" office:value="0.00110985714285714" calcext:value-type="float">
            <text:p>0.0011</text:p>
          </table:table-cell>
          <table:table-cell table:formula="of:=[.C257]*2" office:value-type="float" office:value="1049.967378" calcext:value-type="float">
            <text:p>1049.96737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524.983689" calcext:value-type="float">
            <text:p>524.983689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010938" calcext:value-type="float">
            <text:p>1.09E-02</text:p>
          </table:table-cell>
          <table:table-cell office:value-type="float" office:value="1553.8" calcext:value-type="float">
            <text:p>1.55E+03</text:p>
          </table:table-cell>
          <table:table-cell office:value-type="float" office:value="0.5696" calcext:value-type="float">
            <text:p>0.5696</text:p>
          </table:table-cell>
          <table:table-cell office:value-type="float" office:value="0.75" calcext:value-type="float">
            <text:p>0.75</text:p>
          </table:table-cell>
          <table:table-cell table:formula="of:=[.G258]*((1000/[.B258])-[.H258])" office:value-type="float" office:value="0.0474666666666667" calcext:value-type="float">
            <text:p>0.05</text:p>
          </table:table-cell>
          <table:table-cell table:formula="of:=([.F258]/1000000)*(1000/[.B258])" office:value-type="float" office:value="0.00129483333333333" calcext:value-type="float">
            <text:p>0.0013</text:p>
          </table:table-cell>
          <table:table-cell table:formula="of:=[.C258]*2" office:value-type="float" office:value="1049.967378" calcext:value-type="float">
            <text:p>1049.96737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24.983689" calcext:value-type="float">
            <text:p>524.983689</text:p>
          </table:table-cell>
          <table:table-cell office:value-type="float" office:value="0.4642" calcext:value-type="float">
            <text:p>0.4642</text:p>
          </table:table-cell>
          <table:table-cell office:value-type="float" office:value="0.009115" calcext:value-type="float">
            <text:p>9.12E-03</text:p>
          </table:table-cell>
          <table:table-cell office:value-type="float" office:value="1553.8" calcext:value-type="float">
            <text:p>1.55E+03</text:p>
          </table:table-cell>
          <table:table-cell office:value-type="float" office:value="0.4749" calcext:value-type="float">
            <text:p>0.4749</text:p>
          </table:table-cell>
          <table:table-cell office:value-type="float" office:value="0.92" calcext:value-type="float">
            <text:p>0.92</text:p>
          </table:table-cell>
          <table:table-cell table:formula="of:=[.G259]*((1000/[.B259])-[.H259])" office:value-type="float" office:value="0.037992" calcext:value-type="float">
            <text:p>0.04</text:p>
          </table:table-cell>
          <table:table-cell table:formula="of:=([.F259]/1000000)*(1000/[.B259])" office:value-type="float" office:value="0.0015538" calcext:value-type="float">
            <text:p>0.0016</text:p>
          </table:table-cell>
          <table:table-cell table:formula="of:=[.C259]*2" office:value-type="float" office:value="1049.967378" calcext:value-type="float">
            <text:p>1049.96737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524.983689" calcext:value-type="float">
            <text:p>524.983689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007292" calcext:value-type="float">
            <text:p>7.29E-03</text:p>
          </table:table-cell>
          <table:table-cell office:value-type="float" office:value="1553.8" calcext:value-type="float">
            <text:p>1.55E+03</text:p>
          </table:table-cell>
          <table:table-cell office:value-type="float" office:value="0.3802" calcext:value-type="float">
            <text:p>0.3802</text:p>
          </table:table-cell>
          <table:table-cell office:value-type="float" office:value="1.17" calcext:value-type="float">
            <text:p>1.17</text:p>
          </table:table-cell>
          <table:table-cell table:formula="of:=[.G260]*((1000/[.B260])-[.H260])" office:value-type="float" office:value="0.030416" calcext:value-type="float">
            <text:p>0.03</text:p>
          </table:table-cell>
          <table:table-cell table:formula="of:=([.F260]/1000000)*(1000/[.B260])" office:value-type="float" office:value="0.00194225" calcext:value-type="float">
            <text:p>0.0019</text:p>
          </table:table-cell>
          <table:table-cell table:formula="of:=[.C260]*2" office:value-type="float" office:value="1049.967378" calcext:value-type="float">
            <text:p>1049.96737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524.983689" calcext:value-type="float">
            <text:p>524.983689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0054496" calcext:value-type="float">
            <text:p>5.45E-03</text:p>
          </table:table-cell>
          <table:table-cell office:value-type="float" office:value="1553.1" calcext:value-type="float">
            <text:p>1.55E+03</text:p>
          </table:table-cell>
          <table:table-cell office:value-type="float" office:value="0.2855" calcext:value-type="float">
            <text:p>0.2855</text:p>
          </table:table-cell>
          <table:table-cell office:value-type="float" office:value="1.59" calcext:value-type="float">
            <text:p>1.59</text:p>
          </table:table-cell>
          <table:table-cell table:formula="of:=[.G261]*((1000/[.B261])-[.H261])" office:value-type="float" office:value="0.0218883333333334" calcext:value-type="float">
            <text:p>0.02</text:p>
          </table:table-cell>
          <table:table-cell table:formula="of:=([.F261]/1000000)*(1000/[.B261])" office:value-type="float" office:value="0.0025885" calcext:value-type="float">
            <text:p>0.0026</text:p>
          </table:table-cell>
          <table:table-cell table:formula="of:=[.C261]*2" office:value-type="float" office:value="1049.967378" calcext:value-type="float">
            <text:p>1049.96737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525.346569" calcext:value-type="float">
            <text:p>525.346569</text:p>
          </table:table-cell>
          <table:table-cell office:value-type="float" office:value="0.1853" calcext:value-type="float">
            <text:p>0.1853</text:p>
          </table:table-cell>
          <table:table-cell office:value-type="float" office:value="0.0036257" calcext:value-type="float">
            <text:p>3.63E-03</text:p>
          </table:table-cell>
          <table:table-cell office:value-type="float" office:value="1549.3" calcext:value-type="float">
            <text:p>1.55E+03</text:p>
          </table:table-cell>
          <table:table-cell office:value-type="float" office:value="0.1905" calcext:value-type="float">
            <text:p>0.1905</text:p>
          </table:table-cell>
          <table:table-cell office:value-type="float" office:value="2.42" calcext:value-type="float">
            <text:p>2.42</text:p>
          </table:table-cell>
          <table:table-cell table:formula="of:=[.G262]*((1000/[.B262])-[.H262])" office:value-type="float" office:value="0.01524" calcext:value-type="float">
            <text:p>0.02</text:p>
          </table:table-cell>
          <table:table-cell table:formula="of:=([.F262]/1000000)*(1000/[.B262])" office:value-type="float" office:value="0.00387325" calcext:value-type="float">
            <text:p>0.0039</text:p>
          </table:table-cell>
          <table:table-cell table:formula="of:=[.C262]*2" office:value-type="float" office:value="1050.693138" calcext:value-type="float">
            <text:p>1050.69313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593.360651" calcext:value-type="float">
            <text:p>593.360651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020291" calcext:value-type="float">
            <text:p>2.03E-02</text:p>
          </table:table-cell>
          <table:table-cell office:value-type="float" office:value="1773" calcext:value-type="float">
            <text:p>1.77E+03</text:p>
          </table:table-cell>
          <table:table-cell office:value-type="float" office:value="1.019" calcext:value-type="float">
            <text:p>1.019</text:p>
          </table:table-cell>
          <table:table-cell office:value-type="float" office:value="0.42" calcext:value-type="float">
            <text:p>0.42</text:p>
          </table:table-cell>
          <table:table-cell table:formula="of:=[.G263]*((1000/[.B263])-[.H263])" office:value-type="float" office:value="0.08152" calcext:value-type="float">
            <text:p>0.08</text:p>
          </table:table-cell>
          <table:table-cell table:formula="of:=([.F263]/1000000)*(1000/[.B263])" office:value-type="float" office:value="0.0008865" calcext:value-type="float">
            <text:p>0.0009</text:p>
          </table:table-cell>
          <table:table-cell table:formula="of:=[.C263]*2" office:value-type="float" office:value="1186.721302" calcext:value-type="float">
            <text:p>1186.72130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00" calcext:value-type="float">
            <text:p>1800</text:p>
          </table:table-cell>
          <table:table-cell office:value-type="float" office:value="593.360651" calcext:value-type="float">
            <text:p>593.360651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01826" calcext:value-type="float">
            <text:p>1.83E-02</text:p>
          </table:table-cell>
          <table:table-cell office:value-type="float" office:value="1773" calcext:value-type="float">
            <text:p>1.77E+03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48" calcext:value-type="float">
            <text:p>0.48</text:p>
          </table:table-cell>
          <table:table-cell table:formula="of:=[.G264]*((1000/[.B264])-[.H264])" office:value-type="float" office:value="0.0693071111111112" calcext:value-type="float">
            <text:p>0.07</text:p>
          </table:table-cell>
          <table:table-cell table:formula="of:=([.F264]/1000000)*(1000/[.B264])" office:value-type="float" office:value="0.000985" calcext:value-type="float">
            <text:p>0.0010</text:p>
          </table:table-cell>
          <table:table-cell table:formula="of:=[.C264]*2" office:value-type="float" office:value="1186.721302" calcext:value-type="float">
            <text:p>1186.72130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593.360651" calcext:value-type="float">
            <text:p>593.360651</text:p>
          </table:table-cell>
          <table:table-cell office:value-type="float" office:value="0.7971" calcext:value-type="float">
            <text:p>0.7971</text:p>
          </table:table-cell>
          <table:table-cell office:value-type="float" office:value="0.016198" calcext:value-type="float">
            <text:p>1.62E-02</text:p>
          </table:table-cell>
          <table:table-cell office:value-type="float" office:value="1770.1" calcext:value-type="float">
            <text:p>1.77E+03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54" calcext:value-type="float">
            <text:p>0.54</text:p>
          </table:table-cell>
          <table:table-cell table:formula="of:=[.G265]*((1000/[.B265])-[.H265])" office:value-type="float" office:value="0.0692835" calcext:value-type="float">
            <text:p>0.07</text:p>
          </table:table-cell>
          <table:table-cell table:formula="of:=([.F265]/1000000)*(1000/[.B265])" office:value-type="float" office:value="0.0011063125" calcext:value-type="float">
            <text:p>0.0011</text:p>
          </table:table-cell>
          <table:table-cell table:formula="of:=[.C265]*2" office:value-type="float" office:value="1186.721302" calcext:value-type="float">
            <text:p>1186.72130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593.360651" calcext:value-type="float">
            <text:p>593.360651</text:p>
          </table:table-cell>
          <table:table-cell office:value-type="float" office:value="0.6974" calcext:value-type="float">
            <text:p>0.6974</text:p>
          </table:table-cell>
          <table:table-cell office:value-type="float" office:value="0.014175" calcext:value-type="float">
            <text:p>1.42E-02</text:p>
          </table:table-cell>
          <table:table-cell office:value-type="float" office:value="1770.9" calcext:value-type="float">
            <text:p>1.77E+03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63" calcext:value-type="float">
            <text:p>0.63</text:p>
          </table:table-cell>
          <table:table-cell table:formula="of:=[.G266]*((1000/[.B266])-[.H266])" office:value-type="float" office:value="0.060121" calcext:value-type="float">
            <text:p>0.06</text:p>
          </table:table-cell>
          <table:table-cell table:formula="of:=([.F266]/1000000)*(1000/[.B266])" office:value-type="float" office:value="0.00126492857142857" calcext:value-type="float">
            <text:p>0.0013</text:p>
          </table:table-cell>
          <table:table-cell table:formula="of:=[.C266]*2" office:value-type="float" office:value="1186.721302" calcext:value-type="float">
            <text:p>1186.72130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593.360651" calcext:value-type="float">
            <text:p>593.360651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01215" calcext:value-type="float">
            <text:p>1.22E-02</text:p>
          </table:table-cell>
          <table:table-cell office:value-type="float" office:value="1770.6" calcext:value-type="float">
            <text:p>1.77E+03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75" calcext:value-type="float">
            <text:p>0.75</text:p>
          </table:table-cell>
          <table:table-cell table:formula="of:=[.G267]*((1000/[.B267])-[.H267])" office:value-type="float" office:value="0.050975" calcext:value-type="float">
            <text:p>0.05</text:p>
          </table:table-cell>
          <table:table-cell table:formula="of:=([.F267]/1000000)*(1000/[.B267])" office:value-type="float" office:value="0.0014755" calcext:value-type="float">
            <text:p>0.0015</text:p>
          </table:table-cell>
          <table:table-cell table:formula="of:=[.C267]*2" office:value-type="float" office:value="1186.721302" calcext:value-type="float">
            <text:p>1186.72130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593.360651" calcext:value-type="float">
            <text:p>593.360651</text:p>
          </table:table-cell>
          <table:table-cell office:value-type="float" office:value="0.4981" calcext:value-type="float">
            <text:p>0.4981</text:p>
          </table:table-cell>
          <table:table-cell office:value-type="float" office:value="0.010125" calcext:value-type="float">
            <text:p>1.01E-02</text:p>
          </table:table-cell>
          <table:table-cell office:value-type="float" office:value="1770.6" calcext:value-type="float">
            <text:p>1.77E+03</text:p>
          </table:table-cell>
          <table:table-cell office:value-type="float" office:value="0.51" calcext:value-type="float">
            <text:p>0.51</text:p>
          </table:table-cell>
          <table:table-cell office:value-type="float" office:value="0.92" calcext:value-type="float">
            <text:p>0.92</text:p>
          </table:table-cell>
          <table:table-cell table:formula="of:=[.G268]*((1000/[.B268])-[.H268])" office:value-type="float" office:value="0.0408" calcext:value-type="float">
            <text:p>0.04</text:p>
          </table:table-cell>
          <table:table-cell table:formula="of:=([.F268]/1000000)*(1000/[.B268])" office:value-type="float" office:value="0.0017706" calcext:value-type="float">
            <text:p>0.0018</text:p>
          </table:table-cell>
          <table:table-cell table:formula="of:=[.C268]*2" office:value-type="float" office:value="1186.721302" calcext:value-type="float">
            <text:p>1186.72130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593.360651" calcext:value-type="float">
            <text:p>593.360651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0081227" calcext:value-type="float">
            <text:p>8.12E-03</text:p>
          </table:table-cell>
          <table:table-cell office:value-type="float" office:value="1770.6" calcext:value-type="float">
            <text:p>1.77E+03</text:p>
          </table:table-cell>
          <table:table-cell office:value-type="float" office:value="0.4086" calcext:value-type="float">
            <text:p>0.4086</text:p>
          </table:table-cell>
          <table:table-cell office:value-type="float" office:value="1.17" calcext:value-type="float">
            <text:p>1.17</text:p>
          </table:table-cell>
          <table:table-cell table:formula="of:=[.G269]*((1000/[.B269])-[.H269])" office:value-type="float" office:value="0.032688" calcext:value-type="float">
            <text:p>0.03</text:p>
          </table:table-cell>
          <table:table-cell table:formula="of:=([.F269]/1000000)*(1000/[.B269])" office:value-type="float" office:value="0.00221325" calcext:value-type="float">
            <text:p>0.0022</text:p>
          </table:table-cell>
          <table:table-cell table:formula="of:=[.C269]*2" office:value-type="float" office:value="1186.721302" calcext:value-type="float">
            <text:p>1186.72130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593.360651" calcext:value-type="float">
            <text:p>593.360651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0060728" calcext:value-type="float">
            <text:p>6.07E-03</text:p>
          </table:table-cell>
          <table:table-cell office:value-type="float" office:value="1770.1" calcext:value-type="float">
            <text:p>1.77E+03</text:p>
          </table:table-cell>
          <table:table-cell office:value-type="float" office:value="0.3068" calcext:value-type="float">
            <text:p>0.3068</text:p>
          </table:table-cell>
          <table:table-cell office:value-type="float" office:value="1.59" calcext:value-type="float">
            <text:p>1.59</text:p>
          </table:table-cell>
          <table:table-cell table:formula="of:=[.G270]*((1000/[.B270])-[.H270])" office:value-type="float" office:value="0.0235213333333334" calcext:value-type="float">
            <text:p>0.02</text:p>
          </table:table-cell>
          <table:table-cell table:formula="of:=([.F270]/1000000)*(1000/[.B270])" office:value-type="float" office:value="0.00295016666666667" calcext:value-type="float">
            <text:p>0.0030</text:p>
          </table:table-cell>
          <table:table-cell table:formula="of:=[.C270]*2" office:value-type="float" office:value="1186.721302" calcext:value-type="float">
            <text:p>1186.72130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593.723531" calcext:value-type="float">
            <text:p>593.723531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0040418" calcext:value-type="float">
            <text:p>4.04E-03</text:p>
          </table:table-cell>
          <table:table-cell office:value-type="float" office:value="1767.4" calcext:value-type="float">
            <text:p>1.77E+03</text:p>
          </table:table-cell>
          <table:table-cell office:value-type="float" office:value="0.2051" calcext:value-type="float">
            <text:p>0.2051</text:p>
          </table:table-cell>
          <table:table-cell office:value-type="float" office:value="2.42" calcext:value-type="float">
            <text:p>2.42</text:p>
          </table:table-cell>
          <table:table-cell table:formula="of:=[.G271]*((1000/[.B271])-[.H271])" office:value-type="float" office:value="0.016408" calcext:value-type="float">
            <text:p>0.02</text:p>
          </table:table-cell>
          <table:table-cell table:formula="of:=([.F271]/1000000)*(1000/[.B271])" office:value-type="float" office:value="0.0044185" calcext:value-type="float">
            <text:p>0.0044</text:p>
          </table:table-cell>
          <table:table-cell table:formula="of:=[.C271]*2" office:value-type="float" office:value="1187.447062" calcext:value-type="float">
            <text:p>1187.44706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85.791373" calcext:value-type="float">
            <text:p>685.791373</text:p>
          </table:table-cell>
          <table:table-cell office:value-type="float" office:value="1.0655" calcext:value-type="float">
            <text:p>1.0655</text:p>
          </table:table-cell>
          <table:table-cell office:value-type="float" office:value="0.022497" calcext:value-type="float">
            <text:p>2.25E-02</text:p>
          </table:table-cell>
          <table:table-cell office:value-type="float" office:value="2035.8" calcext:value-type="float">
            <text:p>2.04E+03</text:p>
          </table:table-cell>
          <table:table-cell office:value-type="float" office:value="1.09" calcext:value-type="float">
            <text:p>1.09</text:p>
          </table:table-cell>
          <table:table-cell office:value-type="float" office:value="0.4" calcext:value-type="float">
            <text:p>0.4</text:p>
          </table:table-cell>
          <table:table-cell table:formula="of:=[.G272]*((1000/[.B272])-[.H272])" office:value-type="float" office:value="0.109" calcext:value-type="float">
            <text:p>0.11</text:p>
          </table:table-cell>
          <table:table-cell table:formula="of:=([.F272]/1000000)*(1000/[.B272])" office:value-type="float" office:value="0.0010179" calcext:value-type="float">
            <text:p>0.0010</text:p>
          </table:table-cell>
          <table:table-cell table:formula="of:=[.C272]*2" office:value-type="float" office:value="1371.582746" calcext:value-type="float">
            <text:p>1371.58274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685.791373" calcext:value-type="float">
            <text:p>685.791373</text:p>
          </table:table-cell>
          <table:table-cell office:value-type="float" office:value="0.9588" calcext:value-type="float">
            <text:p>0.9588</text:p>
          </table:table-cell>
          <table:table-cell office:value-type="float" office:value="0.020237" calcext:value-type="float">
            <text:p>2.02E-02</text:p>
          </table:table-cell>
          <table:table-cell office:value-type="float" office:value="2036.1" calcext:value-type="float">
            <text:p>2.04E+03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46" calcext:value-type="float">
            <text:p>0.46</text:p>
          </table:table-cell>
          <table:table-cell table:formula="of:=[.G273]*((1000/[.B273])-[.H273])" office:value-type="float" office:value="0.0937495555555556" calcext:value-type="float">
            <text:p>0.09</text:p>
          </table:table-cell>
          <table:table-cell table:formula="of:=([.F273]/1000000)*(1000/[.B273])" office:value-type="float" office:value="0.00113116666666667" calcext:value-type="float">
            <text:p>0.0011</text:p>
          </table:table-cell>
          <table:table-cell table:formula="of:=[.C273]*2" office:value-type="float" office:value="1371.582746" calcext:value-type="float">
            <text:p>1371.58274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85.791373" calcext:value-type="float">
            <text:p>685.791373</text:p>
          </table:table-cell>
          <table:table-cell office:value-type="float" office:value="0.8523" calcext:value-type="float">
            <text:p>0.8523</text:p>
          </table:table-cell>
          <table:table-cell office:value-type="float" office:value="0.017987" calcext:value-type="float">
            <text:p>1.80E-02</text:p>
          </table:table-cell>
          <table:table-cell office:value-type="float" office:value="2035.6" calcext:value-type="float">
            <text:p>2.04E+03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53" calcext:value-type="float">
            <text:p>0.53</text:p>
          </table:table-cell>
          <table:table-cell table:formula="of:=[.G274]*((1000/[.B274])-[.H274])" office:value-type="float" office:value="0.082878" calcext:value-type="float">
            <text:p>0.08</text:p>
          </table:table-cell>
          <table:table-cell table:formula="of:=([.F274]/1000000)*(1000/[.B274])" office:value-type="float" office:value="0.00127225" calcext:value-type="float">
            <text:p>0.0013</text:p>
          </table:table-cell>
          <table:table-cell table:formula="of:=[.C274]*2" office:value-type="float" office:value="1371.582746" calcext:value-type="float">
            <text:p>1371.58274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685.791373" calcext:value-type="float">
            <text:p>685.791373</text:p>
          </table:table-cell>
          <table:table-cell office:value-type="float" office:value="0.7494" calcext:value-type="float">
            <text:p>0.7494</text:p>
          </table:table-cell>
          <table:table-cell office:value-type="float" office:value="0.015864" calcext:value-type="float">
            <text:p>1.59E-02</text:p>
          </table:table-cell>
          <table:table-cell office:value-type="float" office:value="2037.2" calcext:value-type="float">
            <text:p>2.04E+03</text:p>
          </table:table-cell>
          <table:table-cell office:value-type="float" office:value="0.7673" calcext:value-type="float">
            <text:p>0.7673</text:p>
          </table:table-cell>
          <table:table-cell office:value-type="float" office:value="0.62" calcext:value-type="float">
            <text:p>0.62</text:p>
          </table:table-cell>
          <table:table-cell table:formula="of:=[.G275]*((1000/[.B275])-[.H275])" office:value-type="float" office:value="0.0723454285714286" calcext:value-type="float">
            <text:p>0.07</text:p>
          </table:table-cell>
          <table:table-cell table:formula="of:=([.F275]/1000000)*(1000/[.B275])" office:value-type="float" office:value="0.00145514285714286" calcext:value-type="float">
            <text:p>0.0015</text:p>
          </table:table-cell>
          <table:table-cell table:formula="of:=[.C275]*2" office:value-type="float" office:value="1371.582746" calcext:value-type="float">
            <text:p>1371.58274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685.791373" calcext:value-type="float">
            <text:p>685.791373</text:p>
          </table:table-cell>
          <table:table-cell office:value-type="float" office:value="0.6394" calcext:value-type="float">
            <text:p>0.6394</text:p>
          </table:table-cell>
          <table:table-cell office:value-type="float" office:value="0.013497" calcext:value-type="float">
            <text:p>1.35E-02</text:p>
          </table:table-cell>
          <table:table-cell office:value-type="float" office:value="2034.7" calcext:value-type="float">
            <text:p>2.03E+03</text:p>
          </table:table-cell>
          <table:table-cell office:value-type="float" office:value="0.6549" calcext:value-type="float">
            <text:p>0.6549</text:p>
          </table:table-cell>
          <table:table-cell office:value-type="float" office:value="0.73" calcext:value-type="float">
            <text:p>0.73</text:p>
          </table:table-cell>
          <table:table-cell table:formula="of:=[.G276]*((1000/[.B276])-[.H276])" office:value-type="float" office:value="0.067673" calcext:value-type="float">
            <text:p>0.07</text:p>
          </table:table-cell>
          <table:table-cell table:formula="of:=([.F276]/1000000)*(1000/[.B276])" office:value-type="float" office:value="0.00169558333333333" calcext:value-type="float">
            <text:p>0.0017</text:p>
          </table:table-cell>
          <table:table-cell table:formula="of:=[.C276]*2" office:value-type="float" office:value="1371.582746" calcext:value-type="float">
            <text:p>1371.58274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85.791373" calcext:value-type="float">
            <text:p>685.791373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011248" calcext:value-type="float">
            <text:p>1.12E-02</text:p>
          </table:table-cell>
          <table:table-cell office:value-type="float" office:value="2034.7" calcext:value-type="float">
            <text:p>2.03E+03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9" calcext:value-type="float">
            <text:p>0.9</text:p>
          </table:table-cell>
          <table:table-cell table:formula="of:=[.G277]*((1000/[.B277])-[.H277])" office:value-type="float" office:value="0.05461" calcext:value-type="float">
            <text:p>0.05</text:p>
          </table:table-cell>
          <table:table-cell table:formula="of:=([.F277]/1000000)*(1000/[.B277])" office:value-type="float" office:value="0.0020347" calcext:value-type="float">
            <text:p>0.0020</text:p>
          </table:table-cell>
          <table:table-cell table:formula="of:=[.C277]*2" office:value-type="float" office:value="1371.582746" calcext:value-type="float">
            <text:p>1371.58274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685.791373" calcext:value-type="float">
            <text:p>685.791373</text:p>
          </table:table-cell>
          <table:table-cell office:value-type="float" office:value="0.4262" calcext:value-type="float">
            <text:p>0.4262</text:p>
          </table:table-cell>
          <table:table-cell office:value-type="float" office:value="0.0089981" calcext:value-type="float">
            <text:p>9.00E-03</text:p>
          </table:table-cell>
          <table:table-cell office:value-type="float" office:value="2034.7" calcext:value-type="float">
            <text:p>2.03E+03</text:p>
          </table:table-cell>
          <table:table-cell office:value-type="float" office:value="0.4373" calcext:value-type="float">
            <text:p>0.4373</text:p>
          </table:table-cell>
          <table:table-cell office:value-type="float" office:value="1.15" calcext:value-type="float">
            <text:p>1.15</text:p>
          </table:table-cell>
          <table:table-cell table:formula="of:=[.G278]*((1000/[.B278])-[.H278])" office:value-type="float" office:value="0.04373" calcext:value-type="float">
            <text:p>0.04</text:p>
          </table:table-cell>
          <table:table-cell table:formula="of:=([.F278]/1000000)*(1000/[.B278])" office:value-type="float" office:value="0.002543375" calcext:value-type="float">
            <text:p>0.0025</text:p>
          </table:table-cell>
          <table:table-cell table:formula="of:=[.C278]*2" office:value-type="float" office:value="1371.582746" calcext:value-type="float">
            <text:p>1371.58274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685.791373" calcext:value-type="float">
            <text:p>685.791373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0067486" calcext:value-type="float">
            <text:p>6.75E-03</text:p>
          </table:table-cell>
          <table:table-cell office:value-type="float" office:value="2034.2" calcext:value-type="float">
            <text:p>2.03E+03</text:p>
          </table:table-cell>
          <table:table-cell office:value-type="float" office:value="0.3285" calcext:value-type="float">
            <text:p>0.3285</text:p>
          </table:table-cell>
          <table:table-cell office:value-type="float" office:value="1.57" calcext:value-type="float">
            <text:p>1.57</text:p>
          </table:table-cell>
          <table:table-cell table:formula="of:=[.G279]*((1000/[.B279])-[.H279])" office:value-type="float" office:value="0.031755" calcext:value-type="float">
            <text:p>0.03</text:p>
          </table:table-cell>
          <table:table-cell table:formula="of:=([.F279]/1000000)*(1000/[.B279])" office:value-type="float" office:value="0.00339033333333333" calcext:value-type="float">
            <text:p>0.0034</text:p>
          </table:table-cell>
          <table:table-cell table:formula="of:=[.C279]*2" office:value-type="float" office:value="1371.582746" calcext:value-type="float">
            <text:p>1371.58274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685.946893" calcext:value-type="float">
            <text:p>685.946893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004483" calcext:value-type="float">
            <text:p>4.48E-03</text:p>
          </table:table-cell>
          <table:table-cell office:value-type="float" office:value="2029.9" calcext:value-type="float">
            <text:p>2.03E+03</text:p>
          </table:table-cell>
          <table:table-cell office:value-type="float" office:value="0.22" calcext:value-type="float">
            <text:p>0.22</text:p>
          </table:table-cell>
          <table:table-cell office:value-type="float" office:value="2.4" calcext:value-type="float">
            <text:p>2.4</text:p>
          </table:table-cell>
          <table:table-cell table:formula="of:=[.G280]*((1000/[.B280])-[.H280])" office:value-type="float" office:value="0.022" calcext:value-type="float">
            <text:p>0.02</text:p>
          </table:table-cell>
          <table:table-cell table:formula="of:=([.F280]/1000000)*(1000/[.B280])" office:value-type="float" office:value="0.00507475" calcext:value-type="float">
            <text:p>0.0051</text:p>
          </table:table-cell>
          <table:table-cell table:formula="of:=[.C280]*2" office:value-type="float" office:value="1371.893786" calcext:value-type="float">
            <text:p>1371.89378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764.588173" calcext:value-type="float">
            <text:p>764.588173</text:p>
          </table:table-cell>
          <table:table-cell office:value-type="float" office:value="0.9777" calcext:value-type="float">
            <text:p>0.9777</text:p>
          </table:table-cell>
          <table:table-cell office:value-type="float" office:value="0.019672" calcext:value-type="float">
            <text:p>1.97E-02</text:p>
          </table:table-cell>
          <table:table-cell office:value-type="float" office:value="2256.4" calcext:value-type="float">
            <text:p>2.26E+03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4" calcext:value-type="float">
            <text:p>0.4</text:p>
          </table:table-cell>
          <table:table-cell table:formula="of:=[.G281]*((1000/[.B281])-[.H281])" office:value-type="float" office:value="0.09996" calcext:value-type="float">
            <text:p>0.10</text:p>
          </table:table-cell>
          <table:table-cell table:formula="of:=([.F281]/1000000)*(1000/[.B281])" office:value-type="float" office:value="0.0011282" calcext:value-type="float">
            <text:p>0.0011</text:p>
          </table:table-cell>
          <table:table-cell table:formula="of:=[.C281]*2" office:value-type="float" office:value="1529.176346" calcext:value-type="float">
            <text:p>1529.17634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0" calcext:value-type="float">
            <text:p>1800</text:p>
          </table:table-cell>
          <table:table-cell office:value-type="float" office:value="764.588173" calcext:value-type="float">
            <text:p>764.588173</text:p>
          </table:table-cell>
          <table:table-cell office:value-type="float" office:value="0.88" calcext:value-type="float">
            <text:p>0.88</text:p>
          </table:table-cell>
          <table:table-cell office:value-type="float" office:value="0.017703" calcext:value-type="float">
            <text:p>1.77E-02</text:p>
          </table:table-cell>
          <table:table-cell office:value-type="float" office:value="2255.7" calcext:value-type="float">
            <text:p>2.26E+0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45" calcext:value-type="float">
            <text:p>0.45</text:p>
          </table:table-cell>
          <table:table-cell table:formula="of:=[.G282]*((1000/[.B282])-[.H282])" office:value-type="float" office:value="0.0949894444444445" calcext:value-type="float">
            <text:p>0.09</text:p>
          </table:table-cell>
          <table:table-cell table:formula="of:=([.F282]/1000000)*(1000/[.B282])" office:value-type="float" office:value="0.00125316666666667" calcext:value-type="float">
            <text:p>0.0013</text:p>
          </table:table-cell>
          <table:table-cell table:formula="of:=[.C282]*2" office:value-type="float" office:value="1529.176346" calcext:value-type="float">
            <text:p>1529.17634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764.588173" calcext:value-type="float">
            <text:p>764.588173</text:p>
          </table:table-cell>
          <table:table-cell office:value-type="float" office:value="0.7822" calcext:value-type="float">
            <text:p>0.7822</text:p>
          </table:table-cell>
          <table:table-cell office:value-type="float" office:value="0.015736" calcext:value-type="float">
            <text:p>1.57E-02</text:p>
          </table:table-cell>
          <table:table-cell office:value-type="float" office:value="2255.7" calcext:value-type="float">
            <text:p>2.26E+03</text:p>
          </table:table-cell>
          <table:table-cell office:value-type="float" office:value="0.8002" calcext:value-type="float">
            <text:p>0.8002</text:p>
          </table:table-cell>
          <table:table-cell office:value-type="float" office:value="0.52" calcext:value-type="float">
            <text:p>0.52</text:p>
          </table:table-cell>
          <table:table-cell table:formula="of:=[.G283]*((1000/[.B283])-[.H283])" office:value-type="float" office:value="0.084021" calcext:value-type="float">
            <text:p>0.08</text:p>
          </table:table-cell>
          <table:table-cell table:formula="of:=([.F283]/1000000)*(1000/[.B283])" office:value-type="float" office:value="0.0014098125" calcext:value-type="float">
            <text:p>0.0014</text:p>
          </table:table-cell>
          <table:table-cell table:formula="of:=[.C283]*2" office:value-type="float" office:value="1529.176346" calcext:value-type="float">
            <text:p>1529.17634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764.588173" calcext:value-type="float">
            <text:p>764.588173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013622" calcext:value-type="float">
            <text:p>1.36E-02</text:p>
          </table:table-cell>
          <table:table-cell office:value-type="float" office:value="2253.1" calcext:value-type="float">
            <text:p>2.25E+03</text:p>
          </table:table-cell>
          <table:table-cell office:value-type="float" office:value="0.6983" calcext:value-type="float">
            <text:p>0.6983</text:p>
          </table:table-cell>
          <table:table-cell office:value-type="float" office:value="0.61" calcext:value-type="float">
            <text:p>0.61</text:p>
          </table:table-cell>
          <table:table-cell table:formula="of:=[.G284]*((1000/[.B284])-[.H284])" office:value-type="float" office:value="0.0728227142857143" calcext:value-type="float">
            <text:p>0.07</text:p>
          </table:table-cell>
          <table:table-cell table:formula="of:=([.F284]/1000000)*(1000/[.B284])" office:value-type="float" office:value="0.00160935714285714" calcext:value-type="float">
            <text:p>0.0016</text:p>
          </table:table-cell>
          <table:table-cell table:formula="of:=[.C284]*2" office:value-type="float" office:value="1529.176346" calcext:value-type="float">
            <text:p>1529.17634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0" calcext:value-type="float">
            <text:p>1200</text:p>
          </table:table-cell>
          <table:table-cell office:value-type="float" office:value="764.588173" calcext:value-type="float">
            <text:p>764.588173</text:p>
          </table:table-cell>
          <table:table-cell office:value-type="float" office:value="0.585" calcext:value-type="float">
            <text:p>0.585</text:p>
          </table:table-cell>
          <table:table-cell office:value-type="float" office:value="0.011723" calcext:value-type="float">
            <text:p>1.17E-02</text:p>
          </table:table-cell>
          <table:table-cell office:value-type="float" office:value="2254.3" calcext:value-type="float">
            <text:p>2.25E+03</text:p>
          </table:table-cell>
          <table:table-cell office:value-type="float" office:value="0.599" calcext:value-type="float">
            <text:p>0.599</text:p>
          </table:table-cell>
          <table:table-cell office:value-type="float" office:value="0.73" calcext:value-type="float">
            <text:p>0.73</text:p>
          </table:table-cell>
          <table:table-cell table:formula="of:=[.G285]*((1000/[.B285])-[.H285])" office:value-type="float" office:value="0.0618966666666667" calcext:value-type="float">
            <text:p>0.06</text:p>
          </table:table-cell>
          <table:table-cell table:formula="of:=([.F285]/1000000)*(1000/[.B285])" office:value-type="float" office:value="0.00187858333333333" calcext:value-type="float">
            <text:p>0.0019</text:p>
          </table:table-cell>
          <table:table-cell table:formula="of:=[.C285]*2" office:value-type="float" office:value="1529.176346" calcext:value-type="float">
            <text:p>1529.17634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764.588173" calcext:value-type="float">
            <text:p>764.588173</text:p>
          </table:table-cell>
          <table:table-cell office:value-type="float" office:value="0.4876" calcext:value-type="float">
            <text:p>0.4876</text:p>
          </table:table-cell>
          <table:table-cell office:value-type="float" office:value="0.0097686" calcext:value-type="float">
            <text:p>9.77E-03</text:p>
          </table:table-cell>
          <table:table-cell office:value-type="float" office:value="2253.4" calcext:value-type="float">
            <text:p>2.25E+03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9" calcext:value-type="float">
            <text:p>0.9</text:p>
          </table:table-cell>
          <table:table-cell table:formula="of:=[.G286]*((1000/[.B286])-[.H286])" office:value-type="float" office:value="0.04996" calcext:value-type="float">
            <text:p>0.05</text:p>
          </table:table-cell>
          <table:table-cell table:formula="of:=([.F286]/1000000)*(1000/[.B286])" office:value-type="float" office:value="0.0022534" calcext:value-type="float">
            <text:p>0.0023</text:p>
          </table:table-cell>
          <table:table-cell table:formula="of:=[.C286]*2" office:value-type="float" office:value="1529.176346" calcext:value-type="float">
            <text:p>1529.17634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office:value-type="float" office:value="764.588173" calcext:value-type="float">
            <text:p>764.588173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0078149" calcext:value-type="float">
            <text:p>7.81E-03</text:p>
          </table:table-cell>
          <table:table-cell office:value-type="float" office:value="2253.4" calcext:value-type="float">
            <text:p>2.25E+03</text:p>
          </table:table-cell>
          <table:table-cell office:value-type="float" office:value="0.4001" calcext:value-type="float">
            <text:p>0.4001</text:p>
          </table:table-cell>
          <table:table-cell office:value-type="float" office:value="1.15" calcext:value-type="float">
            <text:p>1.15</text:p>
          </table:table-cell>
          <table:table-cell table:formula="of:=[.G287]*((1000/[.B287])-[.H287])" office:value-type="float" office:value="0.04001" calcext:value-type="float">
            <text:p>0.04</text:p>
          </table:table-cell>
          <table:table-cell table:formula="of:=([.F287]/1000000)*(1000/[.B287])" office:value-type="float" office:value="0.00281675" calcext:value-type="float">
            <text:p>0.0028</text:p>
          </table:table-cell>
          <table:table-cell table:formula="of:=[.C287]*2" office:value-type="float" office:value="1529.176346" calcext:value-type="float">
            <text:p>1529.17634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office:value-type="float" office:value="764.588173" calcext:value-type="float">
            <text:p>764.588173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0058597" calcext:value-type="float">
            <text:p>5.86E-03</text:p>
          </table:table-cell>
          <table:table-cell office:value-type="float" office:value="2251.8" calcext:value-type="float">
            <text:p>2.25E+03</text:p>
          </table:table-cell>
          <table:table-cell office:value-type="float" office:value="0.3008" calcext:value-type="float">
            <text:p>0.3008</text:p>
          </table:table-cell>
          <table:table-cell office:value-type="float" office:value="1.56" calcext:value-type="float">
            <text:p>1.56</text:p>
          </table:table-cell>
          <table:table-cell table:formula="of:=[.G288]*((1000/[.B288])-[.H288])" office:value-type="float" office:value="0.0320853333333333" calcext:value-type="float">
            <text:p>0.03</text:p>
          </table:table-cell>
          <table:table-cell table:formula="of:=([.F288]/1000000)*(1000/[.B288])" office:value-type="float" office:value="0.003753" calcext:value-type="float">
            <text:p>0.0038</text:p>
          </table:table-cell>
          <table:table-cell table:formula="of:=[.C288]*2" office:value-type="float" office:value="1529.176346" calcext:value-type="float">
            <text:p>1529.17634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764.743693" calcext:value-type="float">
            <text:p>764.743693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0039011" calcext:value-type="float">
            <text:p>3.90E-03</text:p>
          </table:table-cell>
          <table:table-cell office:value-type="float" office:value="2248.1" calcext:value-type="float">
            <text:p>2.25E+03</text:p>
          </table:table-cell>
          <table:table-cell office:value-type="float" office:value="0.2016" calcext:value-type="float">
            <text:p>0.2016</text:p>
          </table:table-cell>
          <table:table-cell office:value-type="float" office:value="2.39" calcext:value-type="float">
            <text:p>2.39</text:p>
          </table:table-cell>
          <table:table-cell table:formula="of:=[.G289]*((1000/[.B289])-[.H289])" office:value-type="float" office:value="0.022176" calcext:value-type="float">
            <text:p>0.02</text:p>
          </table:table-cell>
          <table:table-cell table:formula="of:=([.F289]/1000000)*(1000/[.B289])" office:value-type="float" office:value="0.00562025" calcext:value-type="float">
            <text:p>0.0056</text:p>
          </table:table-cell>
          <table:table-cell table:formula="of:=[.C289]*2" office:value-type="float" office:value="1529.487386" calcext:value-type="float">
            <text:p>1529.48738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832.809615" calcext:value-type="float">
            <text:p>832.809615</text:p>
          </table:table-cell>
          <table:table-cell office:value-type="float" office:value="1.0155" calcext:value-type="float">
            <text:p>1.0155</text:p>
          </table:table-cell>
          <table:table-cell office:value-type="float" office:value="0.020654" calcext:value-type="float">
            <text:p>2.07E-02</text:p>
          </table:table-cell>
          <table:table-cell office:value-type="float" office:value="2473.7" calcext:value-type="float">
            <text:p>2.47E+03</text:p>
          </table:table-cell>
          <table:table-cell office:value-type="float" office:value="1.0387" calcext:value-type="float">
            <text:p>1.0387</text:p>
          </table:table-cell>
          <table:table-cell office:value-type="float" office:value="0.4" calcext:value-type="float">
            <text:p>0.4</text:p>
          </table:table-cell>
          <table:table-cell table:formula="of:=[.G290]*((1000/[.B290])-[.H290])" office:value-type="float" office:value="0.10387" calcext:value-type="float">
            <text:p>0.10</text:p>
          </table:table-cell>
          <table:table-cell table:formula="of:=([.F290]/1000000)*(1000/[.B290])" office:value-type="float" office:value="0.00123685" calcext:value-type="float">
            <text:p>0.0012</text:p>
          </table:table-cell>
          <table:table-cell table:formula="of:=[.C290]*2" office:value-type="float" office:value="1665.61923" calcext:value-type="float">
            <text:p>1665.6192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832.705935" calcext:value-type="float">
            <text:p>832.705935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018857" calcext:value-type="float">
            <text:p>1.89E-02</text:p>
          </table:table-cell>
          <table:table-cell office:value-type="float" office:value="2474.5" calcext:value-type="float">
            <text:p>2.47E+03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45" calcext:value-type="float">
            <text:p>0.45</text:p>
          </table:table-cell>
          <table:table-cell table:formula="of:=[.G291]*((1000/[.B291])-[.H291])" office:value-type="float" office:value="0.0995283333333334" calcext:value-type="float">
            <text:p>0.10</text:p>
          </table:table-cell>
          <table:table-cell table:formula="of:=([.F291]/1000000)*(1000/[.B291])" office:value-type="float" office:value="0.00137472222222222" calcext:value-type="float">
            <text:p>0.0014</text:p>
          </table:table-cell>
          <table:table-cell table:formula="of:=[.C291]*2" office:value-type="float" office:value="1665.41187" calcext:value-type="float">
            <text:p>1665.4118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832.705935" calcext:value-type="float">
            <text:p>832.705935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01676" calcext:value-type="float">
            <text:p>1.68E-02</text:p>
          </table:table-cell>
          <table:table-cell office:value-type="float" office:value="2474" calcext:value-type="float">
            <text:p>2.47E+03</text:p>
          </table:table-cell>
          <table:table-cell office:value-type="float" office:value="0.8386" calcext:value-type="float">
            <text:p>0.8386</text:p>
          </table:table-cell>
          <table:table-cell office:value-type="float" office:value="0.52" calcext:value-type="float">
            <text:p>0.52</text:p>
          </table:table-cell>
          <table:table-cell table:formula="of:=[.G292]*((1000/[.B292])-[.H292])" office:value-type="float" office:value="0.088053" calcext:value-type="float">
            <text:p>0.09</text:p>
          </table:table-cell>
          <table:table-cell table:formula="of:=([.F292]/1000000)*(1000/[.B292])" office:value-type="float" office:value="0.00154625" calcext:value-type="float">
            <text:p>0.0015</text:p>
          </table:table-cell>
          <table:table-cell table:formula="of:=[.C292]*2" office:value-type="float" office:value="1665.41187" calcext:value-type="float">
            <text:p>1665.4118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0" calcext:value-type="float">
            <text:p>1400</text:p>
          </table:table-cell>
          <table:table-cell office:value-type="float" office:value="832.705935" calcext:value-type="float">
            <text:p>832.705935</text:p>
          </table:table-cell>
          <table:table-cell office:value-type="float" office:value="0.7169" calcext:value-type="float">
            <text:p>0.7169</text:p>
          </table:table-cell>
          <table:table-cell office:value-type="float" office:value="0.014673" calcext:value-type="float">
            <text:p>1.47E-02</text:p>
          </table:table-cell>
          <table:table-cell office:value-type="float" office:value="2474.4" calcext:value-type="float">
            <text:p>2.47E+03</text:p>
          </table:table-cell>
          <table:table-cell office:value-type="float" office:value="0.7341" calcext:value-type="float">
            <text:p>0.7341</text:p>
          </table:table-cell>
          <table:table-cell office:value-type="float" office:value="0.61" calcext:value-type="float">
            <text:p>0.61</text:p>
          </table:table-cell>
          <table:table-cell table:formula="of:=[.G293]*((1000/[.B293])-[.H293])" office:value-type="float" office:value="0.0765561428571429" calcext:value-type="float">
            <text:p>0.08</text:p>
          </table:table-cell>
          <table:table-cell table:formula="of:=([.F293]/1000000)*(1000/[.B293])" office:value-type="float" office:value="0.00176742857142857" calcext:value-type="float">
            <text:p>0.0018</text:p>
          </table:table-cell>
          <table:table-cell table:formula="of:=[.C293]*2" office:value-type="float" office:value="1665.41187" calcext:value-type="float">
            <text:p>1665.4118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office:value-type="float" office:value="832.809615" calcext:value-type="float">
            <text:p>832.809615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012802" calcext:value-type="float">
            <text:p>1.28E-02</text:p>
          </table:table-cell>
          <table:table-cell office:value-type="float" office:value="2476.4" calcext:value-type="float">
            <text:p>2.48E+03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73" calcext:value-type="float">
            <text:p>0.73</text:p>
          </table:table-cell>
          <table:table-cell table:formula="of:=[.G294]*((1000/[.B294])-[.H294])" office:value-type="float" office:value="0.0655546666666667" calcext:value-type="float">
            <text:p>0.07</text:p>
          </table:table-cell>
          <table:table-cell table:formula="of:=([.F294]/1000000)*(1000/[.B294])" office:value-type="float" office:value="0.00206366666666667" calcext:value-type="float">
            <text:p>0.0021</text:p>
          </table:table-cell>
          <table:table-cell table:formula="of:=[.C294]*2" office:value-type="float" office:value="1665.61923" calcext:value-type="float">
            <text:p>1665.6192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32.809615" calcext:value-type="float">
            <text:p>832.809615</text:p>
          </table:table-cell>
          <table:table-cell office:value-type="float" office:value="0.5159" calcext:value-type="float">
            <text:p>0.5159</text:p>
          </table:table-cell>
          <table:table-cell office:value-type="float" office:value="0.010669" calcext:value-type="float">
            <text:p>1.07E-02</text:p>
          </table:table-cell>
          <table:table-cell office:value-type="float" office:value="2476.2" calcext:value-type="float">
            <text:p>2.48E+03</text:p>
          </table:table-cell>
          <table:table-cell office:value-type="float" office:value="0.5291" calcext:value-type="float">
            <text:p>0.5291</text:p>
          </table:table-cell>
          <table:table-cell office:value-type="float" office:value="0.9" calcext:value-type="float">
            <text:p>0.9</text:p>
          </table:table-cell>
          <table:table-cell table:formula="of:=[.G295]*((1000/[.B295])-[.H295])" office:value-type="float" office:value="0.05291" calcext:value-type="float">
            <text:p>0.05</text:p>
          </table:table-cell>
          <table:table-cell table:formula="of:=([.F295]/1000000)*(1000/[.B295])" office:value-type="float" office:value="0.0024762" calcext:value-type="float">
            <text:p>0.0025</text:p>
          </table:table-cell>
          <table:table-cell table:formula="of:=[.C295]*2" office:value-type="float" office:value="1665.61923" calcext:value-type="float">
            <text:p>1665.6192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832.705935" calcext:value-type="float">
            <text:p>832.705935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0083504" calcext:value-type="float">
            <text:p>8.35E-03</text:p>
          </table:table-cell>
          <table:table-cell office:value-type="float" office:value="2470.6" calcext:value-type="float">
            <text:p>2.47E+03</text:p>
          </table:table-cell>
          <table:table-cell office:value-type="float" office:value="0.419" calcext:value-type="float">
            <text:p>0.419</text:p>
          </table:table-cell>
          <table:table-cell office:value-type="float" office:value="1.15" calcext:value-type="float">
            <text:p>1.15</text:p>
          </table:table-cell>
          <table:table-cell table:formula="of:=[.G296]*((1000/[.B296])-[.H296])" office:value-type="float" office:value="0.0419" calcext:value-type="float">
            <text:p>0.04</text:p>
          </table:table-cell>
          <table:table-cell table:formula="of:=([.F296]/1000000)*(1000/[.B296])" office:value-type="float" office:value="0.00308825" calcext:value-type="float">
            <text:p>0.0031</text:p>
          </table:table-cell>
          <table:table-cell table:formula="of:=[.C296]*2" office:value-type="float" office:value="1665.41187" calcext:value-type="float">
            <text:p>1665.4118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832.705935" calcext:value-type="float">
            <text:p>832.705935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0062628" calcext:value-type="float">
            <text:p>6.26E-03</text:p>
          </table:table-cell>
          <table:table-cell office:value-type="float" office:value="2470.1" calcext:value-type="float">
            <text:p>2.47E+03</text:p>
          </table:table-cell>
          <table:table-cell office:value-type="float" office:value="0.3149" calcext:value-type="float">
            <text:p>0.3149</text:p>
          </table:table-cell>
          <table:table-cell office:value-type="float" office:value="1.56" calcext:value-type="float">
            <text:p>1.56</text:p>
          </table:table-cell>
          <table:table-cell table:formula="of:=[.G297]*((1000/[.B297])-[.H297])" office:value-type="float" office:value="0.0335893333333333" calcext:value-type="float">
            <text:p>0.03</text:p>
          </table:table-cell>
          <table:table-cell table:formula="of:=([.F297]/1000000)*(1000/[.B297])" office:value-type="float" office:value="0.00411683333333333" calcext:value-type="float">
            <text:p>0.0041</text:p>
          </table:table-cell>
          <table:table-cell table:formula="of:=[.C297]*2" office:value-type="float" office:value="1665.41187" calcext:value-type="float">
            <text:p>1665.4118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833.016975" calcext:value-type="float">
            <text:p>833.016975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0041022" calcext:value-type="float">
            <text:p>4.10E-03</text:p>
          </table:table-cell>
          <table:table-cell office:value-type="float" office:value="2467.9" calcext:value-type="float">
            <text:p>2.47E+03</text:p>
          </table:table-cell>
          <table:table-cell office:value-type="float" office:value="0.2099" calcext:value-type="float">
            <text:p>0.2099</text:p>
          </table:table-cell>
          <table:table-cell office:value-type="float" office:value="2.39" calcext:value-type="float">
            <text:p>2.39</text:p>
          </table:table-cell>
          <table:table-cell table:formula="of:=[.G298]*((1000/[.B298])-[.H298])" office:value-type="float" office:value="0.023089" calcext:value-type="float">
            <text:p>0.02</text:p>
          </table:table-cell>
          <table:table-cell table:formula="of:=([.F298]/1000000)*(1000/[.B298])" office:value-type="float" office:value="0.00616975" calcext:value-type="float">
            <text:p>0.0062</text:p>
          </table:table-cell>
          <table:table-cell table:formula="of:=[.C298]*2" office:value-type="float" office:value="1666.03395" calcext:value-type="float">
            <text:p>1666.0339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905.074576" calcext:value-type="float">
            <text:p>905.074576</text:p>
          </table:table-cell>
          <table:table-cell office:value-type="float" office:value="1.0697" calcext:value-type="float">
            <text:p>1.0697</text:p>
          </table:table-cell>
          <table:table-cell office:value-type="float" office:value="0.021875" calcext:value-type="float">
            <text:p>2.19E-02</text:p>
          </table:table-cell>
          <table:table-cell office:value-type="float" office:value="2703.1" calcext:value-type="float">
            <text:p>2.70E+03</text:p>
          </table:table-cell>
          <table:table-cell office:value-type="float" office:value="1.0943" calcext:value-type="float">
            <text:p>1.0943</text:p>
          </table:table-cell>
          <table:table-cell office:value-type="float" office:value="0.4" calcext:value-type="float">
            <text:p>0.4</text:p>
          </table:table-cell>
          <table:table-cell table:formula="of:=[.G299]*((1000/[.B299])-[.H299])" office:value-type="float" office:value="0.10943" calcext:value-type="float">
            <text:p>0.11</text:p>
          </table:table-cell>
          <table:table-cell table:formula="of:=([.F299]/1000000)*(1000/[.B299])" office:value-type="float" office:value="0.00135155" calcext:value-type="float">
            <text:p>0.0014</text:p>
          </table:table-cell>
          <table:table-cell table:formula="of:=[.C299]*2" office:value-type="float" office:value="1810.149152" calcext:value-type="float">
            <text:p>1810.14915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00" calcext:value-type="float">
            <text:p>1800</text:p>
          </table:table-cell>
          <table:table-cell office:value-type="float" office:value="905.126416" calcext:value-type="float">
            <text:p>905.126416</text:p>
          </table:table-cell>
          <table:table-cell office:value-type="float" office:value="0.9621" calcext:value-type="float">
            <text:p>0.9621</text:p>
          </table:table-cell>
          <table:table-cell office:value-type="float" office:value="0.019705" calcext:value-type="float">
            <text:p>1.97E-02</text:p>
          </table:table-cell>
          <table:table-cell office:value-type="float" office:value="2730.9" calcext:value-type="float">
            <text:p>2.73E+03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45" calcext:value-type="float">
            <text:p>0.45</text:p>
          </table:table-cell>
          <table:table-cell table:formula="of:=[.G300]*((1000/[.B300])-[.H300])" office:value-type="float" office:value="0.103919444444444" calcext:value-type="float">
            <text:p>0.10</text:p>
          </table:table-cell>
          <table:table-cell table:formula="of:=([.F300]/1000000)*(1000/[.B300])" office:value-type="float" office:value="0.00151716666666667" calcext:value-type="float">
            <text:p>0.0015</text:p>
          </table:table-cell>
          <table:table-cell table:formula="of:=[.C300]*2" office:value-type="float" office:value="1810.252832" calcext:value-type="float">
            <text:p>1810.25283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904.815376" calcext:value-type="float">
            <text:p>904.815376</text:p>
          </table:table-cell>
          <table:table-cell office:value-type="float" office:value="0.8543" calcext:value-type="float">
            <text:p>0.8543</text:p>
          </table:table-cell>
          <table:table-cell office:value-type="float" office:value="0.017227" calcext:value-type="float">
            <text:p>1.72E-02</text:p>
          </table:table-cell>
          <table:table-cell office:value-type="float" office:value="2701.8" calcext:value-type="float">
            <text:p>2.70E+03</text:p>
          </table:table-cell>
          <table:table-cell office:value-type="float" office:value="0.8742" calcext:value-type="float">
            <text:p>0.8742</text:p>
          </table:table-cell>
          <table:table-cell office:value-type="float" office:value="0.52" calcext:value-type="float">
            <text:p>0.52</text:p>
          </table:table-cell>
          <table:table-cell table:formula="of:=[.G301]*((1000/[.B301])-[.H301])" office:value-type="float" office:value="0.091791" calcext:value-type="float">
            <text:p>0.09</text:p>
          </table:table-cell>
          <table:table-cell table:formula="of:=([.F301]/1000000)*(1000/[.B301])" office:value-type="float" office:value="0.001688625" calcext:value-type="float">
            <text:p>0.0017</text:p>
          </table:table-cell>
          <table:table-cell table:formula="of:=[.C301]*2" office:value-type="float" office:value="1809.630752" calcext:value-type="float">
            <text:p>1809.63075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0" calcext:value-type="float">
            <text:p>1400</text:p>
          </table:table-cell>
          <table:table-cell office:value-type="float" office:value="904.815376" calcext:value-type="float">
            <text:p>904.815376</text:p>
          </table:table-cell>
          <table:table-cell office:value-type="float" office:value="0.7492" calcext:value-type="float">
            <text:p>0.7492</text:p>
          </table:table-cell>
          <table:table-cell office:value-type="float" office:value="0.015146" calcext:value-type="float">
            <text:p>1.51E-02</text:p>
          </table:table-cell>
          <table:table-cell office:value-type="float" office:value="2701.8" calcext:value-type="float">
            <text:p>2.70E+03</text:p>
          </table:table-cell>
          <table:table-cell office:value-type="float" office:value="0.767" calcext:value-type="float">
            <text:p>0.767</text:p>
          </table:table-cell>
          <table:table-cell office:value-type="float" office:value="0.61" calcext:value-type="float">
            <text:p>0.61</text:p>
          </table:table-cell>
          <table:table-cell table:formula="of:=[.G302]*((1000/[.B302])-[.H302])" office:value-type="float" office:value="0.0799871428571429" calcext:value-type="float">
            <text:p>0.08</text:p>
          </table:table-cell>
          <table:table-cell table:formula="of:=([.F302]/1000000)*(1000/[.B302])" office:value-type="float" office:value="0.00192985714285714" calcext:value-type="float">
            <text:p>0.0019</text:p>
          </table:table-cell>
          <table:table-cell table:formula="of:=[.C302]*2" office:value-type="float" office:value="1809.630752" calcext:value-type="float">
            <text:p>1809.63075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0" calcext:value-type="float">
            <text:p>1200</text:p>
          </table:table-cell>
          <table:table-cell office:value-type="float" office:value="904.815376" calcext:value-type="float">
            <text:p>904.815376</text:p>
          </table:table-cell>
          <table:table-cell office:value-type="float" office:value="0.6421" calcext:value-type="float">
            <text:p>0.6421</text:p>
          </table:table-cell>
          <table:table-cell office:value-type="float" office:value="0.012984" calcext:value-type="float">
            <text:p>1.30E-02</text:p>
          </table:table-cell>
          <table:table-cell office:value-type="float" office:value="2702" calcext:value-type="float">
            <text:p>2.70E+03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73" calcext:value-type="float">
            <text:p>0.73</text:p>
          </table:table-cell>
          <table:table-cell table:formula="of:=[.G303]*((1000/[.B303])-[.H303])" office:value-type="float" office:value="0.0679726666666667" calcext:value-type="float">
            <text:p>0.07</text:p>
          </table:table-cell>
          <table:table-cell table:formula="of:=([.F303]/1000000)*(1000/[.B303])" office:value-type="float" office:value="0.00225166666666667" calcext:value-type="float">
            <text:p>0.0023</text:p>
          </table:table-cell>
          <table:table-cell table:formula="of:=[.C303]*2" office:value-type="float" office:value="1809.630752" calcext:value-type="float">
            <text:p>1809.63075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904.815376" calcext:value-type="float">
            <text:p>904.815376</text:p>
          </table:table-cell>
          <table:table-cell office:value-type="float" office:value="0.5351" calcext:value-type="float">
            <text:p>0.5351</text:p>
          </table:table-cell>
          <table:table-cell office:value-type="float" office:value="0.01082" calcext:value-type="float">
            <text:p>1.08E-02</text:p>
          </table:table-cell>
          <table:table-cell office:value-type="float" office:value="2702" calcext:value-type="float">
            <text:p>2.70E+03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89" calcext:value-type="float">
            <text:p>0.89</text:p>
          </table:table-cell>
          <table:table-cell table:formula="of:=[.G304]*((1000/[.B304])-[.H304])" office:value-type="float" office:value="0.060346" calcext:value-type="float">
            <text:p>0.06</text:p>
          </table:table-cell>
          <table:table-cell table:formula="of:=([.F304]/1000000)*(1000/[.B304])" office:value-type="float" office:value="0.002702" calcext:value-type="float">
            <text:p>0.0027</text:p>
          </table:table-cell>
          <table:table-cell table:formula="of:=[.C304]*2" office:value-type="float" office:value="1809.630752" calcext:value-type="float">
            <text:p>1809.63075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904.815376" calcext:value-type="float">
            <text:p>904.815376</text:p>
          </table:table-cell>
          <table:table-cell office:value-type="float" office:value="0.4281" calcext:value-type="float">
            <text:p>0.4281</text:p>
          </table:table-cell>
          <table:table-cell office:value-type="float" office:value="0.008656" calcext:value-type="float">
            <text:p>8.66E-03</text:p>
          </table:table-cell>
          <table:table-cell office:value-type="float" office:value="2702" calcext:value-type="float">
            <text:p>2.70E+03</text:p>
          </table:table-cell>
          <table:table-cell office:value-type="float" office:value="0.4394" calcext:value-type="float">
            <text:p>0.4394</text:p>
          </table:table-cell>
          <table:table-cell office:value-type="float" office:value="1.14" calcext:value-type="float">
            <text:p>1.14</text:p>
          </table:table-cell>
          <table:table-cell table:formula="of:=[.G305]*((1000/[.B305])-[.H305])" office:value-type="float" office:value="0.048334" calcext:value-type="float">
            <text:p>0.05</text:p>
          </table:table-cell>
          <table:table-cell table:formula="of:=([.F305]/1000000)*(1000/[.B305])" office:value-type="float" office:value="0.0033775" calcext:value-type="float">
            <text:p>0.0034</text:p>
          </table:table-cell>
          <table:table-cell table:formula="of:=[.C305]*2" office:value-type="float" office:value="1809.630752" calcext:value-type="float">
            <text:p>1809.63075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0" calcext:value-type="float">
            <text:p>600</text:p>
          </table:table-cell>
          <table:table-cell office:value-type="float" office:value="904.815376" calcext:value-type="float">
            <text:p>904.815376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0064783" calcext:value-type="float">
            <text:p>6.48E-03</text:p>
          </table:table-cell>
          <table:table-cell office:value-type="float" office:value="2698.5" calcext:value-type="float">
            <text:p>2.70E+03</text:p>
          </table:table-cell>
          <table:table-cell office:value-type="float" office:value="0.3306" calcext:value-type="float">
            <text:p>0.3306</text:p>
          </table:table-cell>
          <table:table-cell office:value-type="float" office:value="1.56" calcext:value-type="float">
            <text:p>1.56</text:p>
          </table:table-cell>
          <table:table-cell table:formula="of:=[.G306]*((1000/[.B306])-[.H306])" office:value-type="float" office:value="0.035264" calcext:value-type="float">
            <text:p>0.04</text:p>
          </table:table-cell>
          <table:table-cell table:formula="of:=([.F306]/1000000)*(1000/[.B306])" office:value-type="float" office:value="0.0044975" calcext:value-type="float">
            <text:p>0.0045</text:p>
          </table:table-cell>
          <table:table-cell table:formula="of:=[.C306]*2" office:value-type="float" office:value="1809.630752" calcext:value-type="float">
            <text:p>1809.63075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904.815376" calcext:value-type="float">
            <text:p>904.815376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43421" calcext:value-type="float">
            <text:p>4.34E-03</text:p>
          </table:table-cell>
          <table:table-cell office:value-type="float" office:value="2693.2" calcext:value-type="float">
            <text:p>2.69E+03</text:p>
          </table:table-cell>
          <table:table-cell office:value-type="float" office:value="0.222" calcext:value-type="float">
            <text:p>0.222</text:p>
          </table:table-cell>
          <table:table-cell office:value-type="float" office:value="2.39" calcext:value-type="float">
            <text:p>2.39</text:p>
          </table:table-cell>
          <table:table-cell table:formula="of:=[.G307]*((1000/[.B307])-[.H307])" office:value-type="float" office:value="0.02442" calcext:value-type="float">
            <text:p>0.02</text:p>
          </table:table-cell>
          <table:table-cell table:formula="of:=([.F307]/1000000)*(1000/[.B307])" office:value-type="float" office:value="0.006733" calcext:value-type="float">
            <text:p>0.0067</text:p>
          </table:table-cell>
          <table:table-cell table:formula="of:=[.C307]*2" office:value-type="float" office:value="1809.630752" calcext:value-type="float">
            <text:p>1809.63075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978.791059" calcext:value-type="float">
            <text:p>978.791059</text:p>
          </table:table-cell>
          <table:table-cell office:value-type="float" office:value="1.1205" calcext:value-type="float">
            <text:p>1.1205</text:p>
          </table:table-cell>
          <table:table-cell office:value-type="float" office:value="0.023716" calcext:value-type="float">
            <text:p>2.37E-02</text:p>
          </table:table-cell>
          <table:table-cell office:value-type="float" office:value="2909.6" calcext:value-type="float">
            <text:p>2.91E+03</text:p>
          </table:table-cell>
          <table:table-cell office:value-type="float" office:value="1.1472" calcext:value-type="float">
            <text:p>1.1472</text:p>
          </table:table-cell>
          <table:table-cell office:value-type="float" office:value="0.39" calcext:value-type="float">
            <text:p>0.39</text:p>
          </table:table-cell>
          <table:table-cell table:formula="of:=[.G308]*((1000/[.B308])-[.H308])" office:value-type="float" office:value="0.126192" calcext:value-type="float">
            <text:p>0.13</text:p>
          </table:table-cell>
          <table:table-cell table:formula="of:=([.F308]/1000000)*(1000/[.B308])" office:value-type="float" office:value="0.0014548" calcext:value-type="float">
            <text:p>0.0015</text:p>
          </table:table-cell>
          <table:table-cell table:formula="of:=[.C308]*2" office:value-type="float" office:value="1957.582118" calcext:value-type="float">
            <text:p>1957.582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float" office:value="978.687379" calcext:value-type="float">
            <text:p>978.687379</text:p>
          </table:table-cell>
          <table:table-cell office:value-type="float" office:value="1.0022" calcext:value-type="float">
            <text:p>1.0022</text:p>
          </table:table-cell>
          <table:table-cell office:value-type="float" office:value="0.021058" calcext:value-type="float">
            <text:p>2.11E-02</text:p>
          </table:table-cell>
          <table:table-cell office:value-type="float" office:value="2905" calcext:value-type="float">
            <text:p>2.91E+03</text:p>
          </table:table-cell>
          <table:table-cell office:value-type="float" office:value="1.0262" calcext:value-type="float">
            <text:p>1.0262</text:p>
          </table:table-cell>
          <table:table-cell office:value-type="float" office:value="0.44" calcext:value-type="float">
            <text:p>0.44</text:p>
          </table:table-cell>
          <table:table-cell table:formula="of:=[.G309]*((1000/[.B309])-[.H309])" office:value-type="float" office:value="0.118583111111111" calcext:value-type="float">
            <text:p>0.12</text:p>
          </table:table-cell>
          <table:table-cell table:formula="of:=([.F309]/1000000)*(1000/[.B309])" office:value-type="float" office:value="0.00161388888888889" calcext:value-type="float">
            <text:p>0.0016</text:p>
          </table:table-cell>
          <table:table-cell table:formula="of:=[.C309]*2" office:value-type="float" office:value="1957.374758" calcext:value-type="float">
            <text:p>1957.37475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0" calcext:value-type="float">
            <text:p>1600</text:p>
          </table:table-cell>
          <table:table-cell office:value-type="float" office:value="978.583699" calcext:value-type="float">
            <text:p>978.58369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8553" calcext:value-type="float">
            <text:p>1.86E-02</text:p>
          </table:table-cell>
          <table:table-cell office:value-type="float" office:value="2903.7" calcext:value-type="float">
            <text:p>2.90E+03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51" calcext:value-type="float">
            <text:p>0.51</text:p>
          </table:table-cell>
          <table:table-cell table:formula="of:=[.G310]*((1000/[.B310])-[.H310])" office:value-type="float" office:value="0.104926" calcext:value-type="float">
            <text:p>0.10</text:p>
          </table:table-cell>
          <table:table-cell table:formula="of:=([.F310]/1000000)*(1000/[.B310])" office:value-type="float" office:value="0.0018148125" calcext:value-type="float">
            <text:p>0.0018</text:p>
          </table:table-cell>
          <table:table-cell table:formula="of:=[.C310]*2" office:value-type="float" office:value="1957.167398" calcext:value-type="float">
            <text:p>1957.16739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0" calcext:value-type="float">
            <text:p>1400</text:p>
          </table:table-cell>
          <table:table-cell office:value-type="float" office:value="978.635539" calcext:value-type="float">
            <text:p>978.635539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016222" calcext:value-type="float">
            <text:p>1.62E-02</text:p>
          </table:table-cell>
          <table:table-cell office:value-type="float" office:value="2904.4" calcext:value-type="float">
            <text:p>2.90E+03</text:p>
          </table:table-cell>
          <table:table-cell office:value-type="float" office:value="0.7986" calcext:value-type="float">
            <text:p>0.7986</text:p>
          </table:table-cell>
          <table:table-cell office:value-type="float" office:value="0.6" calcext:value-type="float">
            <text:p>0.6</text:p>
          </table:table-cell>
          <table:table-cell table:formula="of:=[.G311]*((1000/[.B311])-[.H311])" office:value-type="float" office:value="0.0912685714285714" calcext:value-type="float">
            <text:p>0.09</text:p>
          </table:table-cell>
          <table:table-cell table:formula="of:=([.F311]/1000000)*(1000/[.B311])" office:value-type="float" office:value="0.00207457142857143" calcext:value-type="float">
            <text:p>0.0021</text:p>
          </table:table-cell>
          <table:table-cell table:formula="of:=[.C311]*2" office:value-type="float" office:value="1957.271078" calcext:value-type="float">
            <text:p>1957.27107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978.635539" calcext:value-type="float">
            <text:p>978.635539</text:p>
          </table:table-cell>
          <table:table-cell office:value-type="float" office:value="0.6681" calcext:value-type="float">
            <text:p>0.6681</text:p>
          </table:table-cell>
          <table:table-cell office:value-type="float" office:value="0.013905" calcext:value-type="float">
            <text:p>1.39E-02</text:p>
          </table:table-cell>
          <table:table-cell office:value-type="float" office:value="2904.4" calcext:value-type="float">
            <text:p>2.90E+03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72" calcext:value-type="float">
            <text:p>0.72</text:p>
          </table:table-cell>
          <table:table-cell table:formula="of:=[.G312]*((1000/[.B312])-[.H312])" office:value-type="float" office:value="0.0776220000000001" calcext:value-type="float">
            <text:p>0.08</text:p>
          </table:table-cell>
          <table:table-cell table:formula="of:=([.F312]/1000000)*(1000/[.B312])" office:value-type="float" office:value="0.00242033333333333" calcext:value-type="float">
            <text:p>0.0024</text:p>
          </table:table-cell>
          <table:table-cell table:formula="of:=[.C312]*2" office:value-type="float" office:value="1957.271078" calcext:value-type="float">
            <text:p>1957.27107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978.635539" calcext:value-type="float">
            <text:p>978.635539</text:p>
          </table:table-cell>
          <table:table-cell office:value-type="float" office:value="0.5567" calcext:value-type="float">
            <text:p>0.5567</text:p>
          </table:table-cell>
          <table:table-cell office:value-type="float" office:value="0.011587" calcext:value-type="float">
            <text:p>1.16E-02</text:p>
          </table:table-cell>
          <table:table-cell office:value-type="float" office:value="2904.4" calcext:value-type="float">
            <text:p>2.90E+03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89" calcext:value-type="float">
            <text:p>0.89</text:p>
          </table:table-cell>
          <table:table-cell table:formula="of:=[.G313]*((1000/[.B313])-[.H313])" office:value-type="float" office:value="0.062832" calcext:value-type="float">
            <text:p>0.06</text:p>
          </table:table-cell>
          <table:table-cell table:formula="of:=([.F313]/1000000)*(1000/[.B313])" office:value-type="float" office:value="0.0029044" calcext:value-type="float">
            <text:p>0.0029</text:p>
          </table:table-cell>
          <table:table-cell table:formula="of:=[.C313]*2" office:value-type="float" office:value="1957.271078" calcext:value-type="float">
            <text:p>1957.27107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0" calcext:value-type="float">
            <text:p>800</text:p>
          </table:table-cell>
          <table:table-cell office:value-type="float" office:value="978.583699" calcext:value-type="float">
            <text:p>978.583699</text:p>
          </table:table-cell>
          <table:table-cell office:value-type="float" office:value="0.4455" calcext:value-type="float">
            <text:p>0.4455</text:p>
          </table:table-cell>
          <table:table-cell office:value-type="float" office:value="0.0092649" calcext:value-type="float">
            <text:p>9.26E-03</text:p>
          </table:table-cell>
          <table:table-cell office:value-type="float" office:value="2904.3" calcext:value-type="float">
            <text:p>2.90E+03</text:p>
          </table:table-cell>
          <table:table-cell office:value-type="float" office:value="0.4576" calcext:value-type="float">
            <text:p>0.4576</text:p>
          </table:table-cell>
          <table:table-cell office:value-type="float" office:value="1.14" calcext:value-type="float">
            <text:p>1.14</text:p>
          </table:table-cell>
          <table:table-cell table:formula="of:=[.G314]*((1000/[.B314])-[.H314])" office:value-type="float" office:value="0.050336" calcext:value-type="float">
            <text:p>0.05</text:p>
          </table:table-cell>
          <table:table-cell table:formula="of:=([.F314]/1000000)*(1000/[.B314])" office:value-type="float" office:value="0.003630375" calcext:value-type="float">
            <text:p>0.0036</text:p>
          </table:table-cell>
          <table:table-cell table:formula="of:=[.C314]*2" office:value-type="float" office:value="1957.167398" calcext:value-type="float">
            <text:p>1957.16739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978.583699" calcext:value-type="float">
            <text:p>978.583699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0069494" calcext:value-type="float">
            <text:p>6.95E-03</text:p>
          </table:table-cell>
          <table:table-cell office:value-type="float" office:value="2899.8" calcext:value-type="float">
            <text:p>2.90E+03</text:p>
          </table:table-cell>
          <table:table-cell office:value-type="float" office:value="0.3437" calcext:value-type="float">
            <text:p>0.3437</text:p>
          </table:table-cell>
          <table:table-cell office:value-type="float" office:value="1.56" calcext:value-type="float">
            <text:p>1.56</text:p>
          </table:table-cell>
          <table:table-cell table:formula="of:=[.G315]*((1000/[.B315])-[.H315])" office:value-type="float" office:value="0.0366613333333333" calcext:value-type="float">
            <text:p>0.04</text:p>
          </table:table-cell>
          <table:table-cell table:formula="of:=([.F315]/1000000)*(1000/[.B315])" office:value-type="float" office:value="0.004833" calcext:value-type="float">
            <text:p>0.0048</text:p>
          </table:table-cell>
          <table:table-cell table:formula="of:=[.C315]*2" office:value-type="float" office:value="1957.167398" calcext:value-type="float">
            <text:p>1957.16739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979.361299" calcext:value-type="float">
            <text:p>979.361299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0047279" calcext:value-type="float">
            <text:p>4.73E-03</text:p>
          </table:table-cell>
          <table:table-cell office:value-type="float" office:value="2901.5" calcext:value-type="float">
            <text:p>2.90E+03</text:p>
          </table:table-cell>
          <table:table-cell office:value-type="float" office:value="0.2328" calcext:value-type="float">
            <text:p>0.2328</text:p>
          </table:table-cell>
          <table:table-cell office:value-type="float" office:value="2.39" calcext:value-type="float">
            <text:p>2.39</text:p>
          </table:table-cell>
          <table:table-cell table:formula="of:=[.G316]*((1000/[.B316])-[.H316])" office:value-type="float" office:value="0.025608" calcext:value-type="float">
            <text:p>0.03</text:p>
          </table:table-cell>
          <table:table-cell table:formula="of:=([.F316]/1000000)*(1000/[.B316])" office:value-type="float" office:value="0.00725375" calcext:value-type="float">
            <text:p>0.0073</text:p>
          </table:table-cell>
          <table:table-cell table:formula="of:=[.C316]*2" office:value-type="float" office:value="1958.722598" calcext:value-type="float">
            <text:p>1958.72259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float" office:value="1072.984339" calcext:value-type="float">
            <text:p>1072.984339</text:p>
          </table:table-cell>
          <table:table-cell office:value-type="float" office:value="1.1849" calcext:value-type="float">
            <text:p>1.1849</text:p>
          </table:table-cell>
          <table:table-cell office:value-type="float" office:value="0.025225" calcext:value-type="float">
            <text:p>2.52E-02</text:p>
          </table:table-cell>
          <table:table-cell office:value-type="float" office:value="3156" calcext:value-type="float">
            <text:p>3.16E+03</text:p>
          </table:table-cell>
          <table:table-cell office:value-type="float" office:value="1.2133" calcext:value-type="float">
            <text:p>1.2133</text:p>
          </table:table-cell>
          <table:table-cell office:value-type="float" office:value="0.37" calcext:value-type="float">
            <text:p>0.37</text:p>
          </table:table-cell>
          <table:table-cell table:formula="of:=[.G317]*((1000/[.B317])-[.H317])" office:value-type="float" office:value="0.157729" calcext:value-type="float">
            <text:p>0.16</text:p>
          </table:table-cell>
          <table:table-cell table:formula="of:=([.F317]/1000000)*(1000/[.B317])" office:value-type="float" office:value="0.001578" calcext:value-type="float">
            <text:p>0.0016</text:p>
          </table:table-cell>
          <table:table-cell table:formula="of:=[.C317]*2" office:value-type="float" office:value="2145.968678" calcext:value-type="float">
            <text:p>2145.96867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office:value-type="float" office:value="1056.75842" calcext:value-type="float">
            <text:p>1056.75842</text:p>
          </table:table-cell>
          <table:table-cell office:value-type="float" office:value="1.046" calcext:value-type="float">
            <text:p>1.046</text:p>
          </table:table-cell>
          <table:table-cell office:value-type="float" office:value="0.02223" calcext:value-type="float">
            <text:p>2.22E-02</text:p>
          </table:table-cell>
          <table:table-cell office:value-type="float" office:value="3125.5" calcext:value-type="float">
            <text:p>3.13E+03</text:p>
          </table:table-cell>
          <table:table-cell office:value-type="float" office:value="1.0713" calcext:value-type="float">
            <text:p>1.0713</text:p>
          </table:table-cell>
          <table:table-cell office:value-type="float" office:value="0.44" calcext:value-type="float">
            <text:p>0.44</text:p>
          </table:table-cell>
          <table:table-cell table:formula="of:=[.G318]*((1000/[.B318])-[.H318])" office:value-type="float" office:value="0.123794666666667" calcext:value-type="float">
            <text:p>0.12</text:p>
          </table:table-cell>
          <table:table-cell table:formula="of:=([.F318]/1000000)*(1000/[.B318])" office:value-type="float" office:value="0.00173638888888889" calcext:value-type="float">
            <text:p>0.0017</text:p>
          </table:table-cell>
          <table:table-cell table:formula="of:=[.C318]*2" office:value-type="float" office:value="2113.51684" calcext:value-type="float">
            <text:p>2113.5168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 office:value-type="float" office:value="1056.91394" calcext:value-type="float">
            <text:p>1056.91394</text:p>
          </table:table-cell>
          <table:table-cell office:value-type="float" office:value="0.9295" calcext:value-type="float">
            <text:p>0.9295</text:p>
          </table:table-cell>
          <table:table-cell office:value-type="float" office:value="0.019776" calcext:value-type="float">
            <text:p>1.98E-02</text:p>
          </table:table-cell>
          <table:table-cell office:value-type="float" office:value="3125.5" calcext:value-type="float">
            <text:p>3.13E+03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51" calcext:value-type="float">
            <text:p>0.51</text:p>
          </table:table-cell>
          <table:table-cell table:formula="of:=[.G319]*((1000/[.B319])-[.H319])" office:value-type="float" office:value="0.109526" calcext:value-type="float">
            <text:p>0.11</text:p>
          </table:table-cell>
          <table:table-cell table:formula="of:=([.F319]/1000000)*(1000/[.B319])" office:value-type="float" office:value="0.0019534375" calcext:value-type="float">
            <text:p>0.0020</text:p>
          </table:table-cell>
          <table:table-cell table:formula="of:=[.C319]*2" office:value-type="float" office:value="2113.82788" calcext:value-type="float">
            <text:p>2113.8278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00" calcext:value-type="float">
            <text:p>1400</text:p>
          </table:table-cell>
          <table:table-cell office:value-type="float" office:value="1056.70658" calcext:value-type="float">
            <text:p>1056.70658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017292" calcext:value-type="float">
            <text:p>1.73E-02</text:p>
          </table:table-cell>
          <table:table-cell office:value-type="float" office:value="3124.9" calcext:value-type="float">
            <text:p>3.12E+03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6" calcext:value-type="float">
            <text:p>0.6</text:p>
          </table:table-cell>
          <table:table-cell table:formula="of:=[.G320]*((1000/[.B320])-[.H320])" office:value-type="float" office:value="0.0953028571428571" calcext:value-type="float">
            <text:p>0.10</text:p>
          </table:table-cell>
          <table:table-cell table:formula="of:=([.F320]/1000000)*(1000/[.B320])" office:value-type="float" office:value="0.00223207142857143" calcext:value-type="float">
            <text:p>0.0022</text:p>
          </table:table-cell>
          <table:table-cell table:formula="of:=[.C320]*2" office:value-type="float" office:value="2113.41316" calcext:value-type="float">
            <text:p>2113.4131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0" calcext:value-type="float">
            <text:p>1200</text:p>
          </table:table-cell>
          <table:table-cell office:value-type="float" office:value="1056.70658" calcext:value-type="float">
            <text:p>1056.70658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014817" calcext:value-type="float">
            <text:p>1.48E-02</text:p>
          </table:table-cell>
          <table:table-cell office:value-type="float" office:value="3124.7" calcext:value-type="float">
            <text:p>3.12E+03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72" calcext:value-type="float">
            <text:p>0.72</text:p>
          </table:table-cell>
          <table:table-cell table:formula="of:=[.G321]*((1000/[.B321])-[.H321])" office:value-type="float" office:value="0.0810560000000001" calcext:value-type="float">
            <text:p>0.08</text:p>
          </table:table-cell>
          <table:table-cell table:formula="of:=([.F321]/1000000)*(1000/[.B321])" office:value-type="float" office:value="0.00260391666666667" calcext:value-type="float">
            <text:p>0.0026</text:p>
          </table:table-cell>
          <table:table-cell table:formula="of:=[.C321]*2" office:value-type="float" office:value="2113.41316" calcext:value-type="float">
            <text:p>2113.4131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1056.70658" calcext:value-type="float">
            <text:p>1056.70658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012351" calcext:value-type="float">
            <text:p>1.24E-02</text:p>
          </table:table-cell>
          <table:table-cell office:value-type="float" office:value="3124.3" calcext:value-type="float">
            <text:p>3.12E+03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88" calcext:value-type="float">
            <text:p>0.88</text:p>
          </table:table-cell>
          <table:table-cell table:formula="of:=[.G322]*((1000/[.B322])-[.H322])" office:value-type="float" office:value="0.07158" calcext:value-type="float">
            <text:p>0.07</text:p>
          </table:table-cell>
          <table:table-cell table:formula="of:=([.F322]/1000000)*(1000/[.B322])" office:value-type="float" office:value="0.0031243" calcext:value-type="float">
            <text:p>0.0031</text:p>
          </table:table-cell>
          <table:table-cell table:formula="of:=[.C322]*2" office:value-type="float" office:value="2113.41316" calcext:value-type="float">
            <text:p>2113.4131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0" calcext:value-type="float">
            <text:p>800</text:p>
          </table:table-cell>
          <table:table-cell office:value-type="float" office:value="1056.70658" calcext:value-type="float">
            <text:p>1056.70658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0098807" calcext:value-type="float">
            <text:p>9.88E-03</text:p>
          </table:table-cell>
          <table:table-cell office:value-type="float" office:value="3124.3" calcext:value-type="float">
            <text:p>3.12E+03</text:p>
          </table:table-cell>
          <table:table-cell office:value-type="float" office:value="0.4779" calcext:value-type="float">
            <text:p>0.4779</text:p>
          </table:table-cell>
          <table:table-cell office:value-type="float" office:value="1.13" calcext:value-type="float">
            <text:p>1.13</text:p>
          </table:table-cell>
          <table:table-cell table:formula="of:=[.G323]*((1000/[.B323])-[.H323])" office:value-type="float" office:value="0.0573480000000001" calcext:value-type="float">
            <text:p>0.06</text:p>
          </table:table-cell>
          <table:table-cell table:formula="of:=([.F323]/1000000)*(1000/[.B323])" office:value-type="float" office:value="0.003905375" calcext:value-type="float">
            <text:p>0.0039</text:p>
          </table:table-cell>
          <table:table-cell table:formula="of:=[.C323]*2" office:value-type="float" office:value="2113.41316" calcext:value-type="float">
            <text:p>2113.4131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0" calcext:value-type="float">
            <text:p>600</text:p>
          </table:table-cell>
          <table:table-cell office:value-type="float" office:value="1056.70658" calcext:value-type="float">
            <text:p>1056.70658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0074163" calcext:value-type="float">
            <text:p>7.42E-03</text:p>
          </table:table-cell>
          <table:table-cell office:value-type="float" office:value="3123.7" calcext:value-type="float">
            <text:p>3.12E+03</text:p>
          </table:table-cell>
          <table:table-cell office:value-type="float" office:value="0.3594" calcext:value-type="float">
            <text:p>0.3594</text:p>
          </table:table-cell>
          <table:table-cell office:value-type="float" office:value="1.55" calcext:value-type="float">
            <text:p>1.55</text:p>
          </table:table-cell>
          <table:table-cell table:formula="of:=[.G324]*((1000/[.B324])-[.H324])" office:value-type="float" office:value="0.04193" calcext:value-type="float">
            <text:p>0.04</text:p>
          </table:table-cell>
          <table:table-cell table:formula="of:=([.F324]/1000000)*(1000/[.B324])" office:value-type="float" office:value="0.00520616666666667" calcext:value-type="float">
            <text:p>0.0052</text:p>
          </table:table-cell>
          <table:table-cell table:formula="of:=[.C324]*2" office:value-type="float" office:value="2113.41316" calcext:value-type="float">
            <text:p>2113.4131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1057.79522" calcext:value-type="float">
            <text:p>1057.79522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0050116" calcext:value-type="float">
            <text:p>5.01E-03</text:p>
          </table:table-cell>
          <table:table-cell office:value-type="float" office:value="3125.8" calcext:value-type="float">
            <text:p>3.13E+03</text:p>
          </table:table-cell>
          <table:table-cell office:value-type="float" office:value="0.2433" calcext:value-type="float">
            <text:p>0.2433</text:p>
          </table:table-cell>
          <table:table-cell office:value-type="float" office:value="2.38" calcext:value-type="float">
            <text:p>2.38</text:p>
          </table:table-cell>
          <table:table-cell table:formula="of:=[.G325]*((1000/[.B325])-[.H325])" office:value-type="float" office:value="0.029196" calcext:value-type="float">
            <text:p>0.03</text:p>
          </table:table-cell>
          <table:table-cell table:formula="of:=([.F325]/1000000)*(1000/[.B325])" office:value-type="float" office:value="0.0078145" calcext:value-type="float">
            <text:p>0.0078</text:p>
          </table:table-cell>
          <table:table-cell table:formula="of:=[.C325]*2" office:value-type="float" office:value="2115.59044" calcext:value-type="float">
            <text:p>2115.5904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0" calcext:value-type="float">
            <text:p>2000</text:p>
          </table:table-cell>
          <table:table-cell office:value-type="float" office:value="1126.690582" calcext:value-type="float">
            <text:p>1126.690582</text:p>
          </table:table-cell>
          <table:table-cell office:value-type="float" office:value="1.2105" calcext:value-type="float">
            <text:p>1.2105</text:p>
          </table:table-cell>
          <table:table-cell office:value-type="float" office:value="0.025711" calcext:value-type="float">
            <text:p>2.57E-02</text:p>
          </table:table-cell>
          <table:table-cell office:value-type="float" office:value="3353.6" calcext:value-type="float">
            <text:p>3.35E+03</text:p>
          </table:table-cell>
          <table:table-cell office:value-type="float" office:value="1.2396" calcext:value-type="float">
            <text:p>1.2396</text:p>
          </table:table-cell>
          <table:table-cell office:value-type="float" office:value="0.38" calcext:value-type="float">
            <text:p>0.38</text:p>
          </table:table-cell>
          <table:table-cell table:formula="of:=[.G326]*((1000/[.B326])-[.H326])" office:value-type="float" office:value="0.148752" calcext:value-type="float">
            <text:p>0.15</text:p>
          </table:table-cell>
          <table:table-cell table:formula="of:=([.F326]/1000000)*(1000/[.B326])" office:value-type="float" office:value="0.0016768" calcext:value-type="float">
            <text:p>0.0017</text:p>
          </table:table-cell>
          <table:table-cell table:formula="of:=[.C326]*2" office:value-type="float" office:value="2253.381164" calcext:value-type="float">
            <text:p>2253.38116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0" calcext:value-type="float">
            <text:p>1800</text:p>
          </table:table-cell>
          <table:table-cell office:value-type="float" office:value="1126.638742" calcext:value-type="float">
            <text:p>1126.638742</text:p>
          </table:table-cell>
          <table:table-cell office:value-type="float" office:value="1.0894" calcext:value-type="float">
            <text:p>1.0894</text:p>
          </table:table-cell>
          <table:table-cell office:value-type="float" office:value="0.023053" calcext:value-type="float">
            <text:p>2.31E-02</text:p>
          </table:table-cell>
          <table:table-cell office:value-type="float" office:value="3352.2" calcext:value-type="float">
            <text:p>3.35E+03</text:p>
          </table:table-cell>
          <table:table-cell office:value-type="float" office:value="1.1158" calcext:value-type="float">
            <text:p>1.1158</text:p>
          </table:table-cell>
          <table:table-cell office:value-type="float" office:value="0.44" calcext:value-type="float">
            <text:p>0.44</text:p>
          </table:table-cell>
          <table:table-cell table:formula="of:=[.G327]*((1000/[.B327])-[.H327])" office:value-type="float" office:value="0.128936888888889" calcext:value-type="float">
            <text:p>0.13</text:p>
          </table:table-cell>
          <table:table-cell table:formula="of:=([.F327]/1000000)*(1000/[.B327])" office:value-type="float" office:value="0.00186233333333333" calcext:value-type="float">
            <text:p>0.0019</text:p>
          </table:table-cell>
          <table:table-cell table:formula="of:=[.C327]*2" office:value-type="float" office:value="2253.277484" calcext:value-type="float">
            <text:p>2253.27748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1126.431382" calcext:value-type="float">
            <text:p>1126.431382</text:p>
          </table:table-cell>
          <table:table-cell office:value-type="float" office:value="0.9684" calcext:value-type="float">
            <text:p>0.9684</text:p>
          </table:table-cell>
          <table:table-cell office:value-type="float" office:value="0.020468" calcext:value-type="float">
            <text:p>2.05E-02</text:p>
          </table:table-cell>
          <table:table-cell office:value-type="float" office:value="3351.3" calcext:value-type="float">
            <text:p>3.35E+03</text:p>
          </table:table-cell>
          <table:table-cell office:value-type="float" office:value="0.9922" calcext:value-type="float">
            <text:p>0.9922</text:p>
          </table:table-cell>
          <table:table-cell office:value-type="float" office:value="0.51" calcext:value-type="float">
            <text:p>0.51</text:p>
          </table:table-cell>
          <table:table-cell table:formula="of:=[.G328]*((1000/[.B328])-[.H328])" office:value-type="float" office:value="0.114103" calcext:value-type="float">
            <text:p>0.11</text:p>
          </table:table-cell>
          <table:table-cell table:formula="of:=([.F328]/1000000)*(1000/[.B328])" office:value-type="float" office:value="0.0020945625" calcext:value-type="float">
            <text:p>0.0021</text:p>
          </table:table-cell>
          <table:table-cell table:formula="of:=[.C328]*2" office:value-type="float" office:value="2252.862764" calcext:value-type="float">
            <text:p>2252.86276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" calcext:value-type="float">
            <text:p>1400</text:p>
          </table:table-cell>
          <table:table-cell office:value-type="float" office:value="1126.431382" calcext:value-type="float">
            <text:p>1126.431382</text:p>
          </table:table-cell>
          <table:table-cell office:value-type="float" office:value="0.8474" calcext:value-type="float">
            <text:p>0.8474</text:p>
          </table:table-cell>
          <table:table-cell office:value-type="float" office:value="0.0179" calcext:value-type="float">
            <text:p>1.79E-02</text:p>
          </table:table-cell>
          <table:table-cell office:value-type="float" office:value="3350.9" calcext:value-type="float">
            <text:p>3.35E+03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6" calcext:value-type="float">
            <text:p>0.6</text:p>
          </table:table-cell>
          <table:table-cell table:formula="of:=[.G329]*((1000/[.B329])-[.H329])" office:value-type="float" office:value="0.0992685714285714" calcext:value-type="float">
            <text:p>0.10</text:p>
          </table:table-cell>
          <table:table-cell table:formula="of:=([.F329]/1000000)*(1000/[.B329])" office:value-type="float" office:value="0.0023935" calcext:value-type="float">
            <text:p>0.0024</text:p>
          </table:table-cell>
          <table:table-cell table:formula="of:=[.C329]*2" office:value-type="float" office:value="2252.862764" calcext:value-type="float">
            <text:p>2252.86276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00" calcext:value-type="float">
            <text:p>1200</text:p>
          </table:table-cell>
          <table:table-cell office:value-type="float" office:value="1126.431382" calcext:value-type="float">
            <text:p>1126.431382</text:p>
          </table:table-cell>
          <table:table-cell office:value-type="float" office:value="0.7263" calcext:value-type="float">
            <text:p>0.7263</text:p>
          </table:table-cell>
          <table:table-cell office:value-type="float" office:value="0.015348" calcext:value-type="float">
            <text:p>1.53E-02</text:p>
          </table:table-cell>
          <table:table-cell office:value-type="float" office:value="3351" calcext:value-type="float">
            <text:p>3.35E+03</text:p>
          </table:table-cell>
          <table:table-cell office:value-type="float" office:value="0.745" calcext:value-type="float">
            <text:p>0.745</text:p>
          </table:table-cell>
          <table:table-cell office:value-type="float" office:value="0.72" calcext:value-type="float">
            <text:p>0.72</text:p>
          </table:table-cell>
          <table:table-cell table:formula="of:=[.G330]*((1000/[.B330])-[.H330])" office:value-type="float" office:value="0.0844333333333334" calcext:value-type="float">
            <text:p>0.08</text:p>
          </table:table-cell>
          <table:table-cell table:formula="of:=([.F330]/1000000)*(1000/[.B330])" office:value-type="float" office:value="0.0027925" calcext:value-type="float">
            <text:p>0.0028</text:p>
          </table:table-cell>
          <table:table-cell table:formula="of:=[.C330]*2" office:value-type="float" office:value="2252.862764" calcext:value-type="float">
            <text:p>2252.86276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1126.379542" calcext:value-type="float">
            <text:p>1126.379542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012801" calcext:value-type="float">
            <text:p>1.28E-02</text:p>
          </table:table-cell>
          <table:table-cell office:value-type="float" office:value="3350.6" calcext:value-type="float">
            <text:p>3.35E+03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88" calcext:value-type="float">
            <text:p>0.88</text:p>
          </table:table-cell>
          <table:table-cell table:formula="of:=[.G331]*((1000/[.B331])-[.H331])" office:value-type="float" office:value="0.07458" calcext:value-type="float">
            <text:p>0.07</text:p>
          </table:table-cell>
          <table:table-cell table:formula="of:=([.F331]/1000000)*(1000/[.B331])" office:value-type="float" office:value="0.0033506" calcext:value-type="float">
            <text:p>0.0034</text:p>
          </table:table-cell>
          <table:table-cell table:formula="of:=[.C331]*2" office:value-type="float" office:value="2252.759084" calcext:value-type="float">
            <text:p>2252.75908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1126.379542" calcext:value-type="float">
            <text:p>1126.379542</text:p>
          </table:table-cell>
          <table:table-cell office:value-type="float" office:value="0.4842" calcext:value-type="float">
            <text:p>0.4842</text:p>
          </table:table-cell>
          <table:table-cell office:value-type="float" office:value="0.010241" calcext:value-type="float">
            <text:p>1.02E-02</text:p>
          </table:table-cell>
          <table:table-cell office:value-type="float" office:value="3350.6" calcext:value-type="float">
            <text:p>3.35E+03</text:p>
          </table:table-cell>
          <table:table-cell office:value-type="float" office:value="0.4978" calcext:value-type="float">
            <text:p>0.4978</text:p>
          </table:table-cell>
          <table:table-cell office:value-type="float" office:value="1.13" calcext:value-type="float">
            <text:p>1.13</text:p>
          </table:table-cell>
          <table:table-cell table:formula="of:=[.G332]*((1000/[.B332])-[.H332])" office:value-type="float" office:value="0.0597360000000001" calcext:value-type="float">
            <text:p>0.06</text:p>
          </table:table-cell>
          <table:table-cell table:formula="of:=([.F332]/1000000)*(1000/[.B332])" office:value-type="float" office:value="0.00418825" calcext:value-type="float">
            <text:p>0.0042</text:p>
          </table:table-cell>
          <table:table-cell table:formula="of:=[.C332]*2" office:value-type="float" office:value="2252.759084" calcext:value-type="float">
            <text:p>2252.75908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1126.379542" calcext:value-type="float">
            <text:p>1126.379542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00767" calcext:value-type="float">
            <text:p>7.67E-03</text:p>
          </table:table-cell>
          <table:table-cell office:value-type="float" office:value="3349.1" calcext:value-type="float">
            <text:p>3.35E+03</text:p>
          </table:table-cell>
          <table:table-cell office:value-type="float" office:value="0.3745" calcext:value-type="float">
            <text:p>0.3745</text:p>
          </table:table-cell>
          <table:table-cell office:value-type="float" office:value="1.55" calcext:value-type="float">
            <text:p>1.55</text:p>
          </table:table-cell>
          <table:table-cell table:formula="of:=[.G333]*((1000/[.B333])-[.H333])" office:value-type="float" office:value="0.0436916666666667" calcext:value-type="float">
            <text:p>0.04</text:p>
          </table:table-cell>
          <table:table-cell table:formula="of:=([.F333]/1000000)*(1000/[.B333])" office:value-type="float" office:value="0.00558183333333333" calcext:value-type="float">
            <text:p>0.0056</text:p>
          </table:table-cell>
          <table:table-cell table:formula="of:=[.C333]*2" office:value-type="float" office:value="2252.759084" calcext:value-type="float">
            <text:p>2252.75908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1126.690582" calcext:value-type="float">
            <text:p>1126.690582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0050988" calcext:value-type="float">
            <text:p>5.10E-03</text:p>
          </table:table-cell>
          <table:table-cell office:value-type="float" office:value="3345.2" calcext:value-type="float">
            <text:p>3.35E+03</text:p>
          </table:table-cell>
          <table:table-cell office:value-type="float" office:value="0.2508" calcext:value-type="float">
            <text:p>0.2508</text:p>
          </table:table-cell>
          <table:table-cell office:value-type="float" office:value="2.38" calcext:value-type="float">
            <text:p>2.38</text:p>
          </table:table-cell>
          <table:table-cell table:formula="of:=[.G334]*((1000/[.B334])-[.H334])" office:value-type="float" office:value="0.030096" calcext:value-type="float">
            <text:p>0.03</text:p>
          </table:table-cell>
          <table:table-cell table:formula="of:=([.F334]/1000000)*(1000/[.B334])" office:value-type="float" office:value="0.008363" calcext:value-type="float">
            <text:p>0.0084</text:p>
          </table:table-cell>
          <table:table-cell table:formula="of:=[.C334]*2" office:value-type="float" office:value="2253.381164" calcext:value-type="float">
            <text:p>2253.38116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float" office:value="1210.619542" calcext:value-type="float">
            <text:p>1210.619542</text:p>
          </table:table-cell>
          <table:table-cell office:value-type="float" office:value="1.2587" calcext:value-type="float">
            <text:p>1.2587</text:p>
          </table:table-cell>
          <table:table-cell office:value-type="float" office:value="0.026362" calcext:value-type="float">
            <text:p>2.64E-02</text:p>
          </table:table-cell>
          <table:table-cell office:value-type="float" office:value="3599.6" calcext:value-type="float">
            <text:p>3.60E+03</text:p>
          </table:table-cell>
          <table:table-cell office:value-type="float" office:value="1.2887" calcext:value-type="float">
            <text:p>1.2887</text:p>
          </table:table-cell>
          <table:table-cell office:value-type="float" office:value="0.39" calcext:value-type="float">
            <text:p>0.39</text:p>
          </table:table-cell>
          <table:table-cell table:formula="of:=[.G335]*((1000/[.B335])-[.H335])" office:value-type="float" office:value="0.141757" calcext:value-type="float">
            <text:p>0.14</text:p>
          </table:table-cell>
          <table:table-cell table:formula="of:=([.F335]/1000000)*(1000/[.B335])" office:value-type="float" office:value="0.0017998" calcext:value-type="float">
            <text:p>0.0018</text:p>
          </table:table-cell>
          <table:table-cell table:formula="of:=[.C335]*2" office:value-type="float" office:value="2421.239084" calcext:value-type="float">
            <text:p>2421.23908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office:value-type="float" office:value="1210.464022" calcext:value-type="float">
            <text:p>1210.464022</text:p>
          </table:table-cell>
          <table:table-cell office:value-type="float" office:value="1.1373" calcext:value-type="float">
            <text:p>1.1373</text:p>
          </table:table-cell>
          <table:table-cell office:value-type="float" office:value="0.024021" calcext:value-type="float">
            <text:p>2.40E-02</text:p>
          </table:table-cell>
          <table:table-cell office:value-type="float" office:value="3594.8" calcext:value-type="float">
            <text:p>3.59E+03</text:p>
          </table:table-cell>
          <table:table-cell office:value-type="float" office:value="1.1649" calcext:value-type="float">
            <text:p>1.1649</text:p>
          </table:table-cell>
          <table:table-cell office:value-type="float" office:value="0.44" calcext:value-type="float">
            <text:p>0.44</text:p>
          </table:table-cell>
          <table:table-cell table:formula="of:=[.G336]*((1000/[.B336])-[.H336])" office:value-type="float" office:value="0.134610666666667" calcext:value-type="float">
            <text:p>0.13</text:p>
          </table:table-cell>
          <table:table-cell table:formula="of:=([.F336]/1000000)*(1000/[.B336])" office:value-type="float" office:value="0.00199711111111111" calcext:value-type="float">
            <text:p>0.0020</text:p>
          </table:table-cell>
          <table:table-cell table:formula="of:=[.C336]*2" office:value-type="float" office:value="2420.928044" calcext:value-type="float">
            <text:p>2420.92804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1210.619542" calcext:value-type="float">
            <text:p>1210.619542</text:p>
          </table:table-cell>
          <table:table-cell office:value-type="float" office:value="1.0063" calcext:value-type="float">
            <text:p>1.0063</text:p>
          </table:table-cell>
          <table:table-cell office:value-type="float" office:value="0.021088" calcext:value-type="float">
            <text:p>2.11E-02</text:p>
          </table:table-cell>
          <table:table-cell office:value-type="float" office:value="3594.7" calcext:value-type="float">
            <text:p>3.59E+03</text:p>
          </table:table-cell>
          <table:table-cell office:value-type="float" office:value="1.031" calcext:value-type="float">
            <text:p>1.031</text:p>
          </table:table-cell>
          <table:table-cell office:value-type="float" office:value="0.51" calcext:value-type="float">
            <text:p>0.51</text:p>
          </table:table-cell>
          <table:table-cell table:formula="of:=[.G337]*((1000/[.B337])-[.H337])" office:value-type="float" office:value="0.118565" calcext:value-type="float">
            <text:p>0.12</text:p>
          </table:table-cell>
          <table:table-cell table:formula="of:=([.F337]/1000000)*(1000/[.B337])" office:value-type="float" office:value="0.0022466875" calcext:value-type="float">
            <text:p>0.0022</text:p>
          </table:table-cell>
          <table:table-cell table:formula="of:=[.C337]*2" office:value-type="float" office:value="2421.239084" calcext:value-type="float">
            <text:p>2421.23908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0" calcext:value-type="float">
            <text:p>1400</text:p>
          </table:table-cell>
          <table:table-cell office:value-type="float" office:value="1210.464022" calcext:value-type="float">
            <text:p>1210.46402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018382" calcext:value-type="float">
            <text:p>1.84E-02</text:p>
          </table:table-cell>
          <table:table-cell office:value-type="float" office:value="3592.4" calcext:value-type="float">
            <text:p>3.59E+03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6" calcext:value-type="float">
            <text:p>0.6</text:p>
          </table:table-cell>
          <table:table-cell table:formula="of:=[.G338]*((1000/[.B338])-[.H338])" office:value-type="float" office:value="0.102948571428571" calcext:value-type="float">
            <text:p>0.10</text:p>
          </table:table-cell>
          <table:table-cell table:formula="of:=([.F338]/1000000)*(1000/[.B338])" office:value-type="float" office:value="0.002566" calcext:value-type="float">
            <text:p>0.0026</text:p>
          </table:table-cell>
          <table:table-cell table:formula="of:=[.C338]*2" office:value-type="float" office:value="2420.928044" calcext:value-type="float">
            <text:p>2420.92804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office:value-type="float" office:value="1210.464022" calcext:value-type="float">
            <text:p>1210.464022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015731" calcext:value-type="float">
            <text:p>1.57E-02</text:p>
          </table:table-cell>
          <table:table-cell office:value-type="float" office:value="3591.7" calcext:value-type="float">
            <text:p>3.59E+0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2" calcext:value-type="float">
            <text:p>0.72</text:p>
          </table:table-cell>
          <table:table-cell table:formula="of:=[.G339]*((1000/[.B339])-[.H339])" office:value-type="float" office:value="0.08755" calcext:value-type="float">
            <text:p>0.09</text:p>
          </table:table-cell>
          <table:table-cell table:formula="of:=([.F339]/1000000)*(1000/[.B339])" office:value-type="float" office:value="0.00299308333333333" calcext:value-type="float">
            <text:p>0.0030</text:p>
          </table:table-cell>
          <table:table-cell table:formula="of:=[.C339]*2" office:value-type="float" office:value="2420.928044" calcext:value-type="float">
            <text:p>2420.92804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210.464022" calcext:value-type="float">
            <text:p>1210.464022</text:p>
          </table:table-cell>
          <table:table-cell office:value-type="float" office:value="0.6277" calcext:value-type="float">
            <text:p>0.6277</text:p>
          </table:table-cell>
          <table:table-cell office:value-type="float" office:value="0.013109" calcext:value-type="float">
            <text:p>1.31E-02</text:p>
          </table:table-cell>
          <table:table-cell office:value-type="float" office:value="3591.7" calcext:value-type="float">
            <text:p>3.59E+03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89" calcext:value-type="float">
            <text:p>0.89</text:p>
          </table:table-cell>
          <table:table-cell table:formula="of:=[.G340]*((1000/[.B340])-[.H340])" office:value-type="float" office:value="0.070884" calcext:value-type="float">
            <text:p>0.07</text:p>
          </table:table-cell>
          <table:table-cell table:formula="of:=([.F340]/1000000)*(1000/[.B340])" office:value-type="float" office:value="0.0035917" calcext:value-type="float">
            <text:p>0.0036</text:p>
          </table:table-cell>
          <table:table-cell table:formula="of:=[.C340]*2" office:value-type="float" office:value="2420.928044" calcext:value-type="float">
            <text:p>2420.92804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1210.464022" calcext:value-type="float">
            <text:p>1210.464022</text:p>
          </table:table-cell>
          <table:table-cell office:value-type="float" office:value="0.5021" calcext:value-type="float">
            <text:p>0.5021</text:p>
          </table:table-cell>
          <table:table-cell office:value-type="float" office:value="0.010487" calcext:value-type="float">
            <text:p>1.05E-02</text:p>
          </table:table-cell>
          <table:table-cell office:value-type="float" office:value="3591.6" calcext:value-type="float">
            <text:p>3.59E+03</text:p>
          </table:table-cell>
          <table:table-cell office:value-type="float" office:value="0.5162" calcext:value-type="float">
            <text:p>0.5162</text:p>
          </table:table-cell>
          <table:table-cell office:value-type="float" office:value="1.14" calcext:value-type="float">
            <text:p>1.14</text:p>
          </table:table-cell>
          <table:table-cell table:formula="of:=[.G341]*((1000/[.B341])-[.H341])" office:value-type="float" office:value="0.0567820000000001" calcext:value-type="float">
            <text:p>0.06</text:p>
          </table:table-cell>
          <table:table-cell table:formula="of:=([.F341]/1000000)*(1000/[.B341])" office:value-type="float" office:value="0.0044895" calcext:value-type="float">
            <text:p>0.0045</text:p>
          </table:table-cell>
          <table:table-cell table:formula="of:=[.C341]*2" office:value-type="float" office:value="2420.928044" calcext:value-type="float">
            <text:p>2420.92804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1210.464022" calcext:value-type="float">
            <text:p>1210.464022</text:p>
          </table:table-cell>
          <table:table-cell office:value-type="float" office:value="0.3766" calcext:value-type="float">
            <text:p>0.3766</text:p>
          </table:table-cell>
          <table:table-cell office:value-type="float" office:value="0.0078667" calcext:value-type="float">
            <text:p>7.87E-03</text:p>
          </table:table-cell>
          <table:table-cell office:value-type="float" office:value="3591.8" calcext:value-type="float">
            <text:p>3.59E+03</text:p>
          </table:table-cell>
          <table:table-cell office:value-type="float" office:value="0.3881" calcext:value-type="float">
            <text:p>0.3881</text:p>
          </table:table-cell>
          <table:table-cell office:value-type="float" office:value="1.56" calcext:value-type="float">
            <text:p>1.56</text:p>
          </table:table-cell>
          <table:table-cell table:formula="of:=[.G342]*((1000/[.B342])-[.H342])" office:value-type="float" office:value="0.0413973333333333" calcext:value-type="float">
            <text:p>0.04</text:p>
          </table:table-cell>
          <table:table-cell table:formula="of:=([.F342]/1000000)*(1000/[.B342])" office:value-type="float" office:value="0.00598633333333333" calcext:value-type="float">
            <text:p>0.0060</text:p>
          </table:table-cell>
          <table:table-cell table:formula="of:=[.C342]*2" office:value-type="float" office:value="2420.928044" calcext:value-type="float">
            <text:p>2420.92804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1211.708182" calcext:value-type="float">
            <text:p>1211.708182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0053208" calcext:value-type="float">
            <text:p>5.32E-03</text:p>
          </table:table-cell>
          <table:table-cell office:value-type="float" office:value="3593.8" calcext:value-type="float">
            <text:p>3.59E+03</text:p>
          </table:table-cell>
          <table:table-cell office:value-type="float" office:value="0.2632" calcext:value-type="float">
            <text:p>0.2632</text:p>
          </table:table-cell>
          <table:table-cell office:value-type="float" office:value="2.39" calcext:value-type="float">
            <text:p>2.39</text:p>
          </table:table-cell>
          <table:table-cell table:formula="of:=[.G343]*((1000/[.B343])-[.H343])" office:value-type="float" office:value="0.028952" calcext:value-type="float">
            <text:p>0.03</text:p>
          </table:table-cell>
          <table:table-cell table:formula="of:=([.F343]/1000000)*(1000/[.B343])" office:value-type="float" office:value="0.0089845" calcext:value-type="float">
            <text:p>0.0090</text:p>
          </table:table-cell>
          <table:table-cell table:formula="of:=[.C343]*2" office:value-type="float" office:value="2423.416364" calcext:value-type="float">
            <text:p>2423.41636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1278.581784" calcext:value-type="float">
            <text:p>1278.581784</text:p>
          </table:table-cell>
          <table:table-cell office:value-type="float" office:value="1.2923" calcext:value-type="float">
            <text:p>1.2923</text:p>
          </table:table-cell>
          <table:table-cell office:value-type="float" office:value="0.026799" calcext:value-type="float">
            <text:p>2.68E-02</text:p>
          </table:table-cell>
          <table:table-cell office:value-type="float" office:value="3816.3" calcext:value-type="float">
            <text:p>3.82E+03</text:p>
          </table:table-cell>
          <table:table-cell office:value-type="float" office:value="1.3229" calcext:value-type="float">
            <text:p>1.3229</text:p>
          </table:table-cell>
          <table:table-cell office:value-type="float" office:value="0.39" calcext:value-type="float">
            <text:p>0.39</text:p>
          </table:table-cell>
          <table:table-cell table:formula="of:=[.G344]*((1000/[.B344])-[.H344])" office:value-type="float" office:value="0.145519" calcext:value-type="float">
            <text:p>0.15</text:p>
          </table:table-cell>
          <table:table-cell table:formula="of:=([.F344]/1000000)*(1000/[.B344])" office:value-type="float" office:value="0.00190815" calcext:value-type="float">
            <text:p>0.0019</text:p>
          </table:table-cell>
          <table:table-cell table:formula="of:=[.C344]*2" office:value-type="float" office:value="2557.163568" calcext:value-type="float">
            <text:p>2557.16356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00" calcext:value-type="float">
            <text:p>1800</text:p>
          </table:table-cell>
          <table:table-cell office:value-type="float" office:value="1278.581784" calcext:value-type="float">
            <text:p>1278.581784</text:p>
          </table:table-cell>
          <table:table-cell office:value-type="float" office:value="1.1664" calcext:value-type="float">
            <text:p>1.1664</text:p>
          </table:table-cell>
          <table:table-cell office:value-type="float" office:value="0.024237" calcext:value-type="float">
            <text:p>2.42E-02</text:p>
          </table:table-cell>
          <table:table-cell office:value-type="float" office:value="3816.4" calcext:value-type="float">
            <text:p>3.82E+03</text:p>
          </table:table-cell>
          <table:table-cell office:value-type="float" office:value="1.1945" calcext:value-type="float">
            <text:p>1.1945</text:p>
          </table:table-cell>
          <table:table-cell office:value-type="float" office:value="0.44" calcext:value-type="float">
            <text:p>0.44</text:p>
          </table:table-cell>
          <table:table-cell table:formula="of:=[.G345]*((1000/[.B345])-[.H345])" office:value-type="float" office:value="0.138031111111111" calcext:value-type="float">
            <text:p>0.14</text:p>
          </table:table-cell>
          <table:table-cell table:formula="of:=([.F345]/1000000)*(1000/[.B345])" office:value-type="float" office:value="0.00212022222222222" calcext:value-type="float">
            <text:p>0.0021</text:p>
          </table:table-cell>
          <table:table-cell table:formula="of:=[.C345]*2" office:value-type="float" office:value="2557.163568" calcext:value-type="float">
            <text:p>2557.16356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1278.581784" calcext:value-type="float">
            <text:p>1278.581784</text:p>
          </table:table-cell>
          <table:table-cell office:value-type="float" office:value="1.0367" calcext:value-type="float">
            <text:p>1.0367</text:p>
          </table:table-cell>
          <table:table-cell office:value-type="float" office:value="0.021454" calcext:value-type="float">
            <text:p>2.15E-02</text:p>
          </table:table-cell>
          <table:table-cell office:value-type="float" office:value="3817.3" calcext:value-type="float">
            <text:p>3.82E+03</text:p>
          </table:table-cell>
          <table:table-cell office:value-type="float" office:value="1.0619" calcext:value-type="float">
            <text:p>1.0619</text:p>
          </table:table-cell>
          <table:table-cell office:value-type="float" office:value="0.51" calcext:value-type="float">
            <text:p>0.51</text:p>
          </table:table-cell>
          <table:table-cell table:formula="of:=[.G346]*((1000/[.B346])-[.H346])" office:value-type="float" office:value="0.1221185" calcext:value-type="float">
            <text:p>0.12</text:p>
          </table:table-cell>
          <table:table-cell table:formula="of:=([.F346]/1000000)*(1000/[.B346])" office:value-type="float" office:value="0.0023858125" calcext:value-type="float">
            <text:p>0.0024</text:p>
          </table:table-cell>
          <table:table-cell table:formula="of:=[.C346]*2" office:value-type="float" office:value="2557.163568" calcext:value-type="float">
            <text:p>2557.16356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0" calcext:value-type="float">
            <text:p>1400</text:p>
          </table:table-cell>
          <table:table-cell office:value-type="float" office:value="1278.581784" calcext:value-type="float">
            <text:p>1278.581784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8589" calcext:value-type="float">
            <text:p>1.86E-02</text:p>
          </table:table-cell>
          <table:table-cell office:value-type="float" office:value="3821.3" calcext:value-type="float">
            <text:p>3.82E+03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6" calcext:value-type="float">
            <text:p>0.6</text:p>
          </table:table-cell>
          <table:table-cell table:formula="of:=[.G347]*((1000/[.B347])-[.H347])" office:value-type="float" office:value="0.10592" calcext:value-type="float">
            <text:p>0.11</text:p>
          </table:table-cell>
          <table:table-cell table:formula="of:=([.F347]/1000000)*(1000/[.B347])" office:value-type="float" office:value="0.0027295" calcext:value-type="float">
            <text:p>0.0027</text:p>
          </table:table-cell>
          <table:table-cell table:formula="of:=[.C347]*2" office:value-type="float" office:value="2557.163568" calcext:value-type="float">
            <text:p>2557.16356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" calcext:value-type="float">
            <text:p>1200</text:p>
          </table:table-cell>
          <table:table-cell office:value-type="float" office:value="1278.581784" calcext:value-type="float">
            <text:p>1278.581784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015933" calcext:value-type="float">
            <text:p>1.59E-02</text:p>
          </table:table-cell>
          <table:table-cell office:value-type="float" office:value="3821.3" calcext:value-type="float">
            <text:p>3.82E+03</text:p>
          </table:table-cell>
          <table:table-cell office:value-type="float" office:value="0.795" calcext:value-type="float">
            <text:p>0.795</text:p>
          </table:table-cell>
          <table:table-cell office:value-type="float" office:value="0.72" calcext:value-type="float">
            <text:p>0.72</text:p>
          </table:table-cell>
          <table:table-cell table:formula="of:=[.G348]*((1000/[.B348])-[.H348])" office:value-type="float" office:value="0.0901000000000001" calcext:value-type="float">
            <text:p>0.09</text:p>
          </table:table-cell>
          <table:table-cell table:formula="of:=([.F348]/1000000)*(1000/[.B348])" office:value-type="float" office:value="0.00318441666666667" calcext:value-type="float">
            <text:p>0.0032</text:p>
          </table:table-cell>
          <table:table-cell table:formula="of:=[.C348]*2" office:value-type="float" office:value="2557.163568" calcext:value-type="float">
            <text:p>2557.16356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278.581784" calcext:value-type="float">
            <text:p>1278.581784</text:p>
          </table:table-cell>
          <table:table-cell office:value-type="float" office:value="0.646" calcext:value-type="float">
            <text:p>0.646</text:p>
          </table:table-cell>
          <table:table-cell office:value-type="float" office:value="0.013277" calcext:value-type="float">
            <text:p>1.33E-02</text:p>
          </table:table-cell>
          <table:table-cell office:value-type="float" office:value="3821.3" calcext:value-type="float">
            <text:p>3.82E+03</text:p>
          </table:table-cell>
          <table:table-cell office:value-type="float" office:value="0.6631" calcext:value-type="float">
            <text:p>0.6631</text:p>
          </table:table-cell>
          <table:table-cell office:value-type="float" office:value="0.89" calcext:value-type="float">
            <text:p>0.89</text:p>
          </table:table-cell>
          <table:table-cell table:formula="of:=[.G349]*((1000/[.B349])-[.H349])" office:value-type="float" office:value="0.072941" calcext:value-type="float">
            <text:p>0.07</text:p>
          </table:table-cell>
          <table:table-cell table:formula="of:=([.F349]/1000000)*(1000/[.B349])" office:value-type="float" office:value="0.0038213" calcext:value-type="float">
            <text:p>0.0038</text:p>
          </table:table-cell>
          <table:table-cell table:formula="of:=[.C349]*2" office:value-type="float" office:value="2557.163568" calcext:value-type="float">
            <text:p>2557.16356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1278.581784" calcext:value-type="float">
            <text:p>1278.581784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010622" calcext:value-type="float">
            <text:p>1.06E-02</text:p>
          </table:table-cell>
          <table:table-cell office:value-type="float" office:value="3821.3" calcext:value-type="float">
            <text:p>3.82E+03</text:p>
          </table:table-cell>
          <table:table-cell office:value-type="float" office:value="0.5312" calcext:value-type="float">
            <text:p>0.5312</text:p>
          </table:table-cell>
          <table:table-cell office:value-type="float" office:value="1.14" calcext:value-type="float">
            <text:p>1.14</text:p>
          </table:table-cell>
          <table:table-cell table:formula="of:=[.G350]*((1000/[.B350])-[.H350])" office:value-type="float" office:value="0.0584320000000001" calcext:value-type="float">
            <text:p>0.06</text:p>
          </table:table-cell>
          <table:table-cell table:formula="of:=([.F350]/1000000)*(1000/[.B350])" office:value-type="float" office:value="0.004776625" calcext:value-type="float">
            <text:p>0.0048</text:p>
          </table:table-cell>
          <table:table-cell table:formula="of:=[.C350]*2" office:value-type="float" office:value="2557.163568" calcext:value-type="float">
            <text:p>2557.16356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float" office:value="1278.581784" calcext:value-type="float">
            <text:p>1278.581784</text:p>
          </table:table-cell>
          <table:table-cell office:value-type="float" office:value="0.3876" calcext:value-type="float">
            <text:p>0.3876</text:p>
          </table:table-cell>
          <table:table-cell office:value-type="float" office:value="0.0079607" calcext:value-type="float">
            <text:p>7.96E-03</text:p>
          </table:table-cell>
          <table:table-cell office:value-type="float" office:value="3817.4" calcext:value-type="float">
            <text:p>3.82E+03</text:p>
          </table:table-cell>
          <table:table-cell office:value-type="float" office:value="0.3994" calcext:value-type="float">
            <text:p>0.3994</text:p>
          </table:table-cell>
          <table:table-cell office:value-type="float" office:value="1.56" calcext:value-type="float">
            <text:p>1.56</text:p>
          </table:table-cell>
          <table:table-cell table:formula="of:=[.G351]*((1000/[.B351])-[.H351])" office:value-type="float" office:value="0.0426026666666667" calcext:value-type="float">
            <text:p>0.04</text:p>
          </table:table-cell>
          <table:table-cell table:formula="of:=([.F351]/1000000)*(1000/[.B351])" office:value-type="float" office:value="0.00636233333333334" calcext:value-type="float">
            <text:p>0.0064</text:p>
          </table:table-cell>
          <table:table-cell table:formula="of:=[.C351]*2" office:value-type="float" office:value="2557.163568" calcext:value-type="float">
            <text:p>2557.16356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1280.136984" calcext:value-type="float">
            <text:p>1280.136984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0053364" calcext:value-type="float">
            <text:p>5.34E-03</text:p>
          </table:table-cell>
          <table:table-cell office:value-type="float" office:value="3819.1" calcext:value-type="float">
            <text:p>3.82E+03</text:p>
          </table:table-cell>
          <table:table-cell office:value-type="float" office:value="0.2689" calcext:value-type="float">
            <text:p>0.2689</text:p>
          </table:table-cell>
          <table:table-cell office:value-type="float" office:value="2.39" calcext:value-type="float">
            <text:p>2.39</text:p>
          </table:table-cell>
          <table:table-cell table:formula="of:=[.G352]*((1000/[.B352])-[.H352])" office:value-type="float" office:value="0.029579" calcext:value-type="float">
            <text:p>0.03</text:p>
          </table:table-cell>
          <table:table-cell table:formula="of:=([.F352]/1000000)*(1000/[.B352])" office:value-type="float" office:value="0.00954775" calcext:value-type="float">
            <text:p>0.0095</text:p>
          </table:table-cell>
          <table:table-cell table:formula="of:=[.C352]*2" office:value-type="float" office:value="2560.273968" calcext:value-type="float">
            <text:p>2560.27396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1353.594264" calcext:value-type="float">
            <text:p>1353.594264</text:p>
          </table:table-cell>
          <table:table-cell office:value-type="float" office:value="1.1685" calcext:value-type="float">
            <text:p>1.1685</text:p>
          </table:table-cell>
          <table:table-cell office:value-type="float" office:value="0.018115" calcext:value-type="float">
            <text:p>1.81E-02</text:p>
          </table:table-cell>
          <table:table-cell office:value-type="float" office:value="4036.2" calcext:value-type="float">
            <text:p>4.04E+03</text:p>
          </table:table-cell>
          <table:table-cell office:value-type="float" office:value="1.1906" calcext:value-type="float">
            <text:p>1.1906</text:p>
          </table:table-cell>
          <table:table-cell office:value-type="float" office:value="0.39" calcext:value-type="float">
            <text:p>0.39</text:p>
          </table:table-cell>
          <table:table-cell table:formula="of:=[.G353]*((1000/[.B353])-[.H353])" office:value-type="float" office:value="0.130966" calcext:value-type="float">
            <text:p>0.13</text:p>
          </table:table-cell>
          <table:table-cell table:formula="of:=([.F353]/1000000)*(1000/[.B353])" office:value-type="float" office:value="0.0020181" calcext:value-type="float">
            <text:p>0.0020</text:p>
          </table:table-cell>
          <table:table-cell table:formula="of:=[.C353]*2" office:value-type="float" office:value="2707.188528" calcext:value-type="float">
            <text:p>2707.1885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00" calcext:value-type="float">
            <text:p>1800</text:p>
          </table:table-cell>
          <table:table-cell office:value-type="float" office:value="1353.594264" calcext:value-type="float">
            <text:p>1353.594264</text:p>
          </table:table-cell>
          <table:table-cell office:value-type="float" office:value="1.049" calcext:value-type="float">
            <text:p>1.049</text:p>
          </table:table-cell>
          <table:table-cell office:value-type="float" office:value="0.015914" calcext:value-type="float">
            <text:p>1.59E-02</text:p>
          </table:table-cell>
          <table:table-cell office:value-type="float" office:value="4036.9" calcext:value-type="float">
            <text:p>4.04E+03</text:p>
          </table:table-cell>
          <table:table-cell office:value-type="float" office:value="1.069" calcext:value-type="float">
            <text:p>1.069</text:p>
          </table:table-cell>
          <table:table-cell office:value-type="float" office:value="0.45" calcext:value-type="float">
            <text:p>0.45</text:p>
          </table:table-cell>
          <table:table-cell table:formula="of:=[.G354]*((1000/[.B354])-[.H354])" office:value-type="float" office:value="0.112838888888889" calcext:value-type="float">
            <text:p>0.11</text:p>
          </table:table-cell>
          <table:table-cell table:formula="of:=([.F354]/1000000)*(1000/[.B354])" office:value-type="float" office:value="0.00224272222222222" calcext:value-type="float">
            <text:p>0.0022</text:p>
          </table:table-cell>
          <table:table-cell table:formula="of:=[.C354]*2" office:value-type="float" office:value="2707.188528" calcext:value-type="float">
            <text:p>2707.1885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00" calcext:value-type="float">
            <text:p>1600</text:p>
          </table:table-cell>
          <table:table-cell office:value-type="float" office:value="1353.594264" calcext:value-type="float">
            <text:p>1353.594264</text:p>
          </table:table-cell>
          <table:table-cell office:value-type="float" office:value="0.933" calcext:value-type="float">
            <text:p>0.933</text:p>
          </table:table-cell>
          <table:table-cell office:value-type="float" office:value="0.014399" calcext:value-type="float">
            <text:p>1.44E-02</text:p>
          </table:table-cell>
          <table:table-cell office:value-type="float" office:value="4038.3" calcext:value-type="float">
            <text:p>4.04E+03</text:p>
          </table:table-cell>
          <table:table-cell office:value-type="float" office:value="0.9514" calcext:value-type="float">
            <text:p>0.9514</text:p>
          </table:table-cell>
          <table:table-cell office:value-type="float" office:value="0.51" calcext:value-type="float">
            <text:p>0.51</text:p>
          </table:table-cell>
          <table:table-cell table:formula="of:=[.G355]*((1000/[.B355])-[.H355])" office:value-type="float" office:value="0.109411" calcext:value-type="float">
            <text:p>0.11</text:p>
          </table:table-cell>
          <table:table-cell table:formula="of:=([.F355]/1000000)*(1000/[.B355])" office:value-type="float" office:value="0.0025239375" calcext:value-type="float">
            <text:p>0.0025</text:p>
          </table:table-cell>
          <table:table-cell table:formula="of:=[.C355]*2" office:value-type="float" office:value="2707.188528" calcext:value-type="float">
            <text:p>2707.1885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00" calcext:value-type="float">
            <text:p>1400</text:p>
          </table:table-cell>
          <table:table-cell office:value-type="float" office:value="1353.646104" calcext:value-type="float">
            <text:p>1353.646104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012593" calcext:value-type="float">
            <text:p>1.26E-02</text:p>
          </table:table-cell>
          <table:table-cell office:value-type="float" office:value="4038.7" calcext:value-type="float">
            <text:p>4.04E+03</text:p>
          </table:table-cell>
          <table:table-cell office:value-type="float" office:value="0.833" calcext:value-type="float">
            <text:p>0.833</text:p>
          </table:table-cell>
          <table:table-cell office:value-type="float" office:value="0.6" calcext:value-type="float">
            <text:p>0.6</text:p>
          </table:table-cell>
          <table:table-cell table:formula="of:=[.G356]*((1000/[.B356])-[.H356])" office:value-type="float" office:value="0.0951999999999999" calcext:value-type="float">
            <text:p>0.10</text:p>
          </table:table-cell>
          <table:table-cell table:formula="of:=([.F356]/1000000)*(1000/[.B356])" office:value-type="float" office:value="0.00288478571428571" calcext:value-type="float">
            <text:p>0.0029</text:p>
          </table:table-cell>
          <table:table-cell table:formula="of:=[.C356]*2" office:value-type="float" office:value="2707.292208" calcext:value-type="float">
            <text:p>2707.29220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0" calcext:value-type="float">
            <text:p>1200</text:p>
          </table:table-cell>
          <table:table-cell office:value-type="float" office:value="1353.646104" calcext:value-type="float">
            <text:p>1353.646104</text:p>
          </table:table-cell>
          <table:table-cell office:value-type="float" office:value="0.6997" calcext:value-type="float">
            <text:p>0.6997</text:p>
          </table:table-cell>
          <table:table-cell office:value-type="float" office:value="0.010794" calcext:value-type="float">
            <text:p>1.08E-02</text:p>
          </table:table-cell>
          <table:table-cell office:value-type="float" office:value="4038.7" calcext:value-type="float">
            <text:p>4.04E+03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72" calcext:value-type="float">
            <text:p>0.72</text:p>
          </table:table-cell>
          <table:table-cell table:formula="of:=[.G357]*((1000/[.B357])-[.H357])" office:value-type="float" office:value="0.080988" calcext:value-type="float">
            <text:p>0.08</text:p>
          </table:table-cell>
          <table:table-cell table:formula="of:=([.F357]/1000000)*(1000/[.B357])" office:value-type="float" office:value="0.00336558333333333" calcext:value-type="float">
            <text:p>0.0034</text:p>
          </table:table-cell>
          <table:table-cell table:formula="of:=[.C357]*2" office:value-type="float" office:value="2707.292208" calcext:value-type="float">
            <text:p>2707.29220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1353.646104" calcext:value-type="float">
            <text:p>1353.646104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0089954" calcext:value-type="float">
            <text:p>9.00E-03</text:p>
          </table:table-cell>
          <table:table-cell office:value-type="float" office:value="4038.7" calcext:value-type="float">
            <text:p>4.04E+03</text:p>
          </table:table-cell>
          <table:table-cell office:value-type="float" office:value="0.5961" calcext:value-type="float">
            <text:p>0.5961</text:p>
          </table:table-cell>
          <table:table-cell office:value-type="float" office:value="0.89" calcext:value-type="float">
            <text:p>0.89</text:p>
          </table:table-cell>
          <table:table-cell table:formula="of:=[.G358]*((1000/[.B358])-[.H358])" office:value-type="float" office:value="0.065571" calcext:value-type="float">
            <text:p>0.07</text:p>
          </table:table-cell>
          <table:table-cell table:formula="of:=([.F358]/1000000)*(1000/[.B358])" office:value-type="float" office:value="0.0040387" calcext:value-type="float">
            <text:p>0.0040</text:p>
          </table:table-cell>
          <table:table-cell table:formula="of:=[.C358]*2" office:value-type="float" office:value="2707.292208" calcext:value-type="float">
            <text:p>2707.29220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float" office:value="1353.646104" calcext:value-type="float">
            <text:p>1353.646104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0071963" calcext:value-type="float">
            <text:p>7.20E-03</text:p>
          </table:table-cell>
          <table:table-cell office:value-type="float" office:value="4038.7" calcext:value-type="float">
            <text:p>4.04E+03</text:p>
          </table:table-cell>
          <table:table-cell office:value-type="float" office:value="0.4777" calcext:value-type="float">
            <text:p>0.4777</text:p>
          </table:table-cell>
          <table:table-cell office:value-type="float" office:value="1.14" calcext:value-type="float">
            <text:p>1.14</text:p>
          </table:table-cell>
          <table:table-cell table:formula="of:=[.G359]*((1000/[.B359])-[.H359])" office:value-type="float" office:value="0.052547" calcext:value-type="float">
            <text:p>0.05</text:p>
          </table:table-cell>
          <table:table-cell table:formula="of:=([.F359]/1000000)*(1000/[.B359])" office:value-type="float" office:value="0.005048375" calcext:value-type="float">
            <text:p>0.0050</text:p>
          </table:table-cell>
          <table:table-cell table:formula="of:=[.C359]*2" office:value-type="float" office:value="2707.292208" calcext:value-type="float">
            <text:p>2707.29220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1353.594264" calcext:value-type="float">
            <text:p>1353.594264</text:p>
          </table:table-cell>
          <table:table-cell office:value-type="float" office:value="0.3502" calcext:value-type="float">
            <text:p>0.3502</text:p>
          </table:table-cell>
          <table:table-cell office:value-type="float" office:value="0.0054419" calcext:value-type="float">
            <text:p>5.44E-03</text:p>
          </table:table-cell>
          <table:table-cell office:value-type="float" office:value="4036.1" calcext:value-type="float">
            <text:p>4.04E+03</text:p>
          </table:table-cell>
          <table:table-cell office:value-type="float" office:value="0.3597" calcext:value-type="float">
            <text:p>0.3597</text:p>
          </table:table-cell>
          <table:table-cell office:value-type="float" office:value="1.56" calcext:value-type="float">
            <text:p>1.56</text:p>
          </table:table-cell>
          <table:table-cell table:formula="of:=[.G360]*((1000/[.B360])-[.H360])" office:value-type="float" office:value="0.038368" calcext:value-type="float">
            <text:p>0.04</text:p>
          </table:table-cell>
          <table:table-cell table:formula="of:=([.F360]/1000000)*(1000/[.B360])" office:value-type="float" office:value="0.00672683333333333" calcext:value-type="float">
            <text:p>0.0067</text:p>
          </table:table-cell>
          <table:table-cell table:formula="of:=[.C360]*2" office:value-type="float" office:value="2707.188528" calcext:value-type="float">
            <text:p>2707.18852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office:value-type="float" office:value="1355.460504" calcext:value-type="float">
            <text:p>1355.460504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0036131" calcext:value-type="float">
            <text:p>3.61E-03</text:p>
          </table:table-cell>
          <table:table-cell office:value-type="float" office:value="4040" calcext:value-type="float">
            <text:p>4.04E+03</text:p>
          </table:table-cell>
          <table:table-cell office:value-type="float" office:value="0.2415" calcext:value-type="float">
            <text:p>0.2415</text:p>
          </table:table-cell>
          <table:table-cell office:value-type="float" office:value="2.39" calcext:value-type="float">
            <text:p>2.39</text:p>
          </table:table-cell>
          <table:table-cell table:formula="of:=[.G361]*((1000/[.B361])-[.H361])" office:value-type="float" office:value="0.026565" calcext:value-type="float">
            <text:p>0.03</text:p>
          </table:table-cell>
          <table:table-cell table:formula="of:=([.F361]/1000000)*(1000/[.B361])" office:value-type="float" office:value="0.0101" calcext:value-type="float">
            <text:p>0.0101</text:p>
          </table:table-cell>
          <table:table-cell table:formula="of:=[.C361]*2" office:value-type="float" office:value="2710.921008" calcext:value-type="float">
            <text:p>2710.92100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428.658585" calcext:value-type="float">
            <text:p>1428.658585</text:p>
          </table:table-cell>
          <table:table-cell office:value-type="float" office:value="1.2204" calcext:value-type="float">
            <text:p>1.2204</text:p>
          </table:table-cell>
          <table:table-cell office:value-type="float" office:value="0.020771" calcext:value-type="float">
            <text:p>2.08E-02</text:p>
          </table:table-cell>
          <table:table-cell office:value-type="float" office:value="4264.5" calcext:value-type="float">
            <text:p>4.26E+03</text:p>
          </table:table-cell>
          <table:table-cell office:value-type="float" office:value="1.2454" calcext:value-type="float">
            <text:p>1.2454</text:p>
          </table:table-cell>
          <table:table-cell office:value-type="float" office:value="0.39" calcext:value-type="float">
            <text:p>0.39</text:p>
          </table:table-cell>
          <table:table-cell table:formula="of:=[.G362]*((1000/[.B362])-[.H362])" office:value-type="float" office:value="0.136994" calcext:value-type="float">
            <text:p>0.14</text:p>
          </table:table-cell>
          <table:table-cell table:formula="of:=([.F362]/1000000)*(1000/[.B362])" office:value-type="float" office:value="0.00213225" calcext:value-type="float">
            <text:p>0.0021</text:p>
          </table:table-cell>
          <table:table-cell table:formula="of:=[.C362]*2" office:value-type="float" office:value="2857.31717" calcext:value-type="float">
            <text:p>2857.3171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" calcext:value-type="float">
            <text:p>1800</text:p>
          </table:table-cell>
          <table:table-cell office:value-type="float" office:value="1429.073305" calcext:value-type="float">
            <text:p>1429.073305</text:p>
          </table:table-cell>
          <table:table-cell office:value-type="float" office:value="1.0989" calcext:value-type="float">
            <text:p>1.0989</text:p>
          </table:table-cell>
          <table:table-cell office:value-type="float" office:value="0.018998" calcext:value-type="float">
            <text:p>1.90E-02</text:p>
          </table:table-cell>
          <table:table-cell office:value-type="float" office:value="4264.6" calcext:value-type="float">
            <text:p>4.26E+03</text:p>
          </table:table-cell>
          <table:table-cell office:value-type="float" office:value="1.1221" calcext:value-type="float">
            <text:p>1.1221</text:p>
          </table:table-cell>
          <table:table-cell office:value-type="float" office:value="0.45" calcext:value-type="float">
            <text:p>0.45</text:p>
          </table:table-cell>
          <table:table-cell table:formula="of:=[.G363]*((1000/[.B363])-[.H363])" office:value-type="float" office:value="0.118443888888889" calcext:value-type="float">
            <text:p>0.12</text:p>
          </table:table-cell>
          <table:table-cell table:formula="of:=([.F363]/1000000)*(1000/[.B363])" office:value-type="float" office:value="0.00236922222222222" calcext:value-type="float">
            <text:p>0.0024</text:p>
          </table:table-cell>
          <table:table-cell table:formula="of:=[.C363]*2" office:value-type="float" office:value="2858.14661" calcext:value-type="float">
            <text:p>2858.1466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00" calcext:value-type="float">
            <text:p>1600</text:p>
          </table:table-cell>
          <table:table-cell office:value-type="float" office:value="1428.710425" calcext:value-type="float">
            <text:p>1428.710425</text:p>
          </table:table-cell>
          <table:table-cell office:value-type="float" office:value="0.9767" calcext:value-type="float">
            <text:p>0.9767</text:p>
          </table:table-cell>
          <table:table-cell office:value-type="float" office:value="0.016745" calcext:value-type="float">
            <text:p>1.67E-02</text:p>
          </table:table-cell>
          <table:table-cell office:value-type="float" office:value="4263.8" calcext:value-type="float">
            <text:p>4.26E+03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52" calcext:value-type="float">
            <text:p>0.52</text:p>
          </table:table-cell>
          <table:table-cell table:formula="of:=[.G364]*((1000/[.B364])-[.H364])" office:value-type="float" office:value="0.1047585" calcext:value-type="float">
            <text:p>0.10</text:p>
          </table:table-cell>
          <table:table-cell table:formula="of:=([.F364]/1000000)*(1000/[.B364])" office:value-type="float" office:value="0.002664875" calcext:value-type="float">
            <text:p>0.0027</text:p>
          </table:table-cell>
          <table:table-cell table:formula="of:=[.C364]*2" office:value-type="float" office:value="2857.42085" calcext:value-type="float">
            <text:p>2857.4208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0" calcext:value-type="float">
            <text:p>1400</text:p>
          </table:table-cell>
          <table:table-cell office:value-type="float" office:value="1428.710425" calcext:value-type="float">
            <text:p>1428.710425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014652" calcext:value-type="float">
            <text:p>1.47E-02</text:p>
          </table:table-cell>
          <table:table-cell office:value-type="float" office:value="4263.8" calcext:value-type="float">
            <text:p>4.26E+03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6" calcext:value-type="float">
            <text:p>0.6</text:p>
          </table:table-cell>
          <table:table-cell table:formula="of:=[.G365]*((1000/[.B365])-[.H365])" office:value-type="float" office:value="0.0998285714285714" calcext:value-type="float">
            <text:p>0.10</text:p>
          </table:table-cell>
          <table:table-cell table:formula="of:=([.F365]/1000000)*(1000/[.B365])" office:value-type="float" office:value="0.00304557142857143" calcext:value-type="float">
            <text:p>0.0030</text:p>
          </table:table-cell>
          <table:table-cell table:formula="of:=[.C365]*2" office:value-type="float" office:value="2857.42085" calcext:value-type="float">
            <text:p>2857.4208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0" calcext:value-type="float">
            <text:p>1200</text:p>
          </table:table-cell>
          <table:table-cell office:value-type="float" office:value="1428.710425" calcext:value-type="float">
            <text:p>1428.710425</text:p>
          </table:table-cell>
          <table:table-cell office:value-type="float" office:value="0.7325" calcext:value-type="float">
            <text:p>0.7325</text:p>
          </table:table-cell>
          <table:table-cell office:value-type="float" office:value="0.012559" calcext:value-type="float">
            <text:p>1.26E-02</text:p>
          </table:table-cell>
          <table:table-cell office:value-type="float" office:value="4263.8" calcext:value-type="float">
            <text:p>4.26E+03</text:p>
          </table:table-cell>
          <table:table-cell office:value-type="float" office:value="0.7493" calcext:value-type="float">
            <text:p>0.7493</text:p>
          </table:table-cell>
          <table:table-cell office:value-type="float" office:value="0.72" calcext:value-type="float">
            <text:p>0.72</text:p>
          </table:table-cell>
          <table:table-cell table:formula="of:=[.G366]*((1000/[.B366])-[.H366])" office:value-type="float" office:value="0.0849206666666667" calcext:value-type="float">
            <text:p>0.08</text:p>
          </table:table-cell>
          <table:table-cell table:formula="of:=([.F366]/1000000)*(1000/[.B366])" office:value-type="float" office:value="0.00355316666666667" calcext:value-type="float">
            <text:p>0.0036</text:p>
          </table:table-cell>
          <table:table-cell table:formula="of:=[.C366]*2" office:value-type="float" office:value="2857.42085" calcext:value-type="float">
            <text:p>2857.4208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1428.710425" calcext:value-type="float">
            <text:p>1428.710425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010465" calcext:value-type="float">
            <text:p>1.05E-02</text:p>
          </table:table-cell>
          <table:table-cell office:value-type="float" office:value="4263.8" calcext:value-type="float">
            <text:p>4.26E+03</text:p>
          </table:table-cell>
          <table:table-cell office:value-type="float" office:value="0.6252" calcext:value-type="float">
            <text:p>0.6252</text:p>
          </table:table-cell>
          <table:table-cell office:value-type="float" office:value="0.89" calcext:value-type="float">
            <text:p>0.89</text:p>
          </table:table-cell>
          <table:table-cell table:formula="of:=[.G367]*((1000/[.B367])-[.H367])" office:value-type="float" office:value="0.068772" calcext:value-type="float">
            <text:p>0.07</text:p>
          </table:table-cell>
          <table:table-cell table:formula="of:=([.F367]/1000000)*(1000/[.B367])" office:value-type="float" office:value="0.0042638" calcext:value-type="float">
            <text:p>0.0043</text:p>
          </table:table-cell>
          <table:table-cell table:formula="of:=[.C367]*2" office:value-type="float" office:value="2857.42085" calcext:value-type="float">
            <text:p>2857.4208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1428.710425" calcext:value-type="float">
            <text:p>1428.710425</text:p>
          </table:table-cell>
          <table:table-cell office:value-type="float" office:value="0.4841" calcext:value-type="float">
            <text:p>0.4841</text:p>
          </table:table-cell>
          <table:table-cell office:value-type="float" office:value="0.0080608" calcext:value-type="float">
            <text:p>8.06E-03</text:p>
          </table:table-cell>
          <table:table-cell office:value-type="float" office:value="4255" calcext:value-type="float">
            <text:p>4.26E+03</text:p>
          </table:table-cell>
          <table:table-cell office:value-type="float" office:value="0.4964" calcext:value-type="float">
            <text:p>0.4964</text:p>
          </table:table-cell>
          <table:table-cell office:value-type="float" office:value="1.14" calcext:value-type="float">
            <text:p>1.14</text:p>
          </table:table-cell>
          <table:table-cell table:formula="of:=[.G368]*((1000/[.B368])-[.H368])" office:value-type="float" office:value="0.054604" calcext:value-type="float">
            <text:p>0.05</text:p>
          </table:table-cell>
          <table:table-cell table:formula="of:=([.F368]/1000000)*(1000/[.B368])" office:value-type="float" office:value="0.00531875" calcext:value-type="float">
            <text:p>0.0053</text:p>
          </table:table-cell>
          <table:table-cell table:formula="of:=[.C368]*2" office:value-type="float" office:value="2857.42085" calcext:value-type="float">
            <text:p>2857.4208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1428.814105" calcext:value-type="float">
            <text:p>1428.814105</text:p>
          </table:table-cell>
          <table:table-cell office:value-type="float" office:value="0.3634" calcext:value-type="float">
            <text:p>0.3634</text:p>
          </table:table-cell>
          <table:table-cell office:value-type="float" office:value="0.0061339" calcext:value-type="float">
            <text:p>6.13E-03</text:p>
          </table:table-cell>
          <table:table-cell office:value-type="float" office:value="4254.2" calcext:value-type="float">
            <text:p>4.25E+03</text:p>
          </table:table-cell>
          <table:table-cell office:value-type="float" office:value="0.3738" calcext:value-type="float">
            <text:p>0.3738</text:p>
          </table:table-cell>
          <table:table-cell office:value-type="float" office:value="1.56" calcext:value-type="float">
            <text:p>1.56</text:p>
          </table:table-cell>
          <table:table-cell table:formula="of:=[.G369]*((1000/[.B369])-[.H369])" office:value-type="float" office:value="0.039872" calcext:value-type="float">
            <text:p>0.04</text:p>
          </table:table-cell>
          <table:table-cell table:formula="of:=([.F369]/1000000)*(1000/[.B369])" office:value-type="float" office:value="0.00709033333333333" calcext:value-type="float">
            <text:p>0.0071</text:p>
          </table:table-cell>
          <table:table-cell table:formula="of:=[.C369]*2" office:value-type="float" office:value="2857.62821" calcext:value-type="float">
            <text:p>2857.6282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430.680345" calcext:value-type="float">
            <text:p>1430.680345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0040942" calcext:value-type="float">
            <text:p>4.09E-03</text:p>
          </table:table-cell>
          <table:table-cell office:value-type="float" office:value="4257.5" calcext:value-type="float">
            <text:p>4.26E+03</text:p>
          </table:table-cell>
          <table:table-cell office:value-type="float" office:value="0.2522" calcext:value-type="float">
            <text:p>0.2522</text:p>
          </table:table-cell>
          <table:table-cell office:value-type="float" office:value="2.39" calcext:value-type="float">
            <text:p>2.39</text:p>
          </table:table-cell>
          <table:table-cell table:formula="of:=[.G370]*((1000/[.B370])-[.H370])" office:value-type="float" office:value="0.027742" calcext:value-type="float">
            <text:p>0.03</text:p>
          </table:table-cell>
          <table:table-cell table:formula="of:=([.F370]/1000000)*(1000/[.B370])" office:value-type="float" office:value="0.01064375" calcext:value-type="float">
            <text:p>0.0106</text:p>
          </table:table-cell>
          <table:table-cell table:formula="of:=[.C370]*2" office:value-type="float" office:value="2861.36069" calcext:value-type="float">
            <text:p>2861.3606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office:value-type="float" office:value="1510.721307" calcext:value-type="float">
            <text:p>1510.721307</text:p>
          </table:table-cell>
          <table:table-cell office:value-type="float" office:value="1.2602" calcext:value-type="float">
            <text:p>1.2602</text:p>
          </table:table-cell>
          <table:table-cell office:value-type="float" office:value="0.021577" calcext:value-type="float">
            <text:p>2.16E-02</text:p>
          </table:table-cell>
          <table:table-cell office:value-type="float" office:value="4497.8" calcext:value-type="float">
            <text:p>4.50E+03</text:p>
          </table:table-cell>
          <table:table-cell office:value-type="float" office:value="1.2863" calcext:value-type="float">
            <text:p>1.2863</text:p>
          </table:table-cell>
          <table:table-cell office:value-type="float" office:value="0.39" calcext:value-type="float">
            <text:p>0.39</text:p>
          </table:table-cell>
          <table:table-cell table:formula="of:=[.G371]*((1000/[.B371])-[.H371])" office:value-type="float" office:value="0.141493" calcext:value-type="float">
            <text:p>0.14</text:p>
          </table:table-cell>
          <table:table-cell table:formula="of:=([.F371]/1000000)*(1000/[.B371])" office:value-type="float" office:value="0.0022489" calcext:value-type="float">
            <text:p>0.0022</text:p>
          </table:table-cell>
          <table:table-cell table:formula="of:=[.C371]*2" office:value-type="float" office:value="3021.442614" calcext:value-type="float">
            <text:p>3021.44261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00" calcext:value-type="float">
            <text:p>1800</text:p>
          </table:table-cell>
          <table:table-cell office:value-type="float" office:value="1516.423707" calcext:value-type="float">
            <text:p>1516.423707</text:p>
          </table:table-cell>
          <table:table-cell office:value-type="float" office:value="1.1422" calcext:value-type="float">
            <text:p>1.1422</text:p>
          </table:table-cell>
          <table:table-cell office:value-type="float" office:value="0.019632" calcext:value-type="float">
            <text:p>1.96E-02</text:p>
          </table:table-cell>
          <table:table-cell office:value-type="float" office:value="4501" calcext:value-type="float">
            <text:p>4.50E+03</text:p>
          </table:table-cell>
          <table:table-cell office:value-type="float" office:value="1.1664" calcext:value-type="float">
            <text:p>1.1664</text:p>
          </table:table-cell>
          <table:table-cell office:value-type="float" office:value="0.43" calcext:value-type="float">
            <text:p>0.43</text:p>
          </table:table-cell>
          <table:table-cell table:formula="of:=[.G372]*((1000/[.B372])-[.H372])" office:value-type="float" office:value="0.146448" calcext:value-type="float">
            <text:p>0.15</text:p>
          </table:table-cell>
          <table:table-cell table:formula="of:=([.F372]/1000000)*(1000/[.B372])" office:value-type="float" office:value="0.00250055555555556" calcext:value-type="float">
            <text:p>0.0025</text:p>
          </table:table-cell>
          <table:table-cell table:formula="of:=[.C372]*2" office:value-type="float" office:value="3032.847414" calcext:value-type="float">
            <text:p>3032.84741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00" calcext:value-type="float">
            <text:p>1600</text:p>
          </table:table-cell>
          <table:table-cell office:value-type="float" office:value="1510.513947" calcext:value-type="float">
            <text:p>1510.513947</text:p>
          </table:table-cell>
          <table:table-cell office:value-type="float" office:value="1.0095" calcext:value-type="float">
            <text:p>1.0095</text:p>
          </table:table-cell>
          <table:table-cell office:value-type="float" office:value="0.017335" calcext:value-type="float">
            <text:p>1.73E-02</text:p>
          </table:table-cell>
          <table:table-cell office:value-type="float" office:value="4494.1" calcext:value-type="float">
            <text:p>4.49E+03</text:p>
          </table:table-cell>
          <table:table-cell office:value-type="float" office:value="1.0313" calcext:value-type="float">
            <text:p>1.0313</text:p>
          </table:table-cell>
          <table:table-cell office:value-type="float" office:value="0.51" calcext:value-type="float">
            <text:p>0.51</text:p>
          </table:table-cell>
          <table:table-cell table:formula="of:=[.G373]*((1000/[.B373])-[.H373])" office:value-type="float" office:value="0.1185995" calcext:value-type="float">
            <text:p>0.12</text:p>
          </table:table-cell>
          <table:table-cell table:formula="of:=([.F373]/1000000)*(1000/[.B373])" office:value-type="float" office:value="0.0028088125" calcext:value-type="float">
            <text:p>0.0028</text:p>
          </table:table-cell>
          <table:table-cell table:formula="of:=[.C373]*2" office:value-type="float" office:value="3021.027894" calcext:value-type="float">
            <text:p>3021.02789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00" calcext:value-type="float">
            <text:p>1400</text:p>
          </table:table-cell>
          <table:table-cell office:value-type="float" office:value="1510.513947" calcext:value-type="float">
            <text:p>1510.513947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015173" calcext:value-type="float">
            <text:p>1.52E-02</text:p>
          </table:table-cell>
          <table:table-cell office:value-type="float" office:value="4494.3" calcext:value-type="float">
            <text:p>4.49E+03</text:p>
          </table:table-cell>
          <table:table-cell office:value-type="float" office:value="0.903" calcext:value-type="float">
            <text:p>0.903</text:p>
          </table:table-cell>
          <table:table-cell office:value-type="float" office:value="0.6" calcext:value-type="float">
            <text:p>0.6</text:p>
          </table:table-cell>
          <table:table-cell table:formula="of:=[.G374]*((1000/[.B374])-[.H374])" office:value-type="float" office:value="0.1032" calcext:value-type="float">
            <text:p>0.10</text:p>
          </table:table-cell>
          <table:table-cell table:formula="of:=([.F374]/1000000)*(1000/[.B374])" office:value-type="float" office:value="0.00321021428571429" calcext:value-type="float">
            <text:p>0.0032</text:p>
          </table:table-cell>
          <table:table-cell table:formula="of:=[.C374]*2" office:value-type="float" office:value="3021.027894" calcext:value-type="float">
            <text:p>3021.02789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00" calcext:value-type="float">
            <text:p>1200</text:p>
          </table:table-cell>
          <table:table-cell office:value-type="float" office:value="1510.513947" calcext:value-type="float">
            <text:p>1510.51394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13037" calcext:value-type="float">
            <text:p>1.30E-02</text:p>
          </table:table-cell>
          <table:table-cell office:value-type="float" office:value="4496.5" calcext:value-type="float">
            <text:p>4.50E+03</text:p>
          </table:table-cell>
          <table:table-cell office:value-type="float" office:value="0.7755" calcext:value-type="float">
            <text:p>0.7755</text:p>
          </table:table-cell>
          <table:table-cell office:value-type="float" office:value="0.72" calcext:value-type="float">
            <text:p>0.72</text:p>
          </table:table-cell>
          <table:table-cell table:formula="of:=[.G375]*((1000/[.B375])-[.H375])" office:value-type="float" office:value="0.08789" calcext:value-type="float">
            <text:p>0.09</text:p>
          </table:table-cell>
          <table:table-cell table:formula="of:=([.F375]/1000000)*(1000/[.B375])" office:value-type="float" office:value="0.00374708333333333" calcext:value-type="float">
            <text:p>0.0037</text:p>
          </table:table-cell>
          <table:table-cell table:formula="of:=[.C375]*2" office:value-type="float" office:value="3021.027894" calcext:value-type="float">
            <text:p>3021.02789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510.462107" calcext:value-type="float">
            <text:p>1510.462107</text:p>
          </table:table-cell>
          <table:table-cell office:value-type="float" office:value="0.6303" calcext:value-type="float">
            <text:p>0.6303</text:p>
          </table:table-cell>
          <table:table-cell office:value-type="float" office:value="0.010663" calcext:value-type="float">
            <text:p>1.07E-02</text:p>
          </table:table-cell>
          <table:table-cell office:value-type="float" office:value="4496.1" calcext:value-type="float">
            <text:p>4.50E+03</text:p>
          </table:table-cell>
          <table:table-cell office:value-type="float" office:value="0.6455" calcext:value-type="float">
            <text:p>0.6455</text:p>
          </table:table-cell>
          <table:table-cell office:value-type="float" office:value="0.89" calcext:value-type="float">
            <text:p>0.89</text:p>
          </table:table-cell>
          <table:table-cell table:formula="of:=[.G376]*((1000/[.B376])-[.H376])" office:value-type="float" office:value="0.071005" calcext:value-type="float">
            <text:p>0.07</text:p>
          </table:table-cell>
          <table:table-cell table:formula="of:=([.F376]/1000000)*(1000/[.B376])" office:value-type="float" office:value="0.0044961" calcext:value-type="float">
            <text:p>0.0045</text:p>
          </table:table-cell>
          <table:table-cell table:formula="of:=[.C376]*2" office:value-type="float" office:value="3020.924214" calcext:value-type="float">
            <text:p>3020.92421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0" calcext:value-type="float">
            <text:p>800</text:p>
          </table:table-cell>
          <table:table-cell office:value-type="float" office:value="1510.462107" calcext:value-type="float">
            <text:p>1510.462107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0085306" calcext:value-type="float">
            <text:p>8.53E-03</text:p>
          </table:table-cell>
          <table:table-cell office:value-type="float" office:value="4496.1" calcext:value-type="float">
            <text:p>4.50E+03</text:p>
          </table:table-cell>
          <table:table-cell office:value-type="float" office:value="0.5173" calcext:value-type="float">
            <text:p>0.5173</text:p>
          </table:table-cell>
          <table:table-cell office:value-type="float" office:value="1.14" calcext:value-type="float">
            <text:p>1.14</text:p>
          </table:table-cell>
          <table:table-cell table:formula="of:=[.G377]*((1000/[.B377])-[.H377])" office:value-type="float" office:value="0.0569030000000001" calcext:value-type="float">
            <text:p>0.06</text:p>
          </table:table-cell>
          <table:table-cell table:formula="of:=([.F377]/1000000)*(1000/[.B377])" office:value-type="float" office:value="0.005620125" calcext:value-type="float">
            <text:p>0.0056</text:p>
          </table:table-cell>
          <table:table-cell table:formula="of:=[.C377]*2" office:value-type="float" office:value="3020.924214" calcext:value-type="float">
            <text:p>3020.92421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0" calcext:value-type="float">
            <text:p>600</text:p>
          </table:table-cell>
          <table:table-cell office:value-type="float" office:value="1510.513947" calcext:value-type="float">
            <text:p>1510.513947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0064991" calcext:value-type="float">
            <text:p>6.50E-03</text:p>
          </table:table-cell>
          <table:table-cell office:value-type="float" office:value="4493.2" calcext:value-type="float">
            <text:p>4.49E+03</text:p>
          </table:table-cell>
          <table:table-cell office:value-type="float" office:value="0.3896" calcext:value-type="float">
            <text:p>0.3896</text:p>
          </table:table-cell>
          <table:table-cell office:value-type="float" office:value="1.55" calcext:value-type="float">
            <text:p>1.55</text:p>
          </table:table-cell>
          <table:table-cell table:formula="of:=[.G378]*((1000/[.B378])-[.H378])" office:value-type="float" office:value="0.0454533333333333" calcext:value-type="float">
            <text:p>0.05</text:p>
          </table:table-cell>
          <table:table-cell table:formula="of:=([.F378]/1000000)*(1000/[.B378])" office:value-type="float" office:value="0.00748866666666667" calcext:value-type="float">
            <text:p>0.0075</text:p>
          </table:table-cell>
          <table:table-cell table:formula="of:=[.C378]*2" office:value-type="float" office:value="3021.027894" calcext:value-type="float">
            <text:p>3021.02789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0" calcext:value-type="float">
            <text:p>400</text:p>
          </table:table-cell>
          <table:table-cell office:value-type="float" office:value="1513.157787" calcext:value-type="float">
            <text:p>1513.157787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0042502" calcext:value-type="float">
            <text:p>4.25E-03</text:p>
          </table:table-cell>
          <table:table-cell office:value-type="float" office:value="4504.3" calcext:value-type="float">
            <text:p>4.50E+03</text:p>
          </table:table-cell>
          <table:table-cell office:value-type="float" office:value="0.2609" calcext:value-type="float">
            <text:p>0.2609</text:p>
          </table:table-cell>
          <table:table-cell office:value-type="float" office:value="2.39" calcext:value-type="float">
            <text:p>2.39</text:p>
          </table:table-cell>
          <table:table-cell table:formula="of:=[.G379]*((1000/[.B379])-[.H379])" office:value-type="float" office:value="0.028699" calcext:value-type="float">
            <text:p>0.03</text:p>
          </table:table-cell>
          <table:table-cell table:formula="of:=([.F379]/1000000)*(1000/[.B379])" office:value-type="float" office:value="0.01126075" calcext:value-type="float">
            <text:p>0.0113</text:p>
          </table:table-cell>
          <table:table-cell table:formula="of:=[.C379]*2" office:value-type="float" office:value="3026.315574" calcext:value-type="float">
            <text:p>3026.31557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594.65027" calcext:value-type="float">
            <text:p>1594.65027</text:p>
          </table:table-cell>
          <table:table-cell office:value-type="float" office:value="1.3095" calcext:value-type="float">
            <text:p>1.3095</text:p>
          </table:table-cell>
          <table:table-cell office:value-type="float" office:value="0.024503" calcext:value-type="float">
            <text:p>2.45E-02</text:p>
          </table:table-cell>
          <table:table-cell office:value-type="float" office:value="4713.6" calcext:value-type="float">
            <text:p>4.71E+03</text:p>
          </table:table-cell>
          <table:table-cell office:value-type="float" office:value="1.3388" calcext:value-type="float">
            <text:p>1.3388</text:p>
          </table:table-cell>
          <table:table-cell office:value-type="float" office:value="0.38" calcext:value-type="float">
            <text:p>0.38</text:p>
          </table:table-cell>
          <table:table-cell table:formula="of:=[.G380]*((1000/[.B380])-[.H380])" office:value-type="float" office:value="0.160656" calcext:value-type="float">
            <text:p>0.16</text:p>
          </table:table-cell>
          <table:table-cell table:formula="of:=([.F380]/1000000)*(1000/[.B380])" office:value-type="float" office:value="0.0023568" calcext:value-type="float">
            <text:p>0.0024</text:p>
          </table:table-cell>
          <table:table-cell table:formula="of:=[.C380]*2" office:value-type="float" office:value="3189.30054" calcext:value-type="float">
            <text:p>3189.3005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float" office:value="1594.59843" calcext:value-type="float">
            <text:p>1594.59843</text:p>
          </table:table-cell>
          <table:table-cell office:value-type="float" office:value="1.1809" calcext:value-type="float">
            <text:p>1.1809</text:p>
          </table:table-cell>
          <table:table-cell office:value-type="float" office:value="0.02212" calcext:value-type="float">
            <text:p>2.21E-02</text:p>
          </table:table-cell>
          <table:table-cell office:value-type="float" office:value="4709.3" calcext:value-type="float">
            <text:p>4.71E+03</text:p>
          </table:table-cell>
          <table:table-cell office:value-type="float" office:value="1.2077" calcext:value-type="float">
            <text:p>1.2077</text:p>
          </table:table-cell>
          <table:table-cell office:value-type="float" office:value="0.44" calcext:value-type="float">
            <text:p>0.44</text:p>
          </table:table-cell>
          <table:table-cell table:formula="of:=[.G381]*((1000/[.B381])-[.H381])" office:value-type="float" office:value="0.139556444444444" calcext:value-type="float">
            <text:p>0.14</text:p>
          </table:table-cell>
          <table:table-cell table:formula="of:=([.F381]/1000000)*(1000/[.B381])" office:value-type="float" office:value="0.00261627777777778" calcext:value-type="float">
            <text:p>0.0026</text:p>
          </table:table-cell>
          <table:table-cell table:formula="of:=[.C381]*2" office:value-type="float" office:value="3189.19686" calcext:value-type="float">
            <text:p>3189.1968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1594.59843" calcext:value-type="float">
            <text:p>1594.59843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019303" calcext:value-type="float">
            <text:p>1.93E-02</text:p>
          </table:table-cell>
          <table:table-cell office:value-type="float" office:value="4706.4" calcext:value-type="float">
            <text:p>4.71E+03</text:p>
          </table:table-cell>
          <table:table-cell office:value-type="float" office:value="1.0683" calcext:value-type="float">
            <text:p>1.0683</text:p>
          </table:table-cell>
          <table:table-cell office:value-type="float" office:value="0.51" calcext:value-type="float">
            <text:p>0.51</text:p>
          </table:table-cell>
          <table:table-cell table:formula="of:=[.G382]*((1000/[.B382])-[.H382])" office:value-type="float" office:value="0.1228545" calcext:value-type="float">
            <text:p>0.12</text:p>
          </table:table-cell>
          <table:table-cell table:formula="of:=([.F382]/1000000)*(1000/[.B382])" office:value-type="float" office:value="0.0029415" calcext:value-type="float">
            <text:p>0.0029</text:p>
          </table:table-cell>
          <table:table-cell table:formula="of:=[.C382]*2" office:value-type="float" office:value="3189.19686" calcext:value-type="float">
            <text:p>3189.1968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594.59843" calcext:value-type="float">
            <text:p>1594.59843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01689" calcext:value-type="float">
            <text:p>1.69E-02</text:p>
          </table:table-cell>
          <table:table-cell office:value-type="float" office:value="4706.5" calcext:value-type="float">
            <text:p>4.71E+03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6" calcext:value-type="float">
            <text:p>0.6</text:p>
          </table:table-cell>
          <table:table-cell table:formula="of:=[.G383]*((1000/[.B383])-[.H383])" office:value-type="float" office:value="0.106891428571429" calcext:value-type="float">
            <text:p>0.11</text:p>
          </table:table-cell>
          <table:table-cell table:formula="of:=([.F383]/1000000)*(1000/[.B383])" office:value-type="float" office:value="0.00336178571428571" calcext:value-type="float">
            <text:p>0.0034</text:p>
          </table:table-cell>
          <table:table-cell table:formula="of:=[.C383]*2" office:value-type="float" office:value="3189.19686" calcext:value-type="float">
            <text:p>3189.1968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594.59843" calcext:value-type="float">
            <text:p>1594.59843</text:p>
          </table:table-cell>
          <table:table-cell office:value-type="float" office:value="0.7801" calcext:value-type="float">
            <text:p>0.7801</text:p>
          </table:table-cell>
          <table:table-cell office:value-type="float" office:value="0.014419" calcext:value-type="float">
            <text:p>1.44E-02</text:p>
          </table:table-cell>
          <table:table-cell office:value-type="float" office:value="4705.8" calcext:value-type="float">
            <text:p>4.71E+03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72" calcext:value-type="float">
            <text:p>0.72</text:p>
          </table:table-cell>
          <table:table-cell table:formula="of:=[.G384]*((1000/[.B384])-[.H384])" office:value-type="float" office:value="0.0905873333333334" calcext:value-type="float">
            <text:p>0.09</text:p>
          </table:table-cell>
          <table:table-cell table:formula="of:=([.F384]/1000000)*(1000/[.B384])" office:value-type="float" office:value="0.0039215" calcext:value-type="float">
            <text:p>0.0039</text:p>
          </table:table-cell>
          <table:table-cell table:formula="of:=[.C384]*2" office:value-type="float" office:value="3189.19686" calcext:value-type="float">
            <text:p>3189.1968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594.59843" calcext:value-type="float">
            <text:p>1594.59843</text:p>
          </table:table-cell>
          <table:table-cell office:value-type="float" office:value="0.6501" calcext:value-type="float">
            <text:p>0.6501</text:p>
          </table:table-cell>
          <table:table-cell office:value-type="float" office:value="0.012015" calcext:value-type="float">
            <text:p>1.20E-02</text:p>
          </table:table-cell>
          <table:table-cell office:value-type="float" office:value="4705.8" calcext:value-type="float">
            <text:p>4.71E+03</text:p>
          </table:table-cell>
          <table:table-cell office:value-type="float" office:value="0.6668" calcext:value-type="float">
            <text:p>0.6668</text:p>
          </table:table-cell>
          <table:table-cell office:value-type="float" office:value="0.88" calcext:value-type="float">
            <text:p>0.88</text:p>
          </table:table-cell>
          <table:table-cell table:formula="of:=[.G385]*((1000/[.B385])-[.H385])" office:value-type="float" office:value="0.080016" calcext:value-type="float">
            <text:p>0.08</text:p>
          </table:table-cell>
          <table:table-cell table:formula="of:=([.F385]/1000000)*(1000/[.B385])" office:value-type="float" office:value="0.0047058" calcext:value-type="float">
            <text:p>0.0047</text:p>
          </table:table-cell>
          <table:table-cell table:formula="of:=[.C385]*2" office:value-type="float" office:value="3189.19686" calcext:value-type="float">
            <text:p>3189.1968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1594.59843" calcext:value-type="float">
            <text:p>1594.59843</text:p>
          </table:table-cell>
          <table:table-cell office:value-type="float" office:value="0.5221" calcext:value-type="float">
            <text:p>0.5221</text:p>
          </table:table-cell>
          <table:table-cell office:value-type="float" office:value="0.0096513" calcext:value-type="float">
            <text:p>9.65E-03</text:p>
          </table:table-cell>
          <table:table-cell office:value-type="float" office:value="4706.5" calcext:value-type="float">
            <text:p>4.71E+03</text:p>
          </table:table-cell>
          <table:table-cell office:value-type="float" office:value="0.5365" calcext:value-type="float">
            <text:p>0.5365</text:p>
          </table:table-cell>
          <table:table-cell office:value-type="float" office:value="1.13" calcext:value-type="float">
            <text:p>1.13</text:p>
          </table:table-cell>
          <table:table-cell table:formula="of:=[.G386]*((1000/[.B386])-[.H386])" office:value-type="float" office:value="0.0643800000000001" calcext:value-type="float">
            <text:p>0.06</text:p>
          </table:table-cell>
          <table:table-cell table:formula="of:=([.F386]/1000000)*(1000/[.B386])" office:value-type="float" office:value="0.005883125" calcext:value-type="float">
            <text:p>0.0059</text:p>
          </table:table-cell>
          <table:table-cell table:formula="of:=[.C386]*2" office:value-type="float" office:value="3189.19686" calcext:value-type="float">
            <text:p>3189.1968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1594.59843" calcext:value-type="float">
            <text:p>1594.59843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0072284" calcext:value-type="float">
            <text:p>7.23E-03</text:p>
          </table:table-cell>
          <table:table-cell office:value-type="float" office:value="4705.1" calcext:value-type="float">
            <text:p>4.71E+03</text:p>
          </table:table-cell>
          <table:table-cell office:value-type="float" office:value="0.403" calcext:value-type="float">
            <text:p>0.403</text:p>
          </table:table-cell>
          <table:table-cell office:value-type="float" office:value="1.55" calcext:value-type="float">
            <text:p>1.55</text:p>
          </table:table-cell>
          <table:table-cell table:formula="of:=[.G387]*((1000/[.B387])-[.H387])" office:value-type="float" office:value="0.0470166666666667" calcext:value-type="float">
            <text:p>0.05</text:p>
          </table:table-cell>
          <table:table-cell table:formula="of:=([.F387]/1000000)*(1000/[.B387])" office:value-type="float" office:value="0.00784183333333333" calcext:value-type="float">
            <text:p>0.0078</text:p>
          </table:table-cell>
          <table:table-cell table:formula="of:=[.C387]*2" office:value-type="float" office:value="3189.19686" calcext:value-type="float">
            <text:p>3189.1968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597.34595" calcext:value-type="float">
            <text:p>1597.34595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0048217" calcext:value-type="float">
            <text:p>4.82E-03</text:p>
          </table:table-cell>
          <table:table-cell office:value-type="float" office:value="4714.8" calcext:value-type="float">
            <text:p>4.71E+03</text:p>
          </table:table-cell>
          <table:table-cell office:value-type="float" office:value="0.2719" calcext:value-type="float">
            <text:p>0.2719</text:p>
          </table:table-cell>
          <table:table-cell office:value-type="float" office:value="2.38" calcext:value-type="float">
            <text:p>2.38</text:p>
          </table:table-cell>
          <table:table-cell table:formula="of:=[.G388]*((1000/[.B388])-[.H388])" office:value-type="float" office:value="0.032628" calcext:value-type="float">
            <text:p>0.03</text:p>
          </table:table-cell>
          <table:table-cell table:formula="of:=([.F388]/1000000)*(1000/[.B388])" office:value-type="float" office:value="0.011787" calcext:value-type="float">
            <text:p>0.0118</text:p>
          </table:table-cell>
          <table:table-cell table:formula="of:=[.C388]*2" office:value-type="float" office:value="3194.6919" calcext:value-type="float">
            <text:p>3194.691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  <table:table-cell office:value-type="float" office:value="1652.296352" calcext:value-type="float">
            <text:p>1652.296352</text:p>
          </table:table-cell>
          <table:table-cell office:value-type="float" office:value="1.328" calcext:value-type="float">
            <text:p>1.328</text:p>
          </table:table-cell>
          <table:table-cell office:value-type="float" office:value="0.023058" calcext:value-type="float">
            <text:p>2.31E-02</text:p>
          </table:table-cell>
          <table:table-cell office:value-type="float" office:value="4917.9" calcext:value-type="float">
            <text:p>4.92E+03</text:p>
          </table:table-cell>
          <table:table-cell office:value-type="float" office:value="1.356" calcext:value-type="float">
            <text:p>1.356</text:p>
          </table:table-cell>
          <table:table-cell office:value-type="float" office:value="0.39" calcext:value-type="float">
            <text:p>0.39</text:p>
          </table:table-cell>
          <table:table-cell table:formula="of:=[.G389]*((1000/[.B389])-[.H389])" office:value-type="float" office:value="0.14916" calcext:value-type="float">
            <text:p>0.15</text:p>
          </table:table-cell>
          <table:table-cell table:formula="of:=([.F389]/1000000)*(1000/[.B389])" office:value-type="float" office:value="0.00245895" calcext:value-type="float">
            <text:p>0.0025</text:p>
          </table:table-cell>
          <table:table-cell table:formula="of:=[.C389]*2" office:value-type="float" office:value="3304.592704" calcext:value-type="float">
            <text:p>3304.59270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00" calcext:value-type="float">
            <text:p>1800</text:p>
          </table:table-cell>
          <table:table-cell office:value-type="float" office:value="1652.296352" calcext:value-type="float">
            <text:p>1652.296352</text:p>
          </table:table-cell>
          <table:table-cell office:value-type="float" office:value="1.197" calcext:value-type="float">
            <text:p>1.197</text:p>
          </table:table-cell>
          <table:table-cell office:value-type="float" office:value="0.020977" calcext:value-type="float">
            <text:p>2.10E-02</text:p>
          </table:table-cell>
          <table:table-cell office:value-type="float" office:value="4917.8" calcext:value-type="float">
            <text:p>4.92E+03</text:p>
          </table:table-cell>
          <table:table-cell office:value-type="float" office:value="1.2229" calcext:value-type="float">
            <text:p>1.2229</text:p>
          </table:table-cell>
          <table:table-cell office:value-type="float" office:value="0.44" calcext:value-type="float">
            <text:p>0.44</text:p>
          </table:table-cell>
          <table:table-cell table:formula="of:=[.G390]*((1000/[.B390])-[.H390])" office:value-type="float" office:value="0.141312888888889" calcext:value-type="float">
            <text:p>0.14</text:p>
          </table:table-cell>
          <table:table-cell table:formula="of:=([.F390]/1000000)*(1000/[.B390])" office:value-type="float" office:value="0.00273211111111111" calcext:value-type="float">
            <text:p>0.0027</text:p>
          </table:table-cell>
          <table:table-cell table:formula="of:=[.C390]*2" office:value-type="float" office:value="3304.592704" calcext:value-type="float">
            <text:p>3304.59270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00" calcext:value-type="float">
            <text:p>1600</text:p>
          </table:table-cell>
          <table:table-cell office:value-type="float" office:value="1652.296352" calcext:value-type="float">
            <text:p>1652.296352</text:p>
          </table:table-cell>
          <table:table-cell office:value-type="float" office:value="1.063" calcext:value-type="float">
            <text:p>1.063</text:p>
          </table:table-cell>
          <table:table-cell office:value-type="float" office:value="0.018513" calcext:value-type="float">
            <text:p>1.85E-02</text:p>
          </table:table-cell>
          <table:table-cell office:value-type="float" office:value="4917.5" calcext:value-type="float">
            <text:p>4.92E+03</text:p>
          </table:table-cell>
          <table:table-cell office:value-type="float" office:value="1.0864" calcext:value-type="float">
            <text:p>1.0864</text:p>
          </table:table-cell>
          <table:table-cell office:value-type="float" office:value="0.51" calcext:value-type="float">
            <text:p>0.51</text:p>
          </table:table-cell>
          <table:table-cell table:formula="of:=[.G391]*((1000/[.B391])-[.H391])" office:value-type="float" office:value="0.124936" calcext:value-type="float">
            <text:p>0.12</text:p>
          </table:table-cell>
          <table:table-cell table:formula="of:=([.F391]/1000000)*(1000/[.B391])" office:value-type="float" office:value="0.0030734375" calcext:value-type="float">
            <text:p>0.0031</text:p>
          </table:table-cell>
          <table:table-cell table:formula="of:=[.C391]*2" office:value-type="float" office:value="3304.592704" calcext:value-type="float">
            <text:p>3304.59270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00" calcext:value-type="float">
            <text:p>1400</text:p>
          </table:table-cell>
          <table:table-cell office:value-type="float" office:value="1652.296352" calcext:value-type="float">
            <text:p>1652.296352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016177" calcext:value-type="float">
            <text:p>1.62E-02</text:p>
          </table:table-cell>
          <table:table-cell office:value-type="float" office:value="4916.7" calcext:value-type="float">
            <text:p>4.92E+03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6" calcext:value-type="float">
            <text:p>0.6</text:p>
          </table:table-cell>
          <table:table-cell table:formula="of:=[.G392]*((1000/[.B392])-[.H392])" office:value-type="float" office:value="0.108708571428571" calcext:value-type="float">
            <text:p>0.11</text:p>
          </table:table-cell>
          <table:table-cell table:formula="of:=([.F392]/1000000)*(1000/[.B392])" office:value-type="float" office:value="0.00351192857142857" calcext:value-type="float">
            <text:p>0.0035</text:p>
          </table:table-cell>
          <table:table-cell table:formula="of:=[.C392]*2" office:value-type="float" office:value="3304.592704" calcext:value-type="float">
            <text:p>3304.59270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0" calcext:value-type="float">
            <text:p>1200</text:p>
          </table:table-cell>
          <table:table-cell office:value-type="float" office:value="1652.296352" calcext:value-type="float">
            <text:p>1652.29635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013869" calcext:value-type="float">
            <text:p>1.39E-02</text:p>
          </table:table-cell>
          <table:table-cell office:value-type="float" office:value="4917.3" calcext:value-type="float">
            <text:p>4.92E+03</text:p>
          </table:table-cell>
          <table:table-cell office:value-type="float" office:value="0.816" calcext:value-type="float">
            <text:p>0.816</text:p>
          </table:table-cell>
          <table:table-cell office:value-type="float" office:value="0.72" calcext:value-type="float">
            <text:p>0.72</text:p>
          </table:table-cell>
          <table:table-cell table:formula="of:=[.G393]*((1000/[.B393])-[.H393])" office:value-type="float" office:value="0.09248" calcext:value-type="float">
            <text:p>0.09</text:p>
          </table:table-cell>
          <table:table-cell table:formula="of:=([.F393]/1000000)*(1000/[.B393])" office:value-type="float" office:value="0.00409775" calcext:value-type="float">
            <text:p>0.0041</text:p>
          </table:table-cell>
          <table:table-cell table:formula="of:=[.C393]*2" office:value-type="float" office:value="3304.592704" calcext:value-type="float">
            <text:p>3304.59270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1652.296352" calcext:value-type="float">
            <text:p>1652.296352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011557" calcext:value-type="float">
            <text:p>1.16E-02</text:p>
          </table:table-cell>
          <table:table-cell office:value-type="float" office:value="4917.3" calcext:value-type="float">
            <text:p>4.92E+03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89" calcext:value-type="float">
            <text:p>0.89</text:p>
          </table:table-cell>
          <table:table-cell table:formula="of:=[.G394]*((1000/[.B394])-[.H394])" office:value-type="float" office:value="0.074888" calcext:value-type="float">
            <text:p>0.07</text:p>
          </table:table-cell>
          <table:table-cell table:formula="of:=([.F394]/1000000)*(1000/[.B394])" office:value-type="float" office:value="0.0049173" calcext:value-type="float">
            <text:p>0.0049</text:p>
          </table:table-cell>
          <table:table-cell table:formula="of:=[.C394]*2" office:value-type="float" office:value="3304.592704" calcext:value-type="float">
            <text:p>3304.59270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0" calcext:value-type="float">
            <text:p>800</text:p>
          </table:table-cell>
          <table:table-cell office:value-type="float" office:value="1652.296352" calcext:value-type="float">
            <text:p>1652.296352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0092459" calcext:value-type="float">
            <text:p>9.25E-03</text:p>
          </table:table-cell>
          <table:table-cell office:value-type="float" office:value="4917.3" calcext:value-type="float">
            <text:p>4.92E+03</text:p>
          </table:table-cell>
          <table:table-cell office:value-type="float" office:value="0.5457" calcext:value-type="float">
            <text:p>0.5457</text:p>
          </table:table-cell>
          <table:table-cell office:value-type="float" office:value="1.14" calcext:value-type="float">
            <text:p>1.14</text:p>
          </table:table-cell>
          <table:table-cell table:formula="of:=[.G395]*((1000/[.B395])-[.H395])" office:value-type="float" office:value="0.0600270000000001" calcext:value-type="float">
            <text:p>0.06</text:p>
          </table:table-cell>
          <table:table-cell table:formula="of:=([.F395]/1000000)*(1000/[.B395])" office:value-type="float" office:value="0.006146625" calcext:value-type="float">
            <text:p>0.0061</text:p>
          </table:table-cell>
          <table:table-cell table:formula="of:=[.C395]*2" office:value-type="float" office:value="3304.592704" calcext:value-type="float">
            <text:p>3304.59270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1652.296352" calcext:value-type="float">
            <text:p>1652.296352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0069344" calcext:value-type="float">
            <text:p>6.93E-03</text:p>
          </table:table-cell>
          <table:table-cell office:value-type="float" office:value="4917.3" calcext:value-type="float">
            <text:p>4.92E+03</text:p>
          </table:table-cell>
          <table:table-cell office:value-type="float" office:value="0.4105" calcext:value-type="float">
            <text:p>0.4105</text:p>
          </table:table-cell>
          <table:table-cell office:value-type="float" office:value="1.55" calcext:value-type="float">
            <text:p>1.55</text:p>
          </table:table-cell>
          <table:table-cell table:formula="of:=[.G396]*((1000/[.B396])-[.H396])" office:value-type="float" office:value="0.0478916666666667" calcext:value-type="float">
            <text:p>0.05</text:p>
          </table:table-cell>
          <table:table-cell table:formula="of:=([.F396]/1000000)*(1000/[.B396])" office:value-type="float" office:value="0.0081955" calcext:value-type="float">
            <text:p>0.0082</text:p>
          </table:table-cell>
          <table:table-cell table:formula="of:=[.C396]*2" office:value-type="float" office:value="3304.592704" calcext:value-type="float">
            <text:p>3304.59270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  <table:table-cell office:value-type="float" office:value="1655.717791" calcext:value-type="float">
            <text:p>1655.717791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0045522" calcext:value-type="float">
            <text:p>4.55E-03</text:p>
          </table:table-cell>
          <table:table-cell office:value-type="float" office:value="4926.1" calcext:value-type="float">
            <text:p>4.93E+03</text:p>
          </table:table-cell>
          <table:table-cell office:value-type="float" office:value="0.2758" calcext:value-type="float">
            <text:p>0.2758</text:p>
          </table:table-cell>
          <table:table-cell office:value-type="float" office:value="2.39" calcext:value-type="float">
            <text:p>2.39</text:p>
          </table:table-cell>
          <table:table-cell table:formula="of:=[.G397]*((1000/[.B397])-[.H397])" office:value-type="float" office:value="0.030338" calcext:value-type="float">
            <text:p>0.03</text:p>
          </table:table-cell>
          <table:table-cell table:formula="of:=([.F397]/1000000)*(1000/[.B397])" office:value-type="float" office:value="0.01231525" calcext:value-type="float">
            <text:p>0.0123</text:p>
          </table:table-cell>
          <table:table-cell table:formula="of:=[.C397]*2" office:value-type="float" office:value="3311.435582" calcext:value-type="float">
            <text:p>3311.43558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office:value-type="float" office:value="1744.675232" calcext:value-type="float">
            <text:p>1744.675232</text:p>
          </table:table-cell>
          <table:table-cell office:value-type="float" office:value="1.3861" calcext:value-type="float">
            <text:p>1.3861</text:p>
          </table:table-cell>
          <table:table-cell office:value-type="float" office:value="0.027417" calcext:value-type="float">
            <text:p>2.74E-02</text:p>
          </table:table-cell>
          <table:table-cell office:value-type="float" office:value="5195.8" calcext:value-type="float">
            <text:p>5.20E+03</text:p>
          </table:table-cell>
          <table:table-cell office:value-type="float" office:value="1.4187" calcext:value-type="float">
            <text:p>1.4187</text:p>
          </table:table-cell>
          <table:table-cell office:value-type="float" office:value="0.39" calcext:value-type="float">
            <text:p>0.39</text:p>
          </table:table-cell>
          <table:table-cell table:formula="of:=[.G398]*((1000/[.B398])-[.H398])" office:value-type="float" office:value="0.156057" calcext:value-type="float">
            <text:p>0.16</text:p>
          </table:table-cell>
          <table:table-cell table:formula="of:=([.F398]/1000000)*(1000/[.B398])" office:value-type="float" office:value="0.0025979" calcext:value-type="float">
            <text:p>0.0026</text:p>
          </table:table-cell>
          <table:table-cell table:formula="of:=[.C398]*2" office:value-type="float" office:value="3489.350464" calcext:value-type="float">
            <text:p>3489.35046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00" calcext:value-type="float">
            <text:p>1800</text:p>
          </table:table-cell>
          <table:table-cell office:value-type="float" office:value="1744.416032" calcext:value-type="float">
            <text:p>1744.416032</text:p>
          </table:table-cell>
          <table:table-cell office:value-type="float" office:value="1.2431" calcext:value-type="float">
            <text:p>1.2431</text:p>
          </table:table-cell>
          <table:table-cell office:value-type="float" office:value="0.023942" calcext:value-type="float">
            <text:p>2.39E-02</text:p>
          </table:table-cell>
          <table:table-cell office:value-type="float" office:value="5167.1" calcext:value-type="float">
            <text:p>5.17E+03</text:p>
          </table:table-cell>
          <table:table-cell office:value-type="float" office:value="1.2722" calcext:value-type="float">
            <text:p>1.2722</text:p>
          </table:table-cell>
          <table:table-cell office:value-type="float" office:value="0.44" calcext:value-type="float">
            <text:p>0.44</text:p>
          </table:table-cell>
          <table:table-cell table:formula="of:=[.G399]*((1000/[.B399])-[.H399])" office:value-type="float" office:value="0.147009777777778" calcext:value-type="float">
            <text:p>0.15</text:p>
          </table:table-cell>
          <table:table-cell table:formula="of:=([.F399]/1000000)*(1000/[.B399])" office:value-type="float" office:value="0.00287061111111111" calcext:value-type="float">
            <text:p>0.0029</text:p>
          </table:table-cell>
          <table:table-cell table:formula="of:=[.C399]*2" office:value-type="float" office:value="3488.832064" calcext:value-type="float">
            <text:p>3488.83206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00" calcext:value-type="float">
            <text:p>1600</text:p>
          </table:table-cell>
          <table:table-cell office:value-type="float" office:value="1744.416032" calcext:value-type="float">
            <text:p>1744.416032</text:p>
          </table:table-cell>
          <table:table-cell office:value-type="float" office:value="1.1045" calcext:value-type="float">
            <text:p>1.1045</text:p>
          </table:table-cell>
          <table:table-cell office:value-type="float" office:value="0.021291" calcext:value-type="float">
            <text:p>2.13E-02</text:p>
          </table:table-cell>
          <table:table-cell office:value-type="float" office:value="5175.8" calcext:value-type="float">
            <text:p>5.18E+03</text:p>
          </table:table-cell>
          <table:table-cell office:value-type="float" office:value="1.1309" calcext:value-type="float">
            <text:p>1.1309</text:p>
          </table:table-cell>
          <table:table-cell office:value-type="float" office:value="0.51" calcext:value-type="float">
            <text:p>0.51</text:p>
          </table:table-cell>
          <table:table-cell table:formula="of:=[.G400]*((1000/[.B400])-[.H400])" office:value-type="float" office:value="0.1300535" calcext:value-type="float">
            <text:p>0.13</text:p>
          </table:table-cell>
          <table:table-cell table:formula="of:=([.F400]/1000000)*(1000/[.B400])" office:value-type="float" office:value="0.003234875" calcext:value-type="float">
            <text:p>0.0032</text:p>
          </table:table-cell>
          <table:table-cell table:formula="of:=[.C400]*2" office:value-type="float" office:value="3488.832064" calcext:value-type="float">
            <text:p>3488.83206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00" calcext:value-type="float">
            <text:p>1400</text:p>
          </table:table-cell>
          <table:table-cell office:value-type="float" office:value="1744.416032" calcext:value-type="float">
            <text:p>1744.416032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01863" calcext:value-type="float">
            <text:p>1.86E-02</text:p>
          </table:table-cell>
          <table:table-cell office:value-type="float" office:value="5176" calcext:value-type="float">
            <text:p>5.18E+03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6" calcext:value-type="float">
            <text:p>0.6</text:p>
          </table:table-cell>
          <table:table-cell table:formula="of:=[.G401]*((1000/[.B401])-[.H401])" office:value-type="float" office:value="0.113165714285714" calcext:value-type="float">
            <text:p>0.11</text:p>
          </table:table-cell>
          <table:table-cell table:formula="of:=([.F401]/1000000)*(1000/[.B401])" office:value-type="float" office:value="0.00369714285714286" calcext:value-type="float">
            <text:p>0.0037</text:p>
          </table:table-cell>
          <table:table-cell table:formula="of:=[.C401]*2" office:value-type="float" office:value="3488.832064" calcext:value-type="float">
            <text:p>3488.83206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00" calcext:value-type="float">
            <text:p>1200</text:p>
          </table:table-cell>
          <table:table-cell office:value-type="float" office:value="1744.675232" calcext:value-type="float">
            <text:p>1744.675232</text:p>
          </table:table-cell>
          <table:table-cell office:value-type="float" office:value="0.8239" calcext:value-type="float">
            <text:p>0.8239</text:p>
          </table:table-cell>
          <table:table-cell office:value-type="float" office:value="0.015724" calcext:value-type="float">
            <text:p>1.57E-02</text:p>
          </table:table-cell>
          <table:table-cell office:value-type="float" office:value="5165.4" calcext:value-type="float">
            <text:p>5.17E+03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72" calcext:value-type="float">
            <text:p>0.72</text:p>
          </table:table-cell>
          <table:table-cell table:formula="of:=[.G402]*((1000/[.B402])-[.H402])" office:value-type="float" office:value="0.0957326666666667" calcext:value-type="float">
            <text:p>0.10</text:p>
          </table:table-cell>
          <table:table-cell table:formula="of:=([.F402]/1000000)*(1000/[.B402])" office:value-type="float" office:value="0.0043045" calcext:value-type="float">
            <text:p>0.0043</text:p>
          </table:table-cell>
          <table:table-cell table:formula="of:=[.C402]*2" office:value-type="float" office:value="3489.350464" calcext:value-type="float">
            <text:p>3489.35046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1744.416032" calcext:value-type="float">
            <text:p>1744.416032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013135" calcext:value-type="float">
            <text:p>1.31E-02</text:p>
          </table:table-cell>
          <table:table-cell office:value-type="float" office:value="5165.9" calcext:value-type="float">
            <text:p>5.17E+03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89" calcext:value-type="float">
            <text:p>0.89</text:p>
          </table:table-cell>
          <table:table-cell table:formula="of:=[.G403]*((1000/[.B403])-[.H403])" office:value-type="float" office:value="0.077539" calcext:value-type="float">
            <text:p>0.08</text:p>
          </table:table-cell>
          <table:table-cell table:formula="of:=([.F403]/1000000)*(1000/[.B403])" office:value-type="float" office:value="0.0051659" calcext:value-type="float">
            <text:p>0.0052</text:p>
          </table:table-cell>
          <table:table-cell table:formula="of:=[.C403]*2" office:value-type="float" office:value="3488.832064" calcext:value-type="float">
            <text:p>3488.83206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0" calcext:value-type="float">
            <text:p>800</text:p>
          </table:table-cell>
          <table:table-cell office:value-type="float" office:value="1744.416032" calcext:value-type="float">
            <text:p>1744.416032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010731" calcext:value-type="float">
            <text:p>1.07E-02</text:p>
          </table:table-cell>
          <table:table-cell office:value-type="float" office:value="5173.8" calcext:value-type="float">
            <text:p>5.17E+03</text:p>
          </table:table-cell>
          <table:table-cell office:value-type="float" office:value="0.5704" calcext:value-type="float">
            <text:p>0.5704</text:p>
          </table:table-cell>
          <table:table-cell office:value-type="float" office:value="1.14" calcext:value-type="float">
            <text:p>1.14</text:p>
          </table:table-cell>
          <table:table-cell table:formula="of:=[.G404]*((1000/[.B404])-[.H404])" office:value-type="float" office:value="0.0627440000000001" calcext:value-type="float">
            <text:p>0.06</text:p>
          </table:table-cell>
          <table:table-cell table:formula="of:=([.F404]/1000000)*(1000/[.B404])" office:value-type="float" office:value="0.00646725" calcext:value-type="float">
            <text:p>0.0065</text:p>
          </table:table-cell>
          <table:table-cell table:formula="of:=[.C404]*2" office:value-type="float" office:value="3488.832064" calcext:value-type="float">
            <text:p>3488.83206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0" calcext:value-type="float">
            <text:p>600</text:p>
          </table:table-cell>
          <table:table-cell office:value-type="float" office:value="1744.364192" calcext:value-type="float">
            <text:p>1744.364192</text:p>
          </table:table-cell>
          <table:table-cell office:value-type="float" office:value="0.4145" calcext:value-type="float">
            <text:p>0.4145</text:p>
          </table:table-cell>
          <table:table-cell office:value-type="float" office:value="0.0079907" calcext:value-type="float">
            <text:p>7.99E-03</text:p>
          </table:table-cell>
          <table:table-cell office:value-type="float" office:value="5167.3" calcext:value-type="float">
            <text:p>5.17E+03</text:p>
          </table:table-cell>
          <table:table-cell office:value-type="float" office:value="0.4276" calcext:value-type="float">
            <text:p>0.4276</text:p>
          </table:table-cell>
          <table:table-cell office:value-type="float" office:value="1.55" calcext:value-type="float">
            <text:p>1.55</text:p>
          </table:table-cell>
          <table:table-cell table:formula="of:=[.G405]*((1000/[.B405])-[.H405])" office:value-type="float" office:value="0.0498866666666667" calcext:value-type="float">
            <text:p>0.05</text:p>
          </table:table-cell>
          <table:table-cell table:formula="of:=([.F405]/1000000)*(1000/[.B405])" office:value-type="float" office:value="0.00861216666666667" calcext:value-type="float">
            <text:p>0.0086</text:p>
          </table:table-cell>
          <table:table-cell table:formula="of:=[.C405]*2" office:value-type="float" office:value="3488.728384" calcext:value-type="float">
            <text:p>3488.72838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0" calcext:value-type="float">
            <text:p>400</text:p>
          </table:table-cell>
          <table:table-cell office:value-type="float" office:value="1747.681952" calcext:value-type="float">
            <text:p>1747.681952</text:p>
          </table:table-cell>
          <table:table-cell office:value-type="float" office:value="0.2767" calcext:value-type="float">
            <text:p>0.2767</text:p>
          </table:table-cell>
          <table:table-cell office:value-type="float" office:value="0.0052494" calcext:value-type="float">
            <text:p>5.25E-03</text:p>
          </table:table-cell>
          <table:table-cell office:value-type="float" office:value="5161.6" calcext:value-type="float">
            <text:p>5.16E+03</text:p>
          </table:table-cell>
          <table:table-cell office:value-type="float" office:value="0.2871" calcext:value-type="float">
            <text:p>0.2871</text:p>
          </table:table-cell>
          <table:table-cell office:value-type="float" office:value="2.38" calcext:value-type="float">
            <text:p>2.38</text:p>
          </table:table-cell>
          <table:table-cell table:formula="of:=[.G406]*((1000/[.B406])-[.H406])" office:value-type="float" office:value="0.034452" calcext:value-type="float">
            <text:p>0.03</text:p>
          </table:table-cell>
          <table:table-cell table:formula="of:=([.F406]/1000000)*(1000/[.B406])" office:value-type="float" office:value="0.012904" calcext:value-type="float">
            <text:p>0.0129</text:p>
          </table:table-cell>
          <table:table-cell table:formula="of:=[.C406]*2" office:value-type="float" office:value="3495.363904" calcext:value-type="float">
            <text:p>3495.36390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0" calcext:value-type="float">
            <text:p>2000</text:p>
          </table:table-cell>
          <table:table-cell office:value-type="float" office:value="1809.31971" calcext:value-type="float">
            <text:p>1809.31971</text:p>
          </table:table-cell>
          <table:table-cell office:value-type="float" office:value="1.4386" calcext:value-type="float">
            <text:p>1.4386</text:p>
          </table:table-cell>
          <table:table-cell office:value-type="float" office:value="0.025877" calcext:value-type="float">
            <text:p>2.59E-02</text:p>
          </table:table-cell>
          <table:table-cell office:value-type="float" office:value="5429.3" calcext:value-type="float">
            <text:p>5.43E+03</text:p>
          </table:table-cell>
          <table:table-cell office:value-type="float" office:value="1.4699" calcext:value-type="float">
            <text:p>1.4699</text:p>
          </table:table-cell>
          <table:table-cell office:value-type="float" office:value="0.37" calcext:value-type="float">
            <text:p>0.37</text:p>
          </table:table-cell>
          <table:table-cell table:formula="of:=[.G407]*((1000/[.B407])-[.H407])" office:value-type="float" office:value="0.191087" calcext:value-type="float">
            <text:p>0.19</text:p>
          </table:table-cell>
          <table:table-cell table:formula="of:=([.F407]/1000000)*(1000/[.B407])" office:value-type="float" office:value="0.00271465" calcext:value-type="float">
            <text:p>0.0027</text:p>
          </table:table-cell>
          <table:table-cell table:formula="of:=[.C407]*2" office:value-type="float" office:value="3618.63942" calcext:value-type="float">
            <text:p>3618.6394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00" calcext:value-type="float">
            <text:p>1800</text:p>
          </table:table-cell>
          <table:table-cell office:value-type="float" office:value="1809.31971" calcext:value-type="float">
            <text:p>1809.31971</text:p>
          </table:table-cell>
          <table:table-cell office:value-type="float" office:value="1.2947" calcext:value-type="float">
            <text:p>1.2947</text:p>
          </table:table-cell>
          <table:table-cell office:value-type="float" office:value="0.023286" calcext:value-type="float">
            <text:p>2.33E-02</text:p>
          </table:table-cell>
          <table:table-cell office:value-type="float" office:value="5428.8" calcext:value-type="float">
            <text:p>5.43E+03</text:p>
          </table:table-cell>
          <table:table-cell office:value-type="float" office:value="1.3234" calcext:value-type="float">
            <text:p>1.3234</text:p>
          </table:table-cell>
          <table:table-cell office:value-type="float" office:value="0.43" calcext:value-type="float">
            <text:p>0.43</text:p>
          </table:table-cell>
          <table:table-cell table:formula="of:=[.G408]*((1000/[.B408])-[.H408])" office:value-type="float" office:value="0.166160222222222" calcext:value-type="float">
            <text:p>0.17</text:p>
          </table:table-cell>
          <table:table-cell table:formula="of:=([.F408]/1000000)*(1000/[.B408])" office:value-type="float" office:value="0.003016" calcext:value-type="float">
            <text:p>0.0030</text:p>
          </table:table-cell>
          <table:table-cell table:formula="of:=[.C408]*2" office:value-type="float" office:value="3618.63942" calcext:value-type="float">
            <text:p>3618.6394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00" calcext:value-type="float">
            <text:p>1600</text:p>
          </table:table-cell>
          <table:table-cell office:value-type="float" office:value="1809.47523" calcext:value-type="float">
            <text:p>1809.47523</text:p>
          </table:table-cell>
          <table:table-cell office:value-type="float" office:value="1.1507" calcext:value-type="float">
            <text:p>1.1507</text:p>
          </table:table-cell>
          <table:table-cell office:value-type="float" office:value="0.020693" calcext:value-type="float">
            <text:p>2.07E-02</text:p>
          </table:table-cell>
          <table:table-cell office:value-type="float" office:value="5429.1" calcext:value-type="float">
            <text:p>5.43E+03</text:p>
          </table:table-cell>
          <table:table-cell office:value-type="float" office:value="1.1768" calcext:value-type="float">
            <text:p>1.1768</text:p>
          </table:table-cell>
          <table:table-cell office:value-type="float" office:value="0.5" calcext:value-type="float">
            <text:p>0.5</text:p>
          </table:table-cell>
          <table:table-cell table:formula="of:=[.G409]*((1000/[.B409])-[.H409])" office:value-type="float" office:value="0.1471" calcext:value-type="float">
            <text:p>0.15</text:p>
          </table:table-cell>
          <table:table-cell table:formula="of:=([.F409]/1000000)*(1000/[.B409])" office:value-type="float" office:value="0.0033931875" calcext:value-type="float">
            <text:p>0.0034</text:p>
          </table:table-cell>
          <table:table-cell table:formula="of:=[.C409]*2" office:value-type="float" office:value="3618.95046" calcext:value-type="float">
            <text:p>3618.9504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0" calcext:value-type="float">
            <text:p>1400</text:p>
          </table:table-cell>
          <table:table-cell office:value-type="float" office:value="1809.42339" calcext:value-type="float">
            <text:p>1809.42339</text:p>
          </table:table-cell>
          <table:table-cell office:value-type="float" office:value="1.007" calcext:value-type="float">
            <text:p>1.007</text:p>
          </table:table-cell>
          <table:table-cell office:value-type="float" office:value="0.0181" calcext:value-type="float">
            <text:p>1.81E-02</text:p>
          </table:table-cell>
          <table:table-cell office:value-type="float" office:value="5427.9" calcext:value-type="float">
            <text:p>5.43E+03</text:p>
          </table:table-cell>
          <table:table-cell office:value-type="float" office:value="1.0305" calcext:value-type="float">
            <text:p>1.0305</text:p>
          </table:table-cell>
          <table:table-cell office:value-type="float" office:value="0.58" calcext:value-type="float">
            <text:p>0.58</text:p>
          </table:table-cell>
          <table:table-cell table:formula="of:=[.G410]*((1000/[.B410])-[.H410])" office:value-type="float" office:value="0.138381428571429" calcext:value-type="float">
            <text:p>0.14</text:p>
          </table:table-cell>
          <table:table-cell table:formula="of:=([.F410]/1000000)*(1000/[.B410])" office:value-type="float" office:value="0.00387707142857143" calcext:value-type="float">
            <text:p>0.0039</text:p>
          </table:table-cell>
          <table:table-cell table:formula="of:=[.C410]*2" office:value-type="float" office:value="3618.84678" calcext:value-type="float">
            <text:p>3618.8467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0" calcext:value-type="float">
            <text:p>1200</text:p>
          </table:table-cell>
          <table:table-cell office:value-type="float" office:value="1809.37155" calcext:value-type="float">
            <text:p>1809.37155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015522" calcext:value-type="float">
            <text:p>1.55E-02</text:p>
          </table:table-cell>
          <table:table-cell office:value-type="float" office:value="5428.4" calcext:value-type="float">
            <text:p>5.43E+03</text:p>
          </table:table-cell>
          <table:table-cell office:value-type="float" office:value="0.884" calcext:value-type="float">
            <text:p>0.884</text:p>
          </table:table-cell>
          <table:table-cell office:value-type="float" office:value="0.7" calcext:value-type="float">
            <text:p>0.7</text:p>
          </table:table-cell>
          <table:table-cell table:formula="of:=[.G411]*((1000/[.B411])-[.H411])" office:value-type="float" office:value="0.117866666666667" calcext:value-type="float">
            <text:p>0.12</text:p>
          </table:table-cell>
          <table:table-cell table:formula="of:=([.F411]/1000000)*(1000/[.B411])" office:value-type="float" office:value="0.00452366666666667" calcext:value-type="float">
            <text:p>0.0045</text:p>
          </table:table-cell>
          <table:table-cell table:formula="of:=[.C411]*2" office:value-type="float" office:value="3618.7431" calcext:value-type="float">
            <text:p>3618.743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1809.37155" calcext:value-type="float">
            <text:p>1809.37155</text:p>
          </table:table-cell>
          <table:table-cell office:value-type="float" office:value="0.7192" calcext:value-type="float">
            <text:p>0.7192</text:p>
          </table:table-cell>
          <table:table-cell office:value-type="float" office:value="0.012935" calcext:value-type="float">
            <text:p>1.29E-02</text:p>
          </table:table-cell>
          <table:table-cell office:value-type="float" office:value="5428.4" calcext:value-type="float">
            <text:p>5.43E+03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87" calcext:value-type="float">
            <text:p>0.87</text:p>
          </table:table-cell>
          <table:table-cell table:formula="of:=[.G412]*((1000/[.B412])-[.H412])" office:value-type="float" office:value="0.095888" calcext:value-type="float">
            <text:p>0.10</text:p>
          </table:table-cell>
          <table:table-cell table:formula="of:=([.F412]/1000000)*(1000/[.B412])" office:value-type="float" office:value="0.0054284" calcext:value-type="float">
            <text:p>0.0054</text:p>
          </table:table-cell>
          <table:table-cell table:formula="of:=[.C412]*2" office:value-type="float" office:value="3618.7431" calcext:value-type="float">
            <text:p>3618.743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float" office:value="1809.31971" calcext:value-type="float">
            <text:p>1809.31971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010345" calcext:value-type="float">
            <text:p>1.03E-02</text:p>
          </table:table-cell>
          <table:table-cell office:value-type="float" office:value="5427.8" calcext:value-type="float">
            <text:p>5.43E+03</text:p>
          </table:table-cell>
          <table:table-cell office:value-type="float" office:value="0.5912" calcext:value-type="float">
            <text:p>0.5912</text:p>
          </table:table-cell>
          <table:table-cell office:value-type="float" office:value="1.12" calcext:value-type="float">
            <text:p>1.12</text:p>
          </table:table-cell>
          <table:table-cell table:formula="of:=[.G413]*((1000/[.B413])-[.H413])" office:value-type="float" office:value="0.0768559999999999" calcext:value-type="float">
            <text:p>0.08</text:p>
          </table:table-cell>
          <table:table-cell table:formula="of:=([.F413]/1000000)*(1000/[.B413])" office:value-type="float" office:value="0.00678475" calcext:value-type="float">
            <text:p>0.0068</text:p>
          </table:table-cell>
          <table:table-cell table:formula="of:=[.C413]*2" office:value-type="float" office:value="3618.63942" calcext:value-type="float">
            <text:p>3618.6394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1809.31971" calcext:value-type="float">
            <text:p>1809.31971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0077578" calcext:value-type="float">
            <text:p>7.76E-03</text:p>
          </table:table-cell>
          <table:table-cell office:value-type="float" office:value="5427.6" calcext:value-type="float">
            <text:p>5.43E+03</text:p>
          </table:table-cell>
          <table:table-cell office:value-type="float" office:value="0.4448" calcext:value-type="float">
            <text:p>0.4448</text:p>
          </table:table-cell>
          <table:table-cell office:value-type="float" office:value="1.54" calcext:value-type="float">
            <text:p>1.54</text:p>
          </table:table-cell>
          <table:table-cell table:formula="of:=[.G414]*((1000/[.B414])-[.H414])" office:value-type="float" office:value="0.0563413333333334" calcext:value-type="float">
            <text:p>0.06</text:p>
          </table:table-cell>
          <table:table-cell table:formula="of:=([.F414]/1000000)*(1000/[.B414])" office:value-type="float" office:value="0.009046" calcext:value-type="float">
            <text:p>0.0090</text:p>
          </table:table-cell>
          <table:table-cell table:formula="of:=[.C414]*2" office:value-type="float" office:value="3618.63942" calcext:value-type="float">
            <text:p>3618.6394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0" calcext:value-type="float">
            <text:p>400</text:p>
          </table:table-cell>
          <table:table-cell office:value-type="float" office:value="1812.37827" calcext:value-type="float">
            <text:p>1812.37827</text:p>
          </table:table-cell>
          <table:table-cell office:value-type="float" office:value="0.2865" calcext:value-type="float">
            <text:p>0.2865</text:p>
          </table:table-cell>
          <table:table-cell office:value-type="float" office:value="0.0050287" calcext:value-type="float">
            <text:p>5.03E-03</text:p>
          </table:table-cell>
          <table:table-cell office:value-type="float" office:value="5427.3" calcext:value-type="float">
            <text:p>5.43E+03</text:p>
          </table:table-cell>
          <table:table-cell office:value-type="float" office:value="0.297" calcext:value-type="float">
            <text:p>0.297</text:p>
          </table:table-cell>
          <table:table-cell office:value-type="float" office:value="2.37" calcext:value-type="float">
            <text:p>2.37</text:p>
          </table:table-cell>
          <table:table-cell table:formula="of:=[.G415]*((1000/[.B415])-[.H415])" office:value-type="float" office:value="0.03861" calcext:value-type="float">
            <text:p>0.04</text:p>
          </table:table-cell>
          <table:table-cell table:formula="of:=([.F415]/1000000)*(1000/[.B415])" office:value-type="float" office:value="0.01356825" calcext:value-type="float">
            <text:p>0.0136</text:p>
          </table:table-cell>
          <table:table-cell table:formula="of:=[.C415]*2" office:value-type="float" office:value="3624.75654" calcext:value-type="float">
            <text:p>3624.7565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float" office:value="1885.680035" calcext:value-type="float">
            <text:p>1885.680035</text:p>
          </table:table-cell>
          <table:table-cell office:value-type="float" office:value="1.447" calcext:value-type="float">
            <text:p>1.447</text:p>
          </table:table-cell>
          <table:table-cell office:value-type="float" office:value="0.026635" calcext:value-type="float">
            <text:p>2.66E-02</text:p>
          </table:table-cell>
          <table:table-cell office:value-type="float" office:value="5606.5" calcext:value-type="float">
            <text:p>5.61E+03</text:p>
          </table:table-cell>
          <table:table-cell office:value-type="float" office:value="1.4792" calcext:value-type="float">
            <text:p>1.4792</text:p>
          </table:table-cell>
          <table:table-cell office:value-type="float" office:value="0.39" calcext:value-type="float">
            <text:p>0.39</text:p>
          </table:table-cell>
          <table:table-cell table:formula="of:=[.G416]*((1000/[.B416])-[.H416])" office:value-type="float" office:value="0.162712" calcext:value-type="float">
            <text:p>0.16</text:p>
          </table:table-cell>
          <table:table-cell table:formula="of:=([.F416]/1000000)*(1000/[.B416])" office:value-type="float" office:value="0.00280325" calcext:value-type="float">
            <text:p>0.0028</text:p>
          </table:table-cell>
          <table:table-cell table:formula="of:=[.C416]*2" office:value-type="float" office:value="3771.36007" calcext:value-type="float">
            <text:p>3771.3600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00" calcext:value-type="float">
            <text:p>1800</text:p>
          </table:table-cell>
          <table:table-cell office:value-type="float" office:value="1885.680035" calcext:value-type="float">
            <text:p>1885.680035</text:p>
          </table:table-cell>
          <table:table-cell office:value-type="float" office:value="1.3023" calcext:value-type="float">
            <text:p>1.3023</text:p>
          </table:table-cell>
          <table:table-cell office:value-type="float" office:value="0.023984" calcext:value-type="float">
            <text:p>2.40E-02</text:p>
          </table:table-cell>
          <table:table-cell office:value-type="float" office:value="5607.4" calcext:value-type="float">
            <text:p>5.61E+03</text:p>
          </table:table-cell>
          <table:table-cell office:value-type="float" office:value="1.3319" calcext:value-type="float">
            <text:p>1.3319</text:p>
          </table:table-cell>
          <table:table-cell office:value-type="float" office:value="0.45" calcext:value-type="float">
            <text:p>0.45</text:p>
          </table:table-cell>
          <table:table-cell table:formula="of:=[.G417]*((1000/[.B417])-[.H417])" office:value-type="float" office:value="0.140589444444444" calcext:value-type="float">
            <text:p>0.14</text:p>
          </table:table-cell>
          <table:table-cell table:formula="of:=([.F417]/1000000)*(1000/[.B417])" office:value-type="float" office:value="0.00311522222222222" calcext:value-type="float">
            <text:p>0.0031</text:p>
          </table:table-cell>
          <table:table-cell table:formula="of:=[.C417]*2" office:value-type="float" office:value="3771.36007" calcext:value-type="float">
            <text:p>3771.3600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00" calcext:value-type="float">
            <text:p>1600</text:p>
          </table:table-cell>
          <table:table-cell office:value-type="float" office:value="1885.680035" calcext:value-type="float">
            <text:p>1885.680035</text:p>
          </table:table-cell>
          <table:table-cell office:value-type="float" office:value="1.1576" calcext:value-type="float">
            <text:p>1.1576</text:p>
          </table:table-cell>
          <table:table-cell office:value-type="float" office:value="0.021319" calcext:value-type="float">
            <text:p>2.13E-02</text:p>
          </table:table-cell>
          <table:table-cell office:value-type="float" office:value="5607.4" calcext:value-type="float">
            <text:p>5.61E+03</text:p>
          </table:table-cell>
          <table:table-cell office:value-type="float" office:value="1.1846" calcext:value-type="float">
            <text:p>1.1846</text:p>
          </table:table-cell>
          <table:table-cell office:value-type="float" office:value="0.52" calcext:value-type="float">
            <text:p>0.52</text:p>
          </table:table-cell>
          <table:table-cell table:formula="of:=[.G418]*((1000/[.B418])-[.H418])" office:value-type="float" office:value="0.124383" calcext:value-type="float">
            <text:p>0.12</text:p>
          </table:table-cell>
          <table:table-cell table:formula="of:=([.F418]/1000000)*(1000/[.B418])" office:value-type="float" office:value="0.003504625" calcext:value-type="float">
            <text:p>0.0035</text:p>
          </table:table-cell>
          <table:table-cell table:formula="of:=[.C418]*2" office:value-type="float" office:value="3771.36007" calcext:value-type="float">
            <text:p>3771.3600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00" calcext:value-type="float">
            <text:p>1400</text:p>
          </table:table-cell>
          <table:table-cell office:value-type="float" office:value="1885.680035" calcext:value-type="float">
            <text:p>1885.680035</text:p>
          </table:table-cell>
          <table:table-cell office:value-type="float" office:value="1.0129" calcext:value-type="float">
            <text:p>1.0129</text:p>
          </table:table-cell>
          <table:table-cell office:value-type="float" office:value="0.018655" calcext:value-type="float">
            <text:p>1.87E-02</text:p>
          </table:table-cell>
          <table:table-cell office:value-type="float" office:value="5607.4" calcext:value-type="float">
            <text:p>5.61E+03</text:p>
          </table:table-cell>
          <table:table-cell office:value-type="float" office:value="1.0372" calcext:value-type="float">
            <text:p>1.0372</text:p>
          </table:table-cell>
          <table:table-cell office:value-type="float" office:value="0.61" calcext:value-type="float">
            <text:p>0.61</text:p>
          </table:table-cell>
          <table:table-cell table:formula="of:=[.G419]*((1000/[.B419])-[.H419])" office:value-type="float" office:value="0.108165142857143" calcext:value-type="float">
            <text:p>0.11</text:p>
          </table:table-cell>
          <table:table-cell table:formula="of:=([.F419]/1000000)*(1000/[.B419])" office:value-type="float" office:value="0.00400528571428571" calcext:value-type="float">
            <text:p>0.0040</text:p>
          </table:table-cell>
          <table:table-cell table:formula="of:=[.C419]*2" office:value-type="float" office:value="3771.36007" calcext:value-type="float">
            <text:p>3771.3600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0" calcext:value-type="float">
            <text:p>1200</text:p>
          </table:table-cell>
          <table:table-cell office:value-type="float" office:value="1885.680035" calcext:value-type="float">
            <text:p>1885.680035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01599" calcext:value-type="float">
            <text:p>1.60E-02</text:p>
          </table:table-cell>
          <table:table-cell office:value-type="float" office:value="5607.4" calcext:value-type="float">
            <text:p>5.61E+03</text:p>
          </table:table-cell>
          <table:table-cell office:value-type="float" office:value="0.8898" calcext:value-type="float">
            <text:p>0.8898</text:p>
          </table:table-cell>
          <table:table-cell office:value-type="float" office:value="0.73" calcext:value-type="float">
            <text:p>0.73</text:p>
          </table:table-cell>
          <table:table-cell table:formula="of:=[.G420]*((1000/[.B420])-[.H420])" office:value-type="float" office:value="0.0919460000000001" calcext:value-type="float">
            <text:p>0.09</text:p>
          </table:table-cell>
          <table:table-cell table:formula="of:=([.F420]/1000000)*(1000/[.B420])" office:value-type="float" office:value="0.00467283333333333" calcext:value-type="float">
            <text:p>0.0047</text:p>
          </table:table-cell>
          <table:table-cell table:formula="of:=[.C420]*2" office:value-type="float" office:value="3771.36007" calcext:value-type="float">
            <text:p>3771.3600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1885.680035" calcext:value-type="float">
            <text:p>1885.680035</text:p>
          </table:table-cell>
          <table:table-cell office:value-type="float" office:value="0.7235" calcext:value-type="float">
            <text:p>0.7235</text:p>
          </table:table-cell>
          <table:table-cell office:value-type="float" office:value="0.013325" calcext:value-type="float">
            <text:p>1.33E-02</text:p>
          </table:table-cell>
          <table:table-cell office:value-type="float" office:value="5607.4" calcext:value-type="float">
            <text:p>5.61E+03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89" calcext:value-type="float">
            <text:p>0.89</text:p>
          </table:table-cell>
          <table:table-cell table:formula="of:=[.G421]*((1000/[.B421])-[.H421])" office:value-type="float" office:value="0.081664" calcext:value-type="float">
            <text:p>0.08</text:p>
          </table:table-cell>
          <table:table-cell table:formula="of:=([.F421]/1000000)*(1000/[.B421])" office:value-type="float" office:value="0.0056074" calcext:value-type="float">
            <text:p>0.0056</text:p>
          </table:table-cell>
          <table:table-cell table:formula="of:=[.C421]*2" office:value-type="float" office:value="3771.36007" calcext:value-type="float">
            <text:p>3771.3600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1885.680035" calcext:value-type="float">
            <text:p>1885.680035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01066" calcext:value-type="float">
            <text:p>1.07E-02</text:p>
          </table:table-cell>
          <table:table-cell office:value-type="float" office:value="5607.4" calcext:value-type="float">
            <text:p>5.61E+03</text:p>
          </table:table-cell>
          <table:table-cell office:value-type="float" office:value="0.5951" calcext:value-type="float">
            <text:p>0.5951</text:p>
          </table:table-cell>
          <table:table-cell office:value-type="float" office:value="1.14" calcext:value-type="float">
            <text:p>1.14</text:p>
          </table:table-cell>
          <table:table-cell table:formula="of:=[.G422]*((1000/[.B422])-[.H422])" office:value-type="float" office:value="0.0654610000000001" calcext:value-type="float">
            <text:p>0.07</text:p>
          </table:table-cell>
          <table:table-cell table:formula="of:=([.F422]/1000000)*(1000/[.B422])" office:value-type="float" office:value="0.00700925" calcext:value-type="float">
            <text:p>0.0070</text:p>
          </table:table-cell>
          <table:table-cell table:formula="of:=[.C422]*2" office:value-type="float" office:value="3771.36007" calcext:value-type="float">
            <text:p>3771.3600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float" office:value="1889.412515" calcext:value-type="float">
            <text:p>1889.412515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0078024" calcext:value-type="float">
            <text:p>7.80E-03</text:p>
          </table:table-cell>
          <table:table-cell office:value-type="float" office:value="5604.4" calcext:value-type="float">
            <text:p>5.60E+03</text:p>
          </table:table-cell>
          <table:table-cell office:value-type="float" office:value="0.4478" calcext:value-type="float">
            <text:p>0.4478</text:p>
          </table:table-cell>
          <table:table-cell office:value-type="float" office:value="1.56" calcext:value-type="float">
            <text:p>1.56</text:p>
          </table:table-cell>
          <table:table-cell table:formula="of:=[.G423]*((1000/[.B423])-[.H423])" office:value-type="float" office:value="0.0477653333333334" calcext:value-type="float">
            <text:p>0.05</text:p>
          </table:table-cell>
          <table:table-cell table:formula="of:=([.F423]/1000000)*(1000/[.B423])" office:value-type="float" office:value="0.00934066666666667" calcext:value-type="float">
            <text:p>0.0093</text:p>
          </table:table-cell>
          <table:table-cell table:formula="of:=[.C423]*2" office:value-type="float" office:value="3778.82503" calcext:value-type="float">
            <text:p>3778.8250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office:value-type="float" office:value="1889.412515" calcext:value-type="float">
            <text:p>1889.412515</text:p>
          </table:table-cell>
          <table:table-cell office:value-type="float" office:value="0.2896" calcext:value-type="float">
            <text:p>0.2896</text:p>
          </table:table-cell>
          <table:table-cell office:value-type="float" office:value="0.0052016" calcext:value-type="float">
            <text:p>5.20E-03</text:p>
          </table:table-cell>
          <table:table-cell office:value-type="float" office:value="5604.4" calcext:value-type="float">
            <text:p>5.60E+03</text:p>
          </table:table-cell>
          <table:table-cell office:value-type="float" office:value="0.3004" calcext:value-type="float">
            <text:p>0.3004</text:p>
          </table:table-cell>
          <table:table-cell office:value-type="float" office:value="2.39" calcext:value-type="float">
            <text:p>2.39</text:p>
          </table:table-cell>
          <table:table-cell table:formula="of:=[.G424]*((1000/[.B424])-[.H424])" office:value-type="float" office:value="0.033044" calcext:value-type="float">
            <text:p>0.03</text:p>
          </table:table-cell>
          <table:table-cell table:formula="of:=([.F424]/1000000)*(1000/[.B424])" office:value-type="float" office:value="0.014011" calcext:value-type="float">
            <text:p>0.0140</text:p>
          </table:table-cell>
          <table:table-cell table:formula="of:=[.C424]*2" office:value-type="float" office:value="3778.82503" calcext:value-type="float">
            <text:p>3778.8250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1959.292836" calcext:value-type="float">
            <text:p>1959.292836</text:p>
          </table:table-cell>
          <table:table-cell office:value-type="float" office:value="1.4855" calcext:value-type="float">
            <text:p>1.4855</text:p>
          </table:table-cell>
          <table:table-cell office:value-type="float" office:value="0.027511" calcext:value-type="float">
            <text:p>2.75E-02</text:p>
          </table:table-cell>
          <table:table-cell office:value-type="float" office:value="5854.9" calcext:value-type="float">
            <text:p>5.85E+03</text:p>
          </table:table-cell>
          <table:table-cell office:value-type="float" office:value="1.5188" calcext:value-type="float">
            <text:p>1.5188</text:p>
          </table:table-cell>
          <table:table-cell office:value-type="float" office:value="0.38" calcext:value-type="float">
            <text:p>0.38</text:p>
          </table:table-cell>
          <table:table-cell table:formula="of:=[.G425]*((1000/[.B425])-[.H425])" office:value-type="float" office:value="0.182256" calcext:value-type="float">
            <text:p>0.18</text:p>
          </table:table-cell>
          <table:table-cell table:formula="of:=([.F425]/1000000)*(1000/[.B425])" office:value-type="float" office:value="0.00292745" calcext:value-type="float">
            <text:p>0.0029</text:p>
          </table:table-cell>
          <table:table-cell table:formula="of:=[.C425]*2" office:value-type="float" office:value="3918.585672" calcext:value-type="float">
            <text:p>3918.58567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00" calcext:value-type="float">
            <text:p>1800</text:p>
          </table:table-cell>
          <table:table-cell office:value-type="float" office:value="1959.137316" calcext:value-type="float">
            <text:p>1959.137316</text:p>
          </table:table-cell>
          <table:table-cell office:value-type="float" office:value="1.3302" calcext:value-type="float">
            <text:p>1.3302</text:p>
          </table:table-cell>
          <table:table-cell office:value-type="float" office:value="0.0243" calcext:value-type="float">
            <text:p>2.43E-02</text:p>
          </table:table-cell>
          <table:table-cell office:value-type="float" office:value="5821.9" calcext:value-type="float">
            <text:p>5.82E+03</text:p>
          </table:table-cell>
          <table:table-cell office:value-type="float" office:value="1.3603" calcext:value-type="float">
            <text:p>1.3603</text:p>
          </table:table-cell>
          <table:table-cell office:value-type="float" office:value="0.44" calcext:value-type="float">
            <text:p>0.44</text:p>
          </table:table-cell>
          <table:table-cell table:formula="of:=[.G426]*((1000/[.B426])-[.H426])" office:value-type="float" office:value="0.157190222222222" calcext:value-type="float">
            <text:p>0.16</text:p>
          </table:table-cell>
          <table:table-cell table:formula="of:=([.F426]/1000000)*(1000/[.B426])" office:value-type="float" office:value="0.00323438888888889" calcext:value-type="float">
            <text:p>0.0032</text:p>
          </table:table-cell>
          <table:table-cell table:formula="of:=[.C426]*2" office:value-type="float" office:value="3918.274632" calcext:value-type="float">
            <text:p>3918.27463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00" calcext:value-type="float">
            <text:p>1600</text:p>
          </table:table-cell>
          <table:table-cell office:value-type="float" office:value="1959.033636" calcext:value-type="float">
            <text:p>1959.033636</text:p>
          </table:table-cell>
          <table:table-cell office:value-type="float" office:value="1.1867" calcext:value-type="float">
            <text:p>1.1867</text:p>
          </table:table-cell>
          <table:table-cell office:value-type="float" office:value="0.021823" calcext:value-type="float">
            <text:p>2.18E-02</text:p>
          </table:table-cell>
          <table:table-cell office:value-type="float" office:value="5824.7" calcext:value-type="float">
            <text:p>5.82E+03</text:p>
          </table:table-cell>
          <table:table-cell office:value-type="float" office:value="1.2143" calcext:value-type="float">
            <text:p>1.2143</text:p>
          </table:table-cell>
          <table:table-cell office:value-type="float" office:value="0.51" calcext:value-type="float">
            <text:p>0.51</text:p>
          </table:table-cell>
          <table:table-cell table:formula="of:=[.G427]*((1000/[.B427])-[.H427])" office:value-type="float" office:value="0.1396445" calcext:value-type="float">
            <text:p>0.14</text:p>
          </table:table-cell>
          <table:table-cell table:formula="of:=([.F427]/1000000)*(1000/[.B427])" office:value-type="float" office:value="0.0036404375" calcext:value-type="float">
            <text:p>0.0036</text:p>
          </table:table-cell>
          <table:table-cell table:formula="of:=[.C427]*2" office:value-type="float" office:value="3918.067272" calcext:value-type="float">
            <text:p>3918.06727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00" calcext:value-type="float">
            <text:p>1400</text:p>
          </table:table-cell>
          <table:table-cell office:value-type="float" office:value="1959.033636" calcext:value-type="float">
            <text:p>1959.033636</text:p>
          </table:table-cell>
          <table:table-cell office:value-type="float" office:value="1.0383" calcext:value-type="float">
            <text:p>1.0383</text:p>
          </table:table-cell>
          <table:table-cell office:value-type="float" office:value="0.019095" calcext:value-type="float">
            <text:p>1.91E-02</text:p>
          </table:table-cell>
          <table:table-cell office:value-type="float" office:value="5824.7" calcext:value-type="float">
            <text:p>5.82E+03</text:p>
          </table:table-cell>
          <table:table-cell office:value-type="float" office:value="1.0633" calcext:value-type="float">
            <text:p>1.0633</text:p>
          </table:table-cell>
          <table:table-cell office:value-type="float" office:value="0.6" calcext:value-type="float">
            <text:p>0.6</text:p>
          </table:table-cell>
          <table:table-cell table:formula="of:=[.G428]*((1000/[.B428])-[.H428])" office:value-type="float" office:value="0.12152" calcext:value-type="float">
            <text:p>0.12</text:p>
          </table:table-cell>
          <table:table-cell table:formula="of:=([.F428]/1000000)*(1000/[.B428])" office:value-type="float" office:value="0.0041605" calcext:value-type="float">
            <text:p>0.0042</text:p>
          </table:table-cell>
          <table:table-cell table:formula="of:=[.C428]*2" office:value-type="float" office:value="3918.067272" calcext:value-type="float">
            <text:p>3918.06727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0" calcext:value-type="float">
            <text:p>1200</text:p>
          </table:table-cell>
          <table:table-cell office:value-type="float" office:value="1959.033636" calcext:value-type="float">
            <text:p>1959.033636</text:p>
          </table:table-cell>
          <table:table-cell office:value-type="float" office:value="0.89" calcext:value-type="float">
            <text:p>0.89</text:p>
          </table:table-cell>
          <table:table-cell office:value-type="float" office:value="0.016367" calcext:value-type="float">
            <text:p>1.64E-02</text:p>
          </table:table-cell>
          <table:table-cell office:value-type="float" office:value="5824.7" calcext:value-type="float">
            <text:p>5.82E+03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72" calcext:value-type="float">
            <text:p>0.72</text:p>
          </table:table-cell>
          <table:table-cell table:formula="of:=[.G429]*((1000/[.B429])-[.H429])" office:value-type="float" office:value="0.103382666666667" calcext:value-type="float">
            <text:p>0.10</text:p>
          </table:table-cell>
          <table:table-cell table:formula="of:=([.F429]/1000000)*(1000/[.B429])" office:value-type="float" office:value="0.00485391666666667" calcext:value-type="float">
            <text:p>0.0049</text:p>
          </table:table-cell>
          <table:table-cell table:formula="of:=[.C429]*2" office:value-type="float" office:value="3918.067272" calcext:value-type="float">
            <text:p>3918.06727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1959.033636" calcext:value-type="float">
            <text:p>1959.033636</text:p>
          </table:table-cell>
          <table:table-cell office:value-type="float" office:value="0.7417" calcext:value-type="float">
            <text:p>0.7417</text:p>
          </table:table-cell>
          <table:table-cell office:value-type="float" office:value="0.013639" calcext:value-type="float">
            <text:p>1.36E-02</text:p>
          </table:table-cell>
          <table:table-cell office:value-type="float" office:value="5825" calcext:value-type="float">
            <text:p>5.83E+03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88" calcext:value-type="float">
            <text:p>0.88</text:p>
          </table:table-cell>
          <table:table-cell table:formula="of:=[.G430]*((1000/[.B430])-[.H430])" office:value-type="float" office:value="0.091332" calcext:value-type="float">
            <text:p>0.09</text:p>
          </table:table-cell>
          <table:table-cell table:formula="of:=([.F430]/1000000)*(1000/[.B430])" office:value-type="float" office:value="0.005825" calcext:value-type="float">
            <text:p>0.0058</text:p>
          </table:table-cell>
          <table:table-cell table:formula="of:=[.C430]*2" office:value-type="float" office:value="3918.067272" calcext:value-type="float">
            <text:p>3918.06727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  <table:table-cell office:value-type="float" office:value="1959.033636" calcext:value-type="float">
            <text:p>1959.033636</text:p>
          </table:table-cell>
          <table:table-cell office:value-type="float" office:value="0.5933" calcext:value-type="float">
            <text:p>0.5933</text:p>
          </table:table-cell>
          <table:table-cell office:value-type="float" office:value="0.010911" calcext:value-type="float">
            <text:p>1.09E-02</text:p>
          </table:table-cell>
          <table:table-cell office:value-type="float" office:value="5824.7" calcext:value-type="float">
            <text:p>5.82E+03</text:p>
          </table:table-cell>
          <table:table-cell office:value-type="float" office:value="0.6101" calcext:value-type="float">
            <text:p>0.6101</text:p>
          </table:table-cell>
          <table:table-cell office:value-type="float" office:value="1.13" calcext:value-type="float">
            <text:p>1.13</text:p>
          </table:table-cell>
          <table:table-cell table:formula="of:=[.G431]*((1000/[.B431])-[.H431])" office:value-type="float" office:value="0.0732120000000001" calcext:value-type="float">
            <text:p>0.07</text:p>
          </table:table-cell>
          <table:table-cell table:formula="of:=([.F431]/1000000)*(1000/[.B431])" office:value-type="float" office:value="0.007280875" calcext:value-type="float">
            <text:p>0.0073</text:p>
          </table:table-cell>
          <table:table-cell table:formula="of:=[.C431]*2" office:value-type="float" office:value="3918.067272" calcext:value-type="float">
            <text:p>3918.06727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0" calcext:value-type="float">
            <text:p>600</text:p>
          </table:table-cell>
          <table:table-cell office:value-type="float" office:value="1959.033636" calcext:value-type="float">
            <text:p>1959.033636</text:p>
          </table:table-cell>
          <table:table-cell office:value-type="float" office:value="0.445" calcext:value-type="float">
            <text:p>0.445</text:p>
          </table:table-cell>
          <table:table-cell office:value-type="float" office:value="0.0081804" calcext:value-type="float">
            <text:p>8.18E-03</text:p>
          </table:table-cell>
          <table:table-cell office:value-type="float" office:value="5824.1" calcext:value-type="float">
            <text:p>5.82E+03</text:p>
          </table:table-cell>
          <table:table-cell office:value-type="float" office:value="0.459" calcext:value-type="float">
            <text:p>0.459</text:p>
          </table:table-cell>
          <table:table-cell office:value-type="float" office:value="1.55" calcext:value-type="float">
            <text:p>1.55</text:p>
          </table:table-cell>
          <table:table-cell table:formula="of:=[.G432]*((1000/[.B432])-[.H432])" office:value-type="float" office:value="0.05355" calcext:value-type="float">
            <text:p>0.05</text:p>
          </table:table-cell>
          <table:table-cell table:formula="of:=([.F432]/1000000)*(1000/[.B432])" office:value-type="float" office:value="0.00970683333333333" calcext:value-type="float">
            <text:p>0.0097</text:p>
          </table:table-cell>
          <table:table-cell table:formula="of:=[.C432]*2" office:value-type="float" office:value="3918.067272" calcext:value-type="float">
            <text:p>3918.06727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1962.455076" calcext:value-type="float">
            <text:p>1962.455076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0053828" calcext:value-type="float">
            <text:p>5.38E-03</text:p>
          </table:table-cell>
          <table:table-cell office:value-type="float" office:value="5832.3" calcext:value-type="float">
            <text:p>5.83E+03</text:p>
          </table:table-cell>
          <table:table-cell office:value-type="float" office:value="0.3085" calcext:value-type="float">
            <text:p>0.3085</text:p>
          </table:table-cell>
          <table:table-cell office:value-type="float" office:value="2.38" calcext:value-type="float">
            <text:p>2.38</text:p>
          </table:table-cell>
          <table:table-cell table:formula="of:=[.G433]*((1000/[.B433])-[.H433])" office:value-type="float" office:value="0.03702" calcext:value-type="float">
            <text:p>0.04</text:p>
          </table:table-cell>
          <table:table-cell table:formula="of:=([.F433]/1000000)*(1000/[.B433])" office:value-type="float" office:value="0.01458075" calcext:value-type="float">
            <text:p>0.0146</text:p>
          </table:table-cell>
          <table:table-cell table:formula="of:=[.C433]*2" office:value-type="float" office:value="3924.910152" calcext:value-type="float">
            <text:p>3924.91015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RAM_L2" table:style-name="ta1">
        <table:table-column table:style-name="co12" table:number-columns-repeated="5" table:default-cell-style-name="Default"/>
        <table:table-column table:style-name="co12" table:default-cell-style-name="ce5"/>
        <table:table-column table:style-name="co27" table:default-cell-style-name="ce5"/>
        <table:table-column table:style-name="co28" table:default-cell-style-name="ce5"/>
        <table:table-column table:style-name="co12" table:number-columns-repeated="3" table:default-cell-style-name="ce5"/>
        <table:table-column table:style-name="co16" table:default-cell-style-name="ce5"/>
        <table:table-column table:style-name="co29" table:default-cell-style-name="ce5"/>
        <table:table-column table:style-name="co6" table:default-cell-style-name="ce5"/>
        <table:table-column table:style-name="co30" table:default-cell-style-name="ce5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number-columns-repeated="2" table:default-cell-style-name="Default"/>
        <table:table-row table:style-name="ro1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word</text:p>
          </table:table-cell>
          <table:table-cell table:style-name="ce8" office:value-type="string" calcext:value-type="string">
            <text:p>io</text:p>
          </table:table-cell>
          <table:table-cell table:style-name="ce8" office:value-type="string" calcext:value-type="string">
            <text:p>mux</text:p>
          </table:table-cell>
          <table:table-cell table:style-name="ce8" office:value-type="string" calcext:value-type="string">
            <text:p>seg</text:p>
          </table:table-cell>
          <table:table-cell table:style-name="ce9" office:value-type="string" calcext:value-type="string">
            <text:p>area</text:p>
          </table:table-cell>
          <table:table-cell table:style-name="ce9" office:value-type="string" calcext:value-type="string">
            <text:p>access_time</text:p>
          </table:table-cell>
          <table:table-cell table:style-name="ce9" office:value-type="string" calcext:value-type="string">
            <text:p>cycle_time</text:p>
          </table:table-cell>
          <table:table-cell table:style-name="ce9" office:value-type="string" calcext:value-type="string">
            <text:p>adr_setup</text:p>
          </table:table-cell>
          <table:table-cell table:style-name="ce9" office:value-type="string" calcext:value-type="string">
            <text:p>adr_hold</text:p>
          </table:table-cell>
          <table:table-cell table:style-name="ce9" office:value-type="string" calcext:value-type="string">
            <text:p>data_setup</text:p>
          </table:table-cell>
          <table:table-cell table:style-name="ce9" office:value-type="string" calcext:value-type="string">
            <text:p>data_hold</text:p>
          </table:table-cell>
          <table:table-cell table:style-name="ce9" office:value-type="string" calcext:value-type="string">
            <text:p>readc</text:p>
          </table:table-cell>
          <table:table-cell table:style-name="ce9" office:value-type="string" calcext:value-type="string">
            <text:p>writec</text:p>
          </table:table-cell>
          <table:table-cell table:style-name="ce9" office:value-type="string" calcext:value-type="string">
            <text:p>leakage</text:p>
          </table:table-cell>
          <table:table-cell table:style-name="ce8" office:value-type="string" calcext:value-type="string">
            <text:p>leakage_slp</text:p>
          </table:table-cell>
          <table:table-cell table:style-name="ce8" office:value-type="string" calcext:value-type="string">
            <text:p>leakage_sd</text:p>
          </table:table-cell>
          <table:table-cell table:style-name="ce8" office:value-type="string" calcext:value-type="string">
            <text:p>leakage_ffg</text:p>
          </table:table-cell>
          <table:table-cell table:style-name="ce8" office:value-type="string" calcext:value-type="string">
            <text:p>periphery Vt</text:p>
          </table:table-cell>
          <table:table-cell table:style-name="ce8" office:value-type="string" calcext:value-type="string">
            <text:p>capacity</text:p>
          </table:table-cell>
        </table:table-row>
        <table:table-row table:style-name="ro1">
          <table:table-cell office:value-type="string" calcext:value-type="string">
            <text:p>spsram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9139.857" calcext:value-type="float">
            <text:p>9139.857</text:p>
          </table:table-cell>
          <table:table-cell office:value-type="float" office:value="0.418" calcext:value-type="float">
            <text:p>0.418</text:p>
          </table:table-cell>
          <table:table-cell office:value-type="float" office:value="0.657" calcext:value-type="float">
            <text:p>0.657</text:p>
          </table:table-cell>
          <table:table-cell office:value-type="float" office:value="0.127" calcext:value-type="float">
            <text:p>0.127</text:p>
          </table:table-cell>
          <table:table-cell office:value-type="float" office:value="0.06" calcext:value-type="float">
            <text:p>0.0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85" calcext:value-type="float">
            <text:p>0.085</text:p>
          </table:table-cell>
          <table:table-cell office:value-type="float" office:value="5.955" calcext:value-type="float">
            <text:p>5.955</text:p>
          </table:table-cell>
          <table:table-cell office:value-type="float" office:value="9.906" calcext:value-type="float">
            <text:p>9.906</text:p>
          </table:table-cell>
          <table:table-cell office:value-type="float" office:value="108.473" calcext:value-type="float">
            <text:p>108.473</text:p>
          </table:table-cell>
          <table:table-cell office:value-type="float" office:value="60.854" calcext:value-type="float">
            <text:p>60.854</text:p>
          </table:table-cell>
          <table:table-cell office:value-type="float" office:value="39.771" calcext:value-type="float">
            <text:p>39.771</text:p>
          </table:table-cell>
          <table:table-cell office:value-type="float" office:value="14.72" calcext:value-type="float">
            <text:p>14.72</text:p>
          </table:table-cell>
          <table:table-cell office:value-type="string" calcext:value-type="string">
            <text:p>lvt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number-rows-repeated="1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Units" table:style-name="ta1">
        <table:table-column table:style-name="co8" table:default-cell-style-name="ce10"/>
        <table:table-column table:style-name="co12" table:number-columns-repeated="13" table:default-cell-style-name="Default"/>
        <table:table-row table:style-name="ro1">
          <table:table-cell table:style-name="Default" office:value-type="string" calcext:value-type="string">
            <text:p>Item</text:p>
          </table:table-cell>
          <table:table-cell office:value-type="string" calcext:value-type="string">
            <text:p>Un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ock frequency</text:p>
          </table:table-cell>
          <table:table-cell office:value-type="string" calcext:value-type="string">
            <text:p>MHz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cell area</text:p>
          </table:table-cell>
          <table:table-cell office:value-type="string" calcext:value-type="string">
            <text:p>um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ernal power</text:p>
          </table:table-cell>
          <table:table-cell office:value-type="string" calcext:value-type="string">
            <text:p>m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itching power</text:p>
          </table:table-cell>
          <table:table-cell office:value-type="string" calcext:value-type="string">
            <text:p>m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akage power</text:p>
          </table:table-cell>
          <table:table-cell office:value-type="string" calcext:value-type="string">
            <text:p>n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ack</text:p>
          </table:table-cell>
          <table:table-cell office:value-type="string" calcext:value-type="string">
            <text:p>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ctive Energy</text:p>
          </table:table-cell>
          <table:table-cell office:value-type="string" calcext:value-type="string">
            <text:p>mW-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le Energy</text:p>
          </table:table-cell>
          <table:table-cell office:value-type="string" calcext:value-type="string">
            <text:p>MW-ns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Area with double buffer</text:p>
          </table:table-cell>
          <table:table-cell office:value-type="string" calcext:value-type="string">
            <text:p>um2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area</text:p>
          </table:table-cell>
          <table:table-cell office:value-type="string" calcext:value-type="string">
            <text:p>um2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readc</text:p>
          </table:table-cell>
          <table:table-cell office:value-type="string" calcext:value-type="string">
            <text:p>uA/MHz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writec</text:p>
          </table:table-cell>
          <table:table-cell office:value-type="string" calcext:value-type="string">
            <text:p>uA/MHz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leakage</text:p>
          </table:table-cell>
          <table:table-cell office:value-type="string" calcext:value-type="string">
            <text:p>uA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access_time</text:p>
          </table:table-cell>
          <table:table-cell office:value-type="string" calcext:value-type="string">
            <text:p>ns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cycle_time</text:p>
          </table:table-cell>
          <table:table-cell office:value-type="string" calcext:value-type="string">
            <text:p>ns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adr_setup</text:p>
          </table:table-cell>
          <table:table-cell office:value-type="string" calcext:value-type="string">
            <text:p>ns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adr_hold</text:p>
          </table:table-cell>
          <table:table-cell office:value-type="string" calcext:value-type="string">
            <text:p>ns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data_setup</text:p>
          </table:table-cell>
          <table:table-cell office:value-type="string" calcext:value-type="string">
            <text:p>ns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data_hold</text:p>
          </table:table-cell>
          <table:table-cell office:value-type="string" calcext:value-type="string">
            <text:p>ns</text:p>
          </table:table-cell>
          <table:table-cell table:number-columns-repeated="12"/>
        </table:table-row>
        <table:table-row table:style-name="ro1">
          <table:table-cell table:style-name="ce8" office:value-type="string" calcext:value-type="string">
            <text:p>leakage_slp</text:p>
          </table:table-cell>
          <table:table-cell office:value-type="string" calcext:value-type="string">
            <text:p>uA</text:p>
          </table:table-cell>
          <table:table-cell table:number-columns-repeated="12"/>
        </table:table-row>
        <table:table-row table:style-name="ro1">
          <table:table-cell table:style-name="ce8" office:value-type="string" calcext:value-type="string">
            <text:p>leakage_sd</text:p>
          </table:table-cell>
          <table:table-cell office:value-type="string" calcext:value-type="string">
            <text:p>uA</text:p>
          </table:table-cell>
          <table:table-cell table:number-columns-repeated="12"/>
        </table:table-row>
        <table:table-row table:style-name="ro1">
          <table:table-cell table:style-name="ce8" office:value-type="string" calcext:value-type="string">
            <text:p>leakage_ffg</text:p>
          </table:table-cell>
          <table:table-cell office:value-type="string" calcext:value-type="string">
            <text:p>uA</text:p>
          </table:table-cell>
          <table:table-cell table:number-columns-repeated="12"/>
        </table:table-row>
        <table:table-row table:style-name="ro1">
          <table:table-cell table:style-name="ce8" office:value-type="string" calcext:value-type="string">
            <text:p>capacity</text:p>
          </table:table-cell>
          <table:table-cell office:value-type="string" calcext:value-type="string">
            <text:p>Kbits</text:p>
          </table:table-cell>
          <table:table-cell table:number-columns-repeated="12"/>
        </table:table-row>
        <table:table-row table:style-name="ro1" table:number-rows-repeated="5">
          <table:table-cell table:style-name="Default"/>
          <table:table-cell table:number-columns-repeated="13"/>
        </table:table-row>
        <table:table-row table:style-name="ro1">
          <table:table-cell table:style-name="ce9" table:number-columns-repeated="9"/>
          <table:table-cell table:style-name="ce8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6:00:40.674475976</meta:creation-date>
    <dc:date>2019-07-19T15:09:02.628135102</dc:date>
    <meta:editing-duration>PT22H58M15S</meta:editing-duration>
    <meta:editing-cycles>7</meta:editing-cycles>
    <meta:generator>LibreOffice/6.0.7.3$Linux_X86_64 LibreOffice_project/00m0$Build-3</meta:generator>
    <meta:document-statistic meta:table-count="5" meta:cell-count="5957" meta:object-count="0"/>
  </office:meta>
</office:document-meta>
</file>